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14A000001136856485E88D25DCB.png" manifest:media-type="image/png"/>
  <manifest:file-entry manifest:full-path="Pictures/10000201000000F600000139558B645A6512EB53.png" manifest:media-type="image/png"/>
  <manifest:file-entry manifest:full-path="Pictures/10000201000004F1000002532733BE9331B26B46.png" manifest:media-type="image/png"/>
  <manifest:file-entry manifest:full-path="Pictures/100002010000027200000217A72528CF39B16F1F.png" manifest:media-type="image/png"/>
  <manifest:file-entry manifest:full-path="Pictures/100002010000015D00000104B705DB796373A773.png" manifest:media-type="image/png"/>
  <manifest:file-entry manifest:full-path="Pictures/10000201000001110000006D46319C342D2E91EA.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3" svg:font-family="Consolas"/>
    <style:font-face style:name="Consolas2" svg:font-family="Consolas, 'Courier New'"/>
    <style:font-face style:name="Consolas" svg:font-family="Consolas, 'Courier New', monospace"/>
    <style:font-face style:name="Liberation Serif1" svg:font-family="'Liberation Serif'" style:font-family-generic="roman"/>
    <style:font-face style:name="Arial3" svg:font-family="Arial" style:font-family-generic="swiss"/>
    <style:font-face style:name="Consolas4" svg:font-family="Consolas" style:font-family-generic="modern" style:font-pitch="fixed"/>
    <style:font-face style:name="Liberation Mono" svg:font-family="'Liberation Mono'" style:font-family-generic="modern" style:font-pitch="fixed"/>
    <style:font-face style:name="NSimSun2" svg:font-family="NSimSun" style:font-family-generic="modern" style:font-pitch="fixed"/>
    <style:font-face style:name="Arial1" svg:font-family="Arial" style:font-pitch="variable"/>
    <style:font-face style:name="Consolas6" svg:font-family="Consolas" style:font-pitch="variable"/>
    <style:font-face style:name="Consolas7" svg:font-family="Consolas, 'Courier New'" style:font-pitch="variable"/>
    <style:font-face style:name="Liberation Serif3" svg:font-family="'Liberation Serif'" style:font-pitch="variable"/>
    <style:font-face style:name="NSimSun1" svg:font-family="NSimSun" style:font-pitch="variable"/>
    <style:font-face style:name="Consolas5" svg:font-family="Consolas" style:font-family-generic="modern" style:font-pitch="variable"/>
    <style:font-face style:name="Liberation Serif2" svg:font-family="'Liberation Serif'" style:font-family-generic="modern" style:font-pitch="variable"/>
    <style:font-face style:name="Arial2" svg:font-family="Arial" style:font-family-generic="roman" style:font-pitch="variable"/>
    <style:font-face style:name="Consolas1"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1ece72"/>
    </style:style>
    <style:style style:name="P3" style:family="paragraph" style:parent-style-name="Text_20_body">
      <style:text-properties officeooo:paragraph-rsid="00245c22"/>
    </style:style>
    <style:style style:name="P4" style:family="paragraph" style:parent-style-name="Text_20_body">
      <style:text-properties officeooo:paragraph-rsid="00332a6a"/>
    </style:style>
    <style:style style:name="P5" style:family="paragraph" style:parent-style-name="Text_20_body">
      <style:text-properties officeooo:paragraph-rsid="00374663"/>
    </style:style>
    <style:style style:name="P6" style:family="paragraph" style:parent-style-name="Text_20_body">
      <style:text-properties officeooo:paragraph-rsid="00447a58"/>
    </style:style>
    <style:style style:name="P7" style:family="paragraph" style:parent-style-name="Text_20_body">
      <style:text-properties officeooo:paragraph-rsid="004fc806"/>
    </style:style>
    <style:style style:name="P8" style:family="paragraph" style:parent-style-name="Text_20_body">
      <style:text-properties officeooo:rsid="0046c8be" officeooo:paragraph-rsid="0046c8be"/>
    </style:style>
    <style:style style:name="P9" style:family="paragraph" style:parent-style-name="Text_20_body">
      <style:text-properties officeooo:rsid="0046c8be" officeooo:paragraph-rsid="005c3998"/>
    </style:style>
    <style:style style:name="P10" style:family="paragraph" style:parent-style-name="Text_20_body">
      <style:text-properties officeooo:paragraph-rsid="0062081e"/>
    </style:style>
    <style:style style:name="P11" style:family="paragraph" style:parent-style-name="Text_20_body">
      <style:text-properties officeooo:paragraph-rsid="0062243e"/>
    </style:style>
    <style:style style:name="P12" style:family="paragraph" style:parent-style-name="Text_20_body">
      <style:text-properties officeooo:paragraph-rsid="006633a3"/>
    </style:style>
    <style:style style:name="P13" style:family="paragraph" style:parent-style-name="Text_20_body">
      <style:text-properties officeooo:rsid="00690e08" officeooo:paragraph-rsid="006a23ff"/>
    </style:style>
    <style:style style:name="P14" style:family="paragraph" style:parent-style-name="Text_20_body">
      <style:text-properties officeooo:rsid="00622398" officeooo:paragraph-rsid="0062243e"/>
    </style:style>
    <style:style style:name="P15" style:family="paragraph" style:parent-style-name="Text_20_body">
      <style:text-properties officeooo:rsid="006a23ff" officeooo:paragraph-rsid="006a23ff"/>
    </style:style>
    <style:style style:name="P16" style:family="paragraph" style:parent-style-name="Text_20_body">
      <style:text-properties officeooo:paragraph-rsid="006c776d"/>
    </style:style>
    <style:style style:name="P17" style:family="paragraph" style:parent-style-name="Text_20_body">
      <style:text-properties officeooo:paragraph-rsid="007098e5"/>
    </style:style>
    <style:style style:name="P18" style:family="paragraph" style:parent-style-name="Text_20_body">
      <style:text-properties officeooo:rsid="007252c7" officeooo:paragraph-rsid="007252c7"/>
    </style:style>
    <style:style style:name="P19" style:family="paragraph" style:parent-style-name="Text_20_body">
      <style:text-properties officeooo:rsid="007252c7" officeooo:paragraph-rsid="007700cb"/>
    </style:style>
    <style:style style:name="P20" style:family="paragraph" style:parent-style-name="Text_20_body">
      <style:text-properties officeooo:paragraph-rsid="0079d6d0"/>
    </style:style>
    <style:style style:name="P21" style:family="paragraph" style:parent-style-name="Text_20_body">
      <style:text-properties officeooo:rsid="007dd631" officeooo:paragraph-rsid="007dd631"/>
    </style:style>
    <style:style style:name="P22" style:family="paragraph" style:parent-style-name="Text_20_body">
      <style:text-properties officeooo:rsid="00815111" officeooo:paragraph-rsid="00815111"/>
    </style:style>
    <style:style style:name="P23" style:family="paragraph" style:parent-style-name="Text_20_body">
      <style:text-properties officeooo:rsid="006d3350" officeooo:paragraph-rsid="008ddd99"/>
    </style:style>
    <style:style style:name="P24" style:family="paragraph" style:parent-style-name="Text_20_body">
      <style:text-properties officeooo:rsid="006d3350" officeooo:paragraph-rsid="00ab0aa3"/>
    </style:style>
    <style:style style:name="P25" style:family="paragraph" style:parent-style-name="Text_20_body">
      <style:text-properties officeooo:paragraph-rsid="00348ec2"/>
    </style:style>
    <style:style style:name="P26" style:family="paragraph" style:parent-style-name="Text_20_body">
      <style:text-properties officeooo:paragraph-rsid="00c747d2"/>
    </style:style>
    <style:style style:name="P27" style:family="paragraph" style:parent-style-name="Text_20_body">
      <style:text-properties officeooo:paragraph-rsid="00d6d503"/>
    </style:style>
    <style:style style:name="P28" style:family="paragraph" style:parent-style-name="Text_20_body">
      <style:text-properties officeooo:rsid="00e9d3ac" officeooo:paragraph-rsid="00e9d3ac"/>
    </style:style>
    <style:style style:name="P29" style:family="paragraph" style:parent-style-name="Text_20_body">
      <style:text-properties officeooo:rsid="00d63f2f" officeooo:paragraph-rsid="00d6d503"/>
    </style:style>
    <style:style style:name="P30" style:family="paragraph" style:parent-style-name="Text_20_body">
      <style:text-properties fo:font-weight="normal" officeooo:rsid="00e9d3ac" officeooo:paragraph-rsid="00e9d3ac" style:font-weight-asian="normal" style:font-weight-complex="normal"/>
    </style:style>
    <style:style style:name="P31" style:family="paragraph" style:parent-style-name="Text_20_body">
      <style:text-properties fo:font-weight="normal" officeooo:rsid="00e9d3ac" officeooo:paragraph-rsid="00f4a25a" style:font-weight-asian="normal" style:font-weight-complex="normal"/>
    </style:style>
    <style:style style:name="P32" style:family="paragraph" style:parent-style-name="Text_20_body">
      <style:text-properties fo:font-weight="normal" officeooo:rsid="00e9d3ac" officeooo:paragraph-rsid="00f5ed11" style:font-weight-asian="normal" style:font-weight-complex="normal"/>
    </style:style>
    <style:style style:name="P33" style:family="paragraph" style:parent-style-name="Text_20_body">
      <style:text-properties fo:font-weight="normal" officeooo:rsid="00f404f0" officeooo:paragraph-rsid="00f5ed11" style:font-weight-asian="normal" style:font-weight-complex="normal"/>
    </style:style>
    <style:style style:name="P34" style:family="paragraph" style:parent-style-name="Text_20_body">
      <style:text-properties fo:font-weight="normal" officeooo:rsid="02308d21" officeooo:paragraph-rsid="02308d21" style:font-weight-asian="normal" style:font-weight-complex="normal"/>
    </style:style>
    <style:style style:name="P35" style:family="paragraph" style:parent-style-name="Text_20_body">
      <style:text-properties fo:font-weight="normal" officeooo:rsid="02342e28" officeooo:paragraph-rsid="02308d21" style:font-weight-asian="normal" style:font-weight-complex="normal"/>
    </style:style>
    <style:style style:name="P36" style:family="paragraph" style:parent-style-name="Text_20_body">
      <style:text-properties officeooo:paragraph-rsid="00f4a25a"/>
    </style:style>
    <style:style style:name="P37" style:family="paragraph" style:parent-style-name="Text_20_body">
      <style:text-properties officeooo:paragraph-rsid="010b35f7"/>
    </style:style>
    <style:style style:name="P38" style:family="paragraph" style:parent-style-name="Text_20_body">
      <style:text-properties officeooo:paragraph-rsid="011bac16"/>
    </style:style>
    <style:style style:name="P39" style:family="paragraph" style:parent-style-name="Text_20_body">
      <style:text-properties officeooo:paragraph-rsid="0121058d"/>
    </style:style>
    <style:style style:name="P40" style:family="paragraph" style:parent-style-name="Text_20_body">
      <style:text-properties officeooo:paragraph-rsid="0127e513"/>
    </style:style>
    <style:style style:name="P41" style:family="paragraph" style:parent-style-name="Text_20_body">
      <style:text-properties officeooo:paragraph-rsid="01290887"/>
    </style:style>
    <style:style style:name="P42" style:family="paragraph" style:parent-style-name="Text_20_body">
      <style:text-properties officeooo:rsid="00b4a3fa" officeooo:paragraph-rsid="0107f6f7"/>
    </style:style>
    <style:style style:name="P43" style:family="paragraph" style:parent-style-name="Text_20_body">
      <style:text-properties style:use-window-font-color="true" fo:font-weight="normal" officeooo:rsid="012f1660" officeooo:paragraph-rsid="012f1660" style:font-weight-asian="normal" style:font-weight-complex="normal"/>
    </style:style>
    <style:style style:name="P44" style:family="paragraph" style:parent-style-name="Text_20_body">
      <style:text-properties style:use-window-font-color="true" fo:font-weight="normal" officeooo:rsid="01b01583" officeooo:paragraph-rsid="01b01583" style:font-weight-asian="normal" style:font-weight-complex="normal"/>
    </style:style>
    <style:style style:name="P45" style:family="paragraph" style:parent-style-name="Text_20_body">
      <style:text-properties officeooo:paragraph-rsid="013000c8"/>
    </style:style>
    <style:style style:name="P46" style:family="paragraph" style:parent-style-name="Text_20_body">
      <style:text-properties officeooo:paragraph-rsid="013649ae"/>
    </style:style>
    <style:style style:name="P47" style:family="paragraph" style:parent-style-name="Text_20_body">
      <style:text-properties officeooo:rsid="00b29342" officeooo:paragraph-rsid="016dbdac"/>
    </style:style>
    <style:style style:name="P48" style:family="paragraph" style:parent-style-name="Text_20_body">
      <style:text-properties officeooo:rsid="00b29342" officeooo:paragraph-rsid="017fad72"/>
    </style:style>
    <style:style style:name="P49" style:family="paragraph" style:parent-style-name="Text_20_body">
      <style:text-properties officeooo:paragraph-rsid="014d8944"/>
    </style:style>
    <style:style style:name="P50" style:family="paragraph" style:parent-style-name="Text_20_body">
      <style:text-properties officeooo:paragraph-rsid="015024c0"/>
    </style:style>
    <style:style style:name="P51" style:family="paragraph" style:parent-style-name="Text_20_body">
      <style:text-properties officeooo:paragraph-rsid="01543bf6"/>
    </style:style>
    <style:style style:name="P52" style:family="paragraph" style:parent-style-name="Text_20_body">
      <style:text-properties officeooo:paragraph-rsid="0161b1f0"/>
    </style:style>
    <style:style style:name="P53" style:family="paragraph" style:parent-style-name="Text_20_body">
      <style:text-properties officeooo:paragraph-rsid="016cbd2e"/>
    </style:style>
    <style:style style:name="P54" style:family="paragraph" style:parent-style-name="Text_20_body">
      <style:text-properties officeooo:paragraph-rsid="0180cf85"/>
    </style:style>
    <style:style style:name="P55" style:family="paragraph" style:parent-style-name="Text_20_body">
      <style:text-properties officeooo:paragraph-rsid="0185002f"/>
    </style:style>
    <style:style style:name="P56" style:family="paragraph" style:parent-style-name="Text_20_body">
      <style:text-properties officeooo:rsid="014ba598" officeooo:paragraph-rsid="014d8944"/>
    </style:style>
    <style:style style:name="P57" style:family="paragraph" style:parent-style-name="Text_20_body">
      <style:text-properties officeooo:rsid="01543bf6" officeooo:paragraph-rsid="01543bf6"/>
    </style:style>
    <style:style style:name="P58" style:family="paragraph" style:parent-style-name="Text_20_body">
      <style:text-properties officeooo:rsid="017fa1f5" officeooo:paragraph-rsid="017fad72"/>
    </style:style>
    <style:style style:name="P59" style:family="paragraph" style:parent-style-name="Text_20_body">
      <style:text-properties fo:color="#8d281e" fo:font-weight="normal" officeooo:rsid="01df5447" officeooo:paragraph-rsid="01df5447" style:font-weight-asian="normal" style:font-weight-complex="normal"/>
    </style:style>
    <style:style style:name="P60" style:family="paragraph" style:parent-style-name="Text_20_body">
      <style:text-properties fo:color="#8d281e" fo:font-weight="normal" officeooo:rsid="022915af" officeooo:paragraph-rsid="022915af" style:font-weight-asian="normal" style:font-weight-complex="normal"/>
    </style:style>
    <style:style style:name="P61" style:family="paragraph" style:parent-style-name="Text_20_body">
      <style:text-properties officeooo:paragraph-rsid="019d233a"/>
    </style:style>
    <style:style style:name="P62" style:family="paragraph" style:parent-style-name="Text_20_body">
      <style:text-properties officeooo:paragraph-rsid="01a365a8"/>
    </style:style>
    <style:style style:name="P63" style:family="paragraph" style:parent-style-name="Text_20_body">
      <style:text-properties officeooo:paragraph-rsid="01b20366"/>
    </style:style>
    <style:style style:name="P64" style:family="paragraph" style:parent-style-name="Text_20_body">
      <style:text-properties officeooo:paragraph-rsid="01bc44ba"/>
    </style:style>
    <style:style style:name="P65" style:family="paragraph" style:parent-style-name="Text_20_body">
      <style:text-properties officeooo:paragraph-rsid="01c6bad0"/>
    </style:style>
    <style:style style:name="P66" style:family="paragraph" style:parent-style-name="Text_20_body">
      <style:text-properties officeooo:paragraph-rsid="01c79c28"/>
    </style:style>
    <style:style style:name="P67" style:family="paragraph" style:parent-style-name="Text_20_body">
      <style:text-properties officeooo:rsid="01d4a9b5" officeooo:paragraph-rsid="01d4a9b5"/>
    </style:style>
    <style:style style:name="P68" style:family="paragraph" style:parent-style-name="Text_20_body">
      <style:text-properties officeooo:paragraph-rsid="01dadb95"/>
    </style:style>
    <style:style style:name="P69" style:family="paragraph" style:parent-style-name="Text_20_body">
      <style:text-properties officeooo:paragraph-rsid="01e0ca43"/>
    </style:style>
    <style:style style:name="P70" style:family="paragraph" style:parent-style-name="Text_20_body">
      <style:text-properties officeooo:paragraph-rsid="01e1b2ca"/>
    </style:style>
    <style:style style:name="P71" style:family="paragraph" style:parent-style-name="Text_20_body">
      <style:text-properties officeooo:rsid="01622aca" officeooo:paragraph-rsid="01a365a8"/>
    </style:style>
    <style:style style:name="P72" style:family="paragraph" style:parent-style-name="Text_20_body">
      <style:text-properties officeooo:rsid="01e10f46" officeooo:paragraph-rsid="01e1b2ca"/>
    </style:style>
    <style:style style:name="P73" style:family="paragraph" style:parent-style-name="Text_20_body">
      <style:text-properties officeooo:paragraph-rsid="01f1b7d0"/>
    </style:style>
    <style:style style:name="P74" style:family="paragraph" style:parent-style-name="Text_20_body">
      <style:text-properties officeooo:paragraph-rsid="01f89c13"/>
    </style:style>
    <style:style style:name="P75" style:family="paragraph" style:parent-style-name="Text_20_body">
      <style:text-properties officeooo:paragraph-rsid="01fcb778"/>
    </style:style>
    <style:style style:name="P76" style:family="paragraph" style:parent-style-name="Text_20_body">
      <style:text-properties officeooo:rsid="01f156b4" officeooo:paragraph-rsid="01f1b7d0"/>
    </style:style>
    <style:style style:name="P77" style:family="paragraph" style:parent-style-name="Text_20_body">
      <style:text-properties officeooo:paragraph-rsid="0205071b"/>
    </style:style>
    <style:style style:name="P78" style:family="paragraph" style:parent-style-name="Text_20_body">
      <style:text-properties officeooo:paragraph-rsid="022ea2d0"/>
    </style:style>
    <style:style style:name="P79" style:family="paragraph" style:parent-style-name="Text_20_body">
      <style:text-properties officeooo:paragraph-rsid="022f8e5d"/>
    </style:style>
    <style:style style:name="P80" style:family="paragraph" style:parent-style-name="Text_20_body">
      <style:text-properties officeooo:paragraph-rsid="02308d21"/>
    </style:style>
    <style:style style:name="P81" style:family="paragraph" style:parent-style-name="Text_20_body">
      <style:text-properties officeooo:paragraph-rsid="02422a65"/>
    </style:style>
    <style:style style:name="P82" style:family="paragraph" style:parent-style-name="Text_20_body">
      <style:text-properties officeooo:paragraph-rsid="02435031"/>
    </style:style>
    <style:style style:name="P83" style:family="paragraph" style:parent-style-name="Text_20_body">
      <style:text-properties officeooo:paragraph-rsid="0243ccae"/>
    </style:style>
    <style:style style:name="P84" style:family="paragraph" style:parent-style-name="Text_20_body">
      <style:text-properties officeooo:rsid="0205071b" officeooo:paragraph-rsid="0205071b"/>
    </style:style>
    <style:style style:name="P85" style:family="paragraph" style:parent-style-name="Text_20_body">
      <style:text-properties officeooo:rsid="022ceef3" officeooo:paragraph-rsid="022ea2d0"/>
    </style:style>
    <style:style style:name="P86" style:family="paragraph" style:parent-style-name="Text_20_body">
      <style:text-properties officeooo:rsid="022f312b" officeooo:paragraph-rsid="022f8e5d"/>
    </style:style>
    <style:style style:name="P87" style:family="paragraph" style:parent-style-name="Text_20_body">
      <style:text-properties officeooo:paragraph-rsid="028b4676"/>
    </style:style>
    <style:style style:name="P88" style:family="paragraph" style:parent-style-name="Text_20_body">
      <style:text-properties officeooo:paragraph-rsid="02b19c02"/>
    </style:style>
    <style:style style:name="P89" style:family="paragraph" style:parent-style-name="Text_20_body">
      <style:text-properties officeooo:paragraph-rsid="02b44a26"/>
    </style:style>
    <style:style style:name="P90" style:family="paragraph" style:parent-style-name="Text_20_body">
      <style:text-properties officeooo:paragraph-rsid="02f99691"/>
    </style:style>
    <style:style style:name="P91" style:family="paragraph" style:parent-style-name="Text_20_body">
      <style:text-properties officeooo:rsid="0288c529" officeooo:paragraph-rsid="02b19c02"/>
    </style:style>
    <style:style style:name="P92" style:family="paragraph" style:parent-style-name="Text_20_body">
      <style:paragraph-properties fo:line-height="115%"/>
      <style:text-properties officeooo:paragraph-rsid="031dabfa"/>
    </style:style>
    <style:style style:name="P93" style:family="paragraph" style:parent-style-name="Text_20_body">
      <style:text-properties officeooo:paragraph-rsid="0324e223"/>
    </style:style>
    <style:style style:name="P94" style:family="paragraph" style:parent-style-name="Text_20_body">
      <style:text-properties officeooo:paragraph-rsid="037556e5"/>
    </style:style>
    <style:style style:name="P95" style:family="paragraph" style:parent-style-name="Text_20_body">
      <style:text-properties officeooo:paragraph-rsid="03792988"/>
    </style:style>
    <style:style style:name="P96" style:family="paragraph" style:parent-style-name="Text_20_body">
      <style:text-properties officeooo:rsid="03792988" officeooo:paragraph-rsid="03792988"/>
    </style:style>
    <style:style style:name="P97" style:family="paragraph" style:parent-style-name="Text_20_body">
      <style:text-properties fo:color="#000000" style:font-name="Consolas" fo:font-size="8.39999961853027pt" fo:font-weight="normal" officeooo:paragraph-rsid="037556e5" fo:background-color="#ffffff"/>
    </style:style>
    <style:style style:name="P98" style:family="paragraph" style:parent-style-name="Text_20_body">
      <style:text-properties officeooo:paragraph-rsid="0381940c"/>
    </style:style>
    <style:style style:name="P99" style:family="paragraph" style:parent-style-name="Text_20_body">
      <style:text-properties officeooo:paragraph-rsid="0389cb0a"/>
    </style:style>
    <style:style style:name="P100" style:family="paragraph" style:parent-style-name="Text_20_body">
      <style:text-properties officeooo:paragraph-rsid="03a28a14"/>
    </style:style>
    <style:style style:name="P101" style:family="paragraph" style:parent-style-name="Text_20_body">
      <style:text-properties officeooo:rsid="032e43df" officeooo:paragraph-rsid="03a69a99"/>
    </style:style>
    <style:style style:name="P102" style:family="paragraph" style:parent-style-name="Text_20_body">
      <style:text-properties officeooo:paragraph-rsid="03a69a99"/>
    </style:style>
    <style:style style:name="P103" style:family="paragraph" style:parent-style-name="Text_20_body">
      <style:text-properties officeooo:rsid="0381940c" officeooo:paragraph-rsid="0381940c"/>
    </style:style>
    <style:style style:name="P104" style:family="paragraph" style:parent-style-name="Text_20_body">
      <style:text-properties officeooo:rsid="0389cb0a" officeooo:paragraph-rsid="0389cb0a"/>
    </style:style>
    <style:style style:name="P105" style:family="paragraph" style:parent-style-name="Text_20_body">
      <style:text-properties officeooo:paragraph-rsid="03b29a78"/>
    </style:style>
    <style:style style:name="P106" style:family="paragraph" style:parent-style-name="Text_20_body">
      <style:text-properties officeooo:paragraph-rsid="002b6558"/>
    </style:style>
    <style:style style:name="P107" style:family="paragraph" style:parent-style-name="Text_20_body">
      <style:text-properties officeooo:paragraph-rsid="03c9146a"/>
    </style:style>
    <style:style style:name="P108" style:family="paragraph" style:parent-style-name="Text_20_body">
      <style:text-properties officeooo:rsid="03ca37b2" officeooo:paragraph-rsid="03ce3900"/>
    </style:style>
    <style:style style:name="P109" style:family="paragraph" style:parent-style-name="Text_20_body">
      <style:text-properties officeooo:paragraph-rsid="03da0662"/>
    </style:style>
    <style:style style:name="P110" style:family="paragraph" style:parent-style-name="Text_20_body">
      <style:text-properties officeooo:paragraph-rsid="03dc8ca6"/>
    </style:style>
    <style:style style:name="P111" style:family="paragraph" style:parent-style-name="Text_20_body">
      <style:text-properties officeooo:paragraph-rsid="03e15980"/>
    </style:style>
    <style:style style:name="P112" style:family="paragraph" style:parent-style-name="Text_20_body">
      <style:text-properties officeooo:paragraph-rsid="03e30933"/>
    </style:style>
    <style:style style:name="P113" style:family="paragraph" style:parent-style-name="Text_20_body">
      <style:text-properties officeooo:paragraph-rsid="03e7df89"/>
    </style:style>
    <style:style style:name="P114" style:family="paragraph" style:parent-style-name="Text_20_body">
      <style:text-properties officeooo:paragraph-rsid="03eaf8f5"/>
    </style:style>
    <style:style style:name="P115" style:family="paragraph" style:parent-style-name="Text_20_body">
      <style:text-properties officeooo:paragraph-rsid="03ec8279"/>
    </style:style>
    <style:style style:name="P116" style:family="paragraph" style:parent-style-name="Text_20_body">
      <style:text-properties officeooo:paragraph-rsid="03f12bb2"/>
    </style:style>
    <style:style style:name="P117" style:family="paragraph" style:parent-style-name="Text_20_body">
      <style:text-properties officeooo:paragraph-rsid="040d7c02"/>
    </style:style>
    <style:style style:name="P118" style:family="paragraph" style:parent-style-name="Title">
      <style:text-properties officeooo:rsid="00348ec2" officeooo:paragraph-rsid="00348ec2"/>
    </style:style>
    <style:style style:name="P119" style:family="paragraph" style:parent-style-name="Standard">
      <style:text-properties fo:font-weight="bold" style:font-weight-asian="bold" style:font-weight-complex="bold"/>
    </style:style>
    <style:style style:name="P120" style:family="paragraph" style:parent-style-name="Standard">
      <style:paragraph-properties fo:text-align="center" style:justify-single-word="false"/>
      <style:text-properties fo:font-weight="bold" style:font-weight-asian="bold" style:font-weight-complex="bold"/>
    </style:style>
    <style:style style:name="P121" style:family="paragraph" style:parent-style-name="Standard">
      <style:text-properties officeooo:paragraph-rsid="00348ec2"/>
    </style:style>
    <style:style style:name="P122" style:family="paragraph" style:parent-style-name="Standard">
      <style:text-properties style:font-name="Consolas1" fo:font-size="10pt" fo:font-style="normal" fo:font-weight="normal" officeooo:paragraph-rsid="00b4a3fa" style:font-size-asian="10pt" style:font-style-asian="normal" style:font-weight-asian="normal"/>
    </style:style>
    <style:style style:name="P123" style:family="paragraph" style:parent-style-name="Standard">
      <style:text-properties style:font-name="Consolas1" fo:font-size="10pt" officeooo:paragraph-rsid="00b4a3fa" style:font-size-asian="10pt"/>
    </style:style>
    <style:style style:name="P124" style:family="paragraph" style:parent-style-name="Standard">
      <style:text-properties officeooo:paragraph-rsid="014a4549"/>
    </style:style>
    <style:style style:name="P125" style:family="paragraph" style:parent-style-name="Standard">
      <style:text-properties officeooo:paragraph-rsid="01a365a8"/>
    </style:style>
    <style:style style:name="P126" style:family="paragraph" style:parent-style-name="Standard">
      <style:text-properties officeooo:paragraph-rsid="01f89c13"/>
    </style:style>
    <style:style style:name="P127" style:family="paragraph" style:parent-style-name="Standard">
      <style:text-properties officeooo:paragraph-rsid="02254016"/>
    </style:style>
    <style:style style:name="P128" style:family="paragraph" style:parent-style-name="Standard">
      <style:paragraph-properties fo:line-height="115%"/>
      <style:text-properties fo:color="#000000" style:font-name="Consolas" fo:font-size="10.5pt" fo:font-weight="normal" officeooo:paragraph-rsid="029009bf" fo:background-color="#ffffff"/>
    </style:style>
    <style:style style:name="P129" style:family="paragraph" style:parent-style-name="Standard">
      <style:paragraph-properties fo:line-height="115%"/>
    </style:style>
    <style:style style:name="P130" style:family="paragraph" style:parent-style-name="Standard">
      <style:paragraph-properties fo:line-height="115%"/>
      <style:text-properties officeooo:paragraph-rsid="029009bf"/>
    </style:style>
    <style:style style:name="P131" style:family="paragraph" style:parent-style-name="Standard">
      <style:paragraph-properties fo:line-height="115%"/>
      <style:text-properties officeooo:paragraph-rsid="02d302d8"/>
    </style:style>
    <style:style style:name="P132" style:family="paragraph" style:parent-style-name="Standard">
      <style:paragraph-properties fo:line-height="115%"/>
      <style:text-properties officeooo:paragraph-rsid="02f6e39b"/>
    </style:style>
    <style:style style:name="P133" style:family="paragraph" style:parent-style-name="Standard">
      <style:paragraph-properties fo:line-height="115%"/>
      <style:text-properties officeooo:rsid="02d302d8" officeooo:paragraph-rsid="02d4ebe6"/>
    </style:style>
    <style:style style:name="P134" style:family="paragraph" style:parent-style-name="Standard">
      <style:paragraph-properties fo:line-height="115%"/>
      <style:text-properties officeooo:rsid="02f6e39b" officeooo:paragraph-rsid="02f6e39b"/>
    </style:style>
    <style:style style:name="P135" style:family="paragraph" style:parent-style-name="Standard">
      <style:paragraph-properties fo:line-height="115%"/>
      <style:text-properties officeooo:rsid="030d3645" officeooo:paragraph-rsid="030d3645"/>
    </style:style>
    <style:style style:name="P136" style:family="paragraph" style:parent-style-name="Standard">
      <style:text-properties officeooo:paragraph-rsid="03a0e41b"/>
    </style:style>
    <style:style style:name="P137" style:family="paragraph" style:parent-style-name="Illustration">
      <style:text-properties officeooo:paragraph-rsid="023a2cf6"/>
    </style:style>
    <style:style style:name="P138" style:family="paragraph" style:parent-style-name="Standard">
      <style:paragraph-properties fo:text-align="center" style:justify-single-word="false" fo:break-before="page"/>
      <style:text-properties fo:font-weight="bold" style:font-weight-asian="bold" style:font-weight-complex="bold"/>
    </style:style>
    <style:style style:name="P139" style:family="paragraph" style:parent-style-name="Contents_20_Heading">
      <style:paragraph-properties fo:break-before="page"/>
    </style:style>
    <style:style style:name="P140" style:family="paragraph" style:parent-style-name="Standard">
      <style:paragraph-properties fo:margin-top="0.0398in" fo:margin-bottom="0.0398in" loext:contextual-spacing="false" fo:line-height="115%"/>
      <style:text-properties officeooo:paragraph-rsid="029009bf"/>
    </style:style>
    <style:style style:name="P141" style:family="paragraph" style:parent-style-name="Contents_20_3">
      <style:paragraph-properties>
        <style:tab-stops>
          <style:tab-stop style:position="6.9252in" style:type="right" style:leader-style="dotted" style:leader-text="."/>
        </style:tab-stops>
      </style:paragraph-properties>
    </style:style>
    <style:style style:name="P142" style:family="paragraph" style:parent-style-name="Bibliography_20_1">
      <style:paragraph-properties>
        <style:tab-stops/>
      </style:paragraph-properties>
    </style:style>
    <style:style style:name="P143" style:family="paragraph" style:parent-style-name="Contents_20_2">
      <style:paragraph-properties>
        <style:tab-stops>
          <style:tab-stop style:position="6.9252in" style:type="right" style:leader-style="dotted" style:leader-text="."/>
        </style:tab-stops>
      </style:paragraph-properties>
    </style:style>
    <style:style style:name="P144" style:family="paragraph" style:parent-style-name="Contents_20_1">
      <style:paragraph-properties>
        <style:tab-stops>
          <style:tab-stop style:position="6.9252in" style:type="right" style:leader-style="dotted" style:leader-text="."/>
        </style:tab-stops>
      </style:paragraph-properties>
    </style:style>
    <style:style style:name="P145" style:family="paragraph" style:parent-style-name="Standard" style:master-page-name="First_20_Page">
      <style:paragraph-properties fo:text-align="center" style:justify-single-word="false" style:page-number="auto"/>
      <style:text-properties fo:font-weight="bold" style:font-weight-asian="bold" style:font-weight-complex="bold"/>
    </style:style>
    <style:style style:name="P146" style:family="paragraph" style:parent-style-name="Standard" style:list-style-name="L11">
      <style:text-properties officeooo:rsid="00b83fd5" officeooo:paragraph-rsid="00b83fd5"/>
    </style:style>
    <style:style style:name="P147" style:family="paragraph" style:parent-style-name="Standard" style:list-style-name="L11">
      <style:text-properties officeooo:rsid="00b951e6" officeooo:paragraph-rsid="00b951e6"/>
    </style:style>
    <style:style style:name="P148" style:family="paragraph" style:parent-style-name="Standard" style:list-style-name="L11">
      <style:text-properties officeooo:rsid="00ba3cbf" officeooo:paragraph-rsid="00ba3cbf"/>
    </style:style>
    <style:style style:name="P149" style:family="paragraph" style:parent-style-name="Standard" style:list-style-name="L11">
      <style:text-properties officeooo:rsid="00bdf856" officeooo:paragraph-rsid="00bdf856"/>
    </style:style>
    <style:style style:name="P150" style:family="paragraph" style:parent-style-name="Standard" style:list-style-name="L11">
      <style:text-properties officeooo:rsid="00bf9a93" officeooo:paragraph-rsid="00bf9a93"/>
    </style:style>
    <style:style style:name="P151" style:family="paragraph" style:parent-style-name="Standard" style:list-style-name="L13">
      <style:text-properties fo:color="#8d281e"/>
    </style:style>
    <style:style style:name="P152" style:family="paragraph" style:parent-style-name="Standard">
      <style:text-properties officeooo:rsid="012ab5e2" officeooo:paragraph-rsid="014a4549"/>
    </style:style>
    <style:style style:name="P153" style:family="paragraph" style:parent-style-name="Heading_20_1" style:list-style-name="">
      <style:text-properties officeooo:paragraph-rsid="001ece72"/>
    </style:style>
    <style:style style:name="P154" style:family="paragraph" style:parent-style-name="Heading_20_1" style:list-style-name="">
      <style:text-properties officeooo:rsid="0023aa7c" officeooo:paragraph-rsid="0023aa7c"/>
    </style:style>
    <style:style style:name="P155" style:family="paragraph" style:parent-style-name="Heading_20_1" style:list-style-name="">
      <style:text-properties officeooo:rsid="00348ec2" officeooo:paragraph-rsid="00348ec2"/>
    </style:style>
    <style:style style:name="P156" style:family="paragraph" style:parent-style-name="Heading_20_1" style:master-page-name="Standard">
      <style:paragraph-properties style:page-number="auto"/>
      <style:text-properties officeooo:rsid="001ece72" officeooo:paragraph-rsid="001ece72"/>
    </style:style>
    <style:style style:name="P157" style:family="paragraph" style:parent-style-name="Heading_20_1">
      <style:paragraph-properties fo:break-before="page"/>
      <style:text-properties officeooo:rsid="0023aa7c" officeooo:paragraph-rsid="0023aa7c"/>
    </style:style>
    <style:style style:name="P158" style:family="paragraph" style:parent-style-name="Heading_20_1">
      <style:paragraph-properties fo:break-before="page"/>
      <style:text-properties officeooo:rsid="02480d65" officeooo:paragraph-rsid="03a69a99"/>
    </style:style>
    <style:style style:name="P159" style:family="paragraph" style:parent-style-name="Heading_20_1">
      <style:paragraph-properties fo:break-before="page"/>
      <style:text-properties officeooo:rsid="00348ec2" officeooo:paragraph-rsid="00348ec2"/>
    </style:style>
    <style:style style:name="P160" style:family="paragraph" style:parent-style-name="Heading_20_1">
      <style:paragraph-properties fo:break-before="page"/>
      <style:text-properties officeooo:rsid="0285b22e" officeooo:paragraph-rsid="0285b22e"/>
    </style:style>
    <style:style style:name="P161" style:family="paragraph" style:parent-style-name="Heading_20_1">
      <style:paragraph-properties fo:break-before="page"/>
      <style:text-properties officeooo:rsid="006d3350" officeooo:paragraph-rsid="006d3350"/>
    </style:style>
    <style:style style:name="P162" style:family="paragraph" style:parent-style-name="Heading_20_2">
      <style:text-properties officeooo:rsid="001ece72" officeooo:paragraph-rsid="001ece72"/>
    </style:style>
    <style:style style:name="P163" style:family="paragraph" style:parent-style-name="Heading_20_2">
      <style:text-properties officeooo:rsid="00245c22" officeooo:paragraph-rsid="00245c22"/>
    </style:style>
    <style:style style:name="P164" style:family="paragraph" style:parent-style-name="Heading_20_2">
      <style:text-properties officeooo:rsid="002b6558" officeooo:paragraph-rsid="002b6558"/>
    </style:style>
    <style:style style:name="P165" style:family="paragraph" style:parent-style-name="Heading_20_2">
      <style:text-properties officeooo:rsid="00c5a561" officeooo:paragraph-rsid="00c5a561"/>
    </style:style>
    <style:style style:name="P166" style:family="paragraph" style:parent-style-name="Heading_20_2">
      <style:text-properties officeooo:rsid="00332a6a" officeooo:paragraph-rsid="00332a6a"/>
    </style:style>
    <style:style style:name="P167" style:family="paragraph" style:parent-style-name="Heading_20_2">
      <style:text-properties officeooo:rsid="0249d950" officeooo:paragraph-rsid="03a69a99"/>
    </style:style>
    <style:style style:name="P168" style:family="paragraph" style:parent-style-name="Heading_20_2">
      <style:text-properties officeooo:rsid="032e43df" officeooo:paragraph-rsid="03a69a99"/>
    </style:style>
    <style:style style:name="P169" style:family="paragraph" style:parent-style-name="Heading_20_2">
      <style:text-properties officeooo:rsid="03539f4a" officeooo:paragraph-rsid="03a69a99"/>
    </style:style>
    <style:style style:name="P170" style:family="paragraph" style:parent-style-name="Heading_20_2">
      <style:text-properties officeooo:paragraph-rsid="03a69a99"/>
    </style:style>
    <style:style style:name="P171" style:family="paragraph" style:parent-style-name="Heading_20_2">
      <style:text-properties officeooo:rsid="00374663" officeooo:paragraph-rsid="00374663"/>
    </style:style>
    <style:style style:name="P172" style:family="paragraph" style:parent-style-name="Heading_20_2">
      <style:text-properties officeooo:rsid="00447a58" officeooo:paragraph-rsid="00447a58"/>
    </style:style>
    <style:style style:name="P173" style:family="paragraph" style:parent-style-name="Heading_20_2">
      <style:text-properties officeooo:rsid="004fc806" officeooo:paragraph-rsid="004fc806"/>
    </style:style>
    <style:style style:name="P174" style:family="paragraph" style:parent-style-name="Heading_20_2">
      <style:text-properties officeooo:rsid="005cc43e" officeooo:paragraph-rsid="005cc43e"/>
    </style:style>
    <style:style style:name="P175" style:family="paragraph" style:parent-style-name="Heading_20_2">
      <style:text-properties officeooo:rsid="006633a3" officeooo:paragraph-rsid="006633a3"/>
    </style:style>
    <style:style style:name="P176" style:family="paragraph" style:parent-style-name="Heading_20_2">
      <style:text-properties officeooo:rsid="006c776d" officeooo:paragraph-rsid="006c776d"/>
    </style:style>
    <style:style style:name="P177" style:family="paragraph" style:parent-style-name="Heading_20_2">
      <style:text-properties officeooo:rsid="007d7b27" officeooo:paragraph-rsid="007d7b27"/>
    </style:style>
    <style:style style:name="P178" style:family="paragraph" style:parent-style-name="Heading_20_2">
      <style:text-properties officeooo:rsid="0107f6f7" officeooo:paragraph-rsid="0107f6f7"/>
    </style:style>
    <style:style style:name="P179" style:family="paragraph" style:parent-style-name="Heading_20_2">
      <style:text-properties officeooo:rsid="007c0a4a" officeooo:paragraph-rsid="007c0a4a"/>
    </style:style>
    <style:style style:name="P180" style:family="paragraph" style:parent-style-name="Heading_20_2">
      <style:text-properties officeooo:rsid="010b35f7" officeooo:paragraph-rsid="010b35f7"/>
    </style:style>
    <style:style style:name="P181" style:family="paragraph" style:parent-style-name="Heading_20_2">
      <style:text-properties officeooo:rsid="010b35f7" officeooo:paragraph-rsid="013000c8"/>
    </style:style>
    <style:style style:name="P182" style:family="paragraph" style:parent-style-name="Heading_20_2">
      <style:text-properties officeooo:paragraph-rsid="016cbd2e"/>
    </style:style>
    <style:style style:name="P183" style:family="paragraph" style:parent-style-name="Heading_20_2">
      <style:text-properties officeooo:rsid="0185002f" officeooo:paragraph-rsid="0185002f"/>
    </style:style>
    <style:style style:name="P184" style:family="paragraph" style:parent-style-name="Heading_20_2">
      <style:text-properties officeooo:rsid="01bc44ba" officeooo:paragraph-rsid="01bc44ba"/>
    </style:style>
    <style:style style:name="P185" style:family="paragraph" style:parent-style-name="Heading_20_2">
      <style:text-properties officeooo:rsid="01e0ca43" officeooo:paragraph-rsid="01e0ca43"/>
    </style:style>
    <style:style style:name="P186" style:family="paragraph" style:parent-style-name="Heading_20_2">
      <style:text-properties officeooo:rsid="01fcb778" officeooo:paragraph-rsid="01fcb778"/>
    </style:style>
    <style:style style:name="P187" style:family="paragraph" style:parent-style-name="Heading_20_2">
      <style:text-properties officeooo:rsid="0205071b" officeooo:paragraph-rsid="0205071b"/>
    </style:style>
    <style:style style:name="P188" style:family="paragraph" style:parent-style-name="Heading_20_2">
      <style:text-properties officeooo:rsid="022ceef3" officeooo:paragraph-rsid="022ceef3"/>
    </style:style>
    <style:style style:name="P189" style:family="paragraph" style:parent-style-name="Heading_20_2">
      <style:text-properties officeooo:rsid="037556e5" officeooo:paragraph-rsid="037556e5"/>
    </style:style>
    <style:style style:name="P190" style:family="paragraph" style:parent-style-name="Heading_20_2">
      <style:text-properties officeooo:rsid="028606c7" officeooo:paragraph-rsid="028606c7"/>
    </style:style>
    <style:style style:name="P191" style:family="paragraph" style:parent-style-name="Heading_20_2" style:list-style-name="">
      <style:text-properties officeooo:rsid="031dabfa" officeooo:paragraph-rsid="031dabfa"/>
    </style:style>
    <style:style style:name="P192" style:family="paragraph" style:parent-style-name="Heading_20_2" style:list-style-name="">
      <style:text-properties officeooo:rsid="0324e223" officeooo:paragraph-rsid="0324e223"/>
    </style:style>
    <style:style style:name="P193" style:family="paragraph" style:parent-style-name="Heading_20_2">
      <style:paragraph-properties fo:break-before="page"/>
      <style:text-properties officeooo:rsid="031dabfa" officeooo:paragraph-rsid="031dabfa"/>
    </style:style>
    <style:style style:name="P194" style:family="paragraph" style:parent-style-name="Heading_20_2">
      <style:paragraph-properties fo:break-before="page"/>
      <style:text-properties officeooo:rsid="0324e223" officeooo:paragraph-rsid="0324e223"/>
    </style:style>
    <style:style style:name="P195" style:family="paragraph" style:parent-style-name="Heading_20_3">
      <style:text-properties officeooo:rsid="00c3b4d1" officeooo:paragraph-rsid="0127e513"/>
    </style:style>
    <style:style style:name="P196" style:family="paragraph" style:parent-style-name="Heading_20_3">
      <style:text-properties officeooo:rsid="013e842e"/>
    </style:style>
    <style:style style:name="P197" style:family="paragraph" style:parent-style-name="Heading_20_3">
      <style:text-properties officeooo:rsid="019d233a" officeooo:paragraph-rsid="019d233a"/>
    </style:style>
    <style:style style:name="P198" style:family="paragraph" style:parent-style-name="Heading_20_3">
      <style:text-properties officeooo:rsid="01a17bba" officeooo:paragraph-rsid="01a17bba"/>
    </style:style>
    <style:style style:name="P199" style:family="paragraph" style:parent-style-name="Heading_20_3">
      <style:text-properties officeooo:rsid="01b1f7c3" officeooo:paragraph-rsid="01b1f7c3"/>
    </style:style>
    <style:style style:name="P200" style:family="paragraph" style:parent-style-name="Heading_20_3">
      <style:text-properties officeooo:rsid="022bd184"/>
    </style:style>
    <style:style style:name="P201" style:family="paragraph" style:parent-style-name="Heading_20_3">
      <style:text-properties officeooo:rsid="01f89c13" officeooo:paragraph-rsid="01f89c13"/>
    </style:style>
    <style:style style:name="P202" style:family="paragraph" style:parent-style-name="Heading_20_3">
      <style:text-properties officeooo:rsid="0223eb8c" officeooo:paragraph-rsid="0223eb8c"/>
    </style:style>
    <style:style style:name="P203" style:family="paragraph" style:parent-style-name="Heading_20_3">
      <style:text-properties officeooo:rsid="0223eb8c" officeooo:paragraph-rsid="03a0e41b"/>
    </style:style>
    <style:style style:name="P204" style:family="paragraph" style:parent-style-name="Heading_20_3">
      <style:text-properties officeooo:rsid="02b0561e" officeooo:paragraph-rsid="02b0561e"/>
    </style:style>
    <style:style style:name="P205" style:family="paragraph" style:parent-style-name="Heading_20_3">
      <style:paragraph-properties fo:line-height="115%"/>
      <style:text-properties officeooo:rsid="02b44a26" officeooo:paragraph-rsid="02b44a26"/>
    </style:style>
    <style:style style:name="P206" style:family="paragraph" style:parent-style-name="Heading_20_3">
      <style:text-properties officeooo:rsid="02f99691" officeooo:paragraph-rsid="02f99691"/>
    </style:style>
    <style:style style:name="P207" style:family="paragraph" style:parent-style-name="Text_20_body" style:list-style-name="L1">
      <style:text-properties officeooo:paragraph-rsid="00dd3fb1"/>
    </style:style>
    <style:style style:name="P208" style:family="paragraph" style:parent-style-name="Text_20_body" style:list-style-name="L1">
      <style:text-properties officeooo:paragraph-rsid="00e1de35"/>
    </style:style>
    <style:style style:name="P209" style:family="paragraph" style:parent-style-name="Text_20_body" style:list-style-name="L1">
      <style:text-properties officeooo:paragraph-rsid="00e97169"/>
    </style:style>
    <style:style style:name="P210" style:family="paragraph" style:parent-style-name="Text_20_body" style:list-style-name="L2">
      <style:text-properties officeooo:rsid="03dabb90" officeooo:paragraph-rsid="03dabb90"/>
    </style:style>
    <style:style style:name="P211" style:family="paragraph" style:parent-style-name="Text_20_body" style:list-style-name="L3">
      <style:text-properties officeooo:rsid="03c9146a" officeooo:paragraph-rsid="03c9146a"/>
    </style:style>
    <style:style style:name="P212" style:family="paragraph" style:parent-style-name="Text_20_body" style:list-style-name="L3">
      <style:text-properties officeooo:rsid="03c94a5d" officeooo:paragraph-rsid="03c94a5d"/>
    </style:style>
    <style:style style:name="P213" style:family="paragraph" style:parent-style-name="Text_20_body">
      <style:text-properties officeooo:rsid="03ec8279" officeooo:paragraph-rsid="03f12bb2"/>
    </style:style>
    <style:style style:name="P214" style:family="paragraph" style:parent-style-name="Text_20_body" style:list-style-name="L4">
      <style:text-properties officeooo:paragraph-rsid="00332a6a"/>
    </style:style>
    <style:style style:name="P215" style:family="paragraph" style:parent-style-name="Text_20_body" style:list-style-name="L5">
      <style:text-properties officeooo:paragraph-rsid="00332a6a"/>
    </style:style>
    <style:style style:name="P216" style:family="paragraph" style:parent-style-name="Text_20_body" style:list-style-name="L6">
      <style:text-properties officeooo:rsid="026bee69" officeooo:paragraph-rsid="03a69a99"/>
    </style:style>
    <style:style style:name="P217" style:family="paragraph" style:parent-style-name="Text_20_body" style:list-style-name="L6">
      <style:text-properties officeooo:rsid="026813bc" officeooo:paragraph-rsid="03a69a99"/>
    </style:style>
    <style:style style:name="P218" style:family="paragraph" style:parent-style-name="Text_20_body" style:list-style-name="L6">
      <style:text-properties style:text-position="0% 100%" style:font-name="Liberation Serif1" officeooo:rsid="026bee69" officeooo:paragraph-rsid="03a69a99" style:font-name-asian="Liberation Serif1" style:font-name-complex="Liberation Serif1"/>
    </style:style>
    <style:style style:name="P219" style:family="paragraph" style:parent-style-name="Text_20_body" style:list-style-name="L7">
      <style:text-properties officeooo:rsid="00556795" officeooo:paragraph-rsid="00556795"/>
    </style:style>
    <style:style style:name="P220" style:family="paragraph" style:parent-style-name="Text_20_body" style:list-style-name="L7">
      <style:text-properties officeooo:rsid="00556795" officeooo:paragraph-rsid="0056bb29"/>
    </style:style>
    <style:style style:name="P221" style:family="paragraph" style:parent-style-name="Text_20_body" style:list-style-name="L8">
      <style:text-properties officeooo:rsid="00690e08" officeooo:paragraph-rsid="00690e08"/>
    </style:style>
    <style:style style:name="P222" style:family="paragraph" style:parent-style-name="Text_20_body" style:list-style-name="L8">
      <style:text-properties officeooo:rsid="00690e08" officeooo:paragraph-rsid="006a23ff"/>
    </style:style>
    <style:style style:name="P223" style:family="paragraph" style:parent-style-name="Text_20_body" style:list-style-name="L9">
      <style:text-properties officeooo:rsid="006ab9e3" officeooo:paragraph-rsid="006ab9e3"/>
    </style:style>
    <style:style style:name="P224" style:family="paragraph" style:parent-style-name="Text_20_body" style:list-style-name="L10">
      <style:text-properties officeooo:rsid="007dd631" officeooo:paragraph-rsid="007dd631"/>
    </style:style>
    <style:style style:name="P225" style:family="paragraph" style:parent-style-name="Text_20_body" style:list-style-name="L10">
      <style:text-properties officeooo:rsid="00815111" officeooo:paragraph-rsid="00815111"/>
    </style:style>
    <style:style style:name="P226" style:family="paragraph" style:parent-style-name="Text_20_body" style:list-style-name="L12">
      <style:text-properties officeooo:rsid="00ab0aa3" officeooo:paragraph-rsid="00ab0aa3"/>
    </style:style>
    <style:style style:name="P227" style:family="paragraph" style:parent-style-name="Text_20_body" style:list-style-name="L12">
      <style:text-properties officeooo:rsid="00ab0aa3" officeooo:paragraph-rsid="016dbdac"/>
    </style:style>
    <style:style style:name="P228" style:family="paragraph" style:parent-style-name="Text_20_body" style:list-style-name="L12">
      <style:text-properties officeooo:rsid="00afe3c0" officeooo:paragraph-rsid="00afe3c0"/>
    </style:style>
    <style:style style:name="P229" style:family="paragraph" style:parent-style-name="Text_20_body" style:list-style-name="L12">
      <style:text-properties officeooo:rsid="00b29342" officeooo:paragraph-rsid="00b29342"/>
    </style:style>
    <style:style style:name="P230" style:family="paragraph" style:parent-style-name="Text_20_body" style:list-style-name="L13">
      <style:text-properties fo:color="#224b12" officeooo:rsid="00c3b4d1" officeooo:paragraph-rsid="00c3b4d1"/>
    </style:style>
    <style:style style:name="P231" style:family="paragraph" style:parent-style-name="Text_20_body" style:list-style-name="L13">
      <style:text-properties fo:color="#224b12" officeooo:rsid="00c3b4d1" officeooo:paragraph-rsid="010ad6e2"/>
    </style:style>
    <style:style style:name="P232" style:family="paragraph" style:parent-style-name="Text_20_body" style:list-style-name="L14">
      <style:text-properties fo:color="#224b12" fo:font-weight="normal" officeooo:rsid="012ab5e2" officeooo:paragraph-rsid="012ab5e2" style:font-weight-asian="normal" style:font-weight-complex="normal"/>
    </style:style>
    <style:style style:name="P233" style:family="paragraph" style:parent-style-name="Text_20_body" style:list-style-name="L14">
      <style:text-properties fo:color="#224b12" fo:font-weight="normal" officeooo:rsid="012ab5e2" officeooo:paragraph-rsid="013eec16" style:font-weight-asian="normal" style:font-weight-complex="normal"/>
    </style:style>
    <style:style style:name="P234" style:family="paragraph" style:parent-style-name="Text_20_body" style:list-style-name="L14">
      <style:text-properties fo:color="#224b12" fo:font-weight="normal" officeooo:rsid="012ab5e2" officeooo:paragraph-rsid="0161b1f0" style:font-weight-asian="normal" style:font-weight-complex="normal"/>
    </style:style>
    <style:style style:name="P235" style:family="paragraph" style:parent-style-name="Text_20_body" style:list-style-name="L14">
      <style:text-properties fo:color="#224b12" fo:font-weight="normal" officeooo:rsid="012ab5e2" officeooo:paragraph-rsid="0180cf85" style:font-weight-asian="normal" style:font-weight-complex="normal"/>
    </style:style>
    <style:style style:name="P236" style:family="paragraph" style:parent-style-name="Text_20_body" style:list-style-name="L14">
      <style:text-properties fo:color="#224b12" fo:font-weight="normal" officeooo:rsid="012ab5e2" officeooo:paragraph-rsid="01b4cec1" style:font-weight-asian="normal" style:font-weight-complex="normal"/>
    </style:style>
    <style:style style:name="P237" style:family="paragraph" style:parent-style-name="Text_20_body" style:list-style-name="L14">
      <style:text-properties fo:color="#224b12" fo:font-weight="normal" officeooo:rsid="012ab5e2" officeooo:paragraph-rsid="01dadb95" style:font-weight-asian="normal" style:font-weight-complex="normal"/>
    </style:style>
    <style:style style:name="P238" style:family="paragraph" style:parent-style-name="Text_20_body" style:list-style-name="L14">
      <style:text-properties fo:color="#224b12" fo:font-weight="normal" officeooo:rsid="012ab5e2" officeooo:paragraph-rsid="01f89c13" style:font-weight-asian="normal" style:font-weight-complex="normal"/>
    </style:style>
    <style:style style:name="P239" style:family="paragraph" style:parent-style-name="Text_20_body" style:list-style-name="L14">
      <style:text-properties fo:color="#224b12" fo:font-weight="normal" officeooo:rsid="012ab5e2" officeooo:paragraph-rsid="03a28a14" style:font-weight-asian="normal" style:font-weight-complex="normal"/>
    </style:style>
    <style:style style:name="P240" style:family="paragraph" style:parent-style-name="Text_20_body" style:list-style-name="L14">
      <style:text-properties fo:color="#224b12" fo:font-weight="normal" officeooo:rsid="012ab5e2" officeooo:paragraph-rsid="02254016" style:font-weight-asian="normal" style:font-weight-complex="normal"/>
    </style:style>
    <style:style style:name="P241" style:family="paragraph" style:parent-style-name="Text_20_body" style:list-style-name="L14">
      <style:text-properties fo:color="#224b12" fo:font-weight="normal" officeooo:rsid="012c5cb2" officeooo:paragraph-rsid="012c5cb2" style:font-weight-asian="normal" style:font-weight-complex="normal"/>
    </style:style>
    <style:style style:name="P242" style:family="paragraph" style:parent-style-name="Text_20_body" style:list-style-name="L14">
      <style:text-properties fo:color="#224b12" fo:font-weight="normal" officeooo:rsid="0140d2ab" officeooo:paragraph-rsid="0140d2ab" style:font-weight-asian="normal" style:font-weight-complex="normal"/>
    </style:style>
    <style:style style:name="P243" style:family="paragraph" style:parent-style-name="Text_20_body" style:list-style-name="L14">
      <style:text-properties fo:color="#224b12" fo:font-weight="normal" officeooo:rsid="0140d2ab" officeooo:paragraph-rsid="0161b1f0" style:font-weight-asian="normal" style:font-weight-complex="normal"/>
    </style:style>
    <style:style style:name="P244" style:family="paragraph" style:parent-style-name="Text_20_body" style:list-style-name="L14">
      <style:text-properties fo:color="#224b12" fo:font-weight="normal" officeooo:rsid="0140d2ab" officeooo:paragraph-rsid="0180cf85" style:font-weight-asian="normal" style:font-weight-complex="normal"/>
    </style:style>
    <style:style style:name="P245" style:family="paragraph" style:parent-style-name="Text_20_body" style:list-style-name="L14">
      <style:text-properties fo:color="#224b12" fo:font-weight="normal" officeooo:rsid="0140d2ab" officeooo:paragraph-rsid="01b1f7c3" style:font-weight-asian="normal" style:font-weight-complex="normal"/>
    </style:style>
    <style:style style:name="P246" style:family="paragraph" style:parent-style-name="Text_20_body" style:list-style-name="L14">
      <style:text-properties fo:color="#224b12" fo:font-weight="normal" officeooo:rsid="0140d2ab" officeooo:paragraph-rsid="01dadb95" style:font-weight-asian="normal" style:font-weight-complex="normal"/>
    </style:style>
    <style:style style:name="P247" style:family="paragraph" style:parent-style-name="Text_20_body" style:list-style-name="L14">
      <style:text-properties fo:color="#224b12" fo:font-weight="normal" officeooo:rsid="0163f350" officeooo:paragraph-rsid="0163f350" style:font-weight-asian="normal" style:font-weight-complex="normal"/>
    </style:style>
    <style:style style:name="P248" style:family="paragraph" style:parent-style-name="Text_20_body" style:list-style-name="L14">
      <style:text-properties fo:color="#224b12" fo:font-weight="normal" officeooo:rsid="01815fff" officeooo:paragraph-rsid="01815fff" style:font-weight-asian="normal" style:font-weight-complex="normal"/>
    </style:style>
    <style:style style:name="P249" style:family="paragraph" style:parent-style-name="Text_20_body" style:list-style-name="L14">
      <style:text-properties fo:color="#224b12" fo:font-weight="normal" officeooo:rsid="0181afc1" officeooo:paragraph-rsid="0181afc1" style:font-weight-asian="normal" style:font-weight-complex="normal"/>
    </style:style>
    <style:style style:name="P250" style:family="paragraph" style:parent-style-name="Text_20_body" style:list-style-name="L14">
      <style:text-properties fo:color="#224b12" fo:font-weight="normal" officeooo:rsid="01a61cd7" officeooo:paragraph-rsid="01a61cd7" style:font-weight-asian="normal" style:font-weight-complex="normal"/>
    </style:style>
    <style:style style:name="P251" style:family="paragraph" style:parent-style-name="Text_20_body" style:list-style-name="L14">
      <style:text-properties fo:color="#224b12" fo:font-weight="normal" officeooo:rsid="01a638ea" officeooo:paragraph-rsid="01a638ea" style:font-weight-asian="normal" style:font-weight-complex="normal"/>
    </style:style>
    <style:style style:name="P252" style:family="paragraph" style:parent-style-name="Text_20_body" style:list-style-name="L14">
      <style:text-properties fo:color="#224b12" fo:font-weight="normal" officeooo:rsid="01a7d7e5" officeooo:paragraph-rsid="01a7d7e5" style:font-weight-asian="normal" style:font-weight-complex="normal"/>
    </style:style>
    <style:style style:name="P253" style:family="paragraph" style:parent-style-name="Text_20_body" style:list-style-name="L14">
      <style:text-properties fo:color="#224b12" fo:font-weight="normal" officeooo:rsid="01a9fa0c" officeooo:paragraph-rsid="01a9fa0c" style:font-weight-asian="normal" style:font-weight-complex="normal"/>
    </style:style>
    <style:style style:name="P254" style:family="paragraph" style:parent-style-name="Text_20_body" style:list-style-name="L14">
      <style:text-properties fo:color="#224b12" fo:font-weight="normal" officeooo:rsid="01b2ce32" officeooo:paragraph-rsid="01b2ce32" style:font-weight-asian="normal" style:font-weight-complex="normal"/>
    </style:style>
    <style:style style:name="P255" style:family="paragraph" style:parent-style-name="Text_20_body" style:list-style-name="L14">
      <style:text-properties fo:color="#224b12" fo:font-weight="normal" officeooo:rsid="01b2ce32" officeooo:paragraph-rsid="01dadb95" style:font-weight-asian="normal" style:font-weight-complex="normal"/>
    </style:style>
    <style:style style:name="P256" style:family="paragraph" style:parent-style-name="Text_20_body" style:list-style-name="L14">
      <style:text-properties fo:color="#224b12" fo:font-weight="normal" officeooo:rsid="01b59ee1" officeooo:paragraph-rsid="01b59ee1" style:font-weight-asian="normal" style:font-weight-complex="normal"/>
    </style:style>
    <style:style style:name="P257" style:family="paragraph" style:parent-style-name="Text_20_body" style:list-style-name="L14">
      <style:text-properties fo:color="#224b12" fo:font-weight="normal" officeooo:rsid="01b59ee1" officeooo:paragraph-rsid="01dadb95" style:font-weight-asian="normal" style:font-weight-complex="normal"/>
    </style:style>
    <style:style style:name="P258" style:family="paragraph" style:parent-style-name="Text_20_body" style:list-style-name="L14">
      <style:text-properties fo:color="#224b12" fo:font-weight="normal" officeooo:rsid="01b77ec8" officeooo:paragraph-rsid="01b77ec8" style:font-weight-asian="normal" style:font-weight-complex="normal"/>
    </style:style>
    <style:style style:name="P259" style:family="paragraph" style:parent-style-name="Text_20_body" style:list-style-name="L14">
      <style:text-properties fo:color="#224b12" fo:font-weight="normal" officeooo:rsid="01fa259f" officeooo:paragraph-rsid="01fa259f" style:font-weight-asian="normal" style:font-weight-complex="normal"/>
    </style:style>
    <style:style style:name="P260" style:family="paragraph" style:parent-style-name="Text_20_body" style:list-style-name="L14">
      <style:text-properties fo:color="#224b12" fo:font-weight="normal" officeooo:rsid="01fa259f" officeooo:paragraph-rsid="02254016" style:font-weight-asian="normal" style:font-weight-complex="normal"/>
    </style:style>
    <style:style style:name="P261" style:family="paragraph" style:parent-style-name="Text_20_body" style:list-style-name="L14">
      <style:text-properties fo:color="#224b12" fo:font-weight="normal" officeooo:rsid="02254016" officeooo:paragraph-rsid="03a28a14" style:font-weight-asian="normal" style:font-weight-complex="normal"/>
    </style:style>
    <style:style style:name="P262" style:family="paragraph" style:parent-style-name="Text_20_body" style:list-style-name="L14">
      <style:text-properties fo:color="#224b12" fo:font-weight="normal" officeooo:rsid="02254016" officeooo:paragraph-rsid="02254016" style:font-weight-asian="normal" style:font-weight-complex="normal"/>
    </style:style>
    <style:style style:name="P263" style:family="paragraph" style:parent-style-name="Text_20_body" style:list-style-name="L14">
      <style:text-properties fo:color="#224b12" fo:font-weight="normal" officeooo:rsid="03a34af0" officeooo:paragraph-rsid="03a34af0" style:font-weight-asian="normal" style:font-weight-complex="normal"/>
    </style:style>
    <style:style style:name="P264" style:family="paragraph" style:parent-style-name="Text_20_body" style:list-style-name="L14">
      <style:text-properties fo:color="#224b12" fo:font-weight="normal" officeooo:rsid="03a40da4" officeooo:paragraph-rsid="03a40da4" style:font-weight-asian="normal" style:font-weight-complex="normal"/>
    </style:style>
    <style:style style:name="P265" style:family="paragraph" style:parent-style-name="Text_20_body" style:list-style-name="L14">
      <style:text-properties fo:color="#224b12" fo:font-weight="normal" officeooo:rsid="0226fc14" officeooo:paragraph-rsid="0226fc14" style:font-weight-asian="normal" style:font-weight-complex="normal"/>
    </style:style>
    <style:style style:name="P266" style:family="paragraph" style:parent-style-name="Text_20_body" style:list-style-name="L14">
      <style:text-properties fo:color="#224b12" fo:font-weight="normal" officeooo:rsid="0227b454" officeooo:paragraph-rsid="0227b454" style:font-weight-asian="normal" style:font-weight-complex="normal"/>
    </style:style>
    <style:style style:name="P267" style:family="paragraph" style:parent-style-name="Text_20_body" style:list-style-name="L14">
      <style:text-properties fo:color="#224b12" fo:font-weight="normal" officeooo:rsid="02286f66" officeooo:paragraph-rsid="02286f66" style:font-weight-asian="normal" style:font-weight-complex="normal"/>
    </style:style>
    <style:style style:name="P268" style:family="paragraph" style:parent-style-name="Text_20_body" style:list-style-name="L14">
      <style:text-properties fo:color="#224b12" fo:font-weight="normal" officeooo:rsid="03a18b78" officeooo:paragraph-rsid="03a18b78" style:font-weight-asian="normal" style:font-weight-complex="normal"/>
    </style:style>
    <style:style style:name="P269" style:family="paragraph" style:parent-style-name="Text_20_body" style:list-style-name="L13">
      <style:text-properties fo:font-weight="bold" officeooo:rsid="00c3b4d1" officeooo:paragraph-rsid="00c3b4d1" style:font-weight-asian="bold" style:font-weight-complex="bold"/>
    </style:style>
    <style:style style:name="P270" style:family="paragraph" style:parent-style-name="Text_20_body" style:list-style-name="L14">
      <style:text-properties fo:font-weight="bold" officeooo:rsid="012ab5e2" officeooo:paragraph-rsid="012ab5e2" style:font-weight-asian="bold" style:font-weight-complex="bold"/>
    </style:style>
    <style:style style:name="P271" style:family="paragraph" style:parent-style-name="Text_20_body" style:list-style-name="L14">
      <style:text-properties fo:font-weight="bold" officeooo:rsid="012ab5e2" officeooo:paragraph-rsid="013eec16" style:font-weight-asian="bold" style:font-weight-complex="bold"/>
    </style:style>
    <style:style style:name="P272" style:family="paragraph" style:parent-style-name="Text_20_body" style:list-style-name="L14">
      <style:text-properties fo:font-weight="bold" officeooo:rsid="012ab5e2" officeooo:paragraph-rsid="01620cd7" style:font-weight-asian="bold" style:font-weight-complex="bold"/>
    </style:style>
    <style:style style:name="P273" style:family="paragraph" style:parent-style-name="Text_20_body" style:list-style-name="L14">
      <style:text-properties fo:font-weight="bold" officeooo:rsid="012ab5e2" officeooo:paragraph-rsid="0180cf85" style:font-weight-asian="bold" style:font-weight-complex="bold"/>
    </style:style>
    <style:style style:name="P274" style:family="paragraph" style:parent-style-name="Text_20_body" style:list-style-name="L14">
      <style:text-properties fo:font-weight="bold" officeooo:rsid="012ab5e2" officeooo:paragraph-rsid="01a365a8" style:font-weight-asian="bold" style:font-weight-complex="bold"/>
    </style:style>
    <style:style style:name="P275" style:family="paragraph" style:parent-style-name="Text_20_body" style:list-style-name="L14">
      <style:text-properties fo:font-weight="bold" officeooo:rsid="012ab5e2" officeooo:paragraph-rsid="01b1f7c3" style:font-weight-asian="bold" style:font-weight-complex="bold"/>
    </style:style>
    <style:style style:name="P276" style:family="paragraph" style:parent-style-name="Text_20_body" style:list-style-name="L14">
      <style:text-properties fo:font-weight="bold" officeooo:rsid="012ab5e2" officeooo:paragraph-rsid="01dadb95" style:font-weight-asian="bold" style:font-weight-complex="bold"/>
    </style:style>
    <style:style style:name="P277" style:family="paragraph" style:parent-style-name="Text_20_body" style:list-style-name="L14">
      <style:text-properties fo:font-weight="bold" officeooo:rsid="012ab5e2" officeooo:paragraph-rsid="01f89c13" style:font-weight-asian="bold" style:font-weight-complex="bold"/>
    </style:style>
    <style:style style:name="P278" style:family="paragraph" style:parent-style-name="Text_20_body" style:list-style-name="L14">
      <style:text-properties fo:font-weight="bold" officeooo:rsid="012ab5e2" officeooo:paragraph-rsid="03a28a14" style:font-weight-asian="bold" style:font-weight-complex="bold"/>
    </style:style>
    <style:style style:name="P279" style:family="paragraph" style:parent-style-name="Text_20_body" style:list-style-name="L14">
      <style:text-properties fo:font-weight="bold" officeooo:rsid="012ab5e2" officeooo:paragraph-rsid="02254016" style:font-weight-asian="bold" style:font-weight-complex="bold"/>
    </style:style>
    <style:style style:name="P280" style:family="paragraph" style:parent-style-name="Text_20_body" style:list-style-name="L14">
      <style:text-properties fo:font-weight="bold" officeooo:rsid="012ab5e2" officeooo:paragraph-rsid="03a0e41b" style:font-weight-asian="bold" style:font-weight-complex="bold"/>
    </style:style>
    <style:style style:name="P281" style:family="paragraph" style:parent-style-name="Text_20_body" style:list-style-name="L14">
      <style:text-properties fo:color="#8d281e" fo:font-weight="normal" officeooo:rsid="012c5cb2" officeooo:paragraph-rsid="012c5cb2" style:font-weight-asian="normal" style:font-weight-complex="normal"/>
    </style:style>
    <style:style style:name="P282" style:family="paragraph" style:parent-style-name="Text_20_body" style:list-style-name="L14">
      <style:text-properties fo:color="#8d281e" fo:font-weight="normal" officeooo:rsid="012c5cb2" officeooo:paragraph-rsid="013eec16" style:font-weight-asian="normal" style:font-weight-complex="normal"/>
    </style:style>
    <style:style style:name="P283" style:family="paragraph" style:parent-style-name="Text_20_body" style:list-style-name="L14">
      <style:text-properties fo:color="#8d281e" fo:font-weight="normal" officeooo:rsid="012c5cb2" officeooo:paragraph-rsid="0161b1f0" style:font-weight-asian="normal" style:font-weight-complex="normal"/>
    </style:style>
    <style:style style:name="P284" style:family="paragraph" style:parent-style-name="Text_20_body" style:list-style-name="L14">
      <style:text-properties fo:color="#8d281e" fo:font-weight="normal" officeooo:rsid="0141da74" officeooo:paragraph-rsid="0141da74" style:font-weight-asian="normal" style:font-weight-complex="normal"/>
    </style:style>
    <style:style style:name="P285" style:family="paragraph" style:parent-style-name="Text_20_body" style:list-style-name="L14">
      <style:text-properties fo:color="#8d281e" fo:font-weight="normal" officeooo:rsid="0142f23b" officeooo:paragraph-rsid="0142f23b" style:font-weight-asian="normal" style:font-weight-complex="normal"/>
    </style:style>
    <style:style style:name="P286" style:family="paragraph" style:parent-style-name="Text_20_body" style:list-style-name="L14">
      <style:text-properties fo:color="#8d281e" fo:font-weight="normal" officeooo:rsid="0144abb9" officeooo:paragraph-rsid="0144abb9" style:font-weight-asian="normal" style:font-weight-complex="normal"/>
    </style:style>
    <style:style style:name="P287" style:family="paragraph" style:parent-style-name="Text_20_body" style:list-style-name="L14">
      <style:text-properties fo:color="#8d281e" fo:font-weight="normal" officeooo:rsid="0163f350" officeooo:paragraph-rsid="0163f350" style:font-weight-asian="normal" style:font-weight-complex="normal"/>
    </style:style>
    <style:style style:name="P288" style:family="paragraph" style:parent-style-name="Text_20_body" style:list-style-name="L14">
      <style:text-properties fo:color="#8d281e" fo:font-weight="normal" officeooo:rsid="0163f350" officeooo:paragraph-rsid="0180cf85" style:font-weight-asian="normal" style:font-weight-complex="normal"/>
    </style:style>
    <style:style style:name="P289" style:family="paragraph" style:parent-style-name="Text_20_body" style:list-style-name="L14">
      <style:text-properties fo:color="#8d281e" fo:font-weight="normal" officeooo:rsid="0163f350" officeooo:paragraph-rsid="0184d115" style:font-weight-asian="normal" style:font-weight-complex="normal"/>
    </style:style>
    <style:style style:name="P290" style:family="paragraph" style:parent-style-name="Text_20_body" style:list-style-name="L14">
      <style:text-properties fo:color="#8d281e" fo:font-weight="normal" officeooo:rsid="01651d3a" officeooo:paragraph-rsid="01651d3a" style:font-weight-asian="normal" style:font-weight-complex="normal"/>
    </style:style>
    <style:style style:name="P291" style:family="paragraph" style:parent-style-name="Text_20_body" style:list-style-name="L14">
      <style:text-properties fo:color="#8d281e" fo:font-weight="normal" officeooo:rsid="01651d3a" officeooo:paragraph-rsid="0184d115" style:font-weight-asian="normal" style:font-weight-complex="normal"/>
    </style:style>
    <style:style style:name="P292" style:family="paragraph" style:parent-style-name="Text_20_body" style:list-style-name="L14">
      <style:text-properties fo:color="#8d281e" fo:font-weight="normal" officeooo:rsid="0182391d" officeooo:paragraph-rsid="0182391d" style:font-weight-asian="normal" style:font-weight-complex="normal"/>
    </style:style>
    <style:style style:name="P293" style:family="paragraph" style:parent-style-name="Text_20_body" style:list-style-name="L14">
      <style:text-properties fo:color="#8d281e" fo:font-weight="normal" officeooo:rsid="0182391d" officeooo:paragraph-rsid="01a365a8" style:font-weight-asian="normal" style:font-weight-complex="normal"/>
    </style:style>
    <style:style style:name="P294" style:family="paragraph" style:parent-style-name="Text_20_body" style:list-style-name="L14">
      <style:text-properties fo:color="#8d281e" fo:font-weight="normal" officeooo:rsid="01a7d7e5" officeooo:paragraph-rsid="01a7d7e5" style:font-weight-asian="normal" style:font-weight-complex="normal"/>
    </style:style>
    <style:style style:name="P295" style:family="paragraph" style:parent-style-name="Text_20_body" style:list-style-name="L14">
      <style:text-properties fo:color="#8d281e" fo:font-weight="normal" officeooo:rsid="01abcbf7" officeooo:paragraph-rsid="01abcbf7" style:font-weight-asian="normal" style:font-weight-complex="normal"/>
    </style:style>
    <style:style style:name="P296" style:family="paragraph" style:parent-style-name="Text_20_body" style:list-style-name="L14">
      <style:text-properties fo:color="#8d281e" fo:font-weight="normal" officeooo:rsid="01ae9f80" officeooo:paragraph-rsid="01ae9f80" style:font-weight-asian="normal" style:font-weight-complex="normal"/>
    </style:style>
    <style:style style:name="P297" style:family="paragraph" style:parent-style-name="Text_20_body" style:list-style-name="L14">
      <style:text-properties fo:color="#8d281e" fo:font-weight="normal" officeooo:rsid="01b48ce6" officeooo:paragraph-rsid="01b48ce6" style:font-weight-asian="normal" style:font-weight-complex="normal"/>
    </style:style>
    <style:style style:name="P298" style:family="paragraph" style:parent-style-name="Text_20_body" style:list-style-name="L14">
      <style:text-properties fo:color="#8d281e" fo:font-weight="normal" officeooo:rsid="01b4dbcf" officeooo:paragraph-rsid="01b4dbcf" style:font-weight-asian="normal" style:font-weight-complex="normal"/>
    </style:style>
    <style:style style:name="P299" style:family="paragraph" style:parent-style-name="Text_20_body" style:list-style-name="L14">
      <style:text-properties fo:color="#8d281e" fo:font-weight="normal" officeooo:rsid="01b66120" officeooo:paragraph-rsid="01b66120" style:font-weight-asian="normal" style:font-weight-complex="normal"/>
    </style:style>
    <style:style style:name="P300" style:family="paragraph" style:parent-style-name="Text_20_body" style:list-style-name="L14">
      <style:text-properties fo:color="#8d281e" fo:font-weight="normal" officeooo:rsid="01dc4f79" officeooo:paragraph-rsid="01dc4f79" style:font-weight-asian="normal" style:font-weight-complex="normal"/>
    </style:style>
    <style:style style:name="P301" style:family="paragraph" style:parent-style-name="Text_20_body" style:list-style-name="L14">
      <style:text-properties fo:color="#8d281e" fo:font-weight="normal" officeooo:rsid="01df5447" officeooo:paragraph-rsid="01df5447" style:font-weight-asian="normal" style:font-weight-complex="normal"/>
    </style:style>
    <style:style style:name="P302" style:family="paragraph" style:parent-style-name="Text_20_body" style:list-style-name="L14">
      <style:text-properties fo:color="#8d281e" fo:font-weight="normal" officeooo:rsid="01fa259f" officeooo:paragraph-rsid="01fa259f" style:font-weight-asian="normal" style:font-weight-complex="normal"/>
    </style:style>
    <style:style style:name="P303" style:family="paragraph" style:parent-style-name="Text_20_body" style:list-style-name="L14">
      <style:text-properties fo:color="#8d281e" fo:font-weight="normal" officeooo:rsid="03a40da4" officeooo:paragraph-rsid="03a40da4" style:font-weight-asian="normal" style:font-weight-complex="normal"/>
    </style:style>
    <style:style style:name="P304" style:family="paragraph" style:parent-style-name="Text_20_body" style:list-style-name="L14">
      <style:text-properties fo:color="#8d281e" fo:font-weight="normal" officeooo:rsid="0226fc14" officeooo:paragraph-rsid="0226fc14" style:font-weight-asian="normal" style:font-weight-complex="normal"/>
    </style:style>
    <style:style style:name="P305" style:family="paragraph" style:parent-style-name="Text_20_body" style:list-style-name="L14">
      <style:text-properties fo:color="#8d281e" fo:font-weight="normal" officeooo:rsid="022915af" officeooo:paragraph-rsid="022915af" style:font-weight-asian="normal" style:font-weight-complex="normal"/>
    </style:style>
    <style:style style:name="P306" style:family="paragraph" style:parent-style-name="Text_20_body" style:list-style-name="L14">
      <style:text-properties fo:color="#8d281e" fo:font-weight="normal" officeooo:rsid="03a18b78" officeooo:paragraph-rsid="03a18b78" style:font-weight-asian="normal" style:font-weight-complex="normal"/>
    </style:style>
    <style:style style:name="P307" style:family="paragraph" style:parent-style-name="Text_20_body" style:list-style-name="L12">
      <style:text-properties officeooo:rsid="017731a4" officeooo:paragraph-rsid="017731a4"/>
    </style:style>
    <style:style style:name="P308" style:family="paragraph" style:parent-style-name="Text_20_body" style:list-style-name="L12">
      <style:text-properties officeooo:rsid="0179f19d" officeooo:paragraph-rsid="017d866c"/>
    </style:style>
    <style:style style:name="P309" style:family="paragraph" style:parent-style-name="Text_20_body" style:list-style-name="L12">
      <style:text-properties officeooo:rsid="017e6b4e" officeooo:paragraph-rsid="017e6b4e"/>
    </style:style>
    <style:style style:name="P310" style:family="paragraph" style:parent-style-name="Text_20_body" style:list-style-name="L15">
      <style:text-properties officeooo:paragraph-rsid="018afa52"/>
    </style:style>
    <style:style style:name="P311" style:family="paragraph" style:parent-style-name="Text_20_body" style:list-style-name="L16">
      <style:text-properties officeooo:paragraph-rsid="01e1b2ca"/>
    </style:style>
    <style:style style:name="P312" style:family="paragraph" style:parent-style-name="Text_20_body" style:list-style-name="L16">
      <style:text-properties officeooo:paragraph-rsid="01f1b7d0"/>
    </style:style>
    <style:style style:name="P313" style:family="paragraph" style:parent-style-name="Text_20_body">
      <style:text-properties officeooo:paragraph-rsid="014d8944"/>
    </style:style>
    <style:style style:name="P314" style:family="paragraph" style:parent-style-name="Text_20_body">
      <style:text-properties officeooo:paragraph-rsid="04590db0"/>
    </style:style>
    <style:style style:name="P315" style:family="paragraph" style:parent-style-name="Text_20_body">
      <style:text-properties officeooo:paragraph-rsid="01c6bad0"/>
    </style:style>
    <style:style style:name="P316" style:family="paragraph">
      <style:paragraph-properties style:text-autospace="none"/>
    </style:style>
    <style:style style:name="P317" style:family="paragraph">
      <loext:graphic-properties draw:fill="none" draw:fill-color="#ffffff"/>
      <style:paragraph-properties style:text-autospace="none"/>
      <style:text-properties fo:color="#000000" style:font-name="Consolas3" fo:font-size="9.5pt" style:font-name-asian="Consolas3" style:font-size-asian="9.5pt" style:font-name-complex="Consolas3" style:font-size-complex="9.5pt"/>
    </style:style>
    <style:style style:name="P318" style:family="paragraph">
      <loext:graphic-properties draw:fill="none" draw:fill-color="#ffffff"/>
      <style:paragraph-properties style:text-autospace="none"/>
      <style:text-properties fo:color="#0000ff" style:font-name="Consolas3" fo:font-size="9.5pt" style:font-name-asian="Consolas3" style:font-size-asian="9.5pt" style:font-name-complex="Consolas3" style:font-size-complex="9.5pt"/>
    </style:style>
    <style:style style:name="P319" style:family="paragraph">
      <style:paragraph-properties fo:line-height="100%"/>
    </style:style>
    <style:style style:name="P320" style:family="paragraph">
      <loext:graphic-properties draw:fill="none" draw:fill-color="#ffffff"/>
      <style:paragraph-properties fo:line-height="100%"/>
      <style:text-properties style:font-name="Consolas2" fo:font-size="9pt" style:font-size-asian="9pt" style:font-name-complex="Consolas2" style:font-size-complex="9pt"/>
    </style:style>
    <style:style style:name="P321" style:family="paragraph">
      <style:paragraph-properties fo:margin-left="0in" fo:margin-right="0in" fo:margin-top="0.0398in" fo:margin-bottom="0.0398in" fo:line-height="100%" fo:text-align="start" fo:text-indent="0in" style:text-autospace="ideograph-alpha" style:punctuation-wrap="hanging" style:line-break="strict" style:writing-mode="lr-tb">
        <style:tab-stops/>
      </style:paragraph-properties>
      <style:text-properties fo:hyphenate="false"/>
    </style:style>
    <style:style style:name="P322" style:family="paragraph">
      <loext:graphic-properties draw:fill="none" draw:fill-color="#ffffff"/>
      <style:paragraph-properties fo:margin-left="0in" fo:margin-right="0in" fo:margin-top="0.0398in" fo:margin-bottom="0.0398in" fo:line-height="100%" fo:text-align="start" fo:text-indent="0in" style:text-autospace="ideograph-alpha" style:punctuation-wrap="hanging" style:line-break="strict" style:writing-mode="lr-tb">
        <style:tab-stops/>
      </style:paragraph-properties>
      <style:text-properties fo:font-variant="normal" fo:text-transform="none"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323" style:family="paragraph">
      <loext:graphic-properties draw:fill="none" draw:fill-color="#ffffff"/>
      <style:paragraph-properties fo:line-height="100%"/>
      <style:text-properties fo:color="#000000" style:font-name="Consolas2" fo:font-size="9pt" style:font-size-asian="9pt" style:font-name-complex="Consolas2" style:font-size-complex="9pt"/>
    </style:style>
    <style:style style:name="P324" style:family="paragraph">
      <loext:graphic-properties draw:fill="none" draw:fill-color="#ffffff"/>
      <style:paragraph-properties fo:margin-top="0.0398in" fo:margin-bottom="0.0398in" fo:line-height="100%"/>
      <style:text-properties style:font-name="Consolas2" fo:font-size="9pt" style:font-size-asian="9pt" style:font-name-complex="Consolas2" style:font-size-complex="9pt"/>
    </style:style>
    <style:style style:name="P325" style:family="paragraph">
      <loext:graphic-properties draw:fill="none" draw:fill-color="#ffffff"/>
      <style:paragraph-properties fo:line-height="100%"/>
      <style:text-properties fo:font-size="9pt" style:font-size-asian="9pt" style:font-size-complex="9pt"/>
    </style:style>
    <style:style style:name="P326" style:family="paragraph">
      <loext:graphic-properties draw:fill="none" draw:fill-color="#ffffff"/>
      <style:paragraph-properties fo:line-height="100%"/>
      <style:text-properties style:font-name="Consolas2" fo:font-size="8pt" style:font-size-asian="9pt" style:font-name-complex="Consolas2" style:font-size-complex="9pt"/>
    </style:style>
    <style:style style:name="P327" style:family="paragraph">
      <loext:graphic-properties draw:fill="none" draw:fill-color="#ffffff"/>
      <style:paragraph-properties fo:line-height="100%"/>
      <style:text-properties fo:color="#0000ff" style:font-name="Consolas2" fo:font-size="9pt" style:font-size-asian="9pt" style:font-name-complex="Consolas2" style:font-size-complex="9pt"/>
    </style:style>
    <style:style style:name="P328" style:family="paragraph">
      <loext:graphic-properties draw:fill="none" draw:fill-color="#ffffff"/>
      <style:text-properties style:font-name="Consolas4" fo:font-size="9pt" style:font-size-asian="9pt" style:font-size-complex="9pt"/>
    </style:style>
    <style:style style:name="P329" style:family="paragraph">
      <loext:graphic-properties draw:fill="none" draw:fill-color="#ffffff"/>
      <style:paragraph-properties fo:line-height="100%"/>
      <style:text-properties fo:color="#000000" style:font-name="Consolas2" fo:font-size="8pt" style:font-size-asian="9pt" style:font-name-complex="Consolas2" style:font-size-complex="9pt"/>
    </style:style>
    <style:style style:name="P330" style:family="paragraph">
      <style:paragraph-properties fo:margin-top="0in" fo:margin-bottom="0in" fo:line-height="100%"/>
    </style:style>
    <style:style style:name="P331" style:family="paragraph">
      <loext:graphic-properties draw:fill="none" draw:fill-color="#ffffff"/>
      <style:paragraph-properties fo:margin-top="0in" fo:margin-bottom="0in" fo:line-height="100%"/>
      <style:text-properties style:font-name="Consolas2" fo:font-size="8pt" style:font-size-asian="9pt" style:font-name-complex="Consolas2" style:font-size-complex="9pt"/>
    </style:style>
    <style:style style:name="P332" style:family="paragraph">
      <loext:graphic-properties draw:fill="none" draw:fill-color="#ffffff"/>
      <style:paragraph-properties fo:line-height="100%"/>
      <style:text-properties fo:font-size="12pt"/>
    </style:style>
    <style:style style:name="P333" style:family="paragraph">
      <loext:graphic-properties draw:fill="none" draw:fill-color="#ffffff"/>
      <style:paragraph-properties fo:margin-top="0in" fo:margin-bottom="0in" fo:line-height="100%"/>
      <style:text-properties fo:font-size="12pt"/>
    </style:style>
    <style:style style:name="P33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35" style:family="paragraph">
      <loext:graphic-properties draw:fill="none" draw:fill-color="#ffffff"/>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variant="normal" fo:text-transform="none"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336" style:family="paragraph">
      <style:paragraph-properties style:line-height-at-least="0.1583in"/>
    </style:style>
    <style:style style:name="P337" style:family="paragraph">
      <loext:graphic-properties draw:fill="none" draw:fill-color="#ffffff"/>
      <style:text-properties fo:font-size="12pt"/>
    </style:style>
    <style:style style:name="P338" style:family="paragraph">
      <loext:graphic-properties draw:fill="none" draw:fill-color="#ffffff"/>
      <style:text-properties style:font-name="Consolas4" fo:font-size="8pt" style:font-size-asian="8pt" style:font-size-complex="8pt"/>
    </style:style>
    <style:style style:name="T1" style:family="text">
      <style:text-properties officeooo:rsid="002d36b9"/>
    </style:style>
    <style:style style:name="T2" style:family="text">
      <style:text-properties fo:font-weight="bold" style:font-weight-asian="bold" style:font-weight-complex="bold"/>
    </style:style>
    <style:style style:name="T3" style:family="text">
      <style:text-properties fo:font-weight="bold" officeooo:rsid="0033d5ed" style:font-weight-asian="bold" style:font-weight-complex="bold"/>
    </style:style>
    <style:style style:name="T4" style:family="text">
      <style:text-properties fo:font-weight="bold" officeooo:rsid="00c3b4d1" style:font-weight-asian="bold" style:font-weight-complex="bold"/>
    </style:style>
    <style:style style:name="T5" style:family="text">
      <style:text-properties fo:font-weight="bold" officeooo:rsid="012a6365" style:font-weight-asian="bold" style:font-weight-complex="bold"/>
    </style:style>
    <style:style style:name="T6" style:family="text">
      <style:text-properties fo:font-weight="bold" officeooo:rsid="02308d21" style:font-weight-asian="bold" style:font-weight-complex="bold"/>
    </style:style>
    <style:style style:name="T7" style:family="text">
      <style:text-properties fo:font-weight="bold" officeooo:rsid="02411bf3" style:font-weight-asian="bold" style:font-weight-complex="bold"/>
    </style:style>
    <style:style style:name="T8" style:family="text">
      <style:text-properties fo:font-weight="bold" officeooo:rsid="02422a65" style:font-weight-asian="bold" style:font-weight-complex="bold"/>
    </style:style>
    <style:style style:name="T9" style:family="text">
      <style:text-properties fo:font-weight="bold" officeooo:rsid="02435031" style:font-weight-asian="bold" style:font-weight-complex="bold"/>
    </style:style>
    <style:style style:name="T10" style:family="text">
      <style:text-properties fo:font-weight="bold" officeooo:rsid="0445fd3c" style:font-weight-asian="bold" style:font-weight-complex="bold"/>
    </style:style>
    <style:style style:name="T11" style:family="text">
      <style:text-properties officeooo:rsid="003cd7d6"/>
    </style:style>
    <style:style style:name="T12" style:family="text">
      <style:text-properties officeooo:rsid="003e1558"/>
    </style:style>
    <style:style style:name="T13" style:family="text">
      <style:text-properties officeooo:rsid="00447a58"/>
    </style:style>
    <style:style style:name="T14" style:family="text">
      <style:text-properties officeooo:rsid="0046d51f"/>
    </style:style>
    <style:style style:name="T15" style:family="text">
      <style:text-properties officeooo:rsid="0048817b"/>
    </style:style>
    <style:style style:name="T16" style:family="text">
      <style:text-properties officeooo:rsid="004fc806"/>
    </style:style>
    <style:style style:name="T17" style:family="text">
      <style:text-properties officeooo:rsid="005121e8"/>
    </style:style>
    <style:style style:name="T18" style:family="text">
      <style:text-properties officeooo:rsid="0052b2c6"/>
    </style:style>
    <style:style style:name="T19" style:family="text">
      <style:text-properties officeooo:rsid="005522be"/>
    </style:style>
    <style:style style:name="T20" style:family="text">
      <style:text-properties officeooo:rsid="0056bb29"/>
    </style:style>
    <style:style style:name="T21" style:family="text">
      <style:text-properties officeooo:rsid="0057f3ce"/>
    </style:style>
    <style:style style:name="T22" style:family="text">
      <style:text-properties officeooo:rsid="005c3998"/>
    </style:style>
    <style:style style:name="T23" style:family="text">
      <style:text-properties fo:font-style="italic" fo:font-weight="bold" officeooo:rsid="005c3998" style:font-style-asian="italic" style:font-weight-asian="bold" style:font-style-complex="italic" style:font-weight-complex="bold"/>
    </style:style>
    <style:style style:name="T24" style:family="text">
      <style:text-properties fo:font-style="italic" fo:font-weight="bold" officeooo:rsid="00720361" style:font-style-asian="italic" style:font-weight-asian="bold" style:font-style-complex="italic" style:font-weight-complex="bold"/>
    </style:style>
    <style:style style:name="T25" style:family="text">
      <style:text-properties fo:font-style="italic" style:font-style-asian="italic" style:font-style-complex="italic"/>
    </style:style>
    <style:style style:name="T26" style:family="text">
      <style:text-properties fo:font-style="italic" officeooo:rsid="0337d32a" style:font-style-asian="italic" style:font-style-complex="italic"/>
    </style:style>
    <style:style style:name="T27" style:family="text">
      <style:text-properties fo:font-style="italic" officeooo:rsid="00827f7f" style:font-style-asian="italic" style:font-style-complex="italic"/>
    </style:style>
    <style:style style:name="T28" style:family="text">
      <style:text-properties fo:font-style="italic" officeooo:rsid="015024c0" style:font-style-asian="italic" style:font-style-complex="italic"/>
    </style:style>
    <style:style style:name="T29" style:family="text">
      <style:text-properties officeooo:rsid="005cc43e"/>
    </style:style>
    <style:style style:name="T30" style:family="text">
      <style:text-properties officeooo:rsid="00622398"/>
    </style:style>
    <style:style style:name="T31" style:family="text">
      <style:text-properties officeooo:rsid="0064d44c"/>
    </style:style>
    <style:style style:name="T32" style:family="text">
      <style:text-properties officeooo:rsid="00662e37"/>
    </style:style>
    <style:style style:name="T33" style:family="text">
      <style:text-properties officeooo:rsid="0067845b"/>
    </style:style>
    <style:style style:name="T34" style:family="text">
      <style:text-properties officeooo:rsid="00690e08"/>
    </style:style>
    <style:style style:name="T35" style:family="text">
      <style:text-properties officeooo:rsid="006ab9e3"/>
    </style:style>
    <style:style style:name="T36" style:family="text">
      <style:text-properties fo:color="#000000" style:font-name="Consolas1" fo:font-size="9.5pt" fo:background-color="#ffffff" loext:char-shading-value="0" style:font-size-asian="9.5pt"/>
    </style:style>
    <style:style style:name="T37" style:family="text">
      <style:text-properties fo:color="#000000" style:font-name="Consolas1" fo:font-size="9.5pt" officeooo:rsid="007252c7" fo:background-color="#ffffff" loext:char-shading-value="0" style:font-size-asian="9.5pt"/>
    </style:style>
    <style:style style:name="T38" style:family="text">
      <style:text-properties fo:color="#0000ff" style:font-name="Consolas1" fo:font-size="9.5pt" fo:background-color="#ffffff" loext:char-shading-value="0" style:font-size-asian="9.5pt"/>
    </style:style>
    <style:style style:name="T39" style:family="text">
      <style:text-properties officeooo:rsid="006e333e"/>
    </style:style>
    <style:style style:name="T40" style:family="text">
      <style:text-properties officeooo:rsid="00720361"/>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720361" style:font-style-asian="normal" style:font-weight-asian="normal" style:font-style-complex="normal" style:font-weight-complex="normal"/>
    </style:style>
    <style:style style:name="T43" style:family="text">
      <style:text-properties fo:font-style="normal" fo:font-weight="normal" officeooo:rsid="007252c7" style:font-style-asian="normal" style:font-weight-asian="normal" style:font-style-complex="normal" style:font-weight-complex="normal"/>
    </style:style>
    <style:style style:name="T44" style:family="text">
      <style:text-properties fo:font-style="normal" fo:font-weight="normal" officeooo:rsid="00769992" style:font-style-asian="normal" style:font-weight-asian="normal" style:font-style-complex="normal" style:font-weight-complex="normal"/>
    </style:style>
    <style:style style:name="T45" style:family="text">
      <style:text-properties fo:font-style="normal" fo:font-weight="normal" officeooo:rsid="007700cb" style:font-style-asian="normal" style:font-weight-asian="normal" style:font-style-complex="normal" style:font-weight-complex="normal"/>
    </style:style>
    <style:style style:name="T46" style:family="text">
      <style:text-properties fo:font-style="normal" officeooo:rsid="024a46a7" style:font-style-asian="normal" style:font-style-complex="normal"/>
    </style:style>
    <style:style style:name="T47" style:family="text">
      <style:text-properties fo:font-style="normal" officeooo:rsid="025152b6" style:font-style-asian="normal" style:font-style-complex="normal"/>
    </style:style>
    <style:style style:name="T48" style:family="text">
      <style:text-properties fo:font-style="normal" officeooo:rsid="0251e768" style:font-style-asian="normal" style:font-style-complex="normal"/>
    </style:style>
    <style:style style:name="T49" style:family="text">
      <style:text-properties fo:font-style="normal" officeooo:rsid="0252ac91" style:font-style-asian="normal" style:font-style-complex="normal"/>
    </style:style>
    <style:style style:name="T50" style:family="text">
      <style:text-properties fo:font-style="normal" officeooo:rsid="02554feb" style:font-style-asian="normal" style:font-style-complex="normal"/>
    </style:style>
    <style:style style:name="T51" style:family="text">
      <style:text-properties fo:font-style="normal" officeooo:rsid="0255f224" style:font-style-asian="normal" style:font-style-complex="normal"/>
    </style:style>
    <style:style style:name="T52" style:family="text">
      <style:text-properties fo:font-style="normal" officeooo:rsid="025684a0" style:font-style-asian="normal" style:font-style-complex="normal"/>
    </style:style>
    <style:style style:name="T53" style:family="text">
      <style:text-properties fo:font-style="normal" officeooo:rsid="02608d9a" style:font-style-asian="normal" style:font-style-complex="normal"/>
    </style:style>
    <style:style style:name="T54" style:family="text">
      <style:text-properties fo:font-style="normal" officeooo:rsid="02663c00" style:font-style-asian="normal" style:font-style-complex="normal"/>
    </style:style>
    <style:style style:name="T55" style:family="text">
      <style:text-properties fo:font-style="normal" officeooo:rsid="0267f9ce" style:font-style-asian="normal" style:font-style-complex="normal"/>
    </style:style>
    <style:style style:name="T56" style:family="text">
      <style:text-properties fo:font-style="normal" officeooo:rsid="026813bc" style:font-style-asian="normal" style:font-style-complex="normal"/>
    </style:style>
    <style:style style:name="T57" style:family="text">
      <style:text-properties fo:font-style="normal" officeooo:rsid="02758c38" style:font-style-asian="normal" style:font-style-complex="normal"/>
    </style:style>
    <style:style style:name="T58" style:family="text">
      <style:text-properties text:display="none"/>
    </style:style>
    <style:style style:name="T59" style:family="text">
      <style:text-properties officeooo:rsid="007b7104"/>
    </style:style>
    <style:style style:name="T60" style:family="text">
      <style:text-properties officeooo:rsid="007eadf9"/>
    </style:style>
    <style:style style:name="T61" style:family="text">
      <style:text-properties officeooo:rsid="00815111"/>
    </style:style>
    <style:style style:name="T62" style:family="text">
      <style:text-properties officeooo:rsid="00827f7f"/>
    </style:style>
    <style:style style:name="T63" style:family="text">
      <style:text-properties officeooo:rsid="00850ee3"/>
    </style:style>
    <style:style style:name="T64" style:family="text">
      <style:text-properties officeooo:rsid="008a45e7"/>
    </style:style>
    <style:style style:name="T65" style:family="text">
      <style:text-properties officeooo:rsid="008c64de"/>
    </style:style>
    <style:style style:name="T66" style:family="text">
      <style:text-properties officeooo:rsid="00949ed1"/>
    </style:style>
    <style:style style:name="T67" style:family="text">
      <style:text-properties officeooo:rsid="00970fc2"/>
    </style:style>
    <style:style style:name="T68" style:family="text">
      <style:text-properties officeooo:rsid="009bfebd"/>
    </style:style>
    <style:style style:name="T69" style:family="text">
      <style:text-properties officeooo:rsid="009e4b60"/>
    </style:style>
    <style:style style:name="T70" style:family="text">
      <style:text-properties officeooo:rsid="00a03636"/>
    </style:style>
    <style:style style:name="T71" style:family="text">
      <style:text-properties officeooo:rsid="00a2151f"/>
    </style:style>
    <style:style style:name="T72" style:family="text">
      <style:text-properties officeooo:rsid="00a34597"/>
    </style:style>
    <style:style style:name="T73" style:family="text">
      <style:text-properties officeooo:rsid="00a5818d"/>
    </style:style>
    <style:style style:name="T74" style:family="text">
      <style:text-properties officeooo:rsid="00b1a88d"/>
    </style:style>
    <style:style style:name="T75" style:family="text">
      <style:text-properties officeooo:rsid="00b2e8f6"/>
    </style:style>
    <style:style style:name="T76" style:family="text">
      <style:text-properties officeooo:rsid="00b83fd5"/>
    </style:style>
    <style:style style:name="T77" style:family="text">
      <style:text-properties officeooo:rsid="00bd18c4"/>
    </style:style>
    <style:style style:name="T78" style:family="text">
      <style:text-properties officeooo:rsid="00c22b07"/>
    </style:style>
    <style:style style:name="T79" style:family="text">
      <style:text-properties officeooo:rsid="00c3b4d1"/>
    </style:style>
    <style:style style:name="T80" style:family="text">
      <style:text-properties officeooo:rsid="00c747d2"/>
    </style:style>
    <style:style style:name="T81" style:family="text">
      <style:text-properties officeooo:rsid="00ca7f6d"/>
    </style:style>
    <style:style style:name="T82" style:family="text">
      <style:text-properties officeooo:rsid="00cb3b19"/>
    </style:style>
    <style:style style:name="T83" style:family="text">
      <style:text-properties officeooo:rsid="00ce2d12"/>
    </style:style>
    <style:style style:name="T84" style:family="text">
      <style:text-properties officeooo:rsid="00d00677"/>
    </style:style>
    <style:style style:name="T85" style:family="text">
      <style:text-properties officeooo:rsid="00d2b237"/>
    </style:style>
    <style:style style:name="T86" style:family="text">
      <style:text-properties officeooo:rsid="00d63f2f"/>
    </style:style>
    <style:style style:name="T87" style:family="text">
      <style:text-properties officeooo:rsid="00d6d503"/>
    </style:style>
    <style:style style:name="T88" style:family="text">
      <style:text-properties officeooo:rsid="00d8fa4d"/>
    </style:style>
    <style:style style:name="T89" style:family="text">
      <style:text-properties fo:font-weight="normal" style:font-weight-asian="normal" style:font-weight-complex="normal"/>
    </style:style>
    <style:style style:name="T90" style:family="text">
      <style:text-properties fo:font-weight="normal" officeooo:rsid="00e97169" style:font-weight-asian="normal" style:font-weight-complex="normal"/>
    </style:style>
    <style:style style:name="T91" style:family="text">
      <style:text-properties fo:font-weight="normal" officeooo:rsid="00e9d3ac" style:font-weight-asian="normal" style:font-weight-complex="normal"/>
    </style:style>
    <style:style style:name="T92" style:family="text">
      <style:text-properties fo:font-weight="normal" officeooo:rsid="00ff70ab" style:font-weight-asian="normal" style:font-weight-complex="normal"/>
    </style:style>
    <style:style style:name="T93" style:family="text">
      <style:text-properties fo:font-weight="normal" officeooo:rsid="01b20366" style:font-weight-asian="normal" style:font-weight-complex="normal"/>
    </style:style>
    <style:style style:name="T94" style:family="text">
      <style:text-properties fo:font-weight="normal" officeooo:rsid="02308d21" style:font-weight-asian="normal" style:font-weight-complex="normal"/>
    </style:style>
    <style:style style:name="T95" style:family="text">
      <style:text-properties fo:font-weight="normal" officeooo:rsid="0232545c" style:font-weight-asian="normal" style:font-weight-complex="normal"/>
    </style:style>
    <style:style style:name="T96" style:family="text">
      <style:text-properties fo:font-weight="normal" officeooo:rsid="02342e28" style:font-weight-asian="normal" style:font-weight-complex="normal"/>
    </style:style>
    <style:style style:name="T97" style:family="text">
      <style:text-properties fo:font-weight="normal" officeooo:rsid="02362733" style:font-weight-asian="normal" style:font-weight-complex="normal"/>
    </style:style>
    <style:style style:name="T98" style:family="text">
      <style:text-properties fo:font-weight="normal" officeooo:rsid="0236718a" style:font-weight-asian="normal" style:font-weight-complex="normal"/>
    </style:style>
    <style:style style:name="T99" style:family="text">
      <style:text-properties fo:font-weight="normal" officeooo:rsid="023841de" style:font-weight-asian="normal" style:font-weight-complex="normal"/>
    </style:style>
    <style:style style:name="T100" style:family="text">
      <style:text-properties fo:font-weight="normal" officeooo:rsid="0238b22b" style:font-weight-asian="normal" style:font-weight-complex="normal"/>
    </style:style>
    <style:style style:name="T101" style:family="text">
      <style:text-properties fo:font-weight="normal" officeooo:rsid="023b7ea9" style:font-weight-asian="normal" style:font-weight-complex="normal"/>
    </style:style>
    <style:style style:name="T102" style:family="text">
      <style:text-properties fo:font-weight="normal" officeooo:rsid="023d7a63" style:font-weight-asian="normal" style:font-weight-complex="normal"/>
    </style:style>
    <style:style style:name="T103" style:family="text">
      <style:text-properties fo:font-weight="normal" officeooo:rsid="023ece46" style:font-weight-asian="normal" style:font-weight-complex="normal"/>
    </style:style>
    <style:style style:name="T104" style:family="text">
      <style:text-properties fo:font-weight="normal" officeooo:rsid="023fe6eb" style:font-weight-asian="normal" style:font-weight-complex="normal"/>
    </style:style>
    <style:style style:name="T105" style:family="text">
      <style:text-properties fo:font-weight="normal" officeooo:rsid="024114ea" style:font-weight-asian="normal" style:font-weight-complex="normal"/>
    </style:style>
    <style:style style:name="T106" style:family="text">
      <style:text-properties fo:font-weight="normal" officeooo:rsid="02416840" style:font-weight-asian="normal" style:font-weight-complex="normal"/>
    </style:style>
    <style:style style:name="T107" style:family="text">
      <style:text-properties fo:font-weight="normal" officeooo:rsid="02422a65" style:font-weight-asian="normal" style:font-weight-complex="normal"/>
    </style:style>
    <style:style style:name="T108" style:family="text">
      <style:text-properties fo:font-weight="normal" officeooo:rsid="0243ccae" style:font-weight-asian="normal" style:font-weight-complex="normal"/>
    </style:style>
    <style:style style:name="T109" style:family="text">
      <style:text-properties fo:font-weight="normal" officeooo:rsid="024445a0" style:font-weight-asian="normal" style:font-weight-complex="normal"/>
    </style:style>
    <style:style style:name="T110" style:family="text">
      <style:text-properties fo:font-weight="normal" officeooo:rsid="02460fc8" style:font-weight-asian="normal" style:font-weight-complex="normal"/>
    </style:style>
    <style:style style:name="T111" style:family="text">
      <style:text-properties fo:font-weight="normal" officeooo:rsid="03b5bbca" style:font-weight-asian="normal" style:font-weight-complex="normal"/>
    </style:style>
    <style:style style:name="T112" style:family="text">
      <style:text-properties fo:font-weight="normal" officeooo:rsid="01025d12" style:font-weight-asian="normal" style:font-weight-complex="normal"/>
    </style:style>
    <style:style style:name="T113" style:family="text">
      <style:text-properties fo:font-weight="normal" officeooo:rsid="0460e5f8" style:font-weight-asian="normal" style:font-weight-complex="normal"/>
    </style:style>
    <style:style style:name="T114" style:family="text">
      <style:text-properties fo:font-weight="normal" officeooo:rsid="0460e734" style:font-weight-asian="normal" style:font-weight-complex="normal"/>
    </style:style>
    <style:style style:name="T115" style:family="text">
      <style:text-properties fo:font-weight="normal" officeooo:rsid="0462b690" style:font-weight-asian="normal" style:font-weight-complex="normal"/>
    </style:style>
    <style:style style:name="T116" style:family="text">
      <style:text-properties officeooo:rsid="00ebd412"/>
    </style:style>
    <style:style style:name="T117" style:family="text">
      <style:text-properties officeooo:rsid="00ec2dbe"/>
    </style:style>
    <style:style style:name="T118" style:family="text">
      <style:text-properties officeooo:rsid="00f27d5c"/>
    </style:style>
    <style:style style:name="T119" style:family="text">
      <style:text-properties officeooo:rsid="00f404f0"/>
    </style:style>
    <style:style style:name="T120" style:family="text">
      <style:text-properties officeooo:rsid="00fe1963"/>
    </style:style>
    <style:style style:name="T121" style:family="text">
      <style:text-properties officeooo:rsid="00ff70ab"/>
    </style:style>
    <style:style style:name="T122" style:family="text">
      <style:text-properties officeooo:rsid="01007981"/>
    </style:style>
    <style:style style:name="T123" style:family="text">
      <style:text-properties officeooo:rsid="0101d276"/>
    </style:style>
    <style:style style:name="T124" style:family="text">
      <style:text-properties officeooo:rsid="01025d12"/>
    </style:style>
    <style:style style:name="T125" style:family="text">
      <style:text-properties officeooo:rsid="010b35f7"/>
    </style:style>
    <style:style style:name="T126" style:family="text">
      <style:text-properties officeooo:rsid="010d6bbd"/>
    </style:style>
    <style:style style:name="T127" style:family="text">
      <style:text-properties officeooo:rsid="010e7b0f"/>
    </style:style>
    <style:style style:name="T128" style:family="text">
      <style:text-properties officeooo:rsid="01103537"/>
    </style:style>
    <style:style style:name="T129" style:family="text">
      <style:text-properties officeooo:rsid="0114cce6"/>
    </style:style>
    <style:style style:name="T130" style:family="text">
      <style:text-properties officeooo:rsid="01163389"/>
    </style:style>
    <style:style style:name="T131" style:family="text">
      <style:text-properties officeooo:rsid="0118c8e1"/>
    </style:style>
    <style:style style:name="T132" style:family="text">
      <style:text-properties officeooo:rsid="011b4b68"/>
    </style:style>
    <style:style style:name="T133" style:family="text">
      <style:text-properties officeooo:rsid="011ee868"/>
    </style:style>
    <style:style style:name="T134" style:family="text">
      <style:text-properties officeooo:rsid="0121058d"/>
    </style:style>
    <style:style style:name="T135" style:family="text">
      <style:text-properties officeooo:rsid="01214548"/>
    </style:style>
    <style:style style:name="T136" style:family="text">
      <style:text-properties officeooo:rsid="0124422b"/>
    </style:style>
    <style:style style:name="T137" style:family="text">
      <style:text-properties officeooo:rsid="0124593a"/>
    </style:style>
    <style:style style:name="T138" style:family="text">
      <style:text-properties officeooo:rsid="01259845"/>
    </style:style>
    <style:style style:name="T139" style:family="text">
      <style:text-properties officeooo:rsid="01268318"/>
    </style:style>
    <style:style style:name="T140" style:family="text">
      <style:text-properties officeooo:rsid="012ab5e2"/>
    </style:style>
    <style:style style:name="T141" style:family="text">
      <style:text-properties officeooo:rsid="012c5cb2"/>
    </style:style>
    <style:style style:name="T142" style:family="text">
      <style:text-properties officeooo:rsid="013000c8"/>
    </style:style>
    <style:style style:name="T143" style:family="text">
      <style:text-properties officeooo:rsid="01306bcd"/>
    </style:style>
    <style:style style:name="T144" style:family="text">
      <style:text-properties officeooo:rsid="013215dd"/>
    </style:style>
    <style:style style:name="T145" style:family="text">
      <style:text-properties officeooo:rsid="01333316"/>
    </style:style>
    <style:style style:name="T146" style:family="text">
      <style:text-properties officeooo:rsid="0133f631"/>
    </style:style>
    <style:style style:name="T147" style:family="text">
      <style:text-properties officeooo:rsid="0135cbf8"/>
    </style:style>
    <style:style style:name="T148" style:family="text">
      <style:text-properties officeooo:rsid="013649ae"/>
    </style:style>
    <style:style style:name="T149" style:family="text">
      <style:text-properties officeooo:rsid="013978ef"/>
    </style:style>
    <style:style style:name="T150" style:family="text">
      <style:text-properties officeooo:rsid="013a87dd"/>
    </style:style>
    <style:style style:name="T151" style:family="text">
      <style:text-properties officeooo:rsid="013c5a3c"/>
    </style:style>
    <style:style style:name="T152" style:family="text">
      <style:text-properties officeooo:rsid="013d48fa"/>
    </style:style>
    <style:style style:name="T153" style:family="text">
      <style:text-properties officeooo:rsid="013d5b4a"/>
    </style:style>
    <style:style style:name="T154" style:family="text">
      <style:text-properties officeooo:rsid="013e842e"/>
    </style:style>
    <style:style style:name="T155" style:family="text">
      <style:text-properties officeooo:rsid="0140d2ab"/>
    </style:style>
    <style:style style:name="T156" style:family="text">
      <style:text-properties officeooo:rsid="0144abb9"/>
    </style:style>
    <style:style style:name="T157" style:family="text">
      <style:text-properties officeooo:rsid="01465f6b"/>
    </style:style>
    <style:style style:name="T158" style:family="text">
      <style:text-properties officeooo:rsid="014a4549"/>
    </style:style>
    <style:style style:name="T159" style:family="text">
      <style:text-properties officeooo:rsid="014ba598"/>
    </style:style>
    <style:style style:name="T160" style:family="text">
      <style:text-properties officeooo:rsid="015024c0"/>
    </style:style>
    <style:style style:name="T161" style:family="text">
      <style:text-properties officeooo:rsid="01520f1b"/>
    </style:style>
    <style:style style:name="T162" style:family="text">
      <style:text-properties officeooo:rsid="0152ed12"/>
    </style:style>
    <style:style style:name="T163" style:family="text">
      <style:text-properties officeooo:rsid="01543bf6"/>
    </style:style>
    <style:style style:name="T164" style:family="text">
      <style:text-properties officeooo:rsid="0155f28b"/>
    </style:style>
    <style:style style:name="T165" style:family="text">
      <style:text-properties officeooo:rsid="015782d0"/>
    </style:style>
    <style:style style:name="T166" style:family="text">
      <style:text-properties officeooo:rsid="015b6fdf"/>
    </style:style>
    <style:style style:name="T167" style:family="text">
      <style:text-properties officeooo:rsid="015bde33"/>
    </style:style>
    <style:style style:name="T168" style:family="text">
      <style:text-properties officeooo:rsid="015d8d3c"/>
    </style:style>
    <style:style style:name="T169" style:family="text">
      <style:text-properties officeooo:rsid="01622aca"/>
    </style:style>
    <style:style style:name="T170" style:family="text">
      <style:text-properties officeooo:rsid="01651d3a"/>
    </style:style>
    <style:style style:name="T171" style:family="text">
      <style:text-properties officeooo:rsid="016cbd2e"/>
    </style:style>
    <style:style style:name="T172" style:family="text">
      <style:text-properties officeooo:rsid="016cd00d"/>
    </style:style>
    <style:style style:name="T173" style:family="text">
      <style:text-properties officeooo:rsid="016d642c"/>
    </style:style>
    <style:style style:name="T174" style:family="text">
      <style:text-properties officeooo:rsid="016da5fb"/>
    </style:style>
    <style:style style:name="T175" style:family="text">
      <style:text-properties officeooo:rsid="016dbdac"/>
    </style:style>
    <style:style style:name="T176" style:family="text">
      <style:text-properties officeooo:rsid="016eee52"/>
    </style:style>
    <style:style style:name="T177" style:family="text">
      <style:text-properties officeooo:rsid="01704bf4"/>
    </style:style>
    <style:style style:name="T178" style:family="text">
      <style:text-properties officeooo:rsid="0171f355"/>
    </style:style>
    <style:style style:name="T179" style:family="text">
      <style:text-properties officeooo:rsid="0174af49"/>
    </style:style>
    <style:style style:name="T180" style:family="text">
      <style:text-properties officeooo:rsid="0179188f"/>
    </style:style>
    <style:style style:name="T181" style:family="text">
      <style:text-properties officeooo:rsid="017d866c"/>
    </style:style>
    <style:style style:name="T182" style:family="text">
      <style:text-properties officeooo:rsid="017e2796"/>
    </style:style>
    <style:style style:name="T183" style:family="text">
      <style:text-properties officeooo:rsid="017fa1f5"/>
    </style:style>
    <style:style style:name="T184" style:family="text">
      <style:text-properties officeooo:rsid="0183bb40"/>
    </style:style>
    <style:style style:name="T185" style:family="text">
      <style:text-properties officeooo:rsid="018a3198"/>
    </style:style>
    <style:style style:name="T186" style:family="text">
      <style:text-properties officeooo:rsid="018afa52"/>
    </style:style>
    <style:style style:name="T187" style:family="text">
      <style:text-properties officeooo:rsid="018c4a88"/>
    </style:style>
    <style:style style:name="T188" style:family="text">
      <style:text-properties officeooo:rsid="01902cab"/>
    </style:style>
    <style:style style:name="T189" style:family="text">
      <style:text-properties officeooo:rsid="01912cef"/>
    </style:style>
    <style:style style:name="T190" style:family="text">
      <style:text-properties officeooo:rsid="01946689"/>
    </style:style>
    <style:style style:name="T191" style:family="text">
      <style:text-properties officeooo:rsid="01960c78"/>
    </style:style>
    <style:style style:name="T192" style:family="text">
      <style:text-properties officeooo:rsid="019722bc"/>
    </style:style>
    <style:style style:name="T193" style:family="text">
      <style:text-properties officeooo:rsid="01995d5e"/>
    </style:style>
    <style:style style:name="T194" style:family="text">
      <style:text-properties officeooo:rsid="019d233a"/>
    </style:style>
    <style:style style:name="T195" style:family="text">
      <style:text-properties officeooo:rsid="019ecbb7"/>
    </style:style>
    <style:style style:name="T196" style:family="text">
      <style:text-properties officeooo:rsid="019f5b35"/>
    </style:style>
    <style:style style:name="T197" style:family="text">
      <style:text-properties officeooo:rsid="01a638ea"/>
    </style:style>
    <style:style style:name="T198" style:family="text">
      <style:text-properties officeooo:rsid="01a8020d"/>
    </style:style>
    <style:style style:name="T199" style:family="text">
      <style:text-properties officeooo:rsid="01ac16f2"/>
    </style:style>
    <style:style style:name="T200" style:family="text">
      <style:text-properties officeooo:rsid="01ae9f80"/>
    </style:style>
    <style:style style:name="T201" style:family="text">
      <style:text-properties officeooo:rsid="01afd406"/>
    </style:style>
    <style:style style:name="T202" style:family="text">
      <style:text-properties officeooo:rsid="01b48ce6"/>
    </style:style>
    <style:style style:name="T203" style:family="text">
      <style:text-properties officeooo:rsid="01b59ee1"/>
    </style:style>
    <style:style style:name="T204" style:family="text">
      <style:text-properties officeooo:rsid="01b7274b"/>
    </style:style>
    <style:style style:name="T205" style:family="text">
      <style:text-properties officeooo:rsid="01b8722e"/>
    </style:style>
    <style:style style:name="T206" style:family="text">
      <style:text-properties officeooo:rsid="01bc45bb"/>
    </style:style>
    <style:style style:name="T207" style:family="text">
      <style:text-properties officeooo:rsid="01be1e43"/>
    </style:style>
    <style:style style:name="T208" style:family="text">
      <style:text-properties officeooo:rsid="01c79c28"/>
    </style:style>
    <style:style style:name="T209" style:family="text">
      <style:text-properties style:text-underline-style="solid" style:text-underline-width="auto" style:text-underline-color="font-color"/>
    </style:style>
    <style:style style:name="T210" style:family="text">
      <style:text-properties officeooo:rsid="01ca1a9d"/>
    </style:style>
    <style:style style:name="T211" style:family="text">
      <style:text-properties officeooo:rsid="01ca4579"/>
    </style:style>
    <style:style style:name="T212" style:family="text">
      <style:text-properties officeooo:rsid="01caead4"/>
    </style:style>
    <style:style style:name="T213" style:family="text">
      <style:text-properties officeooo:rsid="01d096df"/>
    </style:style>
    <style:style style:name="T214" style:family="text">
      <style:text-properties officeooo:rsid="01d155f1"/>
    </style:style>
    <style:style style:name="T215" style:family="text">
      <style:text-properties officeooo:rsid="01d2156f"/>
    </style:style>
    <style:style style:name="T216" style:family="text">
      <style:text-properties officeooo:rsid="01d4a9b5"/>
    </style:style>
    <style:style style:name="T217" style:family="text">
      <style:text-properties officeooo:rsid="01d54113"/>
    </style:style>
    <style:style style:name="T218" style:family="text">
      <style:text-properties officeooo:rsid="01d96be1"/>
    </style:style>
    <style:style style:name="T219" style:family="text">
      <style:text-properties officeooo:rsid="01e06da0"/>
    </style:style>
    <style:style style:name="T220" style:family="text">
      <style:text-properties officeooo:rsid="01e10f46"/>
    </style:style>
    <style:style style:name="T221" style:family="text">
      <style:text-properties officeooo:rsid="01e48853"/>
    </style:style>
    <style:style style:name="T222" style:family="text">
      <style:text-properties officeooo:rsid="01e626bf"/>
    </style:style>
    <style:style style:name="T223" style:family="text">
      <style:text-properties officeooo:rsid="01e7fc69"/>
    </style:style>
    <style:style style:name="T224" style:family="text">
      <style:text-properties officeooo:rsid="01e89783"/>
    </style:style>
    <style:style style:name="T225" style:family="text">
      <style:text-properties officeooo:rsid="01eab13c"/>
    </style:style>
    <style:style style:name="T226" style:family="text">
      <style:text-properties officeooo:rsid="01eb2624"/>
    </style:style>
    <style:style style:name="T227" style:family="text">
      <style:text-properties officeooo:rsid="01ed026a"/>
    </style:style>
    <style:style style:name="T228" style:family="text">
      <style:text-properties officeooo:rsid="01edecf4"/>
    </style:style>
    <style:style style:name="T229" style:family="text">
      <style:text-properties officeooo:rsid="01efc649"/>
    </style:style>
    <style:style style:name="T230" style:family="text">
      <style:text-properties officeooo:rsid="01efd6fd"/>
    </style:style>
    <style:style style:name="T231" style:family="text">
      <style:text-properties officeooo:rsid="01f156b4"/>
    </style:style>
    <style:style style:name="T232" style:family="text">
      <style:text-properties officeooo:rsid="01f33dc0"/>
    </style:style>
    <style:style style:name="T233" style:family="text">
      <style:text-properties officeooo:rsid="01f7c76e"/>
    </style:style>
    <style:style style:name="T234" style:family="text">
      <style:text-properties officeooo:rsid="01fa741f"/>
    </style:style>
    <style:style style:name="T235" style:family="text">
      <style:text-properties officeooo:rsid="01fb9ea3"/>
    </style:style>
    <style:style style:name="T236" style:family="text">
      <style:text-properties officeooo:rsid="01fe6ad1"/>
    </style:style>
    <style:style style:name="T237" style:family="text">
      <style:text-properties officeooo:rsid="01ff737c"/>
    </style:style>
    <style:style style:name="T238" style:family="text">
      <style:text-properties officeooo:rsid="01ff99eb"/>
    </style:style>
    <style:style style:name="T239" style:family="text">
      <style:text-properties officeooo:rsid="02014ff6"/>
    </style:style>
    <style:style style:name="T240" style:family="text">
      <style:text-properties officeooo:rsid="0205071b"/>
    </style:style>
    <style:style style:name="T241" style:family="text">
      <style:text-properties officeooo:rsid="02068434"/>
    </style:style>
    <style:style style:name="T242" style:family="text">
      <style:text-properties officeooo:rsid="0208f499"/>
    </style:style>
    <style:style style:name="T243" style:family="text">
      <style:text-properties officeooo:rsid="020e432b"/>
    </style:style>
    <style:style style:name="T244" style:family="text">
      <style:text-properties officeooo:rsid="020f9d20"/>
    </style:style>
    <style:style style:name="T245" style:family="text">
      <style:text-properties officeooo:rsid="0211f3c8"/>
    </style:style>
    <style:style style:name="T246" style:family="text">
      <style:text-properties officeooo:rsid="02134203"/>
    </style:style>
    <style:style style:name="T247" style:family="text">
      <style:text-properties officeooo:rsid="02146714"/>
    </style:style>
    <style:style style:name="T248" style:family="text">
      <style:text-properties officeooo:rsid="02153849"/>
    </style:style>
    <style:style style:name="T249" style:family="text">
      <style:text-properties officeooo:rsid="0217039a"/>
    </style:style>
    <style:style style:name="T250" style:family="text">
      <style:text-properties officeooo:rsid="0217e4bc"/>
    </style:style>
    <style:style style:name="T251" style:family="text">
      <style:text-properties officeooo:rsid="0218df00"/>
    </style:style>
    <style:style style:name="T252" style:family="text">
      <style:text-properties officeooo:rsid="021a7147"/>
    </style:style>
    <style:style style:name="T253" style:family="text">
      <style:text-properties officeooo:rsid="021b97f2"/>
    </style:style>
    <style:style style:name="T254" style:family="text">
      <style:text-properties officeooo:rsid="021c9bd7"/>
    </style:style>
    <style:style style:name="T255" style:family="text">
      <style:text-properties officeooo:rsid="021e9856"/>
    </style:style>
    <style:style style:name="T256" style:family="text">
      <style:text-properties officeooo:rsid="021f3fad"/>
    </style:style>
    <style:style style:name="T257" style:family="text">
      <style:text-properties officeooo:rsid="022056ae"/>
    </style:style>
    <style:style style:name="T258" style:family="text">
      <style:text-properties officeooo:rsid="02210559"/>
    </style:style>
    <style:style style:name="T259" style:family="text">
      <style:text-properties officeooo:rsid="0222a409"/>
    </style:style>
    <style:style style:name="T260" style:family="text">
      <style:text-properties officeooo:rsid="02254016"/>
    </style:style>
    <style:style style:name="T261" style:family="text">
      <style:text-properties officeooo:rsid="022ad74d"/>
    </style:style>
    <style:style style:name="T262" style:family="text">
      <style:text-properties officeooo:rsid="022b41f1"/>
    </style:style>
    <style:style style:name="T263" style:family="text">
      <style:text-properties officeooo:rsid="022ceef3"/>
    </style:style>
    <style:style style:name="T264" style:family="text">
      <style:text-properties officeooo:rsid="022f312b"/>
    </style:style>
    <style:style style:name="T265" style:family="text">
      <style:text-properties officeooo:rsid="022f8e5d"/>
    </style:style>
    <style:style style:name="T266" style:family="text">
      <style:text-properties officeooo:rsid="02308d21"/>
    </style:style>
    <style:style style:name="T267" style:family="text">
      <style:text-properties officeooo:rsid="023a2cf6"/>
    </style:style>
    <style:style style:name="T268" style:family="text">
      <style:text-properties officeooo:rsid="024a46a7"/>
    </style:style>
    <style:style style:name="T269" style:family="text">
      <style:text-properties style:font-name="Liberation Serif1" style:font-name-asian="Liberation Serif1" style:font-name-complex="Liberation Serif1"/>
    </style:style>
    <style:style style:name="T270" style:family="text">
      <style:text-properties style:text-position="sub 58%" style:font-name="Liberation Serif1" style:font-name-asian="Liberation Serif1" style:font-name-complex="Liberation Serif1"/>
    </style:style>
    <style:style style:name="T271" style:family="text">
      <style:text-properties style:text-position="0% 100%" style:font-name="Liberation Serif1" style:font-name-asian="Liberation Serif1" style:font-name-complex="Liberation Serif1"/>
    </style:style>
    <style:style style:name="T272" style:family="text">
      <style:text-properties style:text-position="0% 100%" style:font-name="Liberation Serif1" officeooo:rsid="026cff75" style:font-name-asian="Liberation Serif1" style:font-name-complex="Liberation Serif1"/>
    </style:style>
    <style:style style:name="T273" style:family="text">
      <style:text-properties officeooo:rsid="027247f1"/>
    </style:style>
    <style:style style:name="T274" style:family="text">
      <style:text-properties officeooo:rsid="02737a85"/>
    </style:style>
    <style:style style:name="T275" style:family="text">
      <style:text-properties officeooo:rsid="02741851"/>
    </style:style>
    <style:style style:name="T276" style:family="text">
      <style:text-properties officeooo:rsid="0276e2c4"/>
    </style:style>
    <style:style style:name="T277" style:family="text">
      <style:text-properties officeooo:rsid="0276effd"/>
    </style:style>
    <style:style style:name="T278" style:family="text">
      <style:text-properties officeooo:rsid="0288c529"/>
    </style:style>
    <style:style style:name="T279" style:family="text">
      <style:text-properties officeooo:rsid="028b4676"/>
    </style:style>
    <style:style style:name="T280" style:family="text">
      <style:text-properties officeooo:rsid="028c4545"/>
    </style:style>
    <style:style style:name="T281" style:family="text">
      <style:text-properties officeooo:rsid="028e9d6f"/>
    </style:style>
    <style:style style:name="T282" style:family="text">
      <style:text-properties officeooo:rsid="02920410"/>
    </style:style>
    <style:style style:name="T283" style:family="text">
      <style:text-properties officeooo:rsid="0294a9c0"/>
    </style:style>
    <style:style style:name="T284" style:family="text">
      <style:text-properties officeooo:rsid="02963af7"/>
    </style:style>
    <style:style style:name="T285" style:family="text">
      <style:text-properties officeooo:rsid="0297bee5"/>
    </style:style>
    <style:style style:name="T286" style:family="text">
      <style:text-properties officeooo:rsid="02997823"/>
    </style:style>
    <style:style style:name="T287" style:family="text">
      <style:text-properties officeooo:rsid="029c9f3b"/>
    </style:style>
    <style:style style:name="T288" style:family="text">
      <style:text-properties officeooo:rsid="029e27a8"/>
    </style:style>
    <style:style style:name="T289" style:family="text">
      <style:text-properties officeooo:rsid="02a195f9"/>
    </style:style>
    <style:style style:name="T290" style:family="text">
      <style:text-properties officeooo:rsid="02c14119"/>
    </style:style>
    <style:style style:name="T291" style:family="text">
      <style:text-properties officeooo:rsid="02c17563"/>
    </style:style>
    <style:style style:name="T292" style:family="text">
      <style:text-properties officeooo:rsid="02c3ce41"/>
    </style:style>
    <style:style style:name="T293" style:family="text">
      <style:text-properties officeooo:rsid="02c8f59e"/>
    </style:style>
    <style:style style:name="T294" style:family="text">
      <style:text-properties officeooo:rsid="02d1c5b7"/>
    </style:style>
    <style:style style:name="T295" style:family="text">
      <style:text-properties officeooo:rsid="02d302d8"/>
    </style:style>
    <style:style style:name="T296" style:family="text">
      <style:text-properties officeooo:rsid="02e7defd"/>
    </style:style>
    <style:style style:name="T297" style:family="text">
      <style:text-properties officeooo:rsid="02ee4b59"/>
    </style:style>
    <style:style style:name="T298" style:family="text">
      <style:text-properties officeooo:rsid="02ef033a"/>
    </style:style>
    <style:style style:name="T299" style:family="text">
      <style:text-properties officeooo:rsid="02f03da8"/>
    </style:style>
    <style:style style:name="T300" style:family="text">
      <style:text-properties officeooo:rsid="02f57cb7"/>
    </style:style>
    <style:style style:name="T301" style:family="text">
      <style:text-properties officeooo:rsid="02f6e39b"/>
    </style:style>
    <style:style style:name="T302" style:family="text">
      <style:text-properties officeooo:rsid="02f99691"/>
    </style:style>
    <style:style style:name="T303" style:family="text">
      <style:text-properties officeooo:rsid="02fb8f4e"/>
    </style:style>
    <style:style style:name="T304" style:family="text">
      <style:text-properties officeooo:rsid="03039614"/>
    </style:style>
    <style:style style:name="T305" style:family="text">
      <style:text-properties officeooo:rsid="03039f7b"/>
    </style:style>
    <style:style style:name="T306" style:family="text">
      <style:text-properties officeooo:rsid="0304a675"/>
    </style:style>
    <style:style style:name="T307" style:family="text">
      <style:text-properties officeooo:rsid="0309a087"/>
    </style:style>
    <style:style style:name="T308" style:family="text">
      <style:text-properties officeooo:rsid="031a0217"/>
    </style:style>
    <style:style style:name="T309" style:family="text">
      <style:text-properties officeooo:rsid="031ab656"/>
    </style:style>
    <style:style style:name="T310" style:family="text">
      <style:text-properties officeooo:rsid="031b3121"/>
    </style:style>
    <style:style style:name="T311" style:family="text">
      <style:text-properties officeooo:rsid="031ec0dc"/>
    </style:style>
    <style:style style:name="T312" style:family="text">
      <style:text-properties officeooo:rsid="0320a4dc"/>
    </style:style>
    <style:style style:name="T313" style:family="text">
      <style:text-properties officeooo:rsid="03223123"/>
    </style:style>
    <style:style style:name="T314" style:family="text">
      <style:text-properties officeooo:rsid="0323888d"/>
    </style:style>
    <style:style style:name="T315" style:family="text">
      <style:text-properties officeooo:rsid="0325ec35"/>
    </style:style>
    <style:style style:name="T316" style:family="text">
      <style:text-properties officeooo:rsid="03275846"/>
    </style:style>
    <style:style style:name="T317" style:family="text">
      <style:text-properties officeooo:rsid="032b38d7"/>
    </style:style>
    <style:style style:name="T318" style:family="text">
      <style:text-properties officeooo:rsid="032bd3d2"/>
    </style:style>
    <style:style style:name="T319" style:family="text">
      <style:text-properties officeooo:rsid="032c2dea"/>
    </style:style>
    <style:style style:name="T320" style:family="text">
      <style:text-properties officeooo:rsid="032e43df"/>
    </style:style>
    <style:style style:name="T321" style:family="text">
      <style:text-properties officeooo:rsid="03301e3a"/>
    </style:style>
    <style:style style:name="T322" style:family="text">
      <style:text-properties officeooo:rsid="033246f1"/>
    </style:style>
    <style:style style:name="T323" style:family="text">
      <style:text-properties officeooo:rsid="0333fe02"/>
    </style:style>
    <style:style style:name="T324" style:family="text">
      <style:text-properties officeooo:rsid="03355e5c"/>
    </style:style>
    <style:style style:name="T325" style:family="text">
      <style:text-properties officeooo:rsid="0337d32a"/>
    </style:style>
    <style:style style:name="T326" style:family="text">
      <style:text-properties officeooo:rsid="034b5a6b"/>
    </style:style>
    <style:style style:name="T327" style:family="text">
      <style:text-properties officeooo:rsid="03539f4a"/>
    </style:style>
    <style:style style:name="T328" style:family="text">
      <style:text-properties officeooo:rsid="03586adc"/>
    </style:style>
    <style:style style:name="T329" style:family="text">
      <style:text-properties officeooo:rsid="03595160"/>
    </style:style>
    <style:style style:name="T330" style:family="text">
      <style:text-properties officeooo:rsid="035a1bb0"/>
    </style:style>
    <style:style style:name="T331" style:family="text">
      <style:text-properties officeooo:rsid="0360b832"/>
    </style:style>
    <style:style style:name="T332" style:family="text">
      <style:text-properties officeooo:rsid="03768a11"/>
    </style:style>
    <style:style style:name="T333" style:family="text">
      <style:text-properties officeooo:rsid="0377881d"/>
    </style:style>
    <style:style style:name="T334" style:family="text">
      <style:text-properties officeooo:rsid="03792988"/>
    </style:style>
    <style:style style:name="T335" style:family="text">
      <style:text-properties officeooo:rsid="037ae76f"/>
    </style:style>
    <style:style style:name="T336" style:family="text">
      <style:text-properties officeooo:rsid="037c8897"/>
    </style:style>
    <style:style style:name="T337" style:family="text">
      <style:text-properties officeooo:rsid="037ea384"/>
    </style:style>
    <style:style style:name="T338" style:family="text">
      <style:text-properties officeooo:rsid="0380758b"/>
    </style:style>
    <style:style style:name="T339" style:family="text">
      <style:text-properties officeooo:rsid="0381940c"/>
    </style:style>
    <style:style style:name="T340" style:family="text">
      <style:text-properties officeooo:rsid="0381e53f"/>
    </style:style>
    <style:style style:name="T341" style:family="text">
      <style:text-properties officeooo:rsid="038331f0"/>
    </style:style>
    <style:style style:name="T342" style:family="text">
      <style:text-properties officeooo:rsid="038531ab"/>
    </style:style>
    <style:style style:name="T343" style:family="text">
      <style:text-properties officeooo:rsid="03866c52"/>
    </style:style>
    <style:style style:name="T344" style:family="text">
      <style:text-properties officeooo:rsid="0387e135"/>
    </style:style>
    <style:style style:name="T345" style:family="text">
      <style:text-properties officeooo:rsid="0389cb0a"/>
    </style:style>
    <style:style style:name="T346" style:family="text">
      <style:text-properties officeooo:rsid="038b6173"/>
    </style:style>
    <style:style style:name="T347" style:family="text">
      <style:text-properties officeooo:rsid="038cf9cc"/>
    </style:style>
    <style:style style:name="T348" style:family="text">
      <style:text-properties officeooo:rsid="038faed1"/>
    </style:style>
    <style:style style:name="T349" style:family="text">
      <style:text-properties officeooo:rsid="03919613"/>
    </style:style>
    <style:style style:name="T350" style:family="text">
      <style:text-properties officeooo:rsid="03938a2c"/>
    </style:style>
    <style:style style:name="T351" style:family="text">
      <style:text-properties officeooo:rsid="0394e1f7"/>
    </style:style>
    <style:style style:name="T352" style:family="text">
      <style:text-properties officeooo:rsid="03966c5b"/>
    </style:style>
    <style:style style:name="T353" style:family="text">
      <style:text-properties officeooo:rsid="03967721"/>
    </style:style>
    <style:style style:name="T354" style:family="text">
      <style:text-properties officeooo:rsid="039945fb"/>
    </style:style>
    <style:style style:name="T355" style:family="text">
      <style:text-properties officeooo:rsid="039b1945"/>
    </style:style>
    <style:style style:name="T356" style:family="text">
      <style:text-properties officeooo:rsid="039d7a62"/>
    </style:style>
    <style:style style:name="T357" style:family="text">
      <style:text-properties officeooo:rsid="039df8d9"/>
    </style:style>
    <style:style style:name="T358" style:family="text">
      <style:text-properties officeooo:rsid="03a1cdd5"/>
    </style:style>
    <style:style style:name="T359" style:family="text">
      <style:text-properties officeooo:rsid="03a21bbe"/>
    </style:style>
    <style:style style:name="T360" style:family="text">
      <style:text-properties officeooo:rsid="03a34af0"/>
    </style:style>
    <style:style style:name="T361" style:family="text">
      <style:text-properties officeooo:rsid="03a40da4"/>
    </style:style>
    <style:style style:name="T362" style:family="text">
      <style:text-properties officeooo:rsid="03bdcb89"/>
    </style:style>
    <style:style style:name="T363" style:family="text">
      <style:text-properties officeooo:rsid="03c9146a"/>
    </style:style>
    <style:style style:name="T364" style:family="text">
      <style:text-properties officeooo:rsid="03cc7d23"/>
    </style:style>
    <style:style style:name="T365" style:family="text">
      <style:text-properties officeooo:rsid="03da0662"/>
    </style:style>
    <style:style style:name="T366" style:family="text">
      <style:text-properties officeooo:rsid="03dabb90"/>
    </style:style>
    <style:style style:name="T367" style:family="text">
      <style:text-properties officeooo:rsid="03dbe2cd"/>
    </style:style>
    <style:style style:name="T368" style:family="text">
      <style:text-properties officeooo:rsid="03e15980"/>
    </style:style>
    <style:style style:name="T369" style:family="text">
      <style:text-properties officeooo:rsid="03e3b5a7"/>
    </style:style>
    <style:style style:name="T370" style:family="text">
      <style:text-properties officeooo:rsid="03e680ca"/>
    </style:style>
    <style:style style:name="T371" style:family="text">
      <style:text-properties officeooo:rsid="03e6d626"/>
    </style:style>
    <style:style style:name="T372" style:family="text">
      <style:text-properties officeooo:rsid="03e79537"/>
    </style:style>
    <style:style style:name="T373" style:family="text">
      <style:text-properties officeooo:rsid="03e7b0b1"/>
    </style:style>
    <style:style style:name="T374" style:family="text">
      <style:text-properties officeooo:rsid="03e7df89"/>
    </style:style>
    <style:style style:name="T375" style:family="text">
      <style:text-properties officeooo:rsid="03eaf8f5"/>
    </style:style>
    <style:style style:name="T376" style:family="text">
      <style:text-properties officeooo:rsid="03eb0942"/>
    </style:style>
    <style:style style:name="T377" style:family="text">
      <style:text-properties officeooo:rsid="03ec8279"/>
    </style:style>
    <style:style style:name="T378" style:family="text">
      <style:text-properties officeooo:rsid="03f2e922"/>
    </style:style>
    <style:style style:name="T379" style:family="text">
      <style:text-properties officeooo:rsid="040d53da"/>
    </style:style>
    <style:style style:name="T380" style:family="text">
      <style:text-properties officeooo:rsid="043e7682"/>
    </style:style>
    <style:style style:name="T381" style:family="text">
      <style:text-properties officeooo:rsid="043fa4e8"/>
    </style:style>
    <style:style style:name="T382" style:family="text">
      <style:text-properties officeooo:rsid="0441f572"/>
    </style:style>
    <style:style style:name="T383" style:family="text">
      <style:text-properties officeooo:rsid="044eab99"/>
    </style:style>
    <style:style style:name="T384" style:family="text">
      <style:text-properties officeooo:rsid="04590db0"/>
    </style:style>
    <style:style style:name="T385" style:family="text">
      <style:text-properties officeooo:rsid="045db327"/>
    </style:style>
    <style:style style:name="T386" style:family="text">
      <style:text-properties officeooo:rsid="045efb30"/>
    </style:style>
    <style:style style:name="T387" style:family="text">
      <style:text-properties officeooo:rsid="045f7e25"/>
    </style:style>
    <style:style style:name="T388" style:family="text">
      <style:text-properties fo:color="#000000" style:font-name="Consolas3" fo:font-size="9.5pt" style:font-name-asian="Consolas3" style:font-size-asian="9.5pt" style:font-name-complex="Consolas3" style:font-size-complex="9.5pt"/>
    </style:style>
    <style:style style:name="T389" style:family="text">
      <style:text-properties fo:color="#0000ff" style:font-name="Consolas3" fo:font-size="9.5pt" style:font-name-asian="Consolas3" style:font-size-asian="9.5pt" style:font-name-complex="Consolas3" style:font-size-complex="9.5pt"/>
    </style:style>
    <style:style style:name="T390" style:family="text">
      <style:text-properties fo:color="#0000ff" style:font-name="Consolas2" fo:font-size="9pt" style:font-size-asian="9pt" style:font-name-complex="Consolas2" style:font-size-complex="9pt"/>
    </style:style>
    <style:style style:name="T391" style:family="text">
      <style:text-properties fo:color="#000000" style:font-name="Consolas2" fo:font-size="9pt" style:font-size-asian="9pt" style:font-name-complex="Consolas2" style:font-size-complex="9pt"/>
    </style:style>
    <style:style style:name="T392" style:family="text">
      <style:text-properties fo:color="#09885a" style:font-name="Consolas2" fo:font-size="9pt" style:font-size-asian="9pt" style:font-name-complex="Consolas2" style:font-size-complex="9pt"/>
    </style:style>
    <style:style style:name="T393" style:family="text">
      <style:text-properties style:font-name="Consolas2" fo:font-size="9pt" style:font-size-asian="9pt" style:font-name-complex="Consolas2" style:font-size-complex="9pt"/>
    </style:style>
    <style:style style:name="T394" style:family="text">
      <style:text-properties fo:font-variant="normal" fo:text-transform="none" fo:color="#0000ff"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style:style>
    <style:style style:name="T395" style:family="text">
      <style:text-properties fo:font-variant="normal" fo:text-transform="none" fo:color="#000000"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style:style>
    <style:style style:name="T396" style:family="text">
      <style:text-properties fo:font-variant="normal" fo:text-transform="none"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style:style>
    <style:style style:name="T397" style:family="text">
      <style:text-properties fo:font-variant="normal" fo:text-transform="none" fo:color="#09885a"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style:style>
    <style:style style:name="T398" style:family="text">
      <style:text-properties fo:color="#0000ff" style:font-name="Consolas4" fo:font-size="9pt" style:font-size-asian="9pt" style:font-name-complex="Consolas1" style:font-size-complex="9pt"/>
    </style:style>
    <style:style style:name="T399" style:family="text">
      <style:text-properties fo:color="#000000" style:font-name="Consolas4" fo:font-size="9pt" style:font-size-asian="9pt" style:font-name-complex="Consolas1" style:font-size-complex="9pt"/>
    </style:style>
    <style:style style:name="T400" style:family="text">
      <style:text-properties style:font-name="Consolas4" fo:font-size="9pt" style:font-size-asian="9pt" style:font-size-complex="9pt"/>
    </style:style>
    <style:style style:name="T401" style:family="text">
      <style:text-properties fo:color="#0000ff" style:font-name="Consolas2" fo:font-size="8pt" style:font-name-complex="Consolas2"/>
    </style:style>
    <style:style style:name="T402" style:family="text">
      <style:text-properties fo:color="#000000" style:font-name="Consolas2" fo:font-size="8pt" style:font-name-complex="Consolas2"/>
    </style:style>
    <style:style style:name="T403" style:family="text">
      <style:text-properties fo:color="#09885a" style:font-name="Consolas2" fo:font-size="8pt" style:font-name-complex="Consolas2"/>
    </style:style>
    <style:style style:name="T404" style:family="text">
      <style:text-properties fo:font-size="12pt"/>
    </style:style>
    <style:style style:name="T405" style:family="text">
      <style:text-properties fo:font-size="9pt" style:font-size-asian="9pt" style:font-size-complex="9pt"/>
    </style:style>
    <style:style style:name="T406" style:family="text">
      <style:text-properties style:font-name="Consolas2" fo:font-size="8pt" style:font-name-complex="Consolas2"/>
    </style:style>
    <style:style style:name="T407" style:family="text">
      <style:text-properties fo:color="#0451a5" style:font-name="Consolas2" fo:font-size="8pt" style:font-name-complex="Consolas2"/>
    </style:style>
    <style:style style:name="T408" style:family="text">
      <style:text-properties fo:color="#a31515" style:font-name="Consolas2" fo:font-size="8pt" style:font-name-complex="Consolas2"/>
    </style:style>
    <style:style style:name="T409" style:family="text">
      <style:text-properties style:font-name="Consolas4" fo:font-size="8pt" style:font-size-asian="8pt" style:font-size-complex="8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left"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columns fo:column-count="1" fo:column-gap="0in"/>
      </style:graphic-properties>
    </style:style>
    <style:style style:name="fr5"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72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none" draw:fill-color="#ffffff" fo:min-height="1.394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none" svg:stroke-color="#000000" draw:fill="none" draw:fill-color="#ffffff" fo:min-height="1.3193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stroke="none" svg:stroke-color="#000000" draw:fill="none" draw:fill-color="#ffffff" fo:min-height="0.7409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none" svg:stroke-color="#000000" draw:fill="none" draw:fill-color="#ffffff" fo:min-height="1.233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6" style:family="graphic">
      <style:graphic-properties draw:stroke="none" svg:stroke-color="#000000" draw:fill="none" draw:fill-color="#ffffff" fo:min-height="2.6382in"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7" style:family="graphic">
      <style:graphic-properties draw:stroke="none" svg:stroke-color="#000000" draw:fill="none" draw:fill-color="#ffffff" draw:textarea-vertical-align="top" fo:min-height="2.6382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2.6689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9" style:family="graphic">
      <style:graphic-properties draw:stroke="none" svg:stroke-color="#000000" draw:fill="none" draw:fill-color="#ffffff" fo:min-height="2.4917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2.9689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1" style:family="graphic">
      <style:graphic-properties draw:stroke="none" svg:stroke-color="#000000" draw:fill="none" draw:fill-color="#ffffff" fo:min-height="0.8799in"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461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3" style:family="graphic">
      <style:graphic-properties draw:stroke="none" svg:stroke-color="#000000" draw:fill="none" draw:fill-color="#ffffff" fo:min-height="0.340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4" style:family="graphic">
      <style:graphic-properties draw:stroke="none" svg:stroke-color="#000000" draw:fill="none" draw:fill-color="#ffffff" fo:min-height="4.9827in"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1.0866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6" style:family="graphic">
      <style:graphic-properties draw:stroke="none" svg:stroke-color="#000000" draw:fill="none" draw:fill-color="#ffffff" fo:min-height="0.4874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7" style:family="graphic">
      <style:graphic-properties draw:stroke="none" svg:stroke-color="#000000" draw:fill="none" draw:fill-color="#ffffff" fo:min-height="1.32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8" style:family="graphic">
      <style:graphic-properties draw:stroke="none" svg:stroke-color="#000000" draw:fill="none" draw:fill-color="#ffffff" fo:min-height="1.4661in"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2.1583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0" style:family="graphic">
      <style:graphic-properties draw:stroke="none" svg:stroke-color="#000000" draw:fill="none" draw:fill-color="#ffffff" fo:min-height="2.6917in"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2.653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2" style:family="graphic">
      <style:graphic-properties draw:stroke="none" svg:stroke-color="#000000" draw:fill="none" draw:fill-color="#ffffff" draw:textarea-vertical-align="top" fo:min-height="1.6547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3" style:family="graphic">
      <style:graphic-properties draw:stroke="none" svg:stroke-color="#000000" draw:fill="none" draw:fill-color="#ffffff" fo:min-height="2.049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4" style:family="graphic">
      <style:graphic-properties draw:stroke="none" svg:stroke-color="#000000" draw:fill="none" draw:fill-color="#ffffff" fo:min-height="1.299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5" style:family="graphic">
      <style:graphic-properties draw:stroke="none" svg:stroke-color="#000000" draw:fill="none" draw:fill-color="#ffffff" fo:min-height="1.397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6" style:family="graphic">
      <style:graphic-properties draw:stroke="none" svg:stroke-color="#000000" draw:fill="none" draw:fill-color="#ffffff" fo:min-height="1.503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5">UNIVERSITY OF BUCHAREST</text:p>
      <text:p text:style-name="P120">FACULTY OF MATHEMATICS AND INFORMATICS</text:p>
      <text:p text:style-name="P120">DISSERTATION DOMAIN: DISTRIBUTED SYSTEMS</text:p>
      <text:p text:style-name="P120"/>
      <text:p text:style-name="P120"/>
      <text:p text:style-name="P120"/>
      <text:p text:style-name="P120"/>
      <text:p text:style-name="P120"/>
      <text:p text:style-name="P120"/>
      <text:p text:style-name="P120"/>
      <text:p text:style-name="P120"/>
      <text:p text:style-name="P120"/>
      <text:p text:style-name="Title">DISSERTATION WORK</text:p>
      <text:p text:style-name="P118">A Study of Reinforcement Learning for 3D Games</text:p>
      <text:p text:style-name="Text_20_body"/>
      <text:p text:style-name="Text_20_body"/>
      <text:p text:style-name="Text_20_body"/>
      <text:p text:style-name="Text_20_body"/>
      <text:p text:style-name="P119">SCIENTIFIC COORDINATOR</text:p>
      <text:p text:style-name="P119">Păduraru Ionuț Ciprian</text:p>
      <text:p text:style-name="P119">STUDENT</text:p>
      <text:p text:style-name="P119">Roșcăneanu Georg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0"/>
      <text:p text:style-name="P120">BUCHAREST</text:p>
      <text:p text:style-name="P120">June 2019</text:p>
      <text:p text:style-name="P120"/>
      <text:p text:style-name="P138"/>
      <text:p text:style-name="P12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9">Table of Contents</text:p>
          </text:index-title>
          <text:p text:style-name="P144"><text:a xlink:type="simple" xlink:href="#__RefHeading___Toc2708_3374773253" text:style-name="Index_20_Link" text:visited-style-name="Index_20_Link">Introduction<text:tab/>5</text:a></text:p>
          <text:p text:style-name="P143"><text:a xlink:type="simple" xlink:href="#__RefHeading___Toc2710_3374773253" text:style-name="Index_20_Link" text:visited-style-name="Index_20_Link">Motivation<text:tab/>5</text:a></text:p>
          <text:p text:style-name="P143"><text:a xlink:type="simple" xlink:href="#__RefHeading___Toc2712_3374773253" text:style-name="Index_20_Link" text:visited-style-name="Index_20_Link">Definitions and short history<text:tab/>7</text:a></text:p>
          <text:p text:style-name="P144"><text:a xlink:type="simple" xlink:href="#__RefHeading___Toc2715_3374773253" text:style-name="Index_20_Link" text:visited-style-name="Index_20_Link">Used tools<text:tab/>8</text:a></text:p>
          <text:p text:style-name="P143"><text:a xlink:type="simple" xlink:href="#__RefHeading___Toc2717_3374773253" text:style-name="Index_20_Link" text:visited-style-name="Index_20_Link">About Unity<text:tab/>8</text:a></text:p>
          <text:p text:style-name="P143"><text:a xlink:type="simple" xlink:href="#__RefHeading___Toc2751_3374773253" text:style-name="Index_20_Link" text:visited-style-name="Index_20_Link">About machine learning<text:tab/>9</text:a></text:p>
          <text:p text:style-name="P143"><text:a xlink:type="simple" xlink:href="#__RefHeading___Toc2753_3374773253" text:style-name="Index_20_Link" text:visited-style-name="Index_20_Link">About ML-Agents<text:tab/>9</text:a></text:p>
          <text:p text:style-name="P143"><text:a xlink:type="simple" xlink:href="#__RefHeading___Toc1069_2406088243" text:style-name="Index_20_Link" text:visited-style-name="Index_20_Link">About TensorFlow<text:tab/>10</text:a></text:p>
          <text:p text:style-name="P143"><text:a xlink:type="simple" xlink:href="#__RefHeading___Toc2806_3374773253" text:style-name="Index_20_Link" text:visited-style-name="Index_20_Link">About GitHub and Git<text:tab/>10</text:a></text:p>
          <text:p text:style-name="P143"><text:a xlink:type="simple" xlink:href="#__RefHeading___Toc2808_3374773253" text:style-name="Index_20_Link" text:visited-style-name="Index_20_Link">Used hardware<text:tab/>11</text:a></text:p>
          <text:p text:style-name="P144"><text:a xlink:type="simple" xlink:href="#__RefHeading___Toc10133_893676048" text:style-name="Index_20_Link" text:visited-style-name="Index_20_Link">State of the art<text:tab/>12</text:a></text:p>
          <text:p text:style-name="P143"><text:a xlink:type="simple" xlink:href="#__RefHeading___Toc2991_556649589" text:style-name="Index_20_Link" text:visited-style-name="Index_20_Link">What is Proximal Policy Optimization?<text:tab/>12</text:a></text:p>
          <text:p text:style-name="P143"><text:a xlink:type="simple" xlink:href="#__RefHeading___Toc5863_3132124119" text:style-name="Index_20_Link" text:visited-style-name="Index_20_Link">What is Curriculum Learning?<text:tab/>13</text:a></text:p>
          <text:p text:style-name="P143"><text:a xlink:type="simple" xlink:href="#__RefHeading___Toc4769_2312976732" text:style-name="Index_20_Link" text:visited-style-name="Index_20_Link">What is Deep Reinforcement Learning?<text:tab/>14</text:a></text:p>
          <text:p text:style-name="P144"><text:a xlink:type="simple" xlink:href="#__RefHeading___Toc1068_3724124105" text:style-name="Index_20_Link" text:visited-style-name="Index_20_Link">Implementation<text:tab/>15</text:a></text:p>
          <text:p text:style-name="P143"><text:a xlink:type="simple" xlink:href="#__RefHeading___Toc1070_3724124105" text:style-name="Index_20_Link" text:visited-style-name="Index_20_Link">How does the training environment look like?<text:tab/>15</text:a></text:p>
          <text:p text:style-name="P143"><text:a xlink:type="simple" xlink:href="#__RefHeading___Toc1072_3724124105" text:style-name="Index_20_Link" text:visited-style-name="Index_20_Link">How is the main sphere agent controlled?<text:tab/>15</text:a></text:p>
          <text:p text:style-name="P143"><text:a xlink:type="simple" xlink:href="#__RefHeading___Toc1178_3724124105" text:style-name="Index_20_Link" text:visited-style-name="Index_20_Link">What can the machine agent “see” in the environment?<text:tab/>16</text:a></text:p>
          <text:p text:style-name="P143"><text:a xlink:type="simple" xlink:href="#__RefHeading___Toc593_3571800575" text:style-name="Index_20_Link" text:visited-style-name="Index_20_Link">How is the game stage generated?<text:tab/>17</text:a></text:p>
          <text:p text:style-name="P143"><text:a xlink:type="simple" xlink:href="#__RefHeading___Toc595_3571800575" text:style-name="Index_20_Link" text:visited-style-name="Index_20_Link">What rewards are given to the machine agent?<text:tab/>18</text:a></text:p>
          <text:p text:style-name="P143"><text:a xlink:type="simple" xlink:href="#__RefHeading___Toc746_3571800575" text:style-name="Index_20_Link" text:visited-style-name="Index_20_Link">Speeding up the training process<text:tab/>18</text:a></text:p>
          <text:p text:style-name="P143"><text:a xlink:type="simple" xlink:href="#__RefHeading___Toc2709_3571800575" text:style-name="Index_20_Link" text:visited-style-name="Index_20_Link">What are the used training parameters?<text:tab/>19</text:a></text:p>
          <text:p text:style-name="P144"><text:a xlink:type="simple" xlink:href="#__RefHeading___Toc1074_3724124105" text:style-name="Index_20_Link" text:visited-style-name="Index_20_Link">Discovered observations<text:tab/>22</text:a></text:p>
          <text:p text:style-name="P143"><text:a xlink:type="simple" xlink:href="#__RefHeading___Toc1251_4286736385" text:style-name="Index_20_Link" text:visited-style-name="Index_20_Link">Default setting used for training<text:tab/>22</text:a></text:p>
          <text:p text:style-name="P143"><text:a xlink:type="simple" xlink:href="#__RefHeading___Toc2711_3571800575" text:style-name="Index_20_Link" text:visited-style-name="Index_20_Link">Training when using the default settings<text:tab/>23</text:a></text:p>
          <text:p text:style-name="P141"><text:a xlink:type="simple" xlink:href="#__RefHeading___Toc1071_2406088243" text:style-name="Index_20_Link" text:visited-style-name="Index_20_Link"><text:s/>Behavior<text:tab/>23</text:a></text:p>
          <text:p text:style-name="P143"><text:a xlink:type="simple" xlink:href="#__RefHeading___Toc1253_4286736385" text:style-name="Index_20_Link" text:visited-style-name="Index_20_Link">Training when the reward is given only at the end<text:tab/>24</text:a></text:p>
          <text:p text:style-name="P141"><text:a xlink:type="simple" xlink:href="#__RefHeading___Toc1255_4286736385" text:style-name="Index_20_Link" text:visited-style-name="Index_20_Link">Behavior<text:tab/>25</text:a></text:p>
          <text:p text:style-name="P143"><text:a xlink:type="simple" xlink:href="#__RefHeading___Toc1380_426302360" text:style-name="Index_20_Link" text:visited-style-name="Index_20_Link">Training when using 4 hidden layers with 32 units each<text:tab/>25</text:a></text:p>
          <text:p text:style-name="P141"><text:a xlink:type="simple" xlink:href="#__RefHeading___Toc1382_426302360" text:style-name="Index_20_Link" text:visited-style-name="Index_20_Link"><text:s/>Behavior<text:tab/>27</text:a></text:p>
          <text:p text:style-name="P143"><text:a xlink:type="simple" xlink:href="#__RefHeading___Toc1384_426302360" text:style-name="Index_20_Link" text:visited-style-name="Index_20_Link">Training when using 4 hidden layers and more steps<text:tab/>27</text:a></text:p>
          <text:p text:style-name="P141"><text:a xlink:type="simple" xlink:href="#__RefHeading___Toc2280_426302360" text:style-name="Index_20_Link" text:visited-style-name="Index_20_Link"><text:s/>Behavior<text:tab/>29</text:a></text:p>
          <text:p text:style-name="P143"><text:a xlink:type="simple" xlink:href="#__RefHeading___Toc3402_426302360" text:style-name="Index_20_Link" text:visited-style-name="Index_20_Link">Training when separating the mission observation into three values<text:tab/>29</text:a></text:p>
          <text:p text:style-name="P141"><text:a xlink:type="simple" xlink:href="#__RefHeading___Toc3404_426302360" text:style-name="Index_20_Link" text:visited-style-name="Index_20_Link">Behavior<text:tab/>30</text:a></text:p>
          <text:p text:style-name="P141"><text:a xlink:type="simple" xlink:href="#__RefHeading___Toc2963_79113747" text:style-name="Index_20_Link" text:visited-style-name="Index_20_Link">Extending the training time<text:tab/>31</text:a></text:p>
          <text:p text:style-name="P141"><text:a xlink:type="simple" xlink:href="#__RefHeading___Toc2965_79113747" text:style-name="Index_20_Link" text:visited-style-name="Index_20_Link">Behavior after extending training time<text:tab/>32</text:a></text:p>
          <text:p text:style-name="P143"><text:a xlink:type="simple" xlink:href="#__RefHeading___Toc4274_426302360" text:style-name="Index_20_Link" text:visited-style-name="Index_20_Link">Training when using no curiosity and smaller batch_size and buffer_size values<text:tab/>32</text:a></text:p>
          <text:p text:style-name="P141"><text:a xlink:type="simple" xlink:href="#__RefHeading___Toc2967_79113747" text:style-name="Index_20_Link" text:visited-style-name="Index_20_Link">Behavior<text:tab/>33</text:a></text:p>
          <text:p text:style-name="P143"><text:a xlink:type="simple" xlink:href="#__RefHeading___Toc2730_959539418" text:style-name="Index_20_Link" text:visited-style-name="Index_20_Link">Training when using normalization<text:tab/>34</text:a></text:p>
          <text:p text:style-name="P141"><text:a xlink:type="simple" xlink:href="#__RefHeading___Toc2732_959539418" text:style-name="Index_20_Link" text:visited-style-name="Index_20_Link">Behavior<text:tab/>35</text:a></text:p>
          <text:p text:style-name="P143"><text:a xlink:type="simple" xlink:href="#__RefHeading___Toc2734_959539418" text:style-name="Index_20_Link" text:visited-style-name="Index_20_Link">Training by rewarding only just touching the spheres<text:tab/>36</text:a></text:p>
          <text:p text:style-name="P141"><text:a xlink:type="simple" xlink:href="#__RefHeading___Toc2736_959539418" text:style-name="Index_20_Link" text:visited-style-name="Index_20_Link">Behavior<text:tab/>37</text:a></text:p>
          <text:p text:style-name="P143"><text:a xlink:type="simple" xlink:href="#__RefHeading___Toc3805_1447170999" text:style-name="Index_20_Link" text:visited-style-name="Index_20_Link">Training when only having to push two spheres<text:tab/>38</text:a></text:p>
          <text:p text:style-name="P141"><text:a xlink:type="simple" xlink:href="#__RefHeading___Toc9615_893676048" text:style-name="Index_20_Link" text:visited-style-name="Index_20_Link">Behavior<text:tab/>38</text:a></text:p>
          <text:p text:style-name="P143"><text:soft-page-break/><text:a xlink:type="simple" xlink:href="#__RefHeading___Toc3807_1447170999" text:style-name="Index_20_Link" text:visited-style-name="Index_20_Link">Training when using two stacked vectors<text:tab/>39</text:a></text:p>
          <text:p text:style-name="P141"><text:a xlink:type="simple" xlink:href="#__RefHeading___Toc3809_1447170999" text:style-name="Index_20_Link" text:visited-style-name="Index_20_Link">Behavior<text:tab/>41</text:a></text:p>
          <text:p text:style-name="P143"><text:a xlink:type="simple" xlink:href="#__RefHeading___Toc2545_556649589" text:style-name="Index_20_Link" text:visited-style-name="Index_20_Link">Training when using a visual input<text:tab/>42</text:a></text:p>
          <text:p text:style-name="P143"><text:a xlink:type="simple" xlink:href="#__RefHeading___Toc9617_893676048" text:style-name="Index_20_Link" text:visited-style-name="Index_20_Link">Training when using Curriculum Learning<text:tab/>44</text:a></text:p>
          <text:p text:style-name="P141"><text:a xlink:type="simple" xlink:href="#__RefHeading___Toc9619_893676048" text:style-name="Index_20_Link" text:visited-style-name="Index_20_Link">Behavior<text:tab/>47</text:a></text:p>
          <text:p text:style-name="P144"><text:a xlink:type="simple" xlink:href="#__RefHeading___Toc2896_2122279865" text:style-name="Index_20_Link" text:visited-style-name="Index_20_Link">Source code<text:tab/>49</text:a></text:p>
          <text:p text:style-name="P143"><text:a xlink:type="simple" xlink:href="#__RefHeading___Toc2898_2122279865" text:style-name="Index_20_Link" text:visited-style-name="Index_20_Link">RollerAgent.cs<text:tab/>49</text:a></text:p>
          <text:p text:style-name="P141"><text:a xlink:type="simple" xlink:href="#__RefHeading___Toc10930_2122279865" text:style-name="Index_20_Link" text:visited-style-name="Index_20_Link">Initialization and reset<text:tab/>49</text:a></text:p>
          <text:p text:style-name="P141"><text:a xlink:type="simple" xlink:href="#__RefHeading___Toc10932_2122279865" text:style-name="Index_20_Link" text:visited-style-name="Index_20_Link">Interacting with the environment<text:tab/>51</text:a></text:p>
          <text:p text:style-name="P141"><text:a xlink:type="simple" xlink:href="#__RefHeading___Toc10934_2122279865" text:style-name="Index_20_Link" text:visited-style-name="Index_20_Link">Obtaining observations<text:tab/>53</text:a></text:p>
          <text:p text:style-name="P143"><text:a xlink:type="simple" xlink:href="#__RefHeading___Toc7482_2262458615" text:style-name="Index_20_Link" text:visited-style-name="Index_20_Link">RollerArena.cs<text:tab/>55</text:a></text:p>
          <text:p text:style-name="P143"><text:a xlink:type="simple" xlink:href="#__RefHeading___Toc7484_2262458615" text:style-name="Index_20_Link" text:visited-style-name="Index_20_Link">RollerArenaAcademy.cs<text:tab/>56</text:a></text:p>
          <text:p text:style-name="P144"><text:a xlink:type="simple" xlink:href="#__RefHeading___Toc2713_3571800575" text:style-name="Index_20_Link" text:visited-style-name="Index_20_Link">Bibliography<text:tab/>57</text:a></text:p>
        </text:index-body>
      </text:table-of-content>
      <text:h text:style-name="P153" text:outline-level="1"/>
      <text:h text:style-name="P156" text:outline-level="1"><text:bookmark-start text:name="__RefHeading___Toc2708_3374773253"/>Introduction<text:bookmark-end text:name="__RefHeading___Toc2708_3374773253"/></text:h>
      <text:h text:style-name="P162" text:outline-level="2"><text:bookmark-start text:name="__RefHeading___Toc2710_3374773253"/>Motivation<text:bookmark-end text:name="__RefHeading___Toc2710_3374773253"/></text:h>
      <text:p text:style-name="P2"><text:tab/><text:span text:style-name="T81">Some of the main hobbies in my life are programming and playing computer games. Since I started to understand the basics of programming, I was wondering how the features in games are being done.</text:span></text:p>
      <text:p text:style-name="P2"><text:tab/><text:span text:style-name="T82">In the days when I was playing on my Nintendo Entertainment System console, I saw how the characters in the screen would be moving, how they reacted when I pressed the buttons on the controller, how the points on the screen are affected and how the enemy characters are moving. Back in those days, the behavior of the enemies were very simple. Most of the time they moved all the way to one side, hit an obstacle, then start walking to the other side.</text:span></text:p>
      <text:p text:style-name="P2"><text:tab/><text:span text:style-name="T82">Back then, that simple strategy was enough to keep players on the edge. Eventually better technology was available, stronger hardware was cheaper, and the demands of the players grew.</text:span></text:p>
      <text:p text:style-name="P2"><text:tab/><text:span text:style-name="T82">The characters in video games slowly became smarter and smarter. They are now interacting within a 3D environment, searching actively for the player and becoming more and more life-like.</text:span></text:p>
      <text:p text:style-name="P2"><text:tab/><text:span text:style-name="T83">Racing games would have the enemy computer drivers trying to surpass you, to be faster than you, but it has to do all sorts of complex calculations. For example how to get ahead of you, without necessarily colliding with you or the walls, while moving at relatively high speeds.</text:span></text:p>
      <text:p text:style-name="P105"><text:tab/><text:span text:style-name="T84">Real time strategy games such as StarCraft II give to human players <text:s/>the possibility to fight against one or more enemy commanders controlled by the computer. I personally do not even begin to understand the size and complexity of the code that was written for the enemy to be able to build entire bases and command their armies.</text:span></text:p>
      <text:p text:style-name="P2"><text:tab/><text:span text:style-name="T85">Simple tasks and routines for the enemy AIs does not take a significant effort to be written. Writing the code for a competent AI that is able to challenge even the best humans at complicated tasks is incredibly difficult. Thus I started searching for other ways of writing these AIs.</text:span></text:p>
      <text:p text:style-name="P27"><text:tab/><text:span text:style-name="T86">One thing that I found was how machine learning is used to train AIs that became so good they are surpassing humans and relatively complicated tasks.</text:span></text:p>
      <text:p text:style-name="P29"><text:tab/>A simple Google search for the term “ai defeats human” will reveal several interesting websites:</text:p>
      <text:list xml:id="list2515790187" text:style-name="L1">
        <text:list-item>
          <text:p text:style-name="P207"><text:span text:style-name="T2">Google AI defeats human Go champion</text:span><text:span text:style-name="T87"><text:line-break/>“Google's DeepMind AlphaGo artificial intelligence has defeated the world's number one Go player Ke Jie.” (2017 May 25, </text:span><text:a xlink:type="simple" xlink:href="https://www.bbc.com/news/technology-40042581" text:style-name="Internet_20_link" text:visited-style-name="Visited_20_Internet_20_Link"><text:span text:style-name="T87">https://www.bbc.com/news/technology-40042581</text:span></text:a><text:span text:style-name="T87">)</text:span></text:p>
        </text:list-item>
        <text:list-item>
          <text:p text:style-name="P208"><text:span text:style-name="T2">DeepMind AI Beats Professional Human StarCraft II Players</text:span><text:span text:style-name="T88"><text:line-break/>“The Google-owned artificial intelligence lab announced on Thursday that its new "AlphaStar" AI had beaten two of the world's best StarCraft II players.” <text:s/><text:line-break/></text:span><text:soft-page-break/><text:span text:style-name="T88">(2019 January 25, </text:span><text:a xlink:type="simple" xlink:href="https://www.forbes.com/sites/samshead/2019/01/25/deepmind-ai-beats-professional-human-starcraft-ii-players/#32d881077cec" text:style-name="Internet_20_link" text:visited-style-name="Visited_20_Internet_20_Link"><text:span text:style-name="T88">https://www.forbes.com/sites/samshead/2019/01/25/deepmind-ai-beats-professional-human-starcraft-ii-players/#32d881077cec</text:span></text:a><text:span text:style-name="T88">)</text:span></text:p>
        </text:list-item>
        <text:list-item>
          <text:p text:style-name="P209"><text:span text:style-name="T2">AI trained on 3500 years of games finally beats humans at Dota 2<text:line-break/></text:span><text:span text:style-name="T89">“They say 10,000 hours makes an expert, but for video-game playing AIs much more is needed. After playing thousands of years’ worth of the video game Dota 2, artificial intelligence is now able to beat the world’s top amateurs.”<text:line-break/></text:span><text:span text:style-name="T90">(2018 June 25, </text:span><text:a xlink:type="simple" xlink:href="https://www.newscientist.com/article/2172612-ai-trained-on-3500-years-of-games-finally-beats-humans-at-dota-2/" text:style-name="Internet_20_link" text:visited-style-name="Visited_20_Internet_20_Link"><text:span text:style-name="T90">https://www.newscientist.com/article/2172612-ai-trained-on-3500-years-of-games-finally-beats-humans-at-dota-2/</text:span></text:a><text:span text:style-name="T90"> )</text:span></text:p>
        </text:list-item>
      </text:list>
      <text:p text:style-name="P28"><text:span text:style-name="T90"><text:tab/>T</text:span><text:span text:style-name="T89">his has shown me that </text:span><text:span text:style-name="T111">by applying </text:span><text:span text:style-name="T89">machine learning, </text:span><text:span text:style-name="T111">developers can </text:span><text:span text:style-name="T89">creat</text:span><text:span text:style-name="T111">e</text:span><text:span text:style-name="T89"> some incredible AIs, so good that even the humans that trained them could not create a better code by hand to beat the respective AIs.</text:span></text:p>
      <text:p text:style-name="P30"><text:tab/>But one more hurdle had to be surpassed, I do not have experience with machine learning, perceptrons, neural networks, reinforcement learning and so on. Trying to learn all such techniques and algorithms would be too complicated and take too much time to implement them correctly. Even then, when I will try to train whatever AI, I would not even know if the implementation I have done would be correct or not, as training them can take <text:span text:style-name="T116">anywhere from</text:span> minutes <text:span text:style-name="T326">to</text:span> days.</text:p>
      <text:p text:style-name="P30"><text:tab/><text:span text:style-name="T117">Here comes ML-Agents, a plugin for the Unity game engine that lets developers and hobbyists skip over the difficulty of implementing their own machine learning code and use the best implementations currently available in a popular and powerful machine learning library called TensorFlow.</text:span></text:p>
      <text:p text:style-name="P32"><text:tab/><text:span text:style-name="T118">No longer I have to worry about code correctness, time of training and possible hidden bugs. The respective plugin is hosted on GitHub, where everyone can see what is happening to the code base, <text:s/>able to report whenever they see a problem, and also able to improve it.</text:span></text:p>
      <text:p text:style-name="P33"><text:tab/>After copying and doing the setup for the plugin, I started trying all of the samples.</text:p>
      <text:p text:style-name="P31"><draw:frame draw:style-name="fr1" draw:name="Frame5" text:anchor-type="paragraph" svg:x="5.0071in" svg:y="0.0701in" svg:width="2.05in" draw:z-index="9"><draw:text-box fo:min-height="2.6083in"><text:p text:style-name="Illustration"><draw:frame draw:style-name="fr6" draw:name="Image4" text:anchor-type="as-char" svg:width="2.05in" style:rel-width="100%" svg:height="2.6083in" style:rel-height="scale" draw:z-index="62"><draw:image xlink:href="Pictures/10000201000000F600000139558B645A6512EB53.png" xlink:type="simple" xlink:show="embed" xlink:actuate="onLoad" loext:mime-type="image/png"/></draw:frame><text:span text:style-name="T58"><text:line-break/></text:span>Illustration <text:sequence text:ref-name="refIllustration0" text:name="Illustration" text:formula="ooow:Illustration+1" style:num-format="1">1</text:sequence>: Walker Agent screenshot</text:p></draw:text-box></draw:frame><text:tab/><text:span text:style-name="T119">It contains several environment samples, with machine agents that were already trained to solve sample problems more efficiently then I could do by playing the games themselves, or by writing a code for an agent to solve the respective problems.</text:span></text:p>
      <text:p text:style-name="P31"><text:tab/><text:span text:style-name="T362">For some of the problems I cannot even begin to imagine how to solve them by writing a code. For example, there is an environment with a ragdoll model where each of the important joints are motorized and controlled by the agent, in an attempt to reach a golden target somewhere far away. How does one even take into consideration all the angles, physics and calculations that have to be done for the ragdoll to even just simply stay upright. Yet in the sample we can see the ragdoll running like </text:span><text:soft-page-break/><text:span text:style-name="T362">a crazy cartoon character towards the target. Even though it looks ridiculous, it is still a ragdoll controlled only by it’s joints, running decently fast while balancing itself! </text:span></text:p>
      <text:p text:style-name="P31"><text:tab/><text:span text:style-name="T120">A screenshot of the ragdoll walker agent can be seen in </text:span><text:span text:style-name="T120"><text:sequence-ref text:reference-format="category-and-value" text:ref-name="refIllustration0">Illustration 1</text:sequence-ref></text:span><text:span text:style-name="T120">.</text:span></text:p>
      <text:p text:style-name="P36"><text:span text:style-name="T91"><text:tab/></text:span><text:span text:style-name="T92">After trying every sample, I started following the guide for creating a brand new Learning Environment (</text:span><text:a xlink:type="simple" xlink:href="https://github.com/Unity-Technologies/ml-agents/blob/master/docs/Learning-Environment-Create-New.md" text:style-name="Internet_20_link" text:visited-style-name="Visited_20_Internet_20_Link">https://github.com/Unity-Technologies/ml-agents/blob/master/docs/Learning-Environment-Create-New.md</text:a><text:span text:style-name="T121">). I was beginning the grasp the idea how the scene should be organized, and how the scripts should look like. I observed how the training time was pretty slow, until I added the suggested training hyperparameters (batch_size: 10 </text:span>buffer_size: 100<text:span text:style-name="T122">) which indeed has reduced the number of training steps from 300000 to 20000 just like how the guide has said.</text:span></text:p>
      <text:p text:style-name="P36"><text:tab/><text:span text:style-name="T123">I was amazed at the significant change, it was at least 10 times faster!</text:span></text:p>
      <text:p text:style-name="P31"><text:tab/><text:span text:style-name="T124">Slowly, I began adding more complexity to the task, and experimented with the different hyperparameters, the reward system, how the agent gets information from the environment and so on.</text:span></text:p>
      <text:p text:style-name="P36"><text:span text:style-name="T91"><text:tab/></text:span><text:span text:style-name="T112">I documented here my findings, in hope people will use it to get a better idea on how the different values affect the training time and the performance of the agents.</text:span></text:p>
      <text:h text:style-name="P154" text:outline-level="1"/>
      <text:h text:style-name="P157" text:outline-level="1"><text:bookmark-start text:name="__RefHeading___Toc2715_3374773253"/>Used tools<text:bookmark-end text:name="__RefHeading___Toc2715_3374773253"/></text:h>
      <text:h text:style-name="P163" text:outline-level="2"><text:bookmark-start text:name="__RefHeading___Toc2717_3374773253"/>About Unity<text:bookmark-end text:name="__RefHeading___Toc2717_3374773253"/></text:h>
      <text:p text:style-name="P110"><text:tab/>Unity is a game engine developed by Unity Technologies. <text:span text:style-name="T365">It is currently one of the most popular engines currently used. One of the main features of this game engine is the very wide selection of platforms that it lets users to create applications in. Some of these platforms are Windows, iOS, Android, macOS, Linux, PlayStation 4 and Xbox One.</text:span></text:p>
      <text:p text:style-name="P109"><text:tab/><text:span text:style-name="T366">Even though this is a game engine, games are not the single things that are done in Unity. For example users have used it to create:</text:span></text:p>
      <text:list xml:id="list1887351159" text:style-name="L2">
        <text:list-item>
          <text:p text:style-name="P210">renders of aesthetically pleasing car models</text:p>
        </text:list-item>
        <text:list-item>
          <text:p text:style-name="P210">high quality animations while still permitting lots of artistic freedom</text:p>
        </text:list-item>
        <text:list-item>
          <text:p text:style-name="P210">educational applications</text:p>
        </text:list-item>
        <text:list-item>
          <text:p text:style-name="P210">virtual reality and augmented reality applications</text:p>
        </text:list-item>
      </text:list>
      <text:p text:style-name="P3"><text:tab/>Here is a short list of popular games that were made with Unity: Cuphead, Monument Valley 2, Rick and Morty: Virtual Rick-ality, Inside, Ori and the Blind Forest, Hearthstone and Cities: Skylines.</text:p>
      <text:p text:style-name="P3"><text:tab/><text:span text:style-name="T367">Even though the</text:span> main programming language is C#, <text:span text:style-name="T367">it can be converted </text:span>to C++ <text:span text:style-name="T367">if the targeted platform is for example</text:span> Windows.</text:p>
      <text:h text:style-name="P164" text:outline-level="2"><text:bookmark-start text:name="__RefHeading___Toc2751_3374773253"/>About machine learning<text:bookmark-end text:name="__RefHeading___Toc2751_3374773253"/></text:h>
      <text:p text:style-name="P106"><text:tab/><text:span text:style-name="T363">Machine learning represents the science of programming computers in such a way that they learn from data and improve themselves.</text:span></text:p>
      <text:p text:style-name="P106"><text:tab/><text:span text:style-name="T363">Another definition would be: [Machine Learning is the] field of study that gives computers the ability to learn without being explicitly programmed (Arthus Samuel, 1959).</text:span></text:p>
      <text:p text:style-name="P107"><text:tab/><text:span text:style-name="T363">In current days machine learning is used at things such as:</text:span></text:p>
      <text:list xml:id="list1846918731" text:style-name="L3">
        <text:list-item>
          <text:p text:style-name="P211">filtering the spam that arrives in your email account</text:p>
        </text:list-item>
        <text:list-item>
          <text:p text:style-name="P211">your smartphone recognizing the position of your face when it sees you </text:p>
        </text:list-item>
        <text:list-item>
          <text:p text:style-name="P212">estimating the human body pose when viewed through Xbox Kinect</text:p>
        </text:list-item>
      </text:list>
      <text:p text:style-name="P108"><text:span text:style-name="T364"><text:tab/>By using machine learning, humans can train computers to discover patterns in data and develop behaviors that help it solve complex problems </text:span><text:span text:style-name="T364"><text:bibliography-mark text:identifier="Hands-On Machine Learning" text:bibliography-type="book" text:author="Aurélien Géron" text:month="March" text:number="13" text:title="Hands-On Machine Learning with Scikit-Learn &amp; Tensorflow" text:year="2017" text:isbn="9781491962299">[Hands-On Machine Learning]</text:bibliography-mark></text:span><text:span text:style-name="T364">.</text:span></text:p>
      <text:h text:style-name="P164" text:outline-level="2"><text:bookmark-start text:name="__RefHeading___Toc2753_3374773253"/><text:soft-page-break/>About <text:span text:style-name="T1">ML</text:span>-<text:span text:style-name="T1">A</text:span>gents<text:bookmark-end text:name="__RefHeading___Toc2753_3374773253"/></text:h>
      <text:p text:style-name="P111"><text:tab/><text:span text:style-name="T368">ML-Agents is an open-source plugin for Unity that helps developers to add machine agents in their applications that can be trained in environments created by the developer. </text:span></text:p>
      <text:p text:style-name="P111"><text:tab/><text:span text:style-name="T369">All of the actual training is done inside of the TensorFlow Python API, while ML-Agents is just sending all of the data collected from the application via a socket to a TensorFlow training application instance.</text:span></text:p>
      <text:p text:style-name="P111"><text:tab/><text:span text:style-name="T370">The plugin is designed in a such a way to make it easier for developers to wrap and compartmentalize all of the intricacies of machine learning into abstract objects the represent things such as agents, academies, brains and brain models.</text:span></text:p>
      <text:p text:style-name="P112"><text:tab/><text:span text:style-name="T371">ML-Agents is currently hosted at </text:span><text:span text:style-name="T371"><text:bibliography-mark text:identifier="ML Agents GitHub page" text:bibliography-type="www" text:url="https://github.com/Unity-Technologies/ml-agents">[ML Agents GitHub page]</text:bibliography-mark></text:span><text:span text:style-name="T371">. </text:span></text:p>
      <text:h text:style-name="P165" text:outline-level="2"><text:bookmark-start text:name="__RefHeading___Toc1069_2406088243"/>About TensorFlow<text:bookmark-end text:name="__RefHeading___Toc1069_2406088243"/></text:h>
      <text:p text:style-name="P26"><text:tab/><text:span text:style-name="T80">In this project, TensorFlow is used indirectly through the ML-Agents plugin. </text:span></text:p>
      <text:p text:style-name="P26"><text:tab/><text:span text:style-name="T372">TensorFlow is an open source software that enables developers to easily create machine learning models, and then just feed into it the training data. Currently it is a considered a popular choice when selecting a library for machine learning and deep learning.</text:span></text:p>
      <text:p text:style-name="P26"><text:tab/><text:span text:style-name="T373">The library was built by Google and offers a considerable amount of documentation that will help users understand it properly.</text:span></text:p>
      <text:p text:style-name="P113"><text:tab/><text:span text:style-name="T374">The TensorFlow library project can be currently found at </text:span><text:span text:style-name="T374"><text:bibliography-mark text:identifier="TensorFlow GitHub page" text:bibliography-type="www" text:url="https://github.com/tensorflow/tensorflow">[TensorFlow GitHub page]</text:bibliography-mark></text:span><text:span text:style-name="T374">.</text:span></text:p>
      <text:h text:style-name="Heading_20_2" text:outline-level="2"><text:bookmark-start text:name="__RefHeading___Toc2806_3374773253"/>About GitHub and Git<text:bookmark-end text:name="__RefHeading___Toc2806_3374773253"/></text:h>
      <text:p text:style-name="P114"><text:tab/><text:span text:style-name="T375">When working with large projects, there is always a need for tracking changes in the files. An application that can help with that is a Version Control Software (abbreviated to VCS).</text:span></text:p>
      <text:p text:style-name="P115"><text:tab/><text:span text:style-name="T376">The VCS that I chose is Git. It is fast and relatively easy to use when needed for basic functionalities such as pushing and pulling files to/from the server (</text:span><text:span text:style-name="T376"><text:bibliography-mark text:identifier="Pro Git" text:bibliography-type="book" text:author="Scott Chacon, Ben Straub" text:month="June" text:number="2" text:title="Pro Git" text:year="2019">[Pro Git]</text:bibliography-mark></text:span><text:span text:style-name="T376">). </text:span></text:p>
      <text:p text:style-name="P116"><text:tab/><text:span text:style-name="T377">The server that stores all of the files of this project are located on GitHub, one of the most known project repositories that uses Git as the VCS. My project is a fork from the original ML-Agents plugin, to which I added my personal changes.</text:span></text:p>
      <text:p text:style-name="P213"><text:tab/>I decided to use a fork of the original project so that I may continue to receive updates and other possible new features that might be worth experimenting with. </text:p>
      <text:h text:style-name="P166" text:outline-level="2"><text:bookmark-start text:name="__RefHeading___Toc2808_3374773253"/>Used hardware<text:bookmark-end text:name="__RefHeading___Toc2808_3374773253"/></text:h>
      <text:p text:style-name="P4"><text:tab/>Most of the machine learning sessions have been done on my 2 personal computers. First a desktop that has these respective hardware specifications:</text:p>
      <text:list xml:id="list2866980623" text:style-name="L4">
        <text:list-item>
          <text:p text:style-name="P214"><text:soft-page-break/><text:span text:style-name="T2">CPU</text:span> : AMD Ryzen 7 2700X Eight-Core Processor</text:p>
          <text:p text:style-name="P214">8 physical cores, 16 logical cores, no overclocking, base speed 3.70 GHz</text:p>
        </text:list-item>
        <text:list-item>
          <text:p text:style-name="P214"><text:span text:style-name="T2">RAM</text:span> : 16 GB, 2400 MHz</text:p>
        </text:list-item>
        <text:list-item>
          <text:p text:style-name="P214"><text:span text:style-name="T2">GPU</text:span> : NVIDIA Geforce GTX 1080, 8GB</text:p>
        </text:list-item>
        <text:list-item>
          <text:p text:style-name="P214"><text:span text:style-name="T2">SSD #1</text:span> : KINGSTON SV300S37A120G</text:p>
        </text:list-item>
        <text:list-item>
          <text:p text:style-name="P214"><text:span text:style-name="T2">SSD #2</text:span> : Samsung SSD 850 EVO 250GB</text:p>
        </text:list-item>
        <text:list-item>
          <text:p text:style-name="P214"><text:span text:style-name="T2">OS</text:span> : Windows 10 Pro, 64-bit version</text:p>
        </text:list-item>
      </text:list>
      <text:p text:style-name="P4"><text:tab/>Second, a Lenovo ideapad 330S laptop <text:span text:style-name="T378">with the hardware specifications</text:span>:</text:p>
      <text:list xml:id="list230886621" text:style-name="L5">
        <text:list-item>
          <text:p text:style-name="P215"><text:span text:style-name="T2">CPU</text:span> : Intel® Core(TM) i5-8250U CPU</text:p>
          <text:p text:style-name="P215">4 physical cores, 8 logical cores, no overclocking, base speed 1.80 GHz</text:p>
        </text:list-item>
        <text:list-item>
          <text:p text:style-name="P215"><text:span text:style-name="T2">RAM</text:span> : 8 GB, 2400 MHz</text:p>
        </text:list-item>
        <text:list-item>
          <text:p text:style-name="P215"><text:span text:style-name="T3">SSD</text:span> : SanDisk SD9SB8W512G1101</text:p>
        </text:list-item>
        <text:list-item>
          <text:p text:style-name="P215"><text:span text:style-name="T2">OS</text:span> : Windows 10 Home, 32-bit version<text:tab/></text:p>
        </text:list-item>
      </text:list>
      <text:p text:style-name="P4"/>
      <text:h text:style-name="P155" text:outline-level="1"/>
      <text:h text:style-name="P158" text:outline-level="1"><text:bookmark-start text:name="__RefHeading___Toc10133_893676048"/>State of the art<text:bookmark-end text:name="__RefHeading___Toc10133_893676048"/></text:h>
      <text:h text:style-name="P167" text:outline-level="2"><text:bookmark-start text:name="__RefHeading___Toc2991_556649589"/>What is Proximal Policy Optimization?<text:bookmark-end text:name="__RefHeading___Toc2991_556649589"/></text:h>
      <text:p text:style-name="P102"><text:tab/><text:span text:style-name="T273">The Proximal Policy Optimization algorithm, which from now on shall be abbreviated to PPO, is an algorithm that uses a neural network to create behavior for machine agents, taking as input the observations of the environment it currently is in, and outputting the actions of the agent.</text:span></text:p>
      <text:p text:style-name="P102"><text:tab/><text:span text:style-name="T274">This algorithm is currently used by the ML-Agents plugin, which is implemented in TensorFlow.</text:span></text:p>
      <text:p text:style-name="P102"><text:tab/><text:span text:style-name="T275">Due to the fact that it is performing as good as or better than other state-of-the-art algorithms, it was also chosen by the OpenAI team as the default reinforcement learning algorithm.</text:span></text:p>
      <text:p text:style-name="P102"><text:span text:style-name="T268"><text:tab/>This reinforcement learning technique was invented by John Schulman, Filip Wolski, Prafulla Dhariwal, Alec Radford and Oleg Klimov and is described in the article named </text:span><text:span text:style-name="T50">Proximal Policy Optimization Algorithms (</text:span><text:span text:style-name="T46"><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50">)</text:span><text:span text:style-name="T46">.</text:span></text:p>
      <text:p text:style-name="P102"><text:span text:style-name="T46"><text:tab/></text:span><text:span text:style-name="T47">Up until recently, policy gradient methods have been mostly used for training deep neural networks with the task of controlling machine agents, such as in video games. But their main disadvantage depends on the chosen step size. If it is too small the machine agent is learning too slowly, if it is too large, the performance of the agent might suffer sudden significant drops. </text:span><text:span text:style-name="T48">Even if the step size is picked carefully, the progress is still incredibly slow, taking millions (or billions) of time steps to learn simple tasks.</text:span></text:p>
      <text:p text:style-name="P102"><text:span text:style-name="T48"><text:tab/></text:span><text:span text:style-name="T49">Other reinforcement learning techniques have been developed, such as </text:span><text:span text:style-name="T49"><text:bibliography-mark text:identifier="TRPO" text:bibliography-type="article" text:author="John Schulman, Sergey Levine, Philipp Moritz, Michael I. Jordan, Pieter Abbeel" text:month="Apr" text:title="Trust Region Policy Optimization" text:year="2017" text:url="https://arxiv.org/abs/1502.05477">[TRPO]</text:bibliography-mark></text:span><text:span text:style-name="T49">, and </text:span><text:span text:style-name="T49"><text:bibliography-mark text:identifier="ACER" text:bibliography-type="article" text:author="Ziyu Wang, Victor Bapst, Nicolas Heess, Volodymyr Mnih, Remi Munos, Koray Kavukcuoglu, Nando de Freitas" text:month="Jul" text:title="Sample Efficient Actor-Critic with Experience Replay" text:year="2017" text:url="https://arxiv.org/abs/1611.01224">[ACER]</text:bibliography-mark></text:span><text:span text:style-name="T49">, </text:span><text:span text:style-name="T51">with the hope of eliminating these flaws. </text:span><text:span text:style-name="T52">But they come with disadvantages also, </text:span><text:span text:style-name="T49"><text:bibliography-mark text:identifier="ACER" text:bibliography-type="article" text:author="Ziyu Wang, Victor Bapst, Nicolas Heess, Volodymyr Mnih, Remi Munos, Koray Kavukcuoglu, Nando de Freitas" text:month="Jul" text:title="Sample Efficient Actor-Critic with Experience Replay" text:year="2017" text:url="https://arxiv.org/abs/1611.01224">[ACER]</text:bibliography-mark></text:span><text:span text:style-name="T52"><text:s/>is more complicated than </text:span><text:span text:style-name="T46"><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46"><text:s/></text:span><text:span text:style-name="T52">(even though </text:span><text:span text:style-name="T49"><text:bibliography-mark text:identifier="ACER" text:bibliography-type="article" text:author="Ziyu Wang, Victor Bapst, Nicolas Heess, Volodymyr Mnih, Remi Munos, Koray Kavukcuoglu, Nando de Freitas" text:month="Jul" text:title="Sample Efficient Actor-Critic with Experience Replay" text:year="2017" text:url="https://arxiv.org/abs/1611.01224">[ACER]</text:bibliography-mark></text:span><text:span text:style-name="T49"><text:s/></text:span><text:span text:style-name="T52">is a bit better </text:span><text:span text:style-name="T57">than </text:span><text:span text:style-name="T46"><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52">)</text:span><text:span text:style-name="T46">, </text:span><text:span text:style-name="T57">and </text:span><text:span text:style-name="T49"><text:bibliography-mark text:identifier="TRPO" text:bibliography-type="article" text:author="John Schulman, Sergey Levine, Philipp Moritz, Michael I. Jordan, Pieter Abbeel" text:month="Apr" text:title="Trust Region Policy Optimization" text:year="2017" text:url="https://arxiv.org/abs/1502.05477">[TRPO]</text:bibliography-mark></text:span><text:span text:style-name="T49"><text:s/></text:span><text:span text:style-name="T57">isn’t so good at solving problems that require visual input, such as video games.</text:span></text:p>
      <text:p text:style-name="P102"><text:span text:style-name="T53"><text:tab/></text:span><text:span text:style-name="T54">Here is the </text:span><text:span text:style-name="T55">objective function that is currently used in </text:span><text:span text:style-name="T46"><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46">.</text:span></text:p>
      <text:p text:style-name="P102"><text:span text:style-name="T53"><text:tab/></text:span><text:span text:style-name="T53"><draw:frame draw:style-name="fr8" draw:name="Object1" text:anchor-type="as-char" svg:y="-0.1929in" svg:width="3.6063in" svg:height="0.2535in" draw:z-index="63"><draw:object xlink:href="./Object 1" xlink:type="simple" xlink:show="embed" xlink:actuate="onLoad"/><draw:image xlink:href="./ObjectReplacements/Object 1" xlink:type="simple" xlink:show="embed" xlink:actuate="onLoad"/><svg:desc>formula</svg:desc></draw:frame></text:span></text:p>
      <text:list xml:id="list1976864528" text:style-name="L6">
        <text:list-item>
          <text:p text:style-name="P216">θ is<text:span text:style-name="T56"> the policy parameter</text:span></text:p>
        </text:list-item>
        <text:list-item>
          <text:p text:style-name="P217"><text:span text:style-name="T269">Ê</text:span><text:span text:style-name="T270">t</text:span><text:span text:style-name="T271"> denotes the empirical expectation over </text:span><text:span text:style-name="T272">time steps</text:span></text:p>
        </text:list-item>
        <text:list-item>
          <text:p text:style-name="P217"><text:span text:style-name="T271">r</text:span><text:span text:style-name="T270">t</text:span><text:span text:style-name="T271"> <text:s/>is the ratio of the probability under the new and old policies, respectively</text:span></text:p>
        </text:list-item>
        <text:list-item>
          <text:p text:style-name="P216"><text:span text:style-name="T271">Â</text:span><text:span text:style-name="T270">t <text:s/></text:span><text:span text:style-name="T271">is the estimated advantage at time t</text:span></text:p>
        </text:list-item>
        <text:list-item>
          <text:p text:style-name="P218">ε is a hyperparameter, usually 0.1 or 0.2</text:p>
        </text:list-item>
      </text:list>
      <text:p text:style-name="P102"><text:s text:c="3"/><text:tab/><text:span text:style-name="T276">The team at OpenAI, was able to train a human shaped ragdoll that is able to: stand up straight without falling, walk fast towards a target (it was technically not running, it’s legs were never really both above the ground at the same time), turn towards a target, maintain up-right position when hit </text:span><text:soft-page-break/><text:span text:style-name="T276">small projectiles and finally when toppled over because it couldn’t balance, it was able to stand up by itself after being knocked over.</text:span></text:p>
      <text:p text:style-name="P102"><text:tab/><text:span text:style-name="T277">By using a keyboard, the user is able to point where the rag-doll human/robot should be walking to. The target is simply placed in direction where to agent is supposed to walk to. Even though the way it walks is amusing, it has potential to become more lifelike than currently hand-made walking and turning animations that are usually made for games.</text:span></text:p>
      <text:h text:style-name="P168" text:outline-level="2"><text:bookmark-start text:name="__RefHeading___Toc5863_3132124119"/>What is Curriculum Learning?<text:bookmark-end text:name="__RefHeading___Toc5863_3132124119"/></text:h>
      <text:p text:style-name="P102"><text:tab/><text:span text:style-name="T320">Curriculum learning in machine learning is a way of teaching machines to become proficient at solving problem by giving them at the start easy challenges that they have to overcome, and slowly increase the difficulty of the challenges as the machine masters the problem.</text:span></text:p>
      <text:p text:style-name="P101"><text:tab/>This idea is based on how human children learn, they are given at the very beginning simple lessons, and once they understand the basics, they are introduced to more complex lessons.</text:p>
      <text:p text:style-name="P102"><text:tab/><text:span text:style-name="T320">Easing up the children to more and more complicated problem gradually helps them understand the intricacies. Seeing how well this can work in the real world, an attempt was made to simulate this for machines.</text:span></text:p>
      <text:p text:style-name="P102"><text:tab/><text:span text:style-name="T321">One of the ML-Agents sample training scenarios that uses curriculum learning is Wall Jump. The training scenario contains a blue cube shaped machine agent that is tasked with reaching a green target on the arena that it is placed on.</text:span></text:p>
      <text:p text:style-name="P102"><text:tab/><text:span text:style-name="T321">Usually between the agent and the target there is gray wall of varying heights. The machine agent is able to jump a fixed height. Sometimes the wall is small enough that a simple jump is enough to go over it, sometimes the wall is non-existent, sometimes the wall is too tall to jump over it with a simple jump.</text:span></text:p>
      <text:p text:style-name="P102"><text:tab/><text:span text:style-name="T321">The interesting bit in this scenario, is that there is also an orange block, that can be pushed around by the agent. The orange block is big enough for the agent to jump on it, and then over the wall if needed. The training scenario is setup in a such a way that the wall is never taller than the height the agent is able to jump while starting on top of the orange block.</text:span></text:p>
      <text:p text:style-name="P102"><text:tab/><text:span text:style-name="T322">It doesn’t look too difficult to learn, even for a neural network to learn. Simply generating arenas with random wall height, random starting position for the agent and random position for the target (the target is always behind where the wall generated, even if it’s height is non-existent) should be enough for the neural network to learn.</text:span></text:p>
      <text:p text:style-name="P102"><text:tab/><text:span text:style-name="T322">But something interesting happens when generating the arenas in a more controlled manner. If the first few arenas have a non-existent wall height, and in time the wall height increases, the neural network learns significantly faster how to jump even the tallest wall in order to reach the target. It is faster than just picking random heights every time for the wall.</text:span></text:p>
      <text:p text:style-name="P102"><draw:frame draw:style-name="fr2" draw:name="Frame30" text:anchor-type="paragraph" svg:x="3.8819in" svg:y="0.0618in" svg:width="3.0146in" draw:z-index="60"><draw:text-box fo:min-height="1.5043in"><text:p text:style-name="Text"><draw:frame text:anchor-type="paragraph" draw:z-index="61" draw:name="Shape26" draw:style-name="gr26" draw:text-style-name="P338" svg:width="3.0142in" svg:height="1.5039in" svg:x="0in" svg:y="0in"><draw:text-box><text:p><text:span text:style-name="T409">{</text:span></text:p><text:p><text:span text:style-name="T409"><text:s text:c="2"/></text:span><text:span text:style-name="T409">"measure" : "progress",</text:span></text:p><text:p><text:span text:style-name="T409"><text:s text:c="2"/></text:span><text:span text:style-name="T409">"thresholds" : [0.1, 0.3, 0.5],</text:span></text:p><text:p><text:span text:style-name="T409"><text:s text:c="2"/></text:span><text:span text:style-name="T409">"min_lesson_length" : 100,</text:span></text:p><text:p><text:span text:style-name="T409"><text:s text:c="2"/></text:span><text:span text:style-name="T409">"signal_smoothing" : true,</text:span></text:p><text:p><text:span text:style-name="T409"><text:s text:c="2"/></text:span><text:span text:style-name="T409">"parameters" :</text:span></text:p><text:p><text:span text:style-name="T409"><text:s text:c="2"/></text:span><text:span text:style-name="T409">{</text:span></text:p><text:p><text:span text:style-name="T409"><text:s text:c="4"/></text:span><text:span text:style-name="T409">"big_wall_min_height" : [0.0, 4.0, 6.0, 8.0],</text:span></text:p><text:p><text:span text:style-name="T409"><text:s text:c="4"/></text:span><text:span text:style-name="T409">"big_wall_max_height" : [4.0, 7.0, 8.0, 8.0]</text:span></text:p><text:p><text:span text:style-name="T409"><text:s text:c="2"/></text:span><text:span text:style-name="T409">}</text:span></text:p><text:p><text:span text:style-name="T409">}</text:span></text:p></draw:text-box></draw:frame>Text <text:sequence text:ref-name="refText0" text:name="Text" text:formula="ooow:Text+1" style:num-format="1">1</text:sequence>: Curriculum structure example</text:p></draw:text-box></draw:frame><text:soft-page-break/><text:tab/><text:span text:style-name="T323">In ML-Agents, Curriculum Learning defines the “lessons” that the machine agent has to go through with the help of “metacurriculum” files (explained in more detail at </text:span><text:span text:style-name="T323"><text:bibliography-mark text:identifier="Training with Curriculum Learning" text:bibliography-type="www" text:url="https://github.com/Unity-Technologies/ml-agents/blob/master/docs/Training-Curriculum-Learning.md">[Training with Curriculum Learning]</text:bibliography-mark></text:span><text:span text:style-name="T323">).</text:span></text:p>
      <text:p text:style-name="P102"><text:tab/><text:span text:style-name="T324">Parameters have to be defined in the respective file that enables the TensorFlow API to control them. </text:span></text:p>
      <text:p text:style-name="P102"><text:tab/><text:span text:style-name="T325">For example, in the Wall Jump sample training scenario, there are the </text:span><text:span text:style-name="T26">big_wall_min_height</text:span><text:span text:style-name="T325"> and </text:span><text:span text:style-name="T26">big_wall_max_height</text:span><text:span text:style-name="T325"> parameters which are used in the Unity code to decide how tall to generate the wall.</text:span></text:p>
      <text:h text:style-name="P169" text:outline-level="2"><text:bookmark-start text:name="__RefHeading___Toc4769_2312976732"/>What is Deep Reinforcement Learning?<text:bookmark-end text:name="__RefHeading___Toc4769_2312976732"/></text:h>
      <text:p text:style-name="P102"><text:tab/><text:span text:style-name="T327">In order to answer the question of “What is Deep Reinforcement Learning?”, first we have to understand what is Reinforcement Learning by itself.</text:span></text:p>
      <text:p text:style-name="P102"><text:tab/><text:span text:style-name="T327">Reinforcement Learning refers to all algorithms that are goal-oriented and learn to execute complex tasks. As we know until now, they use positive rewards to encourage an actor to do things that we deem to be correct, and negative rewards in order to discourage it from doing things that we consider bad for solving the task.</text:span></text:p>
      <text:p text:style-name="P102"><text:tab/><text:span text:style-name="T328">In order to make it smarter at solving tasks, Deep Learning is used. In essence Deep Learning refers to using multiple neural network layers that help the agent extract higher level features from the observation input that it is receiving. One classical example is in image processing, where the first layers are very good at extracting very basic information, such as edges in the image, which is then used by the subsequent layers to understand more complex features such faces.</text:span></text:p>
      <text:p text:style-name="P102"><text:tab/><text:span text:style-name="T329">Combining Deep Learning algorithms and Reinforcement Learning algorithms, one can obtain a Deep Reinforcement Learning algorithm. Such an algorithm would be able to extract meaningful information from a broad observation input, and combine with the reward system in order to better decide its next action.</text:span></text:p>
      <text:p text:style-name="P102"><text:tab/><text:span text:style-name="T330">The machine agents in the ML-Agents plugin for Unity use deep reinforcement learning.</text:span></text:p>
      <text:p text:style-name="P102"><text:tab/><text:span text:style-name="T331">For those that wish to further study more about deep reinforcement learning, there is currently an online course that can be found at the </text:span><text:bibliography-mark text:identifier="Udacity Deep Reinforcement Learning " text:bibliography-type="www" text:author="Nisheed Rama" text:url="https://medium.com/@nisheed/udacity-deep-reinforcement-learning-project-1-navigation-d16b43793af5">[Udacity Deep Reinforcement Learning ]</text:bibliography-mark><text:s/><text:span text:style-name="T331">bibliographic entry.</text:span></text:p>
      <text:h text:style-name="P170" text:outline-level="2"/>
      <text:h text:style-name="P159" text:outline-level="1"><text:bookmark-start text:name="__RefHeading___Toc1068_3724124105"/>Implementation<text:bookmark-end text:name="__RefHeading___Toc1068_3724124105"/></text:h>
      <text:h text:style-name="P171" text:outline-level="2"><text:bookmark-start text:name="__RefHeading___Toc1070_3724124105"/>How does the training environment look like?<text:bookmark-end text:name="__RefHeading___Toc1070_3724124105"/></text:h>
      <text:p text:style-name="P5"><draw:frame draw:style-name="fr1" draw:name="Frame31" text:anchor-type="paragraph" svg:x="3.7508in" svg:y="0.0547in" svg:width="3.2508in" draw:z-index="0"><draw:text-box fo:min-height="2.7783in"><text:p text:style-name="Illustration"><draw:frame draw:style-name="fr6" draw:name="Image1" text:anchor-type="as-char" svg:width="3.2508in" style:rel-width="100%" svg:height="2.7783in" style:rel-height="scale" draw:z-index="1"><draw:image xlink:href="Pictures/100002010000027200000217A72528CF39B16F1F.png" xlink:type="simple" xlink:show="embed" xlink:actuate="onLoad" loext:mime-type="image/png"/></draw:frame><text:span text:style-name="T58"><text:line-break/></text:span>Illustration <text:sequence text:ref-name="refIllustration1" text:name="Illustration" text:formula="ooow:Illustration+1" style:num-format="1">2</text:sequence>: Screenshot of an arena</text:p></draw:text-box></draw:frame><text:tab/><text:span text:style-name="T11">In order to keep the environment simple to train, I have decided to create a simple game for the agent to train with.</text:span></text:p>
      <text:p text:style-name="P5"><text:tab/><text:span text:style-name="T11">The idea of the game for the machine agent or the player is to control the black-and-white checkered sphere and push out of the stage all of the other colored spheres in a certain order. (seen in </text:span><text:span text:style-name="T11"><text:sequence-ref text:reference-format="category-and-value" text:ref-name="refIllustration1">Illustration 2</text:sequence-ref></text:span><text:span text:style-name="T11">)</text:span></text:p>
      <text:p text:style-name="P5"><text:tab/><text:span text:style-name="T11">First the brown sphere must be pushed out, then the gray-metallic sphere, then lastly the golden sphere. If all three balls are pushed out in the correct order, the agent/player has won, if any of the balls have fallen when it was not supposed to fall (for example, it has attempted to push out the golden sphere) or if the black-and-white sphere has fallen out, then the agent/player lost.</text:span></text:p>
      <text:p text:style-name="P5"><text:tab/><text:span text:style-name="T12">All of the spheres have the same mass, drag and angular drag. And also all of them are affected by the same gravitational force. They all have the same radius of 0,5 units.</text:span></text:p>
      <text:p text:style-name="P5"><text:tab/><text:span text:style-name="T15">The platform that all the spheres are standing on is a very thin cylinder with a radius of 5. From a physics point of view, it is immovable and the spheres cannot pass through it or push it no matter how hard they hit it.</text:span></text:p>
      <text:h text:style-name="P172" text:outline-level="2"><text:bookmark-start text:name="__RefHeading___Toc1072_3724124105"/>How is the main sphere agent controlled?<text:bookmark-end text:name="__RefHeading___Toc1072_3724124105"/></text:h>
      <text:p text:style-name="P6"><draw:frame draw:style-name="fr3" draw:name="Frame1" text:anchor-type="paragraph" svg:x="4.2228in" svg:y="0.0591in" svg:width="2.8339in" draw:z-index="2"><draw:text-box fo:min-height="0.7228in"><text:p text:style-name="Text"><draw:frame text:anchor-type="paragraph" draw:z-index="3" draw:name="Shape1" draw:style-name="gr1" draw:text-style-name="P317" svg:width="2.8335in" svg:height="0.7224in" svg:x="0in" svg:y="0in"><draw:text-box><text:p text:style-name="P316"><text:span text:style-name="T388">Vector3 controlSignal = Vector3.zero;</text:span></text:p><text:p text:style-name="P316"><text:span text:style-name="T388">controlSignal.x = vectorAction[0];</text:span></text:p><text:p text:style-name="P316"><text:span text:style-name="T388">controlSignal.z = vectorAction[1];</text:span></text:p><text:p text:style-name="P316"><text:span text:style-name="T388">rBody.AddForce(controlSignal * speed);</text:span></text:p></draw:text-box></draw:frame>Text <text:sequence text:ref-name="refText1" text:name="Text" text:formula="ooow:Text+1" style:num-format="1">2</text:sequence>: Force applied on the agent sphere</text:p></draw:text-box></draw:frame><text:tab/><text:span text:style-name="T13">The main sphere agent can only be controlled via two possible actions: a force applied on the X axis and a force applied on the Z axis. The code that applies these respective forces look a little like this.</text:span><text:span text:style-name="T13"><text:sequence-ref text:reference-format="value" text:ref-name="refText1">2</text:sequence-ref></text:span></text:p>
      <text:p text:style-name="P8"><text:tab/>The physics <text:span text:style-name="T14">calculations are being handled by the Unity game engine. The force is just applied, and the engine handles the rest.</text:span></text:p>
      <text:p text:style-name="P9"><text:tab/><text:span text:style-name="T22">Those </text:span><text:span text:style-name="T23">vectorAction</text:span><text:span text:style-name="T22"> values that can be seen in Text </text:span><text:span text:style-name="T22"><text:sequence-ref text:reference-format="value" text:ref-name="refText1">2</text:sequence-ref></text:span><text:span text:style-name="T22"><text:s/>are being generated by the neural network after it has received the observations of the current game state. The machine agents brain does not inherently know that the first vectorAction value controls the X axis movement, and the second vectorAction value controls the Z axis movement. In the very first training steps, it will most likely just <text:s/>create random values that will make the main sphere run off the stage.</text:span></text:p>
      <text:p text:style-name="P9"><text:soft-page-break/><text:tab/><text:span text:style-name="T22">After many attempts of simply falling off the stage, it might accidentally knock the first brown sphere, and receive a reward value. When it starts to receive the first rewards, it might also start to understand what the vectorAction values also control.</text:span></text:p>
      <text:h text:style-name="P173" text:outline-level="2"><text:bookmark-start text:name="__RefHeading___Toc1178_3724124105"/>What can the machine agent “see” in the environment?<text:bookmark-end text:name="__RefHeading___Toc1178_3724124105"/></text:h>
      <text:p text:style-name="P7"><text:tab/><text:span text:style-name="T16">In order for the machine agent to be able to win at the game that was proposed, it must receive information about what it is playing. One way to do that is to simply give it everything that a human player can also see, like a camera render of the entire stage.</text:span></text:p>
      <text:p text:style-name="P7"><text:tab/><text:span text:style-name="T16">Indeed that would be possible, but training such a machine where it is receiving as an input the entire image, frame by frame, every time it has to decide what to do would mean an astonishing amount of time for it to train to a competent performance.</text:span></text:p>
      <text:p text:style-name="P7"><text:tab/><text:span text:style-name="T17">Surely such a mass of information will help train the best agent, but in order for it to finish training faster, a more limited set of data must be sent.</text:span></text:p>
      <text:p text:style-name="P7"><text:tab/><text:span text:style-name="T18">When a human is playing this particular game, it can see where it is currently positioned in stage, where all the other spheres are positioned. It can also approximate the speed that it is currently traveling that and a pretty general idea of how far it is from the center of the stage and how close it is to other spheres.</text:span></text:p>
      <text:p text:style-name="P7"><text:tab/><text:span text:style-name="T19">And all of this information is unconsciously deduced by the human. In order to help the machine agent to learn faster, we shall send all of this distilled information directly to it.</text:span></text:p>
      <text:p text:style-name="P7"><text:tab/><text:span text:style-name="T19">Observations that are sent to machine agent:</text:span></text:p>
      <text:list xml:id="list804313576" text:style-name="L7">
        <text:list-item>
          <text:p text:style-name="P219">the agents current position on the X and Z axis</text:p>
        </text:list-item>
        <text:list-item>
          <text:p text:style-name="P219">the agents distance from the center of the stage</text:p>
        </text:list-item>
        <text:list-item>
          <text:p text:style-name="P219">the agents velocity on the X and Z axis</text:p>
        </text:list-item>
        <text:list-item>
          <text:p text:style-name="P219">the agents “mission” (a number that symbolizes which of the colored ball should it attempt to knock out)</text:p>
        </text:list-item>
        <text:list-item>
          <text:p text:style-name="P219">the position of the brown sphere relative to the agent on the X and Z axis</text:p>
        </text:list-item>
        <text:list-item>
          <text:p text:style-name="P219">the distance from the brown sphere to the agent</text:p>
        </text:list-item>
        <text:list-item>
          <text:p text:style-name="P219">the brown spheres distance from the center of the stage</text:p>
        </text:list-item>
        <text:list-item>
          <text:p text:style-name="P219">the brown spheres velocity on the X and Z axis</text:p>
        </text:list-item>
        <text:list-item>
          <text:p text:style-name="P219">the position of the <text:span text:style-name="T20">gray</text:span> sphere relative to the agent on the X and Z axis</text:p>
        </text:list-item>
        <text:list-item>
          <text:p text:style-name="P220">the distance from the <text:span text:style-name="T20">gray</text:span> sphere to the agent</text:p>
        </text:list-item>
        <text:list-item>
          <text:p text:style-name="P220">the <text:span text:style-name="T20">gray</text:span> spheres distance from the center of the stage</text:p>
        </text:list-item>
        <text:list-item>
          <text:p text:style-name="P220">the <text:span text:style-name="T20">gray</text:span> spheres velocity on the X and Z axis</text:p>
        </text:list-item>
        <text:list-item>
          <text:p text:style-name="P220"><text:soft-page-break/>the position of the <text:span text:style-name="T20">gold</text:span> sphere relative to the agent on the X and Z axis</text:p>
        </text:list-item>
        <text:list-item>
          <text:p text:style-name="P220">the distance from the <text:span text:style-name="T20">gold</text:span> sphere to the agent</text:p>
        </text:list-item>
        <text:list-item>
          <text:p text:style-name="P220">the <text:span text:style-name="T20">gold</text:span> spheres distance from the center of the stage</text:p>
        </text:list-item>
        <text:list-item>
          <text:p text:style-name="P220">the <text:span text:style-name="T20">gold</text:span> spheres velocity on the X and Z axis</text:p>
        </text:list-item>
      </text:list>
      <text:p text:style-name="P7"><text:tab/><text:span text:style-name="T21">One interesting thing that can be seen is that the data that is relevant to the Y axis is never being sent. That is because for the machine agent, that information is not necessary. The Y coordinate for all of the spheres will only change when the spheres are falling out of the stage.</text:span></text:p>
      <text:p text:style-name="P7"><text:tab/><text:span text:style-name="T21">The information that the spheres have fallen off the stage can be deduced just from the distance observations or from the “current mission” observation.</text:span></text:p>
      <text:p text:style-name="P7"><text:tab/><text:span text:style-name="T21">Another thing that might be odd to some is why are all of the positions of the other spheres being sent as relative to the main sphere. This is just to help the machine agent to better understand where are the other spheres. For example it is much simpler for the machine agent to deduce that it has to go to the right to hit the golden sphere if it has received data that the relative position of it on the X axis is greater than 0. The alternative would have been for the machine agent to deduce to do additional computation, such as subtracting the absolute position of the golden sphere from the absolute position of the main sphere.</text:span></text:p>
      <text:p text:style-name="P7"><text:tab/><text:span text:style-name="T379">In this situation, there are in total 24 observations sent to the machine agents brain.</text:span></text:p>
      <text:h text:style-name="P174" text:outline-level="2"><draw:frame draw:style-name="fr3" draw:name="Frame2" text:anchor-type="paragraph" svg:x="3.5075in" svg:y="0.5346in" svg:width="3.8965in" draw:z-index="4"><draw:text-box fo:min-height="1.6181in"><text:p text:style-name="Text"><draw:frame text:anchor-type="paragraph" draw:z-index="5" draw:name="Shape2" draw:style-name="gr2" draw:text-style-name="P318" svg:width="3.8961in" svg:height="1.3949in" svg:x="0in" svg:y="0in"><draw:text-box><text:p text:style-name="P316"><text:span text:style-name="T389">do</text:span></text:p><text:p text:style-name="P316"><text:span text:style-name="T388">{</text:span></text:p><text:p text:style-name="P316"><text:span text:style-name="T388"><text:s text:c="3"/></text:span><text:span text:style-name="T388">Vector2 r = Random.insideUnitCircle * arenaRadius;</text:span></text:p><text:p text:style-name="P316"><text:span text:style-name="T388"><text:s text:c="3"/></text:span><text:span text:style-name="T388">targetPosition = </text:span><text:span text:style-name="T389">new</text:span><text:span text:style-name="T388"> Vector3(r.x, spawnHeight,</text:span></text:p><text:p text:style-name="P316"><text:span text:style-name="T388"><text:s text:c="6"/></text:span><text:span text:style-name="T388">r.y);</text:span></text:p><text:p text:style-name="P316"><text:span text:style-name="T388"><text:s text:c="3"/></text:span><text:span text:style-name="T388">distanceToAgent = Vector3.Distance(transform.position, targetPosition);</text:span></text:p><text:p text:style-name="P316"><text:span text:style-name="T388">} </text:span><text:span text:style-name="T389">while</text:span><text:span text:style-name="T388"> (distanceToAgent &lt; 1.1f);</text:span></text:p><text:p text:style-name="P316"><text:span text:style-name="T388">target1.transform.position = targetPosition;</text:span></text:p></draw:text-box></draw:frame>Text <text:sequence text:ref-name="refText2" text:name="Text" text:formula="ooow:Text+1" style:num-format="1">3</text:sequence>: Position randomizer</text:p></draw:text-box></draw:frame><text:bookmark-start text:name="__RefHeading___Toc593_3571800575"/>How is the game stage generated?<text:bookmark-end text:name="__RefHeading___Toc593_3571800575"/></text:h>
      <text:p text:style-name="P117"><text:tab/><text:span text:style-name="T29">In order for the machine agent to experience as many situations as possible, the target spheres positions are randomly generated in such a way so that they do not overlap. </text:span></text:p>
      <text:p text:style-name="P10"><text:span text:style-name="T29"><text:tab/>Inside Text </text:span><text:span text:style-name="T29"><text:sequence-ref text:reference-format="value" text:ref-name="refText2">3</text:sequence-ref></text:span><text:span text:style-name="T29"><text:s/>there is a snippet of the code that attempts to generate a valid random position for the first target sphere, the brown sphere.</text:span></text:p>
      <text:p text:style-name="P11"><text:tab/><text:span text:style-name="T30">Attempting to move any gameObject that has a RigidBody component in such away that it overlaps another gameObject with a RigidBody will cause them to spontaneously move away from each other with great velocities. The more overlapped they are, the more violent the reaction between them will be. </text:span></text:p>
      <text:p text:style-name="P14"><text:tab/>This position randomizer will start to take into consideration all the previously moved spheres when generating positions for the gray and golden spheres. </text:p>
      <text:p text:style-name="P11"><text:tab/><text:span text:style-name="T31">There is ample room on the stage, so it doesn’t take a significant amount of retries in order to generate valid non-overlapping positions.</text:span></text:p>
      <text:p text:style-name="P11"><text:soft-page-break/><text:tab/><text:span text:style-name="T32">Another thing to take into consideration is that simply moving the spheres back on the stage is not enough, the physics engine still has data about their velocity and angularVelocity.</text:span></text:p>
      <text:p text:style-name="P11"><text:tab/><text:span text:style-name="T32">Simply teleporting them back on stage will cause them to keep moving with the same velocity as before, so in order to prevent that, the velocity and angularVelocity of all the target spheres must be set to Vector3.zero. </text:span></text:p>
      <text:h text:style-name="P175" text:outline-level="2"><text:bookmark-start text:name="__RefHeading___Toc595_3571800575"/>What rewards are given to the machine agent?<text:bookmark-end text:name="__RefHeading___Toc595_3571800575"/></text:h>
      <text:p text:style-name="P12"><text:tab/><text:span text:style-name="T33">The reward system is simple and straight forward, every sphere that is successfully knocked off the stage in the correct order, it will give a reward of 1/3f to the agent. </text:span></text:p>
      <text:p text:style-name="P12"><text:tab/><text:span text:style-name="T33">When all 3 spheres are knocked off in the correct order, the agent is marked as Done, and Tensorflow will adjust the weights in the neural network in order to encourage the same behavior.</text:span></text:p>
      <text:p text:style-name="P12"><text:tab/><text:span text:style-name="T33">Anytime the agent does something wrong: knocking off one the spheres too early or dropping off stage; the agent will be marked as done, and it’s currently accumulated reward will be taken into consideration by Tensorflow.</text:span></text:p>
      <text:p text:style-name="P12"><text:tab/><text:span text:style-name="T34">More complicated reward systems can be implemented, such as on every action that the machine agent is doing, add a small constant negative reward that will encourage the machine agent to finish the task faster before it accumulates a time penalty that is too big.</text:span></text:p>
      <text:p text:style-name="P12"><text:tab/><text:span text:style-name="T34">Another example would be to give weighted rewards for each of the spheres being dropped off, such as: </text:span></text:p>
      <text:list xml:id="list1599650098" text:style-name="L8">
        <text:list-item>
          <text:p text:style-name="P221">knocking out the brown sphere: 1/7 reward</text:p>
        </text:list-item>
        <text:list-item>
          <text:p text:style-name="P221">knocking out the gray sphere: 2/7 reward</text:p>
        </text:list-item>
        <text:list-item>
          <text:p text:style-name="P222">knocking out the golden sphere: 4/7 reward</text:p>
        </text:list-item>
      </text:list>
      <text:p text:style-name="P15"><text:tab/>This way, making further and further progress is exponentially better that just doing the first and second task and be contempt with just that.</text:p>
      <text:p text:style-name="P13"><text:tab/><text:span text:style-name="T35">There is also another way that could be done. I saw that in the “Pyramids” sample from the MLAgents even though there are two tasks to be done, the positive reward is given only when both of the tasks are completed in the correct order. With this the reward system could be like this:</text:span></text:p>
      <text:list xml:id="list4070453606" text:style-name="L9">
        <text:list-item>
          <text:p text:style-name="P223">knock out the brown, gray and golden spheres in the correct order: 1 reward</text:p>
        </text:list-item>
      </text:list>
      <text:h text:style-name="P176" text:outline-level="2"><text:bookmark-start text:name="__RefHeading___Toc746_3571800575"/>Speeding up the training process<text:bookmark-end text:name="__RefHeading___Toc746_3571800575"/></text:h>
      <text:p text:style-name="P17"><text:tab/><text:span text:style-name="T39">One way to speed up training is by creating several agents and for each one of them to create an arena to train into. This can be seen to be also applied in several of the example scenes of the ML-Agents plugin and also described in the documentation </text:span><text:span text:style-name="T39"><text:bibliography-mark text:identifier="Making a New Learning Environment" text:bibliography-type="www" text:url="https://github.com/Unity-Technologies/ml-agents/blob/master/docs/Learning-Environment-Create-New.md">[Making a New Learning Environment]</text:bibliography-mark></text:span><text:span text:style-name="T39"><text:s/>found on the GitHub page for the ML-Agents plugin.</text:span></text:p>
      <text:p text:style-name="P17"><text:soft-page-break/><text:tab/><text:span text:style-name="T40">The responsibility of generating all of the agents and the arenas where they will train has been given to the </text:span><text:span text:style-name="T24">RollerArenaAcademy </text:span><text:span text:style-name="T42">class, which extends the Academy.</text:span></text:p>
      <text:p text:style-name="P17"><text:span text:style-name="T42"><text:tab/></text:span><text:span text:style-name="T43">Inside of</text:span><text:span text:style-name="T42"> the Initialize</text:span><text:span text:style-name="T43">Academy method, a dynamic amount of arenas are generated.</text:span></text:p>
      <text:p text:style-name="P18"><draw:frame draw:style-name="fr1" draw:name="Frame3" text:anchor-type="paragraph" svg:x="3.9508in" svg:y="-0.0709in" svg:width="2.9083in" draw:z-index="6"><draw:text-box fo:min-height="2.1665in"><text:p text:style-name="Illustration"><draw:frame draw:style-name="fr6" draw:name="Image2" text:anchor-type="as-char" svg:width="2.9083in" style:rel-width="100%" svg:height="2.1665in" style:rel-height="scale" draw:z-index="7"><draw:image xlink:href="Pictures/100002010000015D00000104B705DB796373A773.png" xlink:type="simple" xlink:show="embed" xlink:actuate="onLoad" loext:mime-type="image/png"/></draw:frame><text:span text:style-name="T58"><text:line-break/></text:span>Illustration <text:sequence text:ref-name="refIllustration2" text:name="Illustration" text:formula="ooow:Illustration+1" style:num-format="1">3</text:sequence>: Roller Arena Academy Unity settings</text:p></draw:text-box></draw:frame><text:span text:style-name="T41"><text:tab/>The number of generated arenas is set with the help of the Unity Editor </text:span><text:span text:style-name="T44">[</text:span><text:span text:style-name="T44"><text:sequence-ref text:reference-format="category-and-value" text:ref-name="refIllustration2">Illustration 3</text:sequence-ref></text:span><text:span text:style-name="T44">]</text:span><text:span text:style-name="T41">. The same is also said about the arena themselves, which are just copies instantiated from a prefabricated roller arena game object.</text:span></text:p>
      <text:p text:style-name="P19"><text:span text:style-name="T41"><text:tab/></text:span><text:span text:style-name="T45">The code that handles the creation of the arenas is</text:span></text:p>
      <text:p text:style-name="P20"><text:span text:style-name="T38">public</text:span><text:span text:style-name="T36"> GameObject m_RollerArenaPrefab;<text:line-break/></text:span><text:span text:style-name="T38">public</text:span><text:span text:style-name="T36"> </text:span><text:span text:style-name="T38">int</text:span><text:span text:style-name="T36"> m_NumberOfArenas;<text:line-break/></text:span><text:span text:style-name="T38">public</text:span><text:span text:style-name="T36"> </text:span><text:span text:style-name="T38">override</text:span><text:span text:style-name="T36"> </text:span><text:span text:style-name="T38">void</text:span><text:span text:style-name="T36"> InitializeAcademy()<text:line-break/>{<text:line-break/> <text:s/></text:span><text:span text:style-name="T38">for</text:span><text:span text:style-name="T36">(</text:span><text:span text:style-name="T38">int</text:span><text:span text:style-name="T36"> i = 0; i &lt; m_NumberOfArenas; i++)<text:line-break/> <text:s/>{<text:line-break/> <text:s text:c="3"/>Instantiate(m_RollerArenaPrefab, </text:span><text:span text:style-name="T38">new</text:span><text:span text:style-name="T36"> Vector3(0, -4*i, 0), Quaternion.identity);<text:line-break/> <text:s/>}<text:line-break/></text:span><text:span text:style-name="T37">}</text:span></text:p>
      <text:p text:style-name="Text_20_body"><text:tab/><text:span text:style-name="T59">At the moment of writing this document, I found that creating 16 arenas is an adequate amount that does not overload my system when training and also leaves enough resources for my PC also to do something else.</text:span></text:p>
      <text:h text:style-name="P177" text:outline-level="2"><text:bookmark-start text:name="__RefHeading___Toc2709_3571800575"/>What are the used training parameters?<text:bookmark-end text:name="__RefHeading___Toc2709_3571800575"/></text:h>
      <text:p text:style-name="P21"><text:tab/>A list of all the training parameters that can be chosen are displayed on a documentation page called <text:bibliography-mark text:identifier="Training ML-Agents" text:bibliography-type="www" text:url="https://github.com/Unity-Technologies/ml-agents/blob/master/docs/Training-ML-Agents.md">[Training ML-Agents]</text:bibliography-mark>.</text:p>
      <text:p text:style-name="P21"><text:tab/><text:span text:style-name="T60">The ones that are currently used by default for training the roller agents are:</text:span></text:p>
      <text:list xml:id="list2656772389" text:style-name="L10">
        <text:list-item>
          <text:p text:style-name="P224"><text:span text:style-name="T25">use_curiosity: </text:span><text:span text:style-name="T27">true</text:span><text:span text:style-name="T62"> =&gt;</text:span> <text:span text:style-name="T63">t</text:span>rain using an additional intrinsic reward signal generated from Intrinsic Curiosity Module<text:bibliography-mark text:identifier="Solving sparse-reward tasks with Curiosity" text:bibliography-type="www" text:url="https://blogs.unity3d.com/2018/06/26/solving-sparse-reward-tasks-with-curiosity/">[Solving sparse-reward tasks with Curiosity]</text:bibliography-mark><text:line-break/><text:span text:style-name="T61">Seeing that the Pyramids example inside of the ML-Agents plugin was able to train to competent levels, I decided to try this value to see if it affects the training in a positive way</text:span></text:p>
        </text:list-item>
        <text:list-item>
          <text:p text:style-name="P225"><text:span text:style-name="T25">curiosity_strength: 0.01</text:span> <text:span text:style-name="T64">=&gt; magnitude of intrinsic reward generated by Intrinsic Curiosity Module</text:span></text:p>
        </text:list-item>
        <text:list-item>
          <text:p text:style-name="P225"><text:span text:style-name="T25">curiosity_enc_size: 256</text:span> <text:span text:style-name="T64">=&gt; the size of the encoding to use in the forward and inverse models in the Curiosity module</text:span></text:p>
        </text:list-item>
        <text:list-item>
          <text:p text:style-name="P225"><text:span text:style-name="T25">summary_freq: 2000</text:span> <text:span text:style-name="T62">=&gt; how often, in training steps, to save training statistics</text:span></text:p>
        </text:list-item>
        <text:list-item>
          <text:p text:style-name="P225"><text:span text:style-name="T25">time_horizon: 128</text:span> <text:span text:style-name="T65">=&gt; how many steps of experience to collect per-agent before adding it to the experience buffer</text:span></text:p>
        </text:list-item>
        <text:list-item>
          <text:p text:style-name="P225"><text:soft-page-break/><text:span text:style-name="T25">batch_size: 128</text:span> <text:span text:style-name="T67">=&gt; the number of experiences in each iteration of gradient descent</text:span></text:p>
        </text:list-item>
        <text:list-item>
          <text:p text:style-name="P225"><text:span text:style-name="T25">buffer_size: 2048</text:span> <text:span text:style-name="T68">=&gt; the number of experiences to collect before updating the policy model</text:span></text:p>
        </text:list-item>
        <text:list-item>
          <text:p text:style-name="P225"><text:span text:style-name="T25">hidden_units: 512 </text:span><text:span text:style-name="T69">=&gt; the number of nodes in each of the hidden layers of the neural network<text:line-break/>In my attempt of making the roller agent able to learn complicated tasks, I have decided to give it a large amount of hidden nodes</text:span></text:p>
        </text:list-item>
        <text:list-item>
          <text:p text:style-name="P225"><text:span text:style-name="T25">num_layers: 3 </text:span><text:span text:style-name="T69">=&gt; the number of hidden layers in the neural network<text:line-break/>Again, I have chosen this number in order to attempt to make the agents learn more complicated problems</text:span></text:p>
        </text:list-item>
        <text:list-item>
          <text:p text:style-name="P225"><text:span text:style-name="T25">beta: 1.0e-2</text:span> <text:span text:style-name="T70">=&gt; corresponds to the strength of the entropy regularization, which makes the policy "more random."</text:span></text:p>
        </text:list-item>
        <text:list-item>
          <text:p text:style-name="P225"><text:span text:style-name="T25">max_steps: 5.0e5</text:span> <text:span text:style-name="T71">=&gt; how many training steps are run in total</text:span></text:p>
        </text:list-item>
        <text:list-item>
          <text:p text:style-name="P225"><text:span text:style-name="T25">num_epoch: 3</text:span> <text:span text:style-name="T72">=&gt; <text:s/>the number of passes through the experience buffer during gradient descent</text:span></text:p>
        </text:list-item>
      </text:list>
      <text:p text:style-name="P22"><text:tab/><text:span text:style-name="T73">The chosen reinforcement learning technique is called Proximal Policy Optimization. All of the above values have been chosen by either copying them from other ML-Agents examples or after reading more about them from the GitHub documentation page named </text:span><text:span text:style-name="T73"><text:bibliography-mark text:identifier="Training with Proximal Policy Optimization" text:bibliography-type="www" text:url="https://github.com/Unity-Technologies/ml-agents/blob/master/docs/Training-PPO.md">[Training with Proximal Policy Optimization]</text:bibliography-mark></text:span><text:span text:style-name="T73"><text:s/></text:span></text:p>
      <text:h text:style-name="P155" text:outline-level="1"/>
      <text:h text:style-name="P159" text:outline-level="1"><text:bookmark-start text:name="__RefHeading___Toc1074_3724124105"/>Discovered observations<text:bookmark-end text:name="__RefHeading___Toc1074_3724124105"/></text:h>
      <text:h text:style-name="P178" text:outline-level="2"><text:bookmark-start text:name="__RefHeading___Toc1251_4286736385"/>Default setting used for training<text:bookmark-end text:name="__RefHeading___Toc1251_4286736385"/></text:h>
      <text:p text:style-name="P42"><text:tab/>Before the observations and <text:span text:style-name="T380">the </text:span>differences between them are being described, first there must be a common default set of settings or particularities defined for them.</text:p>
      <text:p text:style-name="P25"><text:tab/><text:span text:style-name="T381">Firstly, here are the training hyper-parameters that are being used</text:span></text:p>
      <text:p text:style-name="P122">batch_size: <text:s text:c="4"/>128</text:p>
      <text:p text:style-name="P123">beta: <text:s text:c="2"/>0.01</text:p>
      <text:p text:style-name="P123">buffer_size: <text:s text:c="3"/>2048</text:p>
      <text:p text:style-name="P123">epsilon: <text:s text:c="7"/>0.2</text:p>
      <text:p text:style-name="P123">gamma: <text:s/>0.99</text:p>
      <text:p text:style-name="P123">hidden_units: <text:s text:c="2"/>512</text:p>
      <text:p text:style-name="P123">lambd: <text:s/>0.95</text:p>
      <text:p text:style-name="P123">learning_rate: <text:s/>0.0003</text:p>
      <text:p text:style-name="P123">max_steps: <text:s text:c="5"/>5.0e5</text:p>
      <text:p text:style-name="P123">normalize: <text:s text:c="5"/>False</text:p>
      <text:p text:style-name="P123">num_epoch: <text:s text:c="5"/>3</text:p>
      <text:p text:style-name="P123">num_layers: <text:s text:c="4"/>3</text:p>
      <text:p text:style-name="P123">time_horizon: <text:s text:c="2"/>128</text:p>
      <text:p text:style-name="P123">sequence_length: <text:s text:c="7"/>64</text:p>
      <text:p text:style-name="P123">summary_freq: <text:s text:c="2"/>2000</text:p>
      <text:p text:style-name="P123">use_recurrent: <text:s/>False</text:p>
      <text:p text:style-name="P123">memory_size: <text:s text:c="3"/>256</text:p>
      <text:p text:style-name="P123">use_curiosity: <text:s/>True</text:p>
      <text:p text:style-name="P123">curiosity_strength: <text:s text:c="4"/>0.01</text:p>
      <text:p text:style-name="P123">curiosity_enc_size: <text:s text:c="4"/>256</text:p>
      <text:p text:style-name="P121"><draw:frame draw:style-name="fr7" draw:name="Image3" text:anchor-type="paragraph" svg:x="4.1335in" svg:y="0.0665in" svg:width="2.75in" svg:height="2.2917in" draw:z-index="8"><draw:image xlink:href="Pictures/100002010000014A000001136856485E88D25DCB.png" xlink:type="simple" xlink:show="embed" xlink:actuate="onLoad" loext:mime-type="image/png"/></draw:frame><text:tab/></text:p>
      <text:p text:style-name="P121"><text:tab/><text:span text:style-name="T76">Secondly is to describe the particularities of environment created in Unity</text:span></text:p>
      <text:list xml:id="list174427492" text:style-name="L11">
        <text:list-item>
          <text:p text:style-name="P146">all of the spheres have the same mass</text:p>
        </text:list-item>
        <text:list-item>
          <text:p text:style-name="P146">the main agent sphere moves by applying a force of 10 multiplied with vector that indicates where it desires to move</text:p>
        </text:list-item>
        <text:list-item>
          <text:p text:style-name="P147">the main agent sphere is given the relative position of all the other target spheres as observation <text:span text:style-name="T77">(not the absolute position in the game world)</text:span></text:p>
        </text:list-item>
        <text:list-item>
          <text:p text:style-name="P148">the “current mission” of the main agent sphere is coded as</text:p>
          <text:list>
            <text:list-item>
              <text:p text:style-name="P148">1 =&gt; push off the brown sphere</text:p>
            </text:list-item>
            <text:list-item>
              <text:p text:style-name="P148">2 =&gt; push off the gray sphere</text:p>
            </text:list-item>
            <text:list-item>
              <text:p text:style-name="P148">3 =&gt; push off the golden sphere</text:p>
            </text:list-item>
          </text:list>
        </text:list-item>
        <text:list-item>
          <text:p text:style-name="P148">failing to push the correct sphere just sets the agent as done and does not impose a negative reward</text:p>
        </text:list-item>
        <text:list-item>
          <text:p text:style-name="P148">the main agent sphere falling of the arena sets the agent as done and does not impose a negative reward</text:p>
        </text:list-item>
        <text:list-item>
          <text:p text:style-name="P148"><text:soft-page-break/>going over the “Max Step” value because the much time was taken trying to complete the task does not impose a negative reward</text:p>
        </text:list-item>
        <text:list-item>
          <text:p text:style-name="P148">the simple passage of time does not <text:span text:style-name="T382">impose </text:span>a negative reward</text:p>
        </text:list-item>
        <text:list-item>
          <text:p text:style-name="P149">in this version of the training scenario, there are in total three spheres that have to be pushed off</text:p>
        </text:list-item>
        <text:list-item>
          <text:p text:style-name="P150">rewards are given gradually and proportionally to the number of spheres that have been pushed off</text:p>
          <text:list>
            <text:list-item>
              <text:p text:style-name="P150">1/3 reward for each of the 3 spheres that have been pushed off</text:p>
            </text:list-item>
          </text:list>
          <text:p text:style-name="P150"/>
          <text:p text:style-name="P147"/>
        </text:list-item>
      </text:list>
      <text:h text:style-name="P179" text:outline-level="2"><text:bookmark-start text:name="__RefHeading___Toc2711_3571800575"/>Training when using the default settings<text:bookmark-end text:name="__RefHeading___Toc2711_3571800575"/></text:h>
      <text:p text:style-name="P24"><text:tab/><text:span text:style-name="T66">By using the default training parameters, the mean reward slowly raised to these respective values:</text:span></text:p>
      <text:list xml:id="list2157426069" text:style-name="L12">
        <text:list-item>
          <text:p text:style-name="P226">0.124 at step 4000</text:p>
        </text:list-item>
        <text:list-item>
          <text:p text:style-name="P226">0.200 at step 10000</text:p>
        </text:list-item>
        <text:list-item>
          <text:p text:style-name="P228">0.322 at step 26000</text:p>
        </text:list-item>
        <text:list-item>
          <text:p text:style-name="P228">0.410 at step 112000</text:p>
        </text:list-item>
        <text:list-item>
          <text:p text:style-name="P228"><text:span text:style-name="T74">0.510 at step </text:span>258000</text:p>
        </text:list-item>
        <text:list-item>
          <text:p text:style-name="P229">0.610 at step 370000</text:p>
        </text:list-item>
      </text:list>
      <text:p text:style-name="P24"><text:tab/><text:span text:style-name="T75">Only stabilized mean reward values are taken into consideration. There is no need to report reaching a milestone such as for example a mean reward of 0.5 when it is not immediately improving from there on.</text:span></text:p>
      <text:p text:style-name="P24"><text:tab/><text:span text:style-name="T78">In this particular training session, the best mean reward that it was able to get was 0.690 at step 472000, but it was not stable. The reward did not approach maximum value of 1.</text:span></text:p>
      <text:h text:style-name="Heading_20_3" text:outline-level="3"><text:bookmark-start text:name="__RefHeading___Toc1071_2406088243"/><text:tab/><text:span text:style-name="T79">Behavior</text:span><text:bookmark-end text:name="__RefHeading___Toc1071_2406088243"/></text:h>
      <text:p text:style-name="Text_20_body"><text:tab/><text:span text:style-name="T10">P</text:span><text:span text:style-name="T4">ositive behaviors:</text:span></text:p>
      <text:list xml:id="list237073314" text:style-name="L13">
        <text:list-item>
          <text:p text:style-name="P230">it is proactively trying to always stay on the arena</text:p>
        </text:list-item>
        <text:list-item>
          <text:p text:style-name="P230">in the vast majority of times it will first chase after the brown sphere to knock it off</text:p>
        </text:list-item>
        <text:list-item>
          <text:p text:style-name="P230">after the first brown sphere is knocked off it will chase after the gray one to also knock it off</text:p>
        </text:list-item>
        <text:list-item>
          <text:p text:style-name="P231">sometimes when attempting to push the brown or gray sphere, it may avoid the gold sphere</text:p>
          <text:p text:style-name="P269">Negative behaviors:</text:p>
        </text:list-item>
        <text:list-item>
          <text:p text:style-name="P151">when chasing the brown sphere, it sometimes moves the gray sphere by accidentally</text:p>
        </text:list-item>
        <text:list-item>
          <text:p text:style-name="P151">after successfully knocking off the gray sphere, it just moves around and around the stage, it does not actively search for the gold sphere to knock it off the arena</text:p>
        </text:list-item>
        <text:list-item>
          <text:p text:style-name="P151"><text:soft-page-break/>sometimes when attempting to push the brown or gray sphere, it may push the gold sphere out the stage too early by mistake</text:p>
        </text:list-item>
      </text:list>
      <text:p text:style-name="P23"><text:tab/></text:p>
      <text:h text:style-name="P180" text:outline-level="2"><text:bookmark-start text:name="__RefHeading___Toc1253_4286736385"/>Training when the reward is given only at the end<text:bookmark-end text:name="__RefHeading___Toc1253_4286736385"/></text:h>
      <text:p text:style-name="P37"><text:tab/><text:span text:style-name="T125">In this training scenario, instead of giving a reward of 1/3 to the agent for every sphere that is pushed out correctly, now it will receive only once a reward of 1 if it knocks out all of the spheres in the correct order.</text:span></text:p>
      <text:p text:style-name="P37"><text:tab/><text:span text:style-name="T126">Because of this, the chances of it ever receiving the reward are very slim when the agent just began to learn. It is highly probable that it will just knock the spheres by mistake in the wrong order. But such a strict training scenario might help it discover eventually that the task is fully complete only when pushing all of spheres in the correct order.</text:span></text:p>
      <text:p text:style-name="P37"><text:tab/><text:span text:style-name="T127">In the first 20000 training steps, the mean reward only reached a maximum of 0.002, most of the time it’s just 0.000. </text:span></text:p>
      <text:p text:style-name="P37"><text:tab/><text:span text:style-name="T128">After reaching 40000 training steps, the mean reward reached a maximum of 0.017. It seems that it is starting to discover some sort of pattern or behavior.</text:span></text:p>
      <text:p text:style-name="P37"><text:tab/><text:span text:style-name="T130">At training step 54000, the mean reward reached a value of 0.049. The training is incredibly slow, it seems as if it’s just pure luck.</text:span></text:p>
      <text:p text:style-name="P37"><text:tab/><text:span text:style-name="T129">When reaching training step 80000, it seems as if the mean reward does not increase, rather it decreased over time, now being at a value of 0.018.</text:span></text:p>
      <text:p text:style-name="P37"><text:tab/><text:span text:style-name="T131">At training step 94000, the mean reward has recovered back to 0.052. Maybe that curiosity feature is indeed exploring wider and more random weights for the neural network.</text:span></text:p>
      <text:p text:style-name="P38"><text:tab/><text:span text:style-name="T132">At training step 108000 it has finally reached a mean reward of 0.108. Compared to the default settings, which already had a mean reward of 0.124 at step 4000, it is 27 times slower taking into consideration the progress made so far.</text:span></text:p>
      <text:p text:style-name="P38"><text:tab/><text:span text:style-name="T133">While going to training step 236000, the mean reward value kept growing and shrinking, at worst being a value of 0.057, at best 0.155. Again, the curiosity feature is exploring possible solutions.</text:span></text:p>
      <text:p text:style-name="P39"><text:tab/><text:span text:style-name="T134">At training step 278000, it has finally reached a mean reward value of 0.206, which is still incredibly slow compared to the default settings that reached this value at training step 10000. Thus again making it around 27 times slower.</text:span></text:p>
      <text:p text:style-name="P39"><text:tab/><text:span text:style-name="T135">The trend of rising and lowering mean reward continues to happen. At training step 296000 it reached a mean reward of 0.265, and at 304000 it dropped to 0.194.</text:span></text:p>
      <text:p text:style-name="P39"><text:tab/><text:span text:style-name="T136">At training step 360000, it has reached a mean value of 0.300. It close to reaching a success rate of 33% percent.</text:span></text:p>
      <text:p text:style-name="P39"><text:soft-page-break/><text:tab/><text:span text:style-name="T137">At around training step 450000, it has managed to somewhat stabilize a mean reward value of 0.332. Thus making it able to win the game at 33% of the time.</text:span></text:p>
      <text:p text:style-name="P39"><text:tab/><text:span text:style-name="T138">Finally at the end of the training session, with 500000 steps done, the best mean reward that it has achieved was of 0.404, which is worse the defaults case with 0.610. </text:span></text:p>
      <text:p text:style-name="P39"><text:tab/><text:span text:style-name="T139">Attempting to give a reward only at the end slowed down the training significantly. It might be possible that a much longer training period will make it achieve better performance.</text:span></text:p>
      <text:h text:style-name="P195" text:outline-level="3"><text:bookmark-start text:name="__RefHeading___Toc1255_4286736385"/>Behavior<text:bookmark-end text:name="__RefHeading___Toc1255_4286736385"/></text:h>
      <text:p text:style-name="P40"><text:tab/><text:span text:style-name="T140">In comparison to the default case, this machine agent is moving more carefully. Instead of just flinging around very fast, it seems sometimes it’s slowing down before coming into contact with the spheres.</text:span></text:p>
      <text:p text:style-name="P41"><text:tab/><text:span text:style-name="T5">Po</text:span><text:span text:style-name="T4">sitive behaviors:</text:span></text:p>
      <text:list xml:id="list3114477529" text:style-name="L14">
        <text:list-item>
          <text:p text:style-name="P232"><text:span text:style-name="T79">o</text:span>nce it manages to start pushing a sphere, sometimes it lets it roll a bit, then starts going for another sphere while the previous one has not fallen of the stage yet; <text:span text:style-name="T141">this reduces the total time for all three spheres to fall down</text:span></text:p>
        </text:list-item>
        <text:list-item>
          <text:p text:style-name="P232">it became incredibly good at not falling of the stage</text:p>
        </text:list-item>
        <text:list-item>
          <text:p text:style-name="P232">in comparison to the default case, once it pushed of the first two spheres, it is better at finding the last golden sphere to push it away</text:p>
        </text:list-item>
        <text:list-item>
          <text:p text:style-name="P241">sometimes is seen to avoid pushing other spheres thus avoiding a hard to mitigate billiard effect </text:p>
          <text:p text:style-name="P270">Negative behaviors:</text:p>
        </text:list-item>
        <text:list-item>
          <text:p text:style-name="P281">sometimes the machine agent slams into the golden sphere at the start of a round, thus knocking it out too early</text:p>
        </text:list-item>
        <text:list-item>
          <text:p text:style-name="P281">was observed one time to be too afraid to push a brown sphere because it was incredibly close to the edge <text:span text:style-name="T155">of stage</text:span> and not moving <text:span text:style-name="T155">(the brown sphere had no velocity because it was just spawned)</text:span></text:p>
        </text:list-item>
        <text:list-item>
          <text:p text:style-name="P281">sometimes push<text:span text:style-name="T383">es</text:span> off the metallic sphere first because the brown sphere was too close to the golden sphere at the start of the round</text:p>
        </text:list-item>
      </text:list>
      <text:p text:style-name="P43"><text:tab/>Because the reward is now fully given only at the end of task, this agent is sometimes performing better than the default agent by making smarter decisions that take it consideration the velocity of the spheres. Sadly with an average success rate of 33-40% it is not good enough.</text:p>
      <text:h text:style-name="P181" text:outline-level="2"><text:bookmark-start text:name="__RefHeading___Toc1380_426302360"/>Training when using 4 hidden layers with 32 units each<text:bookmark-end text:name="__RefHeading___Toc1380_426302360"/></text:h>
      <text:p text:style-name="P45"><text:tab/><text:span text:style-name="T142">In this training session, the number of hidden units will be change from 512 to 32, and the number of hidden layers from 3 to 4. </text:span></text:p>
      <text:p text:style-name="P45"><text:soft-page-break/><text:tab/><text:span text:style-name="T143">Having a smaller number of hidden nodes in total might make it simpler for TensorFlow to explore relevant weights for the neural network. After all, the proposed problem does not need an incredibly complicated neural network to chase some spheres.</text:span></text:p>
      <text:p text:style-name="P45"><text:tab/><text:span text:style-name="T147">Increasing the number of layers might help it also create some interesting and complex functions.</text:span></text:p>
      <text:p text:style-name="P45"><text:tab/><text:span text:style-name="T145">Let’s not forget that this training scenario still use the default training scenario, the rewards are still cumulative (1/3 for each sphere).</text:span></text:p>
      <text:p text:style-name="P45"><text:tab/><text:span text:style-name="T143">Instead of being 512*3 = 1536 hidden nodes, there are now only 128 hidden nodes.</text:span></text:p>
      <text:p text:style-name="P45"><text:tab/><text:span text:style-name="T144">Already beginning from the training step 4000, the mean reward has become 0.132. This is very similar to the default case.</text:span></text:p>
      <text:p text:style-name="P45"><text:tab/><text:span text:style-name="T146">At training step 12000 it has reached a mean reward of 0.200. It is slightly slower than the default case.</text:span></text:p>
      <text:p text:style-name="P45"><text:tab/><text:span text:style-name="T146">At training step 36000 it is now at 0.314, and it seems to have some difficulty surpassing this value. Because of the cumulative reward system, the agent has mastered pushing off the brown sphere, now it must continue to learn to push after that the metallic gray sphere.</text:span></text:p>
      <text:p text:style-name="P45"><text:tab/><text:span text:style-name="T146">At 54000 it’s starting to make a breakthrough, the mean reward is 0.363, so that means that some agents are starting to discover how to push off the brown sphere and gray sphere in the correct order.</text:span></text:p>
      <text:p text:style-name="P46"><text:tab/><text:span text:style-name="T148">The simpler neural network is starting to show it’s problems. When the training reached step 76000, the mean reward is still around 0.333. The default case reached that value at training step 26000. At this point it looks like having a network that is too simple is detrimental to learning more complex behavior.</text:span></text:p>
      <text:p text:style-name="P46"><text:tab/><text:span text:style-name="T149">When it reached training step 190000, the mean reward was 0.408. Reaching this mean reward took almost twice as many training steps then the default training scenario. The mean reward is now increasing only very slowly, occasionally dipping under 0.400.</text:span></text:p>
      <text:p text:style-name="P46"><text:tab/><text:span text:style-name="T150">Even at training step 360000, the mean reward has not changed by significant amount, only about reaching a value of 0.420.</text:span></text:p>
      <text:p text:style-name="P46"><text:tab/><text:span text:style-name="T151">At around training step 392000, the agent finally starts to grasp what it has to do in order to obtain the next chunk of 1/3 reward, thus approaching the mean reward of around 0.450.</text:span></text:p>
      <text:p text:style-name="P46"><text:tab/><text:span text:style-name="T152">At the end of the training session, the best mean reward had a value of 0.480, and the last mean reward at step 500000 had a value of 0.464.</text:span></text:p>
      <text:p text:style-name="P46"><text:tab/><text:span text:style-name="T153">In comparison with the default training session with a value of 0.610, it performed worse. The cause of why this happened might be because of pure bad luck, as in the possible space of values for the neural network was not explored sufficiently.</text:span></text:p>
      <text:p text:style-name="P46"><text:soft-page-break/><text:tab/><text:span text:style-name="T153">Or it might have been because the configuration of 32 hidden nodes by 4 layers was actually detrimental to generating useful behavior for the proposed problem.</text:span></text:p>
      <text:h text:style-name="Heading_20_3" text:outline-level="3"><text:bookmark-start text:name="__RefHeading___Toc1382_426302360"/><text:tab/><text:span text:style-name="T154">Behavior</text:span><text:bookmark-end text:name="__RefHeading___Toc1382_426302360"/></text:h>
      <text:p text:style-name="P152"><text:tab/>In comparison to the previous test case, where the result was given fully only at the end of a round, this machine agent is moving more chaotically. Most of the time its moving fast in circles, using it’s high velocity to smack out the other spheres.</text:p>
      <text:p text:style-name="P124"><text:tab/><text:span text:style-name="T5">Po</text:span><text:span text:style-name="T4">sitive behaviors:</text:span></text:p>
      <text:list xml:id="list185058136536195" text:continue-numbering="true" text:style-name="L14">
        <text:list-item>
          <text:p text:style-name="P242">actively chasing the first brown sphere to push it out</text:p>
        </text:list-item>
        <text:list-item>
          <text:p text:style-name="P233">it became incredibly good at not falling of the stage</text:p>
        </text:list-item>
        <text:list-item>
          <text:p text:style-name="P242">after taking out the brown sphere, it starts it’s chaotic spinning pattern, sometimes kicking out the metallic sphere</text:p>
        </text:list-item>
        <text:list-item>
          <text:p text:style-name="P242">the fact that it’s moving fast helps it finish the task faster in some cases</text:p>
          <text:p text:style-name="P271">Negative behaviors:</text:p>
        </text:list-item>
        <text:list-item>
          <text:p text:style-name="P282">sometimes the machine agent slams into the golden sphere at the start of a round, thus knocking it out too early</text:p>
        </text:list-item>
        <text:list-item>
          <text:p text:style-name="P284">due to the chaotic movement, it sometimes does mistakes at the very beginning of the round, such as knocking out the metallic or golden sphere</text:p>
        </text:list-item>
        <text:list-item>
          <text:p text:style-name="P285">does not actively search for the final golden sphere <text:span text:style-name="T156">after pushing out the metallic sphere</text:span></text:p>
        </text:list-item>
        <text:list-item>
          <text:p text:style-name="P286">does not really seem to take into consideration the velocity of the other spheres</text:p>
        </text:list-item>
      </text:list>
      <text:h text:style-name="Heading_20_2" text:outline-level="2"><text:bookmark-start text:name="__RefHeading___Toc1384_426302360"/>Training when using 4 hidden layers <text:span text:style-name="T157">and more steps</text:span><text:bookmark-end text:name="__RefHeading___Toc1384_426302360"/></text:h>
      <text:p text:style-name="Text_20_body"><text:tab/><text:span text:style-name="T158">From what I saw in the default case, the machine agent was able to reach a mean reward of around 0.600, thus I thought, what if I let it train overnight, and also give it more hidden layers.</text:span></text:p>
      <text:p text:style-name="Text_20_body"><text:tab/><text:span text:style-name="T158">Having more hidden layers should help it learn more complex behaviors, and letting it train more time should help it reach better average rewards.</text:span></text:p>
      <text:p text:style-name="Text_20_body"><text:tab/><text:span text:style-name="T159">All the training settings are the same, except that there are now 4 hidden layers, and the max steps value is now set to 5.0e6 (5 million).</text:span></text:p>
      <text:p text:style-name="Text_20_body"><text:tab/><text:span text:style-name="T159">At step 6000, it has already reached a mean reward of over 0.139. This looks good so far, the training started really well.</text:span></text:p>
      <text:p text:style-name="P49"><text:tab/><text:span text:style-name="T159">At step 50000, it was able to stabilize the mean reward to be above 0.300. It took it almost twice as many training steps than the default case, but it is expected for this to happen, taking into consideration the extra hidden layer.</text:span></text:p>
      <text:p text:style-name="P56"><text:tab/>After a long time, it has reached a stable mean reward of at least 0.400, at training step 214000. Again it took twice as many training steps to reach this compared to the default case.</text:p>
      <text:p text:style-name="P49"><text:soft-page-break/><text:tab/><text:span text:style-name="T160">I thought everything will be well, but something very interesting has happened, the mean reward started to drop. And it didn’t stop. After it reached a decent mean reward of 0.467 at training step 272000, the mean reward just started to get lower and lower.</text:span></text:p>
      <text:p text:style-name="P49"><text:tab/><text:span text:style-name="T160">It dropped all the way down to a mean reward of perfectly 0.000, at training step 418000. It was as if all progress was lost. I am not completely sure why this happened, but this might be because of the curiosity flag being set to true.</text:span></text:p>
      <text:p text:style-name="P314"><text:tab/><text:span text:style-name="T384">When the curiosity flag is set to true it makes the agent more prone to wildly exploring different strategies, giving itself some kind of special reward to continue searching, in hope of receiving a real reward.</text:span></text:p>
      <text:p text:style-name="Text_20_body"><text:tab/><text:span text:style-name="T162">For a very long time, this strategy does not seem to really work. The mean reward remained under 0.020 until training step 1168000. That means 896000 training steps have been spent randomly trying bad strategies. That is an amazing amount of time, considering all my previous training setups stopped when reaching 500000.</text:span></text:p>
      <text:p text:style-name="Text_20_body"><text:tab/><text:span text:style-name="T163">After this long pause of trying and failing for a very long time, the agent seems to start recovering some of it’s progress.</text:span></text:p>
      <text:p text:style-name="P51"><text:tab/><text:span text:style-name="T163">At training step 1216000 it reached a mean reward of 0.105. </text:span></text:p>
      <text:p text:style-name="P57"><text:tab/>At 1286000 it reached 0.200.</text:p>
      <text:p text:style-name="P51"><text:tab/><text:span text:style-name="T163">At 1340000 it got to 0.304.</text:span></text:p>
      <text:p text:style-name="P51"><text:tab/><text:span text:style-name="T164">Its now taking tens of thousands of steps to learn useful strategies.</text:span></text:p>
      <text:p text:style-name="P51"><text:tab/><text:span text:style-name="T164">It managed to stabilize a reward of at least 0.400 after 1538000 steps. The growth was slow, but at least it’s not dropping back to zero.</text:span></text:p>
      <text:p text:style-name="P51"><text:tab/><text:span text:style-name="T165">At training step 1948000, it has managed to stabilize a new best mean reward of at least 0.500. Maybe the new strategy that it was discovered due to the curiosity system might help it after all.</text:span></text:p>
      <text:p text:style-name="P51"><text:tab/><text:span text:style-name="T166">The incredibly slow learning process is still continuing. At training step 3352000, it finally managed to stabilize to at least 0.600. It took at least 1000000 steps of training for just that little increase in performance.</text:span></text:p>
      <text:p text:style-name="P51"><text:tab/><text:span text:style-name="T167">My hope in leaving my computer run over night was to discover a fully developed agent that was an expert at it’s task. But it was taking too much time. I stopped the training at step 3352000, the time was 19:07, the time when I started the training was 01:16, and all of that was to just reach a mean reward of 0.626.</text:span></text:p>
      <text:p text:style-name="P51"><text:tab/><text:span text:style-name="T168">It took almost 18 hours, only to reach that meager value.</text:span></text:p>
      <text:h text:style-name="Heading_20_3" text:outline-level="3"><text:bookmark-start text:name="__RefHeading___Toc2280_426302360"/><text:tab/><text:span text:style-name="T154">Behavior</text:span><text:bookmark-end text:name="__RefHeading___Toc2280_426302360"/></text:h>
      <text:p text:style-name="Text_20_body"><text:tab/><text:span text:style-name="T169">The movements of this agents are not chaotic, they may rather be consider to be prudent. The speed is very controlled at most times.</text:span></text:p>
      <text:p text:style-name="P52"><text:soft-page-break/><text:span text:style-name="T5"><text:tab/>Po</text:span><text:span text:style-name="T4">sitive behaviors:</text:span></text:p>
      <text:list xml:id="list185057780925194" text:continue-numbering="true" text:style-name="L14">
        <text:list-item>
          <text:p text:style-name="P243">actively chasing the first brown sphere to push it out</text:p>
        </text:list-item>
        <text:list-item>
          <text:p text:style-name="P234">it became incredibly good at not falling of<text:span text:style-name="T170">f </text:span>the stage</text:p>
        </text:list-item>
        <text:list-item>
          <text:p text:style-name="P247">sometimes is seen to chase metallic sphere in order to get the second reward</text:p>
        </text:list-item>
        <text:list-item>
          <text:p text:style-name="P247">sometimes seen to actively push on the final golden sphere if it comes into solid contact with it</text:p>
        </text:list-item>
        <text:list-item>
          <text:p text:style-name="P247">the more prudent nature of this agent makes it give a small push to the other spheres, as if it was played by a player</text:p>
          <text:p text:style-name="P272">Negative behaviors:</text:p>
        </text:list-item>
        <text:list-item>
          <text:p text:style-name="P283">sometimes the machine agent slams into the golden sphere at the start of a round, thus knocking it out too early</text:p>
        </text:list-item>
        <text:list-item>
          <text:p text:style-name="P287">sometimes seen to be too afraid to approach the metallic sphere if the golden one is nearby to it</text:p>
        </text:list-item>
        <text:list-item>
          <text:p text:style-name="P287">in about 50% of times, it does not attempt to chase after the last golden sphere, only to spin around in the safety of the arena</text:p>
        </text:list-item>
        <text:list-item>
          <text:p text:style-name="P290">sometimes too afraid <text:span text:style-name="T179">of the</text:span> spheres that are very close to the edge of the arena</text:p>
        </text:list-item>
      </text:list>
      <text:h text:style-name="P182" text:outline-level="2"><text:bookmark-start text:name="__RefHeading___Toc3402_426302360"/>Training when <text:span text:style-name="T171">separating the mission observation into three values</text:span><text:bookmark-end text:name="__RefHeading___Toc3402_426302360"/></text:h>
      <text:p text:style-name="P53"><text:tab/><text:span text:style-name="T172">Taking into consideration the progress of the other training attempts, it always seems to have difficulty in mastering pushing all three spheres.</text:span></text:p>
      <text:p text:style-name="P53"><text:tab/><text:span text:style-name="T172">It only seems to be reaching an average reward value of around 0.610, which is close to the default given reward when knocking off the first two spheres.</text:span></text:p>
      <text:p text:style-name="P53"><text:tab/><text:span text:style-name="T173">One attempt at coercing the agent to learn better is to better split up the observations regarding the current mission for it.</text:span></text:p>
      <text:p text:style-name="P53"><text:tab/><text:span text:style-name="T173">Instead of just using a single float value that signals to the agent the current mission it has, now there are 3 separate values.</text:span></text:p>
      <text:p text:style-name="P53"><text:tab/><text:span text:style-name="T173">When the current mission is to push off the brown sphere, instead of just sending a single float value of 1, there are now the three float values 1, 0 and 0.</text:span></text:p>
      <text:p text:style-name="P53"><text:tab/><text:span text:style-name="T174">The same idea is used on the next spheres, for the metallic sphere being 0,1 and 0. And in the end when the agent has to push off the golden sphere, the values shall be 0,0 and 1.</text:span></text:p>
      <text:p text:style-name="P53"><text:tab/><text:span text:style-name="T174">Separating the values should now be easier for the agent to understand, it doesn’t have to make an awkward comparison for the mission being equal to 1, 2 or 3. Now it will have these values that plainly say which one to attempt to chase.</text:span></text:p>
      <text:p text:style-name="P53"><text:soft-page-break/><text:tab/><text:span text:style-name="T175">The training process is going pretty smoothly. The mean reward is slowly increasing and at a stable rate. There are some places where it dips down for a moment, but then it continues to increase. This phenomenon might be due to the curiosity flag being set to true, thus making it more likely to change it’s strategy more radically.</text:span></text:p>
      <text:p text:style-name="P53"><text:tab/><text:span text:style-name="T175">Here is just a simple list of the training process:</text:span></text:p>
      <text:list xml:id="list185056086952148" text:continue-list="list2157426069" text:style-name="L12">
        <text:list-item>
          <text:p text:style-name="P227"><text:span text:style-name="T175">training step </text:span>6000, <text:span text:style-name="T175">m</text:span>ean <text:span text:style-name="T175">r</text:span>eward 0.117</text:p>
        </text:list-item>
        <text:list-item>
          <text:p text:style-name="P227"><text:span text:style-name="T175">training step</text:span> 12000, <text:span text:style-name="T175">m</text:span>ean <text:span text:style-name="T175">r</text:span>eward 0.219</text:p>
        </text:list-item>
        <text:list-item>
          <text:p text:style-name="P227"><text:span text:style-name="T176">training step </text:span>24000, <text:span text:style-name="T176">m</text:span>ean <text:span text:style-name="T176">r</text:span>eward 0.329; <text:span text:style-name="T181">most of the agents are now able to successfully push the first brown sphere off the stage.</text:span></text:p>
        </text:list-item>
        <text:list-item>
          <text:p text:style-name="P227"><text:span text:style-name="T177">training step </text:span>84000, <text:span text:style-name="T177">m</text:span>ean <text:span text:style-name="T177">r</text:span>eward 0.401</text:p>
        </text:list-item>
        <text:list-item>
          <text:p text:style-name="P227"><text:span text:style-name="T178">training step </text:span>242000, <text:span text:style-name="T178">m</text:span>ean <text:span text:style-name="T178">r</text:span>eward 0.524</text:p>
        </text:list-item>
        <text:list-item>
          <text:p text:style-name="P307">training step 326000, mean reward 0.601</text:p>
        </text:list-item>
        <text:list-item>
          <text:p text:style-name="P308">training step 400000, mean reward 0.650; <text:span text:style-name="T181">now that it is close to reaching two thirds of the reward, it means most agents are proficient at proficient at pushing both the brown and metallic sphere off the stage in the correct order.</text:span></text:p>
        </text:list-item>
        <text:list-item>
          <text:p text:style-name="P309">training step 500000, mean reward 0.671; <text:span text:style-name="T183">the end of this training session</text:span></text:p>
        </text:list-item>
      </text:list>
      <text:p text:style-name="P48"><text:tab/><text:span text:style-name="T183">The best achieved mean reward until training step 500000 was of 0.708, which is slightly better than the value of 0.690 from the default training session.</text:span></text:p>
      <text:p text:style-name="P58"><text:tab/>Compared to the default training session, the “milestones” are reached slightly faster. Maybe the clearer separation of mission observation value does indeed help.</text:p>
      <text:p text:style-name="P47"><text:tab/><text:span text:style-name="T180">Or it could just be the fact that better weights have been randomly selected by chance for the neural network of the agent.</text:span></text:p>
      <text:p text:style-name="P47"><text:tab/><text:span text:style-name="T182">One argument why it isn’t just a random chance for the slightly faster training, is because even though they are random, they are spread over a very significant amount of time. That makes it more evenly spread in the long run.</text:span></text:p>
      <text:h text:style-name="P196" text:outline-level="3"><text:bookmark-start text:name="__RefHeading___Toc3404_426302360"/>Behavior<text:bookmark-end text:name="__RefHeading___Toc3404_426302360"/></text:h>
      <text:p text:style-name="P54"><text:tab/><text:span text:style-name="T169">The movements of this agents are neither very chaotic, neither are too prudent. The speed is very controlled at most times.</text:span></text:p>
      <text:p text:style-name="P54"><text:span text:style-name="T5"><text:tab/>Po</text:span><text:span text:style-name="T4">sitive behaviors:</text:span></text:p>
      <text:list xml:id="list185057449319075" text:continue-list="list185057780925194" text:style-name="L14">
        <text:list-item>
          <text:p text:style-name="P244">actively chasing the first brown sphere to push it out</text:p>
        </text:list-item>
        <text:list-item>
          <text:p text:style-name="P248">the spheres tend to be more confidently pushed; not afraid to go to spheres that are on the edge of the arena</text:p>
        </text:list-item>
        <text:list-item>
          <text:p text:style-name="P248"><text:soft-page-break/>seen one attempt of trying to stop the golden sphere from being pushed off the stage when touching it by accident; it’s almost is as if it doesn’t want to lose the game too early</text:p>
        </text:list-item>
        <text:list-item>
          <text:p text:style-name="P235">it became incredibly good at not falling of<text:span text:style-name="T170">f </text:span>the stage</text:p>
        </text:list-item>
        <text:list-item>
          <text:p text:style-name="P248">observed sometimes to push multiple spheres in order to give them different velocities before they fall of the stage; the brown sphere to be pushed the fastest, metallic sphere given a medium speed, and golden sphere just a very light tap; the agent might have understood that it doesn’t have to fully confirm that sphere has fallen off, and that it understands their order</text:p>
        </text:list-item>
        <text:list-item>
          <text:p text:style-name="P249">sometimes when the golden sphere is left last, the slightly chaotic movement of the machine agent might give a light tap to the respective sphere and knock it off</text:p>
          <text:p text:style-name="P273">Negative behaviors:</text:p>
        </text:list-item>
        <text:list-item>
          <text:p text:style-name="P292">it doesn’t seem to understand that when it’s pushing the brown sphere and it hits another sphere there might be a chance that the second sphere is knocked off too early</text:p>
        </text:list-item>
        <text:list-item>
          <text:p text:style-name="P288">sometimes seen to be too afraid to approach the metallic sphere if the golden one is nearby to it</text:p>
        </text:list-item>
        <text:list-item>
          <text:p text:style-name="P292">has difficulty understanding how to chase the last golden sphere <text:span text:style-name="T184">when it is its turn to be knocked off</text:span></text:p>
        </text:list-item>
        <text:list-item>
          <text:p text:style-name="P289">in about 50% of times, it does not attempt to chase after the last golden sphere, only to spin around in the safety of the arena</text:p>
        </text:list-item>
        <text:list-item>
          <text:p text:style-name="P291">sometimes too afraid of the spheres that are very close to the edge of the arena</text:p>
        </text:list-item>
      </text:list>
      <text:h text:style-name="P197" text:outline-level="3"><text:bookmark-start text:name="__RefHeading___Toc2963_79113747"/>Extending the training time<text:bookmark-end text:name="__RefHeading___Toc2963_79113747"/></text:h>
      <text:p text:style-name="P61"><text:tab/><text:span text:style-name="T194">Taking into consideration the slightly better success of this training scenario, I was wondering what would happen if I let it train more.</text:span></text:p>
      <text:p text:style-name="P61"><text:tab/><text:span text:style-name="T194">Thus it was left again to train over the course of a day. </text:span></text:p>
      <text:p text:style-name="P61"><text:tab/><text:span text:style-name="T194">The average mean reward is sometimes decreasing significantly. This can be seen around training step 998001 where it reached a value of 0.370. </text:span></text:p>
      <text:p text:style-name="P61"><text:tab/><text:span text:style-name="T194">The reason why this is happening might due to the curiosity feature rewarding the agent by exploring different strategies that might help it finish the entire course.</text:span></text:p>
      <text:p text:style-name="P61"><text:tab/><text:span text:style-name="T195">Even though it was given copious amounts of time to train, it only reached a maximum mean reward value of 0.825 at training step 3298001.</text:span></text:p>
      <text:p text:style-name="P61"><text:tab/><text:span text:style-name="T196">While this is better than the default case, so much time being spent only training the agent is too much taking into consideration the simplicity of the proposed challenge.</text:span></text:p>
      <text:h text:style-name="P198" text:outline-level="3"><text:bookmark-start text:name="__RefHeading___Toc2965_79113747"/><text:soft-page-break/>Behavior after extending training time<text:bookmark-end text:name="__RefHeading___Toc2965_79113747"/></text:h>
      <text:p text:style-name="P71"><text:tab/>The movements of the agent have become slightly more prudent than before. It seem to be pushing the sphere with a slight “scare”, as if, when it first forcefully <text:span text:style-name="T385">pushes</text:span> one the spheres, the next moment is seen to jolt momentarily in the other direction.</text:p>
      <text:p text:style-name="P62"><text:tab/><text:span text:style-name="T197">At other times is seen to over enthusiastically push the spheres off stage, thus resulting in the agent itself falling off the stage. </text:span></text:p>
      <text:p text:style-name="P125"><text:span text:style-name="T5"><text:tab/>Po</text:span><text:span text:style-name="T4">sitive behaviors:</text:span></text:p>
      <text:list xml:id="list185057460944991" text:continue-numbering="true" text:style-name="L14">
        <text:list-item>
          <text:p text:style-name="P250">sometimes observed to expertly avoid spheres that don’t have be pushed yet in order to correctly go for the right one</text:p>
        </text:list-item>
        <text:list-item>
          <text:p text:style-name="P250">sometimes observed that it gives only a slight velocity to some of the spheres so that it may move to other spheres <text:span text:style-name="T386">in the meantime</text:span> to finish the task faster</text:p>
        </text:list-item>
        <text:list-item>
          <text:p text:style-name="P251">the machine agent is still good at staying on the stage</text:p>
        </text:list-item>
        <text:list-item>
          <text:p text:style-name="P252">when the last golden sphere is left alone on the stage, it seems to understand that and goes directly to it to push it off, <text:span text:style-name="T199">instead of just spinning around in the stage and hitting it by accident</text:span></text:p>
        </text:list-item>
        <text:list-item>
          <text:p text:style-name="P253"><text:span text:style-name="T200">most of the time </text:span>not afraid to go after spheres that are near the edge of the arena</text:p>
          <text:p text:style-name="P274">Negative behaviors:</text:p>
        </text:list-item>
        <text:list-item>
          <text:p text:style-name="P294">seen many times to push the brown sphere by mistake into the golden or metallic sphere, thus triggering a chain reaction of movement, <text:span text:style-name="T198">making them fall too early</text:span></text:p>
        </text:list-item>
        <text:list-item>
          <text:p text:style-name="P295">the machine agent is seen sometimes to fall of<text:span text:style-name="T387">f</text:span> stage because it accumulated too much velocity</text:p>
        </text:list-item>
        <text:list-item>
          <text:p text:style-name="P293">it doesn’t seem to understand that when it’s pushing the brown sphere and it hits another sphere there might be a chance that the second sphere is knocked off too early</text:p>
        </text:list-item>
        <text:list-item>
          <text:p text:style-name="P296">sometimes is seen to be too afraid to push the <text:span text:style-name="T201">first </text:span>brown sphere o<text:span text:style-name="T201">ff the stage</text:span></text:p>
        </text:list-item>
      </text:list>
      <text:p text:style-name="P44"><text:tab/>In conclusion of this training setup, adding more training time does eventually help the machine agent become better at given tasks.</text:p>
      <text:h text:style-name="P183" text:outline-level="2"><text:bookmark-start text:name="__RefHeading___Toc4274_426302360"/>Training when using no curiosity and smaller batch_size and buffer_size values<text:bookmark-end text:name="__RefHeading___Toc4274_426302360"/></text:h>
      <text:p text:style-name="P55"><text:tab/><text:span text:style-name="T185">Training these machine agents take a lot of time. Most of the time they take at least 2 hours for them reach the 500000 step. </text:span></text:p>
      <text:p text:style-name="P55"><text:tab/><text:span text:style-name="T185">One suggestion I found on the internet was to use smaller batch_size and buffer_size values, and because I want the training process to be more steady, I also disabled the curiosity feature.</text:span></text:p>
      <text:p text:style-name="P55"><text:tab/><text:span text:style-name="T185">Now that the curiosity feature is turned off, it should no longer wildly increase and decrease the mean reward over time.</text:span></text:p>
      <text:p text:style-name="P55"><text:soft-page-break/><text:tab/><text:span text:style-name="T186">All the characteristics of this training are the same as the default training scenario, with the only differences being the used hyperparameters.</text:span></text:p>
      <text:p text:style-name="P55"><text:tab/><text:span text:style-name="T186">The updated values are:</text:span></text:p>
      <text:list xml:id="list3533946519" text:style-name="L15">
        <text:list-item>
          <text:p text:style-name="P310">use_curiosity: false</text:p>
        </text:list-item>
        <text:list-item>
          <text:p text:style-name="P310">batch_size: 64</text:p>
        </text:list-item>
        <text:list-item>
          <text:p text:style-name="P310">hidden_units: 512</text:p>
        </text:list-item>
      </text:list>
      <text:p text:style-name="P55"><text:tab/><text:span text:style-name="T187">Around training step 6000, the machine agent has reached a mean reward of 0.106. A pretty decent start.</text:span></text:p>
      <text:p text:style-name="P55"><text:tab/><text:span text:style-name="T187">At training step 12000, it reached a mean reward of 0.206. This is very similar to how the default training scenario manifested.</text:span></text:p>
      <text:p text:style-name="P55"><text:tab/><text:span text:style-name="T188">At training step 42000, it reached a mean reward of 0.309, which sadly didn’t continue to increase. It then decrease to 0.211 when reaching training step 44000.</text:span></text:p>
      <text:p text:style-name="P55"><text:tab/><text:span text:style-name="T189">The mean reward seems to have reached some sort of ceiling of around 0.333, even at training step 80000. It is taking more time to train compared to the default training scenario. At around this step it seems the machine agent mastered pushing off only the brown sphere.</text:span></text:p>
      <text:p text:style-name="P55"><text:tab/><text:span text:style-name="T190">When reaching training step 148000, the mean reward is around 0.400. The agent is slowly learning the next step of exercise, pushing the metallic sphere after the brown sphere.</text:span></text:p>
      <text:p text:style-name="P55"><text:tab/><text:span text:style-name="T191">At training step 208000 it seems to be picking up the pace. The mean reward is around 0.450.</text:span></text:p>
      <text:p text:style-name="P55"><text:tab/><text:span text:style-name="T192">A stable mean reward of 0.500 is reached at step number 272000. It’s only slowly lagging behind the default training session, which achieved this value at 258000.</text:span></text:p>
      <text:p text:style-name="P55"><text:tab/><text:span text:style-name="T193">When reaching the training step 416000, it’s getting close to mastering pushing the first two spheres correctly, by having a stable mean reward values of approximately 0.640.</text:span></text:p>
      <text:h text:style-name="P199" text:outline-level="3"><text:bookmark-start text:name="__RefHeading___Toc2967_79113747"/>Behavior<text:bookmark-end text:name="__RefHeading___Toc2967_79113747"/></text:h>
      <text:p text:style-name="P63"><text:span text:style-name="T5"><text:tab/></text:span><text:span text:style-name="T93">This particular machine agent is seen to move more confidently then others but </text:span><text:span text:style-name="T113">it </text:span><text:span text:style-name="T93">is </text:span><text:span text:style-name="T114">also </text:span><text:span text:style-name="T93">seen to stagnate very often when it </text:span><text:span text:style-name="T115">has</text:span><text:span text:style-name="T93"> to push off the last golden sphere.</text:span></text:p>
      <text:p text:style-name="P63"><text:span text:style-name="T5">Po</text:span><text:span text:style-name="T4">sitive behaviors:</text:span></text:p>
      <text:list xml:id="list185057876173733" text:continue-list="list185057460944991" text:style-name="L14">
        <text:list-item>
          <text:p text:style-name="P245">actively chasing the first brown sphere to push it out</text:p>
        </text:list-item>
        <text:list-item>
          <text:p text:style-name="P254">sometimes observed to give a very solid hit to the other spheres when it sees that it has clear path <text:span text:style-name="T202">to do that</text:span></text:p>
        </text:list-item>
        <text:list-item>
          <text:p text:style-name="P236">it became incredibly good at not falling of<text:span text:style-name="T170">f </text:span>the stage</text:p>
        </text:list-item>
        <text:list-item>
          <text:p text:style-name="P256">seems to understand that it has to push the spheres off the stage in the correct order</text:p>
        </text:list-item>
        <text:list-item>
          <text:p text:style-name="P258"><text:soft-page-break/>seems to understand sometimes that the velocity of the spheres <text:span text:style-name="T205">is a good indicator for finding out if they are going to fall off soon</text:span></text:p>
          <text:p text:style-name="P275">Negative behaviors:</text:p>
        </text:list-item>
        <text:list-item>
          <text:p text:style-name="P297">sometimes locks up (makes only very small movements, as if it’s stuck) when it has to push the last golden sphere</text:p>
        </text:list-item>
        <text:list-item>
          <text:p text:style-name="P297">doesn’t really understand that colliding spheres together might send them off the stage too early </text:p>
        </text:list-item>
        <text:list-item>
          <text:p text:style-name="P298">when the stage resets, the machine agent might have a very great velocity from the previous stage, thus accidentally slamming into a new sphere, which might not be a brown <text:span text:style-name="T203">one</text:span></text:p>
        </text:list-item>
        <text:list-item>
          <text:p text:style-name="P299">sometimes seen to spin around the stage when only the golden sphere is left on stage; <text:span text:style-name="T204">it doesn’t seem to go directly for it</text:span></text:p>
        </text:list-item>
      </text:list>
      <text:h text:style-name="P184" text:outline-level="2"><text:bookmark-start text:name="__RefHeading___Toc2730_959539418"/>Training when using normalization<text:bookmark-end text:name="__RefHeading___Toc2730_959539418"/></text:h>
      <text:p text:style-name="P64"><text:tab/><text:span text:style-name="T206">In this training session, all the training parameters and characteristics are the same as the default training session, with the exception of the normalization parameter being set to true.</text:span></text:p>
      <text:p text:style-name="P65"><text:tab/><text:span text:style-name="T207">Normally this is set to false, and I was curios what effects does it have when it’s enabled. I saw that this parameter is set to true also in these samples: BouncerLearning, 3DBallLearning, 3DBallHardLearning, TennisLearning, CrawlerStaticLearning, CrawlerDynamicLearning, WalkerLearning and ReacherLearning.</text:span></text:p>
      <text:p text:style-name="P65"><text:span text:style-name="T207"><text:tab/>Taking into consideration the fact that a pretty wide variety of learning environment are taking advantage of this normalize flag, I decided that it is worth a try.</text:span></text:p>
      <text:p text:style-name="P66"><text:tab/><text:span text:style-name="T210">The mean reward of 0.120 was reached at training step 6000, which is a similar achievement to the one made by the default training scenario.</text:span></text:p>
      <text:p text:style-name="P66"><text:tab/><text:span text:style-name="T211">At training step 12000, the mean reward stabilized above 0.200. This is slightly slower than the default training scenario.</text:span></text:p>
      <text:p text:style-name="P66"><text:tab/><text:span text:style-name="T212">At training step 92000, the mean reward stabilized above 0.333. It seems that it is significantly slower then the default scenario, which achieved this around training step 26000. It is hard to tell if this is caused by the normalize flag, or by simple bad luck during the random selection of weights for the neural network.</text:span></text:p>
      <text:p text:style-name="P66"><text:tab/><text:span text:style-name="T213">The trend of the slow training seems to continue. The mean reward has stabilized above 0.400 at around training step 136000.</text:span></text:p>
      <text:p text:style-name="P65"><text:tab/><text:span text:style-name="T214">But as time continues, this testing scenario seems to have reached the stabilization of mean reward 0.500 faster, at training step 226000. </text:span></text:p>
      <text:p text:style-name="P64"><text:soft-page-break/><text:tab/><text:span text:style-name="T215">At around training step 318000, it has achieved a mean reward of 0.594, but it has not stabilized <text:s/>yet. The mean reward still tends to drop down a little from time to time. The machine agent should be soon mastering pushing off the brown sphere and the metallic sphere.</text:span></text:p>
      <text:p text:style-name="P64"><text:tab/><text:span text:style-name="T216">Only when reaching training step 440000 it can be said that it is safely over 0.600.</text:span></text:p>
      <text:p text:style-name="P67"><text:tab/>At the end of this training session, after 500000 steps, the best average reward was of 0.646. Which is slightly smaller than the default training scenario.</text:p>
      <text:p text:style-name="P67"><text:tab/><text:span text:style-name="T217">The addition of the normalize flag does not seem to significantly improve the speed of training or the rewarding.</text:span></text:p>
      <text:h text:style-name="P200" text:outline-level="3"><text:bookmark-start text:name="__RefHeading___Toc2732_959539418"/>Behavior<text:bookmark-end text:name="__RefHeading___Toc2732_959539418"/></text:h>
      <text:p text:style-name="Text_20_body"><text:tab/><text:span text:style-name="T218">The way this machine agents moves is rather peculiar. Instead of moving in a circle-like pattern, it tends to much faster in X axis, instead of the Z axis. This makes it a bit more reluctant to change its current Z axis position in order to better collide with the other spheres.</text:span><text:tab/></text:p>
      <text:p text:style-name="P68"><text:span text:style-name="T5"><text:tab/>Po</text:span><text:span text:style-name="T4">sitive behaviors:</text:span></text:p>
      <text:list xml:id="list185058015924841" text:continue-numbering="true" text:style-name="L14">
        <text:list-item>
          <text:p text:style-name="P246">actively chasing the first brown sphere to push it out</text:p>
        </text:list-item>
        <text:list-item>
          <text:p text:style-name="P255">sometimes observed to give a very solid hit to the other spheres when it sees that it has clear path <text:span text:style-name="T202">to do that</text:span></text:p>
        </text:list-item>
        <text:list-item>
          <text:p text:style-name="P237">it became good at not falling of<text:span text:style-name="T170">f </text:span>the stage</text:p>
        </text:list-item>
        <text:list-item>
          <text:p text:style-name="P257">seems to understand that it has to push the spheres off the stage in the correct order</text:p>
          <text:p text:style-name="P276">Negative behaviors:</text:p>
        </text:list-item>
        <text:list-item>
          <text:p text:style-name="P300">doesn’t really understand that colliding the goal spheres between them might result in them falling too early</text:p>
        </text:list-item>
        <text:list-item>
          <text:p text:style-name="P300">overly favoring movement on the X axis makes it very reluctant to chase rare cases when the current goal sphere is directly above or below on Z axis </text:p>
        </text:list-item>
        <text:list-item>
          <text:p text:style-name="P301">does not seem to understand the velocity of the spheres; <text:span text:style-name="T219">it’s not taken into consideration so that it may finish the task faster</text:span></text:p>
        </text:list-item>
      </text:list>
      <text:p text:style-name="P59"/>
      <text:h text:style-name="P185" text:outline-level="2"><text:bookmark-start text:name="__RefHeading___Toc2734_959539418"/>Training by rewarding only just touching the spheres<text:bookmark-end text:name="__RefHeading___Toc2734_959539418"/></text:h>
      <text:p text:style-name="P69"><text:tab/><text:span text:style-name="T220">Just for the sake of trying, it is worth to see if a simpler mission for the machine agent can be mastered.</text:span></text:p>
      <text:p text:style-name="P70"><text:tab/><text:span text:style-name="T220">Here the stakes are simpler, the brown sphere, metallic sphere and golden sphere only have to be touched in the correct order. They disappear instantly after they are touched, and the reward is given as usual, as if they were pushed off the stage.</text:span></text:p>
      <text:p text:style-name="P72"><text:soft-page-break/><text:tab/> All the other training parameters and characteristics are the same as in the default training scenario.</text:p>
      <text:p text:style-name="P70"><text:tab/><text:span text:style-name="T221">This training scenario is significantly faster in getting a high mean reward value.</text:span></text:p>
      <text:p text:style-name="P70"><text:tab/><text:span text:style-name="T221">By step 4000, it has already reached a mean reward of 0.229.</text:span></text:p>
      <text:p text:style-name="P70"><text:tab/><text:span text:style-name="T221">At training step 12000, it reached a mean reward value of 0.362. Most of the agents are now able to reach for the first brown sphere.</text:span></text:p>
      <text:p text:style-name="P70"><text:tab/><text:span text:style-name="T222">At training step 70000, a mean reward of 0.668 was achieved. Now most agents are reaching one after the other the brown sphere and the metallic sphere.</text:span></text:p>
      <text:p text:style-name="P70"><text:tab/><text:span text:style-name="T223">From here on out it should be very straight forward for TensorFlow to discover the last adjustment to go for the golden sphere.</text:span></text:p>
      <text:p text:style-name="P70"><text:tab/><text:span text:style-name="T224">At training step 108000, it reached a mean reward value of 0.791, which is a considerably high value, but does not manage to raise it higher than that for a while. Occasionally dipping and increasing.</text:span></text:p>
      <text:p text:style-name="P70"><text:tab/><text:span text:style-name="T225">The mean reward does not increase, instead it keep increasing and decreasing for a very long time.</text:span></text:p>
      <text:p text:style-name="P70"><text:tab/><text:span text:style-name="T226">At training step 500000, it didn’t manage to improve the mean reward over 0.791. Considering the potential of the mission being simpler, I modified the training parameter max_steps to 5.0e6.</text:span></text:p>
      <text:p text:style-name="P70"><text:tab/><text:span text:style-name="T227">The mean reward just doesn’t seem to just go upwards, there are many times where it reaches some sort of local maximum and then starts dipping down.</text:span></text:p>
      <text:p text:style-name="P70"><text:tab/><text:span text:style-name="T227">Such “local maximum” and “local minimum” moments are observed around the training steps:</text:span></text:p>
      <text:list xml:id="list1167427259" text:style-name="L16">
        <text:list-item>
          <text:p text:style-name="P311">962090, <text:span text:style-name="T228">mean reward 0.809</text:span></text:p>
        </text:list-item>
        <text:list-item>
          <text:p text:style-name="P311">1132090, <text:span text:style-name="T229">mean reward 0.098</text:span></text:p>
        </text:list-item>
        <text:list-item>
          <text:p text:style-name="P311">1256090, <text:span text:style-name="T230">mean reward 0.380</text:span></text:p>
        </text:list-item>
        <text:list-item>
          <text:p text:style-name="P312">1298090, <text:span text:style-name="T231">mean reward 0.175</text:span></text:p>
        </text:list-item>
      </text:list>
      <text:p text:style-name="P76"><text:tab/>One reason why these weird mean reward values manifest, could be because of the curiosity feature from the ML Agents plugin. It encourages the machine agent to try new strategies with the scope of discovering new interesting observations that might advantage it.</text:p>
      <text:p text:style-name="P73"><text:tab/><text:span text:style-name="T232">This might have paid off eventually. The best mean reward had a value of 0.956 which is incredibly close to a perfect reward value of 1. This value was reached at training step 2846090, which took almost an entire day to do so.</text:span></text:p>
      <text:p text:style-name="P73"><text:tab/><text:span text:style-name="T233">The training was allowed to continue in hope for it become even close to a perfect reward of 1, but I saw it started to dip again, and thus I stopped the training.</text:span></text:p>
      <text:p text:style-name="P73"><text:soft-page-break/><text:tab/><text:span text:style-name="T233">The last training step was done around 2874090, and had a mean reward value of 0.929. Currently I do not know if the model that is kept is the last one that was trained, or if it is the best one that ever performed.</text:span></text:p>
      <text:p text:style-name="P73"><text:tab/><text:span text:style-name="T235">Luckily the achieved performance was pretty good even if the observation values still contained the velocity of the other spheres. They were not useful at all, because once they were touched they disappear. They velocity is always 0, and it could have been removed in order to further increase the training speed.</text:span></text:p>
      <text:h text:style-name="P201" text:outline-level="3"><text:bookmark-start text:name="__RefHeading___Toc2736_959539418"/>Behavior<text:bookmark-end text:name="__RefHeading___Toc2736_959539418"/></text:h>
      <text:p text:style-name="P74"><text:tab/><text:span text:style-name="T234">The machine agent is performing marvelously. It has learned how to control it’s velocity, and a pretty good sense of how to dodge for example the metallic or golden sphere when it has to touch the first brown sphere.</text:span></text:p>
      <text:p text:style-name="P74"><text:tab/><text:span text:style-name="T234">The only times it is losing is either due to bad luck when generating the sphere positions (for example: brown sphere is very close to edge and the rest of the spheres surround it), either due to the machine agent having too much velocity from the previous run.</text:span></text:p>
      <text:p text:style-name="P126"><text:span text:style-name="T5"><text:tab/>Po</text:span><text:span text:style-name="T4">sitive behaviors:</text:span></text:p>
      <text:list xml:id="list185058142149203" text:continue-list="list185058015924841" text:style-name="L14">
        <text:list-item>
          <text:p text:style-name="P259">it has learned to dodge spheres that must not be touched yet in order to chase the one that the current mission points it to</text:p>
        </text:list-item>
        <text:list-item>
          <text:p text:style-name="P259">it has learned to go the spheres in the correct order</text:p>
        </text:list-item>
        <text:list-item>
          <text:p text:style-name="P238">it became good at not falling of<text:span text:style-name="T170">f </text:span>the stage</text:p>
        </text:list-item>
        <text:list-item>
          <text:p text:style-name="P259">when the line between the machine agent and the current mission sphere is clear, it moves with a confident speed towards it</text:p>
          <text:p text:style-name="P277">Negative behaviors:</text:p>
        </text:list-item>
        <text:list-item>
          <text:p text:style-name="P302">sometimes it has bad luck because of the way the stage is generated; any remaining velocity from the machine agent might propel it in a newly spawned sphere that might not be correct one at that time</text:p>
        </text:list-item>
        <text:list-item>
          <text:p text:style-name="P302">sometimes seen to be too afraid of dodging both the metallic and golden sphere in order to reach the brown sphere, even though there is sufficient space between them</text:p>
        </text:list-item>
        <text:list-item>
          <text:p text:style-name="P302">rarely seen to fall outside the stage because the remaining velocity of the machine agent after hitting the last sphere from the previous run is still too great</text:p>
        </text:list-item>
      </text:list>
      <text:h text:style-name="P186" text:outline-level="2"><text:bookmark-start text:name="__RefHeading___Toc3805_1447170999"/>Training when only having to push two spheres<text:bookmark-end text:name="__RefHeading___Toc3805_1447170999"/></text:h>
      <text:p text:style-name="P75"><text:tab/><text:span text:style-name="T236">One obvious thing that can be seen from most of the other training sessions so far is that the machine agent has a difficulty in mastering pushing off all three spheres.</text:span></text:p>
      <text:p text:style-name="P75"><text:soft-page-break/><text:tab/><text:span text:style-name="T236">Thus it is worth seeing if simplifying the problem in different ways increases the learning rate of the machine agent.</text:span></text:p>
      <text:p text:style-name="P75"><text:tab/><text:span text:style-name="T236">In this session, all machine agents now only have to push the brown sphere off the stage, then the metallic sphere. There is no more a golden sphere to take into consideration.</text:span></text:p>
      <text:p text:style-name="P75"><text:tab/><text:span text:style-name="T236">Compared to the default training session, the number of spheres have been changed, and along with that, the reward for each sphere is now 0.5, and the number of observations have been reduced. There are no observations relevant to the golden sphere being sent, because it doesn’t exist anymore.</text:span></text:p>
      <text:p text:style-name="P75"><text:tab/><text:span text:style-name="T237">This training session is significantly faster at gaining a good mean reward. </text:span></text:p>
      <text:p text:style-name="P75"><text:tab/><text:span text:style-name="T237">At training step 12000, the mean reward is already at 0.508, which mean the majority of the machines agents have figured out how to push off the brown sphere, even some of them were lucky enough to also push the metallic sphere.</text:span></text:p>
      <text:p text:style-name="P75"><text:tab/><text:span text:style-name="T238">Now that the golden sphere is out of the picture, the stage is also less cluttered and simpler. The agent can’t make as many accidental movements as before.</text:span></text:p>
      <text:p text:style-name="P75"><text:tab/><text:span text:style-name="T238">At training step 24000, the mean reward is at 0.660. The machine agent is starting to understand how to chase metallic sphere after the brown one.</text:span></text:p>
      <text:p text:style-name="P75"><text:tab/><text:span text:style-name="T239">At training step 58000, the mean reward has stabilized at 0.855. It is rather interesting how after completing a small sub task, it is difficult for machine agents to continue with learning the other sub tasks successfully. Over 30000 steps were necessary in order to attain a meager extra reward of around 0.200.</text:span></text:p>
      <text:p text:style-name="P75"><text:tab/><text:span text:style-name="T358">At training step 200000, it was the first time the mean reward surpassed 0.9, reaching the value of 0.905. But sadly it is not stable.</text:span></text:p>
      <text:p text:style-name="P75"><text:tab/><text:span text:style-name="T359">The training was left to continue until the mean reward was around 0.970. Reaching a mean reward of exactly 1 is nearly impossible, as there can always be awkward cases that the agent cannot handle properly.</text:span></text:p>
      <text:p text:style-name="P75"><text:tab/><text:span text:style-name="T359">It can be said that the machine agent has properly mastered the task of pushing off two spheres in the correct order.</text:span></text:p>
      <text:h text:style-name="Heading_20_3" text:outline-level="3"><text:bookmark-start text:name="__RefHeading___Toc9615_893676048"/>Beha<text:span text:style-name="T359">vior</text:span><text:bookmark-end text:name="__RefHeading___Toc9615_893676048"/></text:h>
      <text:p text:style-name="P100"><text:tab/><text:span text:style-name="T5">Po</text:span><text:span text:style-name="T4">sitive behaviors:</text:span></text:p>
      <text:list xml:id="list185057071074081" text:continue-numbering="true" text:style-name="L14">
        <text:list-item>
          <text:p text:style-name="P261">it became <text:span text:style-name="T360">incredible good at </text:span>chasing the first brown sphere</text:p>
        </text:list-item>
        <text:list-item>
          <text:p text:style-name="P263">after the brown sphere was pushed, it immediately goes straight for the metallic sphere; <text:span text:style-name="T361">it does not move around in circles</text:span> </text:p>
        </text:list-item>
        <text:list-item>
          <text:p text:style-name="P239">it became good at not falling of<text:span text:style-name="T170">f </text:span>the stage</text:p>
        </text:list-item>
        <text:list-item>
          <text:p text:style-name="P264"><text:soft-page-break/>it was seen to understand the velocities of the spheres; when pushing the brown sphere, if it collides with the metallic sphere, the agent can somewhat adjust its positioning so that it pushes the brown sphere faster out</text:p>
          <text:p text:style-name="P278">Negative behaviors:</text:p>
        </text:list-item>
        <text:list-item>
          <text:p text:style-name="P303">sometimes when it tries to chase the metallic sphere, it completely misses it, and falls out of the arena</text:p>
        </text:list-item>
        <text:list-item>
          <text:p text:style-name="P303">observed a few times to continue to push off the metallic sphere and fall off the stage with it</text:p>
        </text:list-item>
      </text:list>
      <text:h text:style-name="P187" text:outline-level="2"><text:bookmark-start text:name="__RefHeading___Toc3807_1447170999"/>Training when using two stacked vectors<text:bookmark-end text:name="__RefHeading___Toc3807_1447170999"/></text:h>
      <text:p text:style-name="P77"><text:tab/><text:span text:style-name="T240">All of the training scenarios until now only passed observations of the present state of the environment. The default machine agents have no ability to remember events from the past. Every movement that they make is always based on the present.</text:span></text:p>
      <text:p text:style-name="P77"><text:tab/><text:span text:style-name="T240">My original guess was that passing sufficient observation values of the present state of the spheres would be enough in order to manage to find the best way to push them off in the correct order.</text:span></text:p>
      <text:p text:style-name="P77"><draw:frame draw:style-name="fr1" draw:name="Frame6" text:anchor-type="paragraph" svg:x="4.5992in" svg:y="0.0626in" svg:width="2.2752in" draw:z-index="10"><draw:text-box fo:min-height="0.9083in"><text:p text:style-name="Illustration"><draw:frame draw:style-name="fr6" draw:name="Image5" text:anchor-type="as-char" svg:width="2.2752in" style:rel-width="100%" svg:height="0.9083in" style:rel-height="scale" draw:z-index="12"><draw:image xlink:href="Pictures/10000201000001110000006D46319C342D2E91EA.png" xlink:type="simple" xlink:show="embed" xlink:actuate="onLoad" loext:mime-type="image/png"/></draw:frame><text:span text:style-name="T58"><text:line-break/></text:span>Illustration <text:sequence text:ref-name="refIllustration3" text:name="Illustration" text:formula="ooow:Illustration+1" style:num-format="1">4</text:sequence>: Learning Brain Settings</text:p></draw:text-box></draw:frame><text:tab/><text:span text:style-name="T241">While searching for ways to improve the machine agent, I discovered an interesting slider in the Unity editor (as in </text:span><text:span text:style-name="T241"><text:sequence-ref text:reference-format="category-and-value" text:ref-name="refIllustration3">Illustration 4</text:sequence-ref></text:span><text:span text:style-name="T241">), the one named Stacked Vectors.</text:span></text:p>
      <text:p text:style-name="P77"><text:tab/><text:span text:style-name="T242">The Stacked Vectors value represents “the number of previous vector observations that will be stacked and used collectively for decision making. This results in the effective size of the vector observation being passed to the Brain being: Space Size x Stacked Vectors” (taken from the <text:s/></text:span><text:span text:style-name="T242"><text:bibliography-mark text:identifier="Learning Environment Design Brains" text:bibliography-type="www" text:url="https://github.com/Unity-Technologies/ml-agents/blob/master/docs/Learning-Environment-Design-Brains.md">[Learning Environment Design Brains]</text:bibliography-mark></text:span><text:span text:style-name="T242"><text:s/>web-page).</text:span></text:p>
      <text:p text:style-name="P84"><text:tab/> This value lets a machine agent “remember” values from the past, and use them in current time decision calculation. But one disadvantage of this would be the vast increase in size of number of observations. This would mean a typical learning brain that would have normally 24 observations, if its stacked vector value is 2, it would now have 48 values being used as input for its neural network.</text:p>
      <text:p text:style-name="P77"><text:tab/><text:span text:style-name="T243">A vast amount of inputs will indeed help an agent train and gain a better performance for the task , but this results in more time being needed for the respective agent to understand the meaning of the new values.</text:span></text:p>
      <text:p text:style-name="P77"><text:tab/><text:span text:style-name="T243">One way the machine agent might use the values from the previous frame is to see if the distance of the target spheres has increased or decreased. With this information it can decide if it has to pursue that respective sphere to not fall yet, to let it fall off in order to begin pushing the next sphere or to push it harder if the its speed is not high enough.</text:span></text:p>
      <text:p text:style-name="P77"><text:tab/><text:span text:style-name="T244">But with this there might be some redundant information, having an update on the current and previous distance is nice, but is it really necessary to know the previous frame mission value? Or to know the previous distance? A lot of information might simply not be worth to be repeated, but taken </text:span><text:soft-page-break/><text:span text:style-name="T244">into consideration the only thing that needed to be changed was that slider in the Unity editor, and no change to the script, it was a try to see the results.</text:span></text:p>
      <text:p text:style-name="P77"><text:tab/><text:span text:style-name="T245">The training scenario is all the same as the default training scenario, except that the maximum amount of steps was increased to 5.0e6, and the stacked vectors value is set to 2.</text:span></text:p>
      <text:p text:style-name="P77"><text:tab/><text:span text:style-name="T246">At the very beginning of the training session, it’s pretty much the same as the default training session, reaching a mean reward of 0.132 at training step 6000.</text:span></text:p>
      <text:p text:style-name="P77"><text:tab/><text:span text:style-name="T247">The trend continues, at training step 10000, the mean reward reached a value of 0.217.</text:span></text:p>
      <text:p text:style-name="P77"><text:tab/><text:span text:style-name="T248">At training step 16000, we see something surprising, the mean reward already stabilized above 0.300, while the default training scenario managed this at training step 26000.</text:span></text:p>
      <text:p text:style-name="P77"><text:tab/><text:span text:style-name="T249">The rate at which the mean reward increase at the beginning seem to be faster at the beginning, reaching a value of 0.403 at training step 54000. In comparison the default scenario managed this at 112000. This scenario managed to master pushing off the brown sphere in almost half the training steps compared to the default training scenario (it reached that value at 112000)!</text:span></text:p>
      <text:p text:style-name="P77"><text:tab/><text:span text:style-name="T250">For the next few tens of thousands of steps, the mean reward value increases to 0.500, but does not stabilize yet, dipping down to 0.349 at training step 210000. It finally manages to smash discover a better strategy, thus stabilizing the mean reward above 0.500, beginning with training step 250000.</text:span></text:p>
      <text:p text:style-name="P77"><text:tab/><text:span text:style-name="T251">This is a shame that this happened so late, as the default training case managed this around training step 258000.</text:span></text:p>
      <text:p text:style-name="P77"><text:tab/><text:span text:style-name="T252">The stacked vector value of 2 seemed to help the machine agent learn in a very small time how to avoid the metallic and golden sphere in order to chase the brown sphere, but then got stuck with that strategy for a very long time.</text:span></text:p>
      <text:p text:style-name="P77"><text:tab/><text:span text:style-name="T252">When reaching training 500000, the mean reward is at 0.554. All that time it wasn’t quite able to master pushing both the brown and the metallic sphere in the right order. The default training surpassed that mean value a long time ago, with a stabilized value of 0.610 at training step 370000.</text:span></text:p>
      <text:p text:style-name="P77"><text:tab/><text:span text:style-name="T253">The next hundreds of thousands of steps, the machine agent is still struggling to stabilize the mean reward to 0.600. The mean reward is slowly varying around the value of 0.550. </text:span></text:p>
      <text:p text:style-name="P77"><text:tab/><text:span text:style-name="T254">The firs time it reached a mean value of 0.602, the training step was 448000, but it quickly lost some ability.</text:span></text:p>
      <text:p text:style-name="P77"><text:tab/><text:span text:style-name="T254">At around training step 2000000, it has finally overcome some sort of hurdle, stabilizing its mean reward over 0.600. The very fast learning speed from the beginning for the simpler task for pushing the brown sphere has been traded off for a very sluggish incrementation in the long run.</text:span></text:p>
      <text:p text:style-name="P77"><text:tab/><text:span text:style-name="T255">The machine agents seems to have mastered pushing off the first two spheres at around training step 2500000. This is incredibly slow compared to the default training scenario. Luckily the mean reward seem to be slowly increasing for there on.</text:span></text:p>
      <text:p text:style-name="P77"><text:soft-page-break/><text:tab/><text:span text:style-name="T256">At training step 3328000, the mean reward has stabilized over 0.700. Bigger and bigger time frames are required in order to become better.</text:span></text:p>
      <text:p text:style-name="P77"><text:tab/><text:span text:style-name="T257">A mean reward of over 0.750 is starting to stabilize around training step 4000000. Over 600000 steps just to increase another 0.050 in the mean reward.</text:span></text:p>
      <text:p text:style-name="P77"><text:tab/><text:span text:style-name="T258">When the training session has stopped, it has reached training step 4166000, where it was an average reward value of 0.786. At training step 4156000, it reached a the biggest mean reward value of 0.807. In these final training steps, the mean reward seems to have stabilized around 0.785.</text:span></text:p>
      <text:p text:style-name="P77"><text:tab/><text:span text:style-name="T259">This training session took almost 18 hours. Being left over night, and continuing to run during the day.</text:span></text:p>
      <text:h text:style-name="P202" text:outline-level="3"><text:bookmark-start text:name="__RefHeading___Toc3809_1447170999"/>Behavior<text:bookmark-end text:name="__RefHeading___Toc3809_1447170999"/></text:h>
      <text:p text:style-name="P127"><text:span text:style-name="T5">Po</text:span><text:span text:style-name="T4">sitive behaviors:</text:span></text:p>
      <text:list xml:id="list185056620625360" text:continue-numbering="true" text:style-name="L14">
        <text:list-item>
          <text:p text:style-name="P262">it became good at chasing the first brown sphere</text:p>
        </text:list-item>
        <text:list-item>
          <text:p text:style-name="P260">it has learned to go the spheres in the correct order</text:p>
        </text:list-item>
        <text:list-item>
          <text:p text:style-name="P240">it became <text:span text:style-name="T260">incredibly</text:span> good at not falling of<text:span text:style-name="T170">f </text:span>the stage</text:p>
        </text:list-item>
        <text:list-item>
          <text:p text:style-name="P262">after pushing off the brown sphere, it is seen to chase after the metallic sphere</text:p>
        </text:list-item>
        <text:list-item>
          <text:p text:style-name="P265">it is seen sometimes to give first a small impact to the metallic sphere in order to make it move slowly, and then slam hard into the brown sphere to take it out first</text:p>
        </text:list-item>
        <text:list-item>
          <text:p text:style-name="P266">rarely seen to give a small velocity to each of the spheres in order to push them all out sequentially in the right order, even though the first brown sphere didn’t even fall out yet</text:p>
        </text:list-item>
        <text:list-item>
          <text:p text:style-name="P267">seen to avoid the metallic sphere when it’s current mission is to push off the brown sphere</text:p>
          <text:p text:style-name="P279">Negative behaviors:</text:p>
        </text:list-item>
        <text:list-item>
          <text:p text:style-name="P304">when its current mission is to push off the brown or metallic sphere, the machine agent doesn’t really take into consideration the position of the golden sphere, thus hitting it many times by accident, and not correcting its velocity</text:p>
        </text:list-item>
        <text:list-item>
          <text:p text:style-name="P304">seen several times that the strategy of pushing first the metallic sphere fails horribly because it doesn’t chase the brown sphere fast enough</text:p>
        </text:list-item>
        <text:list-item>
          <text:p text:style-name="P304">when the golden sphere is the last sphere to be pushed, it doesn’t go straight <text:span text:style-name="T261">to</text:span> it, the machine agent just move<text:span text:style-name="T262">s</text:span> around the stage in big circles, thus hitting it occasionally by accident</text:p>
        </text:list-item>
        <text:list-item>
          <text:p text:style-name="P305">seen sometimes to attempt to stop spheres from falling off when it’s not their turn, only to push them even faster then intended out</text:p>
        </text:list-item>
      </text:list>
      <text:p text:style-name="P60"/>
      <text:h text:style-name="P188" text:outline-level="2"><text:bookmark-start text:name="__RefHeading___Toc2545_556649589"/><text:soft-page-break/>Training when using a visual input<text:bookmark-end text:name="__RefHeading___Toc2545_556649589"/></text:h>
      <text:p text:style-name="P78"><text:tab/><text:span text:style-name="T263">There are many ways of conveying information about the environment to a machine agent. Most strategies involve sending some form of distilled data to the respective agent. Such as relevant positions, nearby walls, some distance to important things and maybe some prepossessed that help the agent understand faster what it’s supposed to do.</text:span></text:p>
      <text:p text:style-name="P85"><text:tab/>There is also another way, make it see how humans see the game. That is to give an actual graphically rendered input, similar to what a human would see. </text:p>
      <text:p text:style-name="P79"><text:tab/><text:span text:style-name="T264">When a human plays a video game, it is constantly aware of all the queue and events that happen on the screen. Things like it’s own position in the world, the position of the enemies and their health values are conveyed visually and sometimes by sounds.</text:span></text:p>
      <text:p text:style-name="P86"><text:tab/>The human can deduce how well it is doing just from these queues, all there is left for it is to desire to become better and to win.</text:p>
      <text:p text:style-name="P79"><text:tab/><text:span text:style-name="T265">As amazing as it may sound, there are drawbacks to send a visual input of the game itself. One of the first problems is the sheer size of such an input. Typical video games of 2019 are rendered at a resolution of 1920*1080 RGB pixels, with image refresh rates that can range from 30 Hz to 60 Hz.</text:span></text:p>
      <text:p text:style-name="P79"><text:tab/><text:span text:style-name="T266">That would mean the machine agent would typically have to receive and digest an input of </text:span></text:p>
      <text:p text:style-name="P82">1920 <text:span text:style-name="T266">pixels on width</text:span> * 1080 <text:span text:style-name="T266">pixels on height * 3 colors per pixel = 6220800 </text:span><text:span text:style-name="T9">inputs per action</text:span></text:p>
      <text:p text:style-name="P82"><text:span text:style-name="T94">6220800 inputs per action * 30 frames per second </text:span><text:span text:style-name="T266">= </text:span><text:span text:style-name="T6">186624000 inputs </text:span><text:span text:style-name="T7">per second</text:span><text:span text:style-name="T6">!!!</text:span></text:p>
      <text:p text:style-name="P80"><text:span text:style-name="T6"><text:tab/></text:span><text:span text:style-name="T94">And that value was calculated using a refresh rate of 30 Hz, if it were 60 Hz that number would be twice as big. And if the resolution was 4K, that number would be 4 times as big!</text:span></text:p>
      <text:p text:style-name="P34"><text:tab/>That is simply way too much data to be processed. There must be a way to simplify the input. </text:p>
      <text:p text:style-name="P34"><text:tab/>The typical route that is taken, is to simply use a smaller resolution. The machine agent does not have to see the entire image in perfect clarity, it just needs enough to distinguish the important things. Another thing that could be done is to not send RGB values, just use a gray scale image. Gray scale images are typically 3 times smaller than RGB images because they only need one value per pixel, instead of 3 values per pixel, one for each color (Red Green Blue).</text:p>
      <text:p text:style-name="P80"><text:span text:style-name="T94"><text:tab/></text:span><text:span text:style-name="T95">And finally that machine agent wouldn’t probably need to know everything that happens every single frame. It is enough for it to understand what is happening when it wants to take an action. </text:span><text:span text:style-name="T96">Taking into consideration that all our machine agents had a decision interval of 10, that means it’s requesting an input and sending an output every 10 frames, instead of 30Hz, 60Hz or more.</text:span></text:p>
      <text:p text:style-name="P35"><draw:frame draw:style-name="fr4" draw:name="Frame7" text:anchor-type="paragraph" svg:width="6.9252in" draw:z-index="11"><draw:text-box fo:min-height="3.2571in"><text:p text:style-name="P137"><draw:frame draw:style-name="fr6" draw:name="Image6" text:anchor-type="as-char" svg:width="6.9252in" style:rel-width="100%" svg:height="3.2571in" style:rel-height="scale" draw:z-index="14"><draw:image xlink:href="Pictures/10000201000004F1000002532733BE9331B26B46.png" xlink:type="simple" xlink:show="embed" xlink:actuate="onLoad" loext:mime-type="image/png"/></draw:frame><text:span text:style-name="T58"><text:line-break/></text:span>Illustration <text:sequence text:ref-name="refIllustration4" text:name="Illustration" text:formula="ooow:Illustration+1" style:num-format="1">5</text:sequence>: Roller <text:span text:style-name="T267">Camera </text:span>Agent Training Environment</text:p></draw:text-box></draw:frame><text:soft-page-break/></text:p>
      <text:p text:style-name="P80"><text:span text:style-name="T96"><text:tab/></text:span><text:span text:style-name="T97">In this particular training scenario, several things have been changed. </text:span><text:span text:style-name="T98">The colors of all of the spheres, the arena and the background have been changed. </text:span><text:span text:style-name="T99">The agent sphere itself is now plain white, the arena is plain black, and the rest of spheres are plain red, green and blue.</text:span></text:p>
      <text:p text:style-name="P80"><text:span text:style-name="T99"><text:tab/></text:span><text:span text:style-name="T100">The reason why I chose is in order to make it simpler for the agent to distinguish the objects in the arena. In this training scenario the agent does not receive any kind of other observation! It no longer receives any of the positions, distance or velocities of itself or all the spheres. Now it has to find out by itself what </text:span><text:span text:style-name="T101">are</text:span><text:span text:style-name="T100"> each of the colored blobs on the screen.</text:span></text:p>
      <text:p text:style-name="P80"><text:span text:style-name="T100"><text:tab/></text:span><text:span text:style-name="T102">In </text:span><text:span text:style-name="T102"><text:sequence-ref text:reference-format="category-and-value" text:ref-name="refIllustration4">Illustration 5</text:sequence-ref></text:span><text:span text:style-name="T102">, </text:span><text:span text:style-name="T103">on the left side of the screen can be seen the game world as in the edito</text:span><text:span text:style-name="T104">r. On the right side of the screen is game camera, but it manually selected resolution of only 84 by 84. </text:span><text:span text:style-name="T105">The respective camera represent</text:span><text:span text:style-name="T106">s</text:span><text:span text:style-name="T105"> pretty accurately what the machine agent is receiving as an input.</text:span></text:p>
      <text:p text:style-name="P81"><text:span text:style-name="T107">84</text:span><text:span text:style-name="T105"> </text:span><text:span text:style-name="T94">pixels on width</text:span><text:span text:style-name="T105"> * </text:span><text:span text:style-name="T107">84</text:span><text:span text:style-name="T105"> </text:span><text:span text:style-name="T94">pixels on height * 3 colors per pixel= 21168</text:span><text:span text:style-name="T6"> inputs </text:span><text:span text:style-name="T7">per </text:span><text:span text:style-name="T8">action</text:span></text:p>
      <text:p text:style-name="P83"><text:span text:style-name="T8"><text:tab/></text:span><text:span text:style-name="T108">This value is relatively better than </text:span><text:span text:style-name="T94">6220800 </text:span><text:span text:style-name="T108">inputs. Approximately 300 times lesser inputs per action. </text:span><text:span text:style-name="T109">But still a significant amount of input.</text:span></text:p>
      <text:p text:style-name="P83"><text:span text:style-name="T109"><text:tab/></text:span><text:span text:style-name="T110">In order to help it a bit with the training, I set up more hidden layers for the neural networks, it now uses 6 of them. More layers might help it better understand the feature of the present in the camera input.</text:span></text:p>
      <text:h text:style-name="P189" text:outline-level="2"><text:bookmark-start text:name="__RefHeading___Toc9617_893676048"/><text:soft-page-break/>Training when using Curriculum Learning<text:bookmark-end text:name="__RefHeading___Toc9617_893676048"/></text:h>
      <text:p text:style-name="P94"><text:tab/><text:span text:style-name="T332">All the training sessions until now have attempted to teach the machine agent an unchanging task from start to finish. Some of the training sessions had simpler requirements, such as pushing off the stage only two of the spheres.</text:span></text:p>
      <text:p text:style-name="P94"><text:tab/><text:span text:style-name="T333">Teaching the machine agent a complicated task that is composed from smaller missions can be difficult and time consuming. One solution to this might be to gradually raise the difficulty of the task.</text:span></text:p>
      <text:p text:style-name="P94"><text:tab/><text:span text:style-name="T334">A naive approach to this would be to start the number of spheres that have to be pushed with one, and after a certain fixed amount of time, increase the number to two, then again after some time to three.</text:span></text:p>
      <text:p text:style-name="P95"><text:tab/><text:span text:style-name="T334">But this method does not take into consideration the fact that the machine agent has truly become good at its current task. It might become a master at pushing only one sphere off the stage in a minuscule amount of time, but then will keep repeating the task until the code finally gives the machine agent a tougher challenge. </text:span></text:p>
      <text:p text:style-name="P96"><text:tab/>Or the opposite problem, the machine agent might be spending some time trying to understand how to push the first two spheres correctly, still in the learning process, and suddenly it has to do it with three spheres, because the naive method has decided it’s time for that to happen.</text:p>
      <text:p text:style-name="P94"><text:tab/><text:span text:style-name="T334">The machine agent would now have to learn how to push off three spheres, while it was still struggling with just two.</text:span></text:p>
      <text:p text:style-name="P94"><text:tab/><text:span text:style-name="T335">This is somewhat similar to real life, where a student is struggling to understand the previous lesson, but then gets slammed with the next lesson when it is not ready.</text:span></text:p>
      <text:p text:style-name="P94"><text:tab/><text:span text:style-name="T335">When it comes to machine learning, there is already a solution for such a problem, and that is Curriculum Learning. This type of training is already implemented in ML-Agents, and it only has to be configured for it to begin.</text:span></text:p>
      <text:p text:style-name="P94"><text:tab/><text:span text:style-name="T335">With Curriculum Learning, the machine agent is given more difficult tasks only when certain thresholds in the reward have been surpassed. Because of that, in theory, the machine agent should gradually learn how to do more difficult tasks, and to train much faster than an agent that was given from the start the most difficult task for training.</text:span></text:p>
      <text:p text:style-name="P94"><draw:frame draw:style-name="fr2" draw:name="Frame32" text:anchor-type="paragraph" svg:x="4.7736in" svg:y="0.0291in" svg:width="2.1035in" draw:z-index="58"><draw:text-box fo:min-height="1.398in"><text:p text:style-name="Text"><draw:frame text:anchor-type="paragraph" draw:z-index="59" draw:name="Shape27" draw:style-name="gr25" draw:text-style-name="P337" svg:width="2.1031in" svg:height="1.3976in" svg:x="0in" svg:y="0in"><draw:text-box><text:p><text:span text:style-name="T402">{</text:span></text:p><text:p text:style-name="P336"><text:span text:style-name="T407"><text:s text:c="3"/></text:span><text:span text:style-name="T407">"measure"</text:span><text:span text:style-name="T402">: </text:span><text:span text:style-name="T408">"reward"</text:span><text:span text:style-name="T402">,</text:span></text:p><text:p text:style-name="P336"><text:span text:style-name="T407"><text:s text:c="3"/></text:span><text:span text:style-name="T407">"thresholds"</text:span><text:span text:style-name="T402">: [</text:span><text:span text:style-name="T403">0.8</text:span><text:span text:style-name="T402">, </text:span><text:span text:style-name="T403">0.9</text:span><text:span text:style-name="T402">],</text:span></text:p><text:p text:style-name="P336"><text:span text:style-name="T407"><text:s text:c="3"/></text:span><text:span text:style-name="T407">"min_lesson_length"</text:span><text:span text:style-name="T402">: </text:span><text:span text:style-name="T403">2000</text:span><text:span text:style-name="T402">,</text:span></text:p><text:p text:style-name="P336"><text:span text:style-name="T407"><text:s text:c="3"/></text:span><text:span text:style-name="T407">"signal_smoothing"</text:span><text:span text:style-name="T402">: </text:span><text:span text:style-name="T401">true</text:span><text:span text:style-name="T402">,</text:span></text:p><text:p text:style-name="P336"><text:span text:style-name="T407"><text:s text:c="3"/></text:span><text:span text:style-name="T407">"parameters"</text:span><text:span text:style-name="T402">: {</text:span></text:p><text:p text:style-name="P336"><text:span text:style-name="T407"><text:s text:c="6"/></text:span><text:span text:style-name="T407">"sphere_count"</text:span><text:span text:style-name="T402">: [ </text:span><text:span text:style-name="T403">1</text:span><text:span text:style-name="T402">, </text:span><text:span text:style-name="T403">2</text:span><text:span text:style-name="T402">, </text:span><text:span text:style-name="T403">3</text:span><text:span text:style-name="T402">]</text:span></text:p><text:p text:style-name="P336"><text:span text:style-name="T402"><text:s text:c="3"/></text:span><text:span text:style-name="T402">}</text:span></text:p><text:p text:style-name="P336"><text:span text:style-name="T402">}</text:span></text:p></draw:text-box></draw:frame>Text <text:sequence text:ref-name="refText3" text:name="Text" text:formula="ooow:Text+1" style:num-format="1">4</text:sequence>: Roller Agent Curricula</text:p></draw:text-box></draw:frame><text:tab/><text:span text:style-name="T336">First we have to define a curricula file (as seen in </text:span><text:span text:style-name="T336"><text:sequence-ref text:reference-format="category-and-value" text:ref-name="refText3">Text 4</text:sequence-ref></text:span><text:span text:style-name="T336">) which will describe to the Python API when we intend to increase the difficulty of the task.</text:span></text:p>
      <text:p text:style-name="P94"><text:tab/><text:span text:style-name="T337">For training this training session I decided to use the average reward value that the machine agent receives at every 2000 episodes. By taking into consideration so many episodes, I’m making sure that the agent understands how to solve the task up to the current difficulty.</text:span></text:p>
      <text:p text:style-name="P94"><text:soft-page-break/><text:tab/><text:span text:style-name="T338">The threshold values tell the Python API when to ramp up the difficulty. The first one is when the mean reward is above 0.800, which means the difficulty will be increased from one sphere at a time to two spheres at a time on the arena only when the agent has completed on average over 80% of the time the task of pushing one sphere off the arena.</text:span></text:p>
      <text:p text:style-name="P94"><text:tab/><text:span text:style-name="T338">The second one is when the mean reward is over 0.900 and the current task is to push off two spheres. When it manages to do so, the difficulty will increase again, and the agent will continue to train with all three spheres.</text:span></text:p>
      <text:p text:style-name="P98"><text:tab/><text:span text:style-name="T339">There is a possibility that simply through pure luck that the agent performs incredibly well due to a very beneficial and easy initial positioning of the target spheres. This will measure the agent as being incredibly well prepared for the current task, and thus a receive a lesson that is increased in difficulty, when in reality it wasn’t ready at all to advance.</text:span></text:p>
      <text:p text:style-name="P103"><text:tab/>In order to try to mitigate this, the signal_smoothing value was set to true which will mix the current reward with the previous reward of a run in order to attempt to block such cases. The weighting is 0.75 for the new reward and 0.25 for the old one.</text:p>
      <text:p text:style-name="P103"><text:tab/>All these values until now are specific to the Python API, and now we have to give it something that also means something particular to the project. We will tell the API to change some particular values in key-value map.</text:p>
      <text:p text:style-name="P98"><text:tab/><text:span text:style-name="T340">The one and single key that is defined is sphere_count, which will be read by the RollerAgent class, in order to decide what difficulty it should be aiming for. What is interesting is that the sphere_count key somehow receives three values in the curricula JSON file.</text:span></text:p>
      <text:p text:style-name="P98"><text:tab/><text:span text:style-name="T341">There are three values, because the very first value is for when the agent is at the very beginning of the training and it hasn’t surpassed any of the thresholds yet. The rest of the values will be used only when the agent surpasses the thresholds.</text:span></text:p>
      <text:p text:style-name="P94"><text:tab/><text:span text:style-name="T342">For the training of this agent, all of the training parameters were left the same, except the max_steps value which was set 5.0e6, so that it may run for an extended amount of time.</text:span></text:p>
      <text:p text:style-name="P94"><text:tab/><text:span text:style-name="T343">The curriculum learning started with the lowest difficulty, the sphere_count value set to 1. The machine agent was quickly able to master this task at around 16000 training steps, when the mean reward has gone over the first threshold.</text:span></text:p>
      <text:p text:style-name="P94"><text:tab/><text:span text:style-name="T344">After the first threshold was surpassed, the difficulty was increased by the Python API by changing the sphere_count value from 1 to 2. The training step count is continuing from where it left off when it had a sphere_count value of 1.</text:span></text:p>
      <text:p text:style-name="P99"><text:tab/><text:span text:style-name="T345">In the beginning of this new task, the one with two spheres on the arena, the machine agent was at training step 20000, with an average reward of 0.282. This is a pretty bad average reward taking into consideration it became so good at pushing just one sphere correctly. </text:span></text:p>
      <text:p text:style-name="P104"><text:soft-page-break/><text:tab/>If it was pushing the first sphere correctly, and just ignore the second one, it should have received an average reward of around 0.500. But it seems now that the second sphere was introduced it keep stumbling over it. More training time might correct this.</text:p>
      <text:p text:style-name="P99"><text:tab/><text:span text:style-name="T346">At training step 26000, it reached a mean reward of 0.325. The reward average seems to be increasing.</text:span></text:p>
      <text:p text:style-name="P99"><text:tab/><text:span text:style-name="T347">The mean reward stabilized over 0.500 after training step 44000. Here the machine agent is starting to understand how push the first sphere correctly, and not push out the second sphere too early.</text:span></text:p>
      <text:p text:style-name="P99"><text:tab/><text:span text:style-name="T347">At training step 90000, the mean reward is 0.614. The machine agent is starting to understand how to push the two spheres out one after the other.</text:span></text:p>
      <text:p text:style-name="P99"><text:tab/><text:span text:style-name="T348">At training step 122000, it reached a mean reward of 0.717. Good progress is being made for the current difficulty.</text:span></text:p>
      <text:p text:style-name="P99"><text:tab/><text:span text:style-name="T348">The average reward starts to destabilize at 152000, dropping to a value of 0.391 at training step 154000. No clear reason why did this happen all of a sudden. It could be that TensorFlow may have hit some sort of bad local minima.</text:span></text:p>
      <text:p text:style-name="P99"><text:tab/><text:span text:style-name="T349">The average reward slowly increases back to around 0.700, but it is fluctuating after that, not being stable. </text:span></text:p>
      <text:p text:style-name="P99"><text:tab/><text:span text:style-name="T349">The mean reward managed to stabilize above 0.700 at around training step 210000. It could be that TensorFlow manged to get out of the bad local minima. At training step 246000 it managed to reach an average reward of 0.800 for pushing out the two spheres correctly.</text:span></text:p>
      <text:p text:style-name="P99"><text:tab/><text:span text:style-name="T350">In order to get to the next difficulty, with a sphere_count value of 3, the mean reward must be above 0.900.</text:span></text:p>
      <text:p text:style-name="P99"><text:tab/><text:span text:style-name="T351">The mean reward keep fluctuating, dipping under 0.800 at training step 328000, and managing to attain back the average reward of over 0.800 only at training step 532000. </text:span></text:p>
      <text:p text:style-name="P99"><text:tab/><text:span text:style-name="T351">Many such dips continue to appear. Maybe the machine agent is going trough all kinds of behaviors which are incredibly hard to improve, for example one such hard to improve behavior would be when the agent over-eager to push off the first sphere as fast as possible, but cannot correct in time its movement.</text:span></text:p>
      <text:p text:style-name="P99"><text:tab/><text:span text:style-name="T352">A breakthrough finally starts to appear from training step 1544000, where the mean reward steadily increases from 0.804, all the way up to 0.909, at training step 1720000. The machine agent became sufficiently good at pushing only two spheres in the correct order.</text:span></text:p>
      <text:p text:style-name="P99"><text:tab/><text:span text:style-name="T352">When this finally happens, it triggers the next threshold in the curriculum, and the agent now has to learn how to push all three spheres in the correct order.</text:span></text:p>
      <text:p text:style-name="P99"><text:tab/><text:span text:style-name="T353">The machine agent starts decently well, with a mean reward of 0.550 at training step 1726000. The machine agent seems to have managed to retain the behavior of pushing out the first sphere, and partially for pushing out the second sphere, but in the beginning it’s stumbling over the third one.</text:span></text:p>
      <text:p text:style-name="P99"><text:soft-page-break/><text:tab/><text:span text:style-name="T354">It seems that the agent is trying to understand the presence of the new third sphere, and it will need some time for that.</text:span></text:p>
      <text:p text:style-name="P99"><text:tab/><text:span text:style-name="T355">The mean reward starts to stabilize to 0.600 at around training step 2250000. This is still incredibly slow compared to the default case, which managed this at around training step 370000.</text:span></text:p>
      <text:p text:style-name="P99"><text:tab/><text:span text:style-name="T356">At around training step 2910000, it was the first time the agent reached a mean reward of 0.700, but it is not stable. A stable mean reward of over 0.700 was reached only at training step 3638000.</text:span></text:p>
      <text:p text:style-name="P99"><text:tab/><text:span text:style-name="T356">At the very end of training session, at training step 5000000, the mean reward reached a value of 0.813.</text:span></text:p>
      <text:p text:style-name="P99"><text:tab/><text:span text:style-name="T357">From what can be seen from this attempt of curriculum learning is that in this particular environment where an agent has to gradually push more and more spheres, it seems to rather stumble very hard on gaining progress.</text:span></text:p>
      <text:p text:style-name="P99"><text:tab/><text:span text:style-name="T357">Becoming good at pushing only one or two spheres seems to have gotten the machine agent stuck for a very long time in some sort of bad local minima, from which it was very hard to get out of.</text:span></text:p>
      <text:h text:style-name="P203" text:outline-level="3"><text:bookmark-start text:name="__RefHeading___Toc9619_893676048"/>Behavior<text:bookmark-end text:name="__RefHeading___Toc9619_893676048"/></text:h>
      <text:p text:style-name="P136"><text:span text:style-name="T5">Po</text:span><text:span text:style-name="T4">sitive behaviors:</text:span></text:p>
      <text:list xml:id="list185057151338012" text:continue-numbering="true" text:style-name="L14">
        <text:list-item>
          <text:p text:style-name="P268">it somewhat understands the order that it has to push off the spheres</text:p>
        </text:list-item>
        <text:list-item>
          <text:p text:style-name="P268">sometimes seen to confidently push spheres in order to give them a velocity; it doesn’t have to continuously push out the spheres until they are out</text:p>
        </text:list-item>
        <text:list-item>
          <text:p text:style-name="P268">it is good at staying on the stage</text:p>
          <text:p text:style-name="P280">Negative behaviors:</text:p>
        </text:list-item>
        <text:list-item>
          <text:p text:style-name="P306">generally pushing other spheres by mistake when it is not their turn yet; causing the training episode to fail early</text:p>
        </text:list-item>
        <text:list-item>
          <text:p text:style-name="P306">does not understand that pushing one sphere might cause it to collide with another sphere and cause it to fall too early</text:p>
        </text:list-item>
        <text:list-item>
          <text:p text:style-name="P306">when it is at last step of pushing off the golden sphere, it does not seem to go directly towards it, only to go around in wild circles trying to stay inside the arena</text:p>
        </text:list-item>
        <text:list-item>
          <text:p text:style-name="P306">seen many times to accumulate too much velocity and fall off the arena</text:p>
        </text:list-item>
      </text:list>
      <text:p text:style-name="P99"/>
      <text:p text:style-name="P99"><text:tab/></text:p>
      <text:p text:style-name="P99"><text:tab/></text:p>
      <text:p text:style-name="P99"><text:tab/></text:p>
      <text:p text:style-name="P94"><text:tab/></text:p>
      <text:p text:style-name="P94"><text:soft-page-break/><text:tab/></text:p>
      <text:p text:style-name="P97"/>
      <text:h text:style-name="P160" text:outline-level="1"><text:bookmark-start text:name="__RefHeading___Toc2896_2122279865"/>Source code<text:bookmark-end text:name="__RefHeading___Toc2896_2122279865"/></text:h>
      <text:h text:style-name="P190" text:outline-level="2"><text:bookmark-start text:name="__RefHeading___Toc2898_2122279865"/>RollerAgent.cs<text:bookmark-end text:name="__RefHeading___Toc2898_2122279865"/></text:h>
      <text:p text:style-name="P88"><text:tab/><text:span text:style-name="T278">The RollerAgent.cs file contains the RollerAgent class which extends the Agent class from the ML-Agents plugin. It is responsible for collecting the observations of the environment, interpreting the action values that come from the neural network, and resetting the position and velocity of itself and the target spheres.</text:span></text:p>
      <text:p text:style-name="P91"><text:tab/>The class was designed to have some flexibility regarding how the training environment is handled. Features can be enabled and disabled by changing boolean and integer variables that will be shown below.</text:p>
      <text:h text:style-name="P204" text:outline-level="3"><text:bookmark-start text:name="__RefHeading___Toc10930_2122279865"/>Initialization and reset<text:bookmark-end text:name="__RefHeading___Toc10930_2122279865"/></text:h>
      <text:p text:style-name="P87"><draw:frame draw:style-name="fr5" draw:name="Frame8" text:anchor-type="paragraph" svg:x="4.3575in" svg:y="-0.039in" svg:width="2.5047in" draw:z-index="13"><draw:text-box fo:min-height="1.7165in"><text:p text:style-name="Text"><draw:frame text:anchor-type="paragraph" draw:z-index="15" draw:name="Shape4" draw:style-name="gr3" draw:text-style-name="P320" svg:width="2.4453in" svg:height="1.3197in" svg:x="0.0291in" svg:y="0in"><draw:text-box><text:p text:style-name="P319"><text:span text:style-name="T390">Rigidbody </text:span><text:span text:style-name="T391">rBody;</text:span></text:p><text:p text:style-name="P319"><text:span text:style-name="T390">public</text:span><text:span text:style-name="T391"> </text:span><text:span text:style-name="T390">Vector3</text:span><text:span text:style-name="T391"> arenaPosition;</text:span></text:p><text:p text:style-name="P319"><text:span text:style-name="T390">public</text:span><text:span text:style-name="T391"> </text:span><text:span text:style-name="T390">GameObject</text:span><text:span text:style-name="T391"> target1;</text:span></text:p><text:p text:style-name="P319"><text:span text:style-name="T390">public</text:span><text:span text:style-name="T391"> </text:span><text:span text:style-name="T390">GameObject</text:span><text:span text:style-name="T391"> target2;</text:span></text:p><text:p text:style-name="P319"><text:span text:style-name="T390">public</text:span><text:span text:style-name="T391"> </text:span><text:span text:style-name="T390">GameObject</text:span><text:span text:style-name="T391"> target3;</text:span></text:p><text:p text:style-name="P319"><text:span text:style-name="T390">private</text:span><text:span text:style-name="T391"> </text:span><text:span text:style-name="T390">Rigidbody</text:span><text:span text:style-name="T391"> target1RigidBody;</text:span></text:p><text:p text:style-name="P319"><text:span text:style-name="T390">private</text:span><text:span text:style-name="T391"> </text:span><text:span text:style-name="T390">Rigidbody</text:span><text:span text:style-name="T391"> target2RigidBody;</text:span></text:p><text:p text:style-name="P319"><text:span text:style-name="T390">private</text:span><text:span text:style-name="T391"> </text:span><text:span text:style-name="T390">Rigidbody</text:span><text:span text:style-name="T391"> target3RigidBody;</text:span></text:p><text:p text:style-name="P319"><text:span text:style-name="T390">public</text:span><text:span text:style-name="T391"> </text:span><text:span text:style-name="T390">float</text:span><text:span text:style-name="T391"> speed;</text:span></text:p></draw:text-box></draw:frame>Text <text:sequence text:ref-name="refText4" text:name="Text" text:formula="ooow:Text+1" style:num-format="1">5</text:sequence>: RollerAgent objects and variable</text:p></draw:text-box></draw:frame><text:tab/><text:span text:style-name="T279">In </text:span><text:span text:style-name="T279"><text:sequence-ref text:reference-format="category-and-value" text:ref-name="refText4">Text 5</text:sequence-ref></text:span><text:span text:style-name="T279"><text:s/>can be seen the objects and variables that every RollerAgent object needs. The arenaPosition is needed in order to know where to position all the spheres after a reset. The public modifier makes it easy for other classes, or for the user, to set what GameObjects have to be chased and handled.</text:span></text:p>
      <text:p text:style-name="P87"><text:tab/><text:span text:style-name="T280">All of the RigidBody objects are for convenience; reduce further down in the code the amount of calls to the function GetComponent&lt;Rigidbody&gt;().</text:span></text:p>
      <text:p text:style-name="P87"><text:tab/><text:span text:style-name="T280">The speed variable is for controlling how fast should the RollerAgent be allowed to move.</text:span></text:p>
      <text:p text:style-name="P130"><draw:frame draw:style-name="fr5" draw:name="Frame9" text:anchor-type="paragraph" svg:x="2.8354in" svg:y="-0.1146in" svg:width="4.0075in" draw:z-index="16"><draw:text-box fo:min-height="1.1252in"><text:p text:style-name="Text"><draw:frame text:anchor-type="paragraph" draw:z-index="17" draw:name="Shape5" draw:style-name="gr4" draw:text-style-name="P320" svg:width="3.9539in" svg:height="0.7413in" svg:x="0.0264in" svg:y="0in"><draw:text-box><text:p text:style-name="P319"><text:span text:style-name="T390">private</text:span><text:span text:style-name="T391"> </text:span><text:span text:style-name="T390">const</text:span><text:span text:style-name="T391"> </text:span><text:span text:style-name="T390">bool</text:span><text:span text:style-name="T391"> giveGradualRewardForEachSphere = </text:span><text:span text:style-name="T390">true</text:span><text:span text:style-name="T391">;</text:span></text:p><text:p text:style-name="P319"><text:span text:style-name="T390">private</text:span><text:span text:style-name="T391"> </text:span><text:span text:style-name="T390">const</text:span><text:span text:style-name="T391"> </text:span><text:span text:style-name="T390">bool</text:span><text:span text:style-name="T391"> eachMissionIsItsOwnBoolean = </text:span><text:span text:style-name="T390">false</text:span><text:span text:style-name="T391">;</text:span></text:p><text:p text:style-name="P319"><text:span text:style-name="T390">private</text:span><text:span text:style-name="T391"> </text:span><text:span text:style-name="T390">const</text:span><text:span text:style-name="T391"> </text:span><text:span text:style-name="T390">bool</text:span><text:span text:style-name="T391"> rewardOnTouch = </text:span><text:span text:style-name="T390">false</text:span><text:span text:style-name="T391">;</text:span></text:p><text:p text:style-name="P319"><text:span text:style-name="T390">private</text:span><text:span text:style-name="T391"> </text:span><text:span text:style-name="T390">int</text:span><text:span text:style-name="T391"> numberOfTargets = </text:span><text:span text:style-name="T392">3</text:span><text:span text:style-name="T391">;</text:span></text:p><text:p text:style-name="P319"><text:span text:style-name="T390">private</text:span><text:span text:style-name="T391"> </text:span><text:span text:style-name="T390">int</text:span><text:span text:style-name="T391"> currentMission = </text:span><text:span text:style-name="T392">1</text:span><text:span text:style-name="T391">;</text:span></text:p></draw:text-box></draw:frame>Text <text:sequence text:ref-name="refText5" text:name="Text" text:formula="ooow:Text+1" style:num-format="1">6</text:sequence>: RollerAgent training environment modifiers and current mission variable</text:p></draw:text-box></draw:frame><text:tab/><text:span text:style-name="T281">In </text:span><text:span text:style-name="T281"><text:sequence-ref text:reference-format="category-and-value" text:ref-name="refText5">Text 6</text:sequence-ref></text:span><text:span text:style-name="T281"><text:s/>can be seen the variable that control how the training environment is interacting with the RollerAgent itself. </text:span></text:p>
      <text:p text:style-name="P130"><text:span text:style-name="T281"><text:tab/>T</text:span>he giveGradualRewardForEachSphere flag controls whether to give an incremantal reward to the agent after pushing off every target sphere, or to give a big reward only when all the target spheres have been pushed off.</text:p>
      <text:p text:style-name="P130"><text:tab/><text:span text:style-name="T282">The eachMissionIsItsOwnBoolean flag controls whether to send only a single value for the current mission of the agent, or to send a boolean value for each of the target spheres, with a value of true only if when it has to chase it and push it off, or false when it must not push it off the stage yet. </text:span></text:p>
      <text:p text:style-name="P130"><text:tab/><text:span text:style-name="T283">The rewardOnTouch flag controls whether the RollerAgent has to push off the stage the target spheres or if it is enough to just simply touch in order to get a reward and complete a mission.</text:span></text:p>
      <text:p text:style-name="P130"><text:tab/><text:span text:style-name="T286">The numberOfTargets value controls how many sphere targets are on the arena for the agent to push off. Currently it can only have a value between 1 and 3. The majority of the testing scenarios that were done had a numberOfTargets value of 3, thus meaning that all three target spheres were present.</text:span></text:p>
      <text:p text:style-name="P130"><draw:frame draw:style-name="fr5" draw:name="Frame10" text:anchor-type="paragraph" svg:x="4.0465in" svg:y="0.0209in" svg:width="2.8598in" draw:z-index="18"><draw:text-box fo:min-height="1.4634in"><text:p text:style-name="Text"><draw:frame text:anchor-type="paragraph" draw:z-index="19" draw:name="Shape6" draw:style-name="gr5" draw:text-style-name="P320" svg:width="2.8087in" svg:height="1.2335in" svg:x="0.0256in" svg:y="0in"><draw:text-box><text:p text:style-name="P319"><text:span text:style-name="T390">public</text:span><text:span text:style-name="T391"> </text:span><text:span text:style-name="T390">override</text:span><text:span text:style-name="T391"> </text:span><text:span text:style-name="T390">void</text:span><text:span text:style-name="T391"> InitializeAgent() </text:span><text:span text:style-name="T393">{</text:span></text:p><text:p text:style-name="P319"><text:span text:style-name="T390"><text:s text:c="2"/></text:span><text:span text:style-name="T390">if</text:span><text:span text:style-name="T391">(numberOfTargets &lt; </text:span><text:span text:style-name="T392">1</text:span><text:span text:style-name="T391">) </text:span><text:span text:style-name="T393">{</text:span></text:p><text:p text:style-name="P319"><text:span text:style-name="T391"><text:s text:c="4"/></text:span><text:span text:style-name="T391">numberOfTargets = </text:span><text:span text:style-name="T392">1</text:span><text:span text:style-name="T391">;</text:span></text:p><text:p text:style-name="P319"><text:span text:style-name="T391"><text:s text:c="2"/></text:span><text:span text:style-name="T391">}</text:span><text:span text:style-name="T390">else</text:span><text:span text:style-name="T391"> </text:span><text:span text:style-name="T390">if</text:span><text:span text:style-name="T391">(numberOfTargets &gt; </text:span><text:span text:style-name="T392">3</text:span><text:span text:style-name="T391">) </text:span><text:span text:style-name="T393">{</text:span></text:p><text:p text:style-name="P319"><text:span text:style-name="T391"><text:s text:c="4"/></text:span><text:span text:style-name="T391">numberOfTargets = </text:span><text:span text:style-name="T392">3</text:span><text:span text:style-name="T391">;</text:span></text:p><text:p text:style-name="P319"><text:span text:style-name="T391"><text:s text:c="2"/></text:span><text:span text:style-name="T391">}</text:span></text:p><text:p text:style-name="P319"><text:span text:style-name="T391"><text:s text:c="2"/></text:span><text:span text:style-name="T391">rBody = GetComponent&lt;</text:span><text:span text:style-name="T390">Rigidbody</text:span><text:span text:style-name="T391">&gt;();</text:span></text:p><text:p text:style-name="P319"><text:span text:style-name="T391">}</text:span></text:p></draw:text-box></draw:frame>Text <text:sequence text:ref-name="refText6" text:name="Text" text:formula="ooow:Text+1" style:num-format="1">7</text:sequence>: RollerAgent initialization</text:p></draw:text-box></draw:frame><text:soft-page-break/><text:tab/><text:span text:style-name="T286">When for example the numberOfTargets is 2, every target sphere being pushed off gives a reward of ½ = 0.5.</text:span></text:p>
      <text:p text:style-name="P130"><text:tab/><text:span text:style-name="T284">The currentMission variable stores a value that represents which one of the missions the agent must do right now. A currentMission value of 1 would mean to chase the brown sphere. A value of 2 is for the metallic sphere. And finally a value of 3 is for the golden sphere. </text:span></text:p>
      <text:p text:style-name="P130"><draw:frame draw:style-name="fr5" draw:name="Frame15" text:anchor-type="paragraph" svg:x="2.7744in" svg:y="0.0264in" svg:width="4.1189in" draw:z-index="28"><draw:text-box fo:min-height="3.1957in"><text:p text:style-name="Text"><draw:frame text:anchor-type="paragraph" draw:z-index="29" draw:name="Shape11" draw:style-name="gr10" draw:text-style-name="P320" svg:width="4.1185in" svg:height="2.9689in" svg:x="0in" svg:y="0in"><draw:text-box><text:p text:style-name="P319"><text:span text:style-name="T390">public</text:span><text:span text:style-name="T391"> </text:span><text:span text:style-name="T390">override</text:span><text:span text:style-name="T391"> </text:span><text:span text:style-name="T390">void</text:span><text:span text:style-name="T391"> AgentReset()</text:span><text:span text:style-name="T393">{ </text:span></text:p><text:p text:style-name="P319"><text:span text:style-name="T390"><text:s text:c="2"/></text:span><text:span text:style-name="T390">if</text:span><text:span text:style-name="T391"> (!target1RigidBody)</text:span><text:span text:style-name="T393">{</text:span></text:p><text:p text:style-name="P319"><text:span text:style-name="T391"><text:s text:c="4"/></text:span><text:span text:style-name="T391">target1RigidBody = target1.GetComponent&lt;</text:span><text:span text:style-name="T390">Rigidbody</text:span><text:span text:style-name="T391">&gt;();</text:span></text:p><text:p text:style-name="P319"><text:span text:style-name="T391"><text:s text:c="2"/></text:span><text:span text:style-name="T391">}</text:span></text:p><text:p text:style-name="P319"><text:span text:style-name="T390"><text:s text:c="2"/></text:span><text:span text:style-name="T390">if</text:span><text:span text:style-name="T391"> (!target2RigidBody)</text:span><text:span text:style-name="T393">{</text:span></text:p><text:p text:style-name="P319"><text:span text:style-name="T391"><text:s text:c="4"/></text:span><text:span text:style-name="T391">target2RigidBody = target2.GetComponent&lt;</text:span><text:span text:style-name="T390">Rigidbody</text:span><text:span text:style-name="T391">&gt;();</text:span></text:p><text:p text:style-name="P319"><text:span text:style-name="T391"><text:s text:c="2"/></text:span><text:span text:style-name="T391">}</text:span></text:p><text:p text:style-name="P319"><text:span text:style-name="T390"><text:s text:c="2"/></text:span><text:span text:style-name="T390">if</text:span><text:span text:style-name="T391"> (!target3RigidBody)</text:span><text:span text:style-name="T393">{</text:span></text:p><text:p text:style-name="P319"><text:span text:style-name="T391"><text:s text:c="4"/></text:span><text:span text:style-name="T391">target3RigidBody = target3.GetComponent&lt;</text:span><text:span text:style-name="T390">Rigidbody</text:span><text:span text:style-name="T391">&gt;();</text:span></text:p><text:p text:style-name="P319"><text:span text:style-name="T391"><text:s text:c="2"/></text:span><text:span text:style-name="T391">}</text:span></text:p><text:p text:style-name="P319"><text:span text:style-name="T391"/></text:p><text:p text:style-name="P319"><text:span text:style-name="T390"><text:s text:c="2"/></text:span><text:span text:style-name="T390">if</text:span><text:span text:style-name="T391"> (transform.position.y &lt; arenaPosition.y + </text:span><text:span text:style-name="T392">0.45f</text:span><text:span text:style-name="T391">)</text:span><text:span text:style-name="T393">{</text:span></text:p><text:p text:style-name="P319"><text:span text:style-name="T391"><text:s text:c="4"/></text:span><text:span text:style-name="T391">rBody.angularVelocity = Vector3.zero;</text:span></text:p><text:p text:style-name="P319"><text:span text:style-name="T391"><text:s text:c="4"/></text:span><text:span text:style-name="T391">rBody.velocity = Vector3.zero;</text:span></text:p><text:p text:style-name="P319"><text:span text:style-name="T391"><text:s text:c="4"/></text:span><text:span text:style-name="T391">transform.position = </text:span><text:span text:style-name="T390">new</text:span><text:span text:style-name="T391"> </text:span><text:span text:style-name="T390">Vector3</text:span><text:span text:style-name="T391">(</text:span><text:span text:style-name="T392">0</text:span><text:span text:style-name="T391">, arenaPosition.y + </text:span><text:span text:style-name="T392">0.5f</text:span><text:span text:style-name="T391">, </text:span><text:span text:style-name="T392">0</text:span><text:span text:style-name="T391">);</text:span></text:p><text:p text:style-name="P319"><text:span text:style-name="T391"><text:s text:c="2"/></text:span><text:span text:style-name="T391">}</text:span></text:p><text:p text:style-name="P319"><text:span text:style-name="T391"><text:s text:c="2"/></text:span><text:span text:style-name="T391">currentMission = </text:span><text:span text:style-name="T392">1</text:span><text:span text:style-name="T391">;</text:span></text:p><text:p text:style-name="P319"><text:span text:style-name="T391"><text:s text:c="2"/></text:span><text:span text:style-name="T391">ResetAllTargets();</text:span></text:p><text:p text:style-name="P319"><text:span text:style-name="T391">}</text:span></text:p></draw:text-box></draw:frame>Text <text:sequence text:ref-name="refText7" text:name="Text" text:formula="ooow:Text+1" style:num-format="1">8</text:sequence>: RollerAgent AgentReset method</text:p></draw:text-box></draw:frame><text:tab/><text:span text:style-name="T285">Using a variable to store the current mission instead of inferring it from the current state of the target spheres simplifies the code.</text:span></text:p>
      <text:p text:style-name="P128"/>
      <text:p text:style-name="P130"><text:tab/><text:span text:style-name="T287">The RollerAgent initialization is shown in </text:span><text:span text:style-name="T287"><text:sequence-ref text:reference-format="category-and-value" text:ref-name="refText6">Text 7</text:sequence-ref></text:span><text:span text:style-name="T287">. Nothing much is done here, only to check that the numberOfTargets value is clamped between 1 and 3, and store a reference to the RigidBody component of the RollerAgent game object.</text:span></text:p>
      <text:p text:style-name="P130"><draw:frame draw:style-name="fr2" draw:name="Frame16" text:anchor-type="paragraph" svg:x="2.9799in" svg:y="1.0571in" svg:width="3.9484in" draw:z-index="30"><draw:text-box fo:min-height="1.1091in"><text:p text:style-name="Text"><draw:frame text:anchor-type="paragraph" draw:z-index="31" draw:name="Shape12" draw:style-name="gr11" draw:text-style-name="P325" svg:width="3.3169in" svg:height="0.8803in" svg:x="0in" svg:y="0in"><draw:text-box><text:p text:style-name="P319"><text:span text:style-name="T391">target1RigidBody.velocity = Vector3.zero;</text:span></text:p><text:p text:style-name="P319"><text:span text:style-name="T391">target1RigidBody.angularVelocity = Vector3.zero;</text:span></text:p><text:p text:style-name="P319"><text:span text:style-name="T391">target2RigidBody.velocity = Vector3.zero;</text:span></text:p><text:p text:style-name="P319"><text:span text:style-name="T391">target2RigidBody.angularVelocity = Vector3.zero;</text:span></text:p><text:p text:style-name="P319"><text:span text:style-name="T391">target3RigidBody.velocity = Vector3.zero;</text:span></text:p><text:p text:style-name="P319"><text:span text:style-name="T391">target3RigidBody.angularVelocity = Vector3.zero;</text:span></text:p></draw:text-box></draw:frame>Text <text:sequence text:ref-name="refText8" text:name="Text" text:formula="ooow:Text+1" style:num-format="1">9</text:sequence>: Reset target spheres velocity and angular velocity</text:p></draw:text-box></draw:frame><text:tab/><text:span text:style-name="T290">Every time an agent is initialized, or when it has been reset, it’s AgentReset method is called. Usually in this method there is implemented some logic for moving everything in the training environment back to relevant positions.</text:span></text:p>
      <text:p text:style-name="P130"><draw:frame draw:style-name="fr2" draw:name="Frame17" text:anchor-type="paragraph" svg:x="4.1228in" svg:y="1.1382in" svg:width="2.8043in" draw:z-index="32"><draw:text-box fo:min-height="0.4626in"><text:p text:style-name="Text"><draw:frame text:anchor-type="paragraph" draw:z-index="33" draw:name="Shape13" draw:style-name="gr12" draw:text-style-name="P323" svg:width="2.8039in" svg:height="0.4622in" svg:x="0in" svg:y="0in"><draw:text-box><text:p text:style-name="P319"><text:span text:style-name="T391">target1.SetActive(numberOfTargets &gt;= </text:span><text:span text:style-name="T392">1</text:span><text:span text:style-name="T391">);</text:span></text:p><text:p text:style-name="P319"><text:span text:style-name="T391">target2.SetActive(numberOfTargets &gt;= </text:span><text:span text:style-name="T392">2</text:span><text:span text:style-name="T391">);</text:span></text:p><text:p text:style-name="P319"><text:span text:style-name="T391">target3.SetActive(numberOfTargets &gt;= </text:span><text:span text:style-name="T392">3</text:span><text:span text:style-name="T391">);</text:span></text:p></draw:text-box></draw:frame>Text <text:sequence text:ref-name="refText9" text:name="Text" text:formula="ooow:Text+1" style:num-format="1">10</text:sequence>: Selective activation of the target spheres</text:p></draw:text-box></draw:frame><draw:frame draw:style-name="fr2" draw:name="Frame18" text:anchor-type="paragraph" svg:x="3.9563in" svg:y="2.0457in" svg:width="2.9772in" draw:z-index="34"><draw:text-box fo:min-height="0.3409in"><text:p text:style-name="Text"><draw:frame text:anchor-type="paragraph" draw:z-index="35" draw:name="Shape14" draw:style-name="gr13" draw:text-style-name="P326" svg:width="2.9768in" svg:height="0.3406in" svg:x="0in" svg:y="0in"><draw:text-box><text:p text:style-name="P319"><text:span text:style-name="T390">float</text:span><text:span text:style-name="T391"> spawnHeight = arenaPosition.y + </text:span><text:span text:style-name="T392">0.5f</text:span><text:span text:style-name="T391">;</text:span></text:p><text:p text:style-name="P319"><text:span text:style-name="T390">float</text:span><text:span text:style-name="T391"> arenaRadius = </text:span><text:span text:style-name="T392">4.5f</text:span><text:span text:style-name="T391">;</text:span></text:p></draw:text-box></draw:frame>Text <text:sequence text:ref-name="refText10" text:name="Text" text:formula="ooow:Text+1" style:num-format="1">11</text:sequence>: Auxiliary variables in ResetAllTargets</text:p></draw:text-box></draw:frame><text:tab/><text:span text:style-name="T290">In </text:span><text:span text:style-name="T290"><text:sequence-ref text:reference-format="category-and-value" text:ref-name="refText7">Text 8</text:sequence-ref></text:span><text:span text:style-name="T290"><text:s/>there can be seen the implementation of the AgentReset method. In here the RigidBody component of every target sphere is being obtained if it wasn’t obtained until now, the agent sphere is placed back in the center of the stage if it fell of stage for some reason. The currentMission value is set back to 1 so that the agent will know to start chasing for the first target sphere. At the end of this method, the ResetAllTargets method is called.</text:span></text:p>
      <text:p text:style-name="P130"><text:tab/><text:span text:style-name="T290">In the ResetAllTargets method, there are many things done, the first being canceling all of the velocity and angular velocity of all the target spheres as in </text:span><text:span text:style-name="T290"><text:sequence-ref text:reference-format="category-and-value" text:ref-name="refText8">Text 9</text:sequence-ref></text:span><text:span text:style-name="T290">.</text:span></text:p>
      <text:p text:style-name="P129"><text:tab/><text:span text:style-name="T291">In </text:span><text:span text:style-name="T291"><text:sequence-ref text:reference-format="category-and-value" text:ref-name="refText9">Text 10</text:sequence-ref></text:span><text:span text:style-name="T291"><text:s/>the target spheres are selectively activated depending on the value of numberOfTarges.</text:span></text:p>
      <text:p text:style-name="P129"><draw:frame draw:style-name="fr2" draw:name="Frame19" text:anchor-type="paragraph" svg:x="3.1909in" svg:y="0.0201in" svg:width="3.7209in" draw:z-index="36"><draw:text-box fo:min-height="5.1744in"><text:p text:style-name="Text"><draw:frame text:anchor-type="paragraph" draw:z-index="37" draw:name="Shape15" draw:style-name="gr14" draw:text-style-name="P327" svg:width="3.6043in" svg:height="4.9831in" svg:x="0.0327in" svg:y="0in"><draw:text-box><text:p text:style-name="P319"><text:span text:style-name="T390">do</text:span><text:span text:style-name="T391">{</text:span></text:p><text:p text:style-name="P319"><text:span text:style-name="T390"><text:s text:c="2"/></text:span><text:span text:style-name="T391">r = Random.insideUnitCircle*arenaRadius;</text:span></text:p><text:p text:style-name="P319"><text:span text:style-name="T391"><text:s text:c="2"/></text:span><text:span text:style-name="T391">targetPosition = </text:span><text:span text:style-name="T390">new</text:span><text:span text:style-name="T391"> </text:span><text:span text:style-name="T390">Vector3</text:span><text:span text:style-name="T391">(</text:span><text:span text:style-name="T393">r.x,spawnHeight,r.y);</text:span></text:p><text:p text:style-name="P319"><text:span text:style-name="T391"><text:s text:c="2"/></text:span><text:span text:style-name="T391">distanceToAgent = Vector3.Distance(</text:span></text:p><text:p text:style-name="P319"><text:span text:style-name="T391"><text:s text:c="4"/></text:span><text:span text:style-name="T391">transform.position, targetPosition);</text:span></text:p><text:p text:style-name="P319"><text:span text:style-name="T391">} </text:span><text:span text:style-name="T390">while</text:span><text:span text:style-name="T391"> (distanceToAgent &lt; </text:span><text:span text:style-name="T392">1.1f</text:span><text:span text:style-name="T391">);</text:span></text:p><text:p text:style-name="P319"><text:span text:style-name="T391">target1.transform.position = targetPosition;</text:span></text:p><text:p text:style-name="P319"><text:span text:style-name="T393"/></text:p><text:p text:style-name="P319"><text:span text:style-name="T390">if</text:span><text:span text:style-name="T391"> (numberOfTargets &lt; </text:span><text:span text:style-name="T392">2</text:span><text:span text:style-name="T391">) </text:span><text:span text:style-name="T390">return</text:span><text:span text:style-name="T391">;</text:span></text:p><text:p text:style-name="P319"><text:span text:style-name="T390">do</text:span><text:span text:style-name="T391">{</text:span></text:p><text:p text:style-name="P319"><text:span text:style-name="T390"><text:s text:c="2"/></text:span><text:span text:style-name="T391">r = Random.insideUnitCircle*arenaRadius;</text:span></text:p><text:p text:style-name="P319"><text:span text:style-name="T391"><text:s text:c="2"/></text:span><text:span text:style-name="T391">targetPosition = </text:span><text:span text:style-name="T390">new</text:span><text:span text:style-name="T391"> </text:span><text:span text:style-name="T390">Vector3</text:span><text:span text:style-name="T391">(</text:span><text:span text:style-name="T393">r.x,spawnHeight,r.y);</text:span></text:p><text:p text:style-name="P319"><text:span text:style-name="T391"><text:s text:c="2"/></text:span><text:span text:style-name="T391">distanceToAgent = Vector3.Distance(</text:span></text:p><text:p text:style-name="P319"><text:span text:style-name="T391"><text:s text:c="4"/></text:span><text:span text:style-name="T391">transform.position, targetPosition);</text:span></text:p><text:p text:style-name="P319"><text:span text:style-name="T391"><text:s text:c="2"/></text:span><text:span text:style-name="T391">distanceToTarget1 = Vector3.Distance(</text:span></text:p><text:p text:style-name="P319"><text:span text:style-name="T391"><text:s text:c="4"/></text:span><text:span text:style-name="T391">target1.transform.position, targetPosition);</text:span></text:p><text:p text:style-name="P319"><text:span text:style-name="T391">} </text:span><text:span text:style-name="T390">while</text:span><text:span text:style-name="T391"> (distanceToAgent &lt; </text:span><text:span text:style-name="T392">1.1f</text:span><text:span text:style-name="T391"> </text:span></text:p><text:p text:style-name="P319"><text:span text:style-name="T391"><text:s text:c="9"/></text:span><text:span text:style-name="T391">|| distanceToTarget1 &lt; </text:span><text:span text:style-name="T392">1.1f</text:span><text:span text:style-name="T391">);</text:span></text:p><text:p text:style-name="P319"><text:span text:style-name="T391">target2.transform.position = targetPosition;</text:span></text:p><text:p text:style-name="P319"><text:span text:style-name="T393"/></text:p><text:p text:style-name="P319"><text:span text:style-name="T390">if</text:span><text:span text:style-name="T391"> (numberOfTargets &lt; </text:span><text:span text:style-name="T392">3</text:span><text:span text:style-name="T391">) </text:span><text:span text:style-name="T390">return</text:span><text:span text:style-name="T391">;</text:span></text:p><text:p text:style-name="P319"><text:span text:style-name="T390">do</text:span><text:span text:style-name="T391">{</text:span></text:p><text:p text:style-name="P319"><text:span text:style-name="T390"><text:s text:c="2"/></text:span><text:span text:style-name="T391">r = Random.insideUnitCircle*arenaRadius;</text:span></text:p><text:p text:style-name="P319"><text:span text:style-name="T391"><text:s text:c="2"/></text:span><text:span text:style-name="T391">targetPosition = </text:span><text:span text:style-name="T390">new</text:span><text:span text:style-name="T391"> </text:span><text:span text:style-name="T390">Vector3</text:span><text:span text:style-name="T391">(</text:span><text:span text:style-name="T393">r.x,spawnHeight,r.y);</text:span></text:p><text:p text:style-name="P319"><text:span text:style-name="T391"><text:s text:c="2"/></text:span><text:span text:style-name="T391">distanceToAgent = Vector3.Distance(</text:span></text:p><text:p text:style-name="P319"><text:span text:style-name="T391"><text:s text:c="4"/></text:span><text:span text:style-name="T391">transform.position, targetPosition);</text:span></text:p><text:p text:style-name="P319"><text:span text:style-name="T391"><text:s text:c="2"/></text:span><text:span text:style-name="T391">distanceToTarget1 = Vector3.Distance(</text:span></text:p><text:p text:style-name="P319"><text:span text:style-name="T391"><text:s text:c="4"/></text:span><text:span text:style-name="T391">target1.transform.position, targetPosition);</text:span></text:p><text:p text:style-name="P319"><text:span text:style-name="T391"><text:s text:c="2"/></text:span><text:span text:style-name="T391">distanceToTarget2 = Vector3.Distance(</text:span></text:p><text:p text:style-name="P319"><text:span text:style-name="T391"><text:s text:c="4"/></text:span><text:span text:style-name="T391">target2.transform.position, targetPosition);</text:span></text:p><text:p text:style-name="P319"><text:span text:style-name="T391">} </text:span><text:span text:style-name="T390">while</text:span><text:span text:style-name="T391"> (distanceToAgent &lt; </text:span><text:span text:style-name="T392">1.1f</text:span><text:span text:style-name="T391"> </text:span></text:p><text:p text:style-name="P319"><text:span text:style-name="T391"><text:s text:c="9"/></text:span><text:span text:style-name="T391">|| distanceToTarget1 &lt; </text:span><text:span text:style-name="T392">1.1f</text:span><text:span text:style-name="T391"> </text:span></text:p><text:p text:style-name="P319"><text:span text:style-name="T391"><text:s text:c="9"/></text:span><text:span text:style-name="T391">|| distanceToTarget2 &lt; </text:span><text:span text:style-name="T392">1.1f</text:span><text:span text:style-name="T391">);</text:span></text:p><text:p text:style-name="P319"><text:span text:style-name="T391">target3.transform.position = targetPosition;</text:span></text:p></draw:text-box></draw:frame>Text <text:sequence text:ref-name="refText11" text:name="Text" text:formula="ooow:Text+1" style:num-format="1">12</text:sequence>: Finding position<text:span text:style-name="T294">s</text:span> for target sphere<text:span text:style-name="T294">s</text:span></text:p></draw:text-box></draw:frame><text:soft-page-break/><text:tab/><text:span text:style-name="T292">In </text:span><text:span text:style-name="T292"><text:sequence-ref text:reference-format="category-and-value" text:ref-name="refText10">Text 11</text:sequence-ref></text:span><text:span text:style-name="T292"><text:s/>there can be seen two auxiliary variables that simplify the code for the next lines of code. The arenaRadius value of 4.5 was hard-coded for convenience, but has to be changed if the actual size of the arena is changed.</text:span></text:p>
      <text:p text:style-name="P129"><text:tab/><text:span text:style-name="T293">The position of each of the target spheres is selected randomly until they have a distance of at least 1.1 between each one of them and the agent itself. (show in </text:span><text:span text:style-name="T293"><text:sequence-ref text:reference-format="category-and-value" text:ref-name="refText11">Text 12</text:sequence-ref></text:span><text:span text:style-name="T293">)</text:span></text:p>
      <text:p text:style-name="P129"><text:tab/><text:span text:style-name="T293">This way no training scenario will be ever start with target spheres already overlapping with others or with the agent.</text:span></text:p>
      <text:p text:style-name="P131"><text:tab/><text:span text:style-name="T295">After each target has been successfully placed in the environment, a check is done on the numberOfTargets variable to see if the code logic has to find a position for the next targets too.</text:span></text:p>
      <text:p text:style-name="P133"><text:tab/>Because some training environments only use two spheres, it is not worth finding a valid position for the third sphere.</text:p>
      <text:p text:style-name="P133"><text:tab/>Also something to observe that the more spheres are placed in the environment, the more distance checks have to be made to ensure that they do not collide, which might make the loops last a bit longer. But they should not really be of any problem considering the radius of the arena is 5 and the radius of the agent and target spheres is 0.5, which leaves for them more than enough room to find a valid spot.</text:p>
      <text:h text:style-name="P205" text:outline-level="3"><draw:frame draw:style-name="fr2" draw:name="Frame11" text:anchor-type="paragraph" svg:x="3.7839in" svg:y="0.1835in" svg:width="3.1862in" draw:z-index="20"><draw:text-box fo:min-height="2.8307in"><text:p text:style-name="Text"><draw:frame text:anchor-type="paragraph" draw:z-index="21" draw:name="Shape7" draw:style-name="gr6" draw:text-style-name="P320" svg:width="3.1024in" svg:height="2.6386in" svg:x="0.0417in" svg:y="0in"><draw:text-box><text:p text:style-name="P319"><text:span text:style-name="T390">private</text:span><text:span text:style-name="T391"> </text:span><text:span text:style-name="T390">void</text:span><text:span text:style-name="T391"> Goal1Achieved() </text:span><text:span text:style-name="T393">{</text:span></text:p><text:p text:style-name="P319"><text:span text:style-name="T390"><text:s text:c="2"/></text:span><text:span text:style-name="T390">if</text:span><text:span text:style-name="T391"> (currentMission == </text:span><text:span text:style-name="T392">1</text:span><text:span text:style-name="T391">) </text:span><text:span text:style-name="T393">{</text:span></text:p><text:p text:style-name="P319"><text:span text:style-name="T391"><text:s text:c="4"/></text:span><text:span text:style-name="T391">target1.SetActive(</text:span><text:span text:style-name="T390">false</text:span><text:span text:style-name="T391">);</text:span></text:p><text:p text:style-name="P319"><text:span text:style-name="T390"><text:s text:c="4"/></text:span><text:span text:style-name="T390">if</text:span><text:span text:style-name="T391"> (giveGradualRewardForEachSphere) </text:span><text:span text:style-name="T393">{</text:span></text:p><text:p text:style-name="P319"><text:span text:style-name="T391"><text:s text:c="6"/></text:span><text:span text:style-name="T391">AddReward(</text:span><text:span text:style-name="T392">1f</text:span><text:span text:style-name="T391"> / numberOfTargets);</text:span></text:p><text:p text:style-name="P319"><text:span text:style-name="T391"><text:s text:c="4"/></text:span><text:span text:style-name="T391">}</text:span></text:p><text:p text:style-name="P319"><text:span text:style-name="T390"><text:s text:c="4"/></text:span><text:span text:style-name="T390">if</text:span><text:span text:style-name="T391">(currentMission == numberOfTargets) </text:span><text:span text:style-name="T393">{</text:span></text:p><text:p text:style-name="P319"><text:span text:style-name="T390"><text:s text:c="6"/></text:span><text:span text:style-name="T390">if</text:span><text:span text:style-name="T391"> (!giveGradualRewardForEachSphere)</text:span><text:span text:style-name="T393"> {</text:span></text:p><text:p text:style-name="P319"><text:span text:style-name="T391"><text:tab/></text:span><text:span text:style-name="T391"> <text:s/></text:span><text:span text:style-name="T391">AddReward(</text:span><text:span text:style-name="T392">1</text:span><text:span text:style-name="T391">);</text:span></text:p><text:p text:style-name="P319"><text:span text:style-name="T391"><text:s text:c="6"/></text:span><text:span text:style-name="T391">}</text:span></text:p><text:p text:style-name="P319"><text:span text:style-name="T391"><text:s text:c="6"/></text:span><text:span text:style-name="T391">Done();</text:span></text:p><text:p text:style-name="P319"><text:span text:style-name="T391"><text:s text:c="4"/></text:span><text:span text:style-name="T391">}</text:span></text:p><text:p text:style-name="P319"><text:span text:style-name="T391"><text:s text:c="4"/></text:span><text:span text:style-name="T391">currentMission++;</text:span></text:p><text:p text:style-name="P319"><text:span text:style-name="T391"><text:s text:c="2"/></text:span><text:span text:style-name="T391">}</text:span></text:p><text:p text:style-name="P319"><text:span text:style-name="T390"><text:s text:c="2"/></text:span><text:span text:style-name="T390">else {</text:span></text:p><text:p text:style-name="P319"><text:span text:style-name="T391"><text:s text:c="4"/></text:span><text:span text:style-name="T391">Done();</text:span></text:p><text:p text:style-name="P319"><text:span text:style-name="T391"><text:s text:c="2"/></text:span><text:span text:style-name="T391">}</text:span></text:p><text:p text:style-name="P319"><text:span text:style-name="T391">}</text:span></text:p></draw:text-box></draw:frame>Text <text:sequence text:ref-name="refText12" text:name="Text" text:formula="ooow:Text+1" style:num-format="1">13</text:sequence>: Goal1Achieved method</text:p></draw:text-box></draw:frame><text:bookmark-start text:name="__RefHeading___Toc10932_2122279865"/>Interacting with the environment<text:bookmark-end text:name="__RefHeading___Toc10932_2122279865"/></text:h>
      <text:p text:style-name="P89"><text:tab/><text:span text:style-name="T288">The Goal1Achieved method, shown in </text:span><text:span text:style-name="T288"><text:sequence-ref text:reference-format="category-and-value" text:ref-name="refText12">Text 13</text:sequence-ref></text:span><text:span text:style-name="T288">, is called whenever the RollerAgent managed to push out the first target sphere. The method then deactivates the respective sphere, adds the reward if necessary and marks the agent as done if that was also the last sphere to be pushed (can only happen if the numberOfTargets is set to 1). If the respective sphere was pushed out when it wasn’t its turn, the agent is marked as done without it receive the reward. </text:span></text:p>
      <text:p text:style-name="P140"><text:tab/><text:span text:style-name="T288">Similar methods can be seen for the other two targets spheres as well, in </text:span><text:span text:style-name="T288"><text:sequence-ref text:reference-format="category-and-value" text:ref-name="refText13">Text 14</text:sequence-ref></text:span><text:span text:style-name="T288"><text:s/>and in </text:span><text:span text:style-name="T288"><text:sequence-ref text:reference-format="category-and-value" text:ref-name="refText14">Text 15</text:sequence-ref></text:span><text:span text:style-name="T288">.</text:span></text:p>
      <text:p text:style-name="P140"><draw:frame draw:style-name="fr2" draw:name="Frame12" text:anchor-type="paragraph" svg:x="0.2339in" svg:y="-0.0583in" svg:width="3.0102in" draw:z-index="22"><draw:text-box fo:min-height="2.9126in"><text:p text:style-name="Text"><draw:frame text:anchor-type="paragraph" draw:z-index="23" draw:name="Shape8" draw:style-name="gr7" draw:text-style-name="P322" svg:width="2.9823in" svg:height="2.6386in" svg:x="0in" svg:y="0.0402in"><draw:text-box><text:p text:style-name="P321"><text:span text:style-name="T394">private</text:span><text:span text:style-name="T395"> </text:span><text:span text:style-name="T394">void</text:span><text:span text:style-name="T395"> Goal2Achieved() </text:span><text:span text:style-name="T396">{</text:span><text:span text:style-name="T396"><text:line-break/></text:span><text:span text:style-name="T394"> <text:s/>if</text:span><text:span text:style-name="T395"> (currentMission == </text:span><text:span text:style-name="T397">2</text:span><text:span text:style-name="T395">) </text:span><text:span text:style-name="T396">{</text:span><text:span text:style-name="T396"><text:line-break/></text:span><text:span text:style-name="T395"> <text:s text:c="3"/>target2.SetActive(</text:span><text:span text:style-name="T394">false</text:span><text:span text:style-name="T395">);</text:span><text:span text:style-name="T395"><text:line-break/></text:span><text:span text:style-name="T394"> <text:s text:c="3"/>if</text:span><text:span text:style-name="T395"> (giveGradualRewardForEachSphere) </text:span><text:span text:style-name="T396">{</text:span><text:span text:style-name="T396"><text:line-break/></text:span><text:span text:style-name="T395"> <text:s text:c="5"/>AddReward(</text:span><text:span text:style-name="T397">1f</text:span><text:span text:style-name="T395"> / numberOfTargets);</text:span><text:span text:style-name="T395"><text:line-break/></text:span><text:span text:style-name="T395"> <text:s text:c="3"/>}</text:span><text:span text:style-name="T395"><text:line-break/></text:span><text:span text:style-name="T394"> <text:s text:c="3"/>if</text:span><text:span text:style-name="T395"> (currentMission == numberOfTargets)</text:span><text:span text:style-name="T396">{</text:span><text:span text:style-name="T396"><text:line-break/></text:span><text:span text:style-name="T394"> <text:s text:c="5"/>if</text:span><text:span text:style-name="T395"> (!giveGradualRewardForEachSphere)</text:span><text:span text:style-name="T396">{</text:span><text:span text:style-name="T396"><text:line-break/></text:span><text:span text:style-name="T395"> <text:s text:c="7"/>AddReward(</text:span><text:span text:style-name="T397">1</text:span><text:span text:style-name="T395">);</text:span><text:span text:style-name="T395"><text:line-break/></text:span><text:span text:style-name="T395"> <text:s text:c="5"/>}</text:span><text:span text:style-name="T395"><text:line-break/></text:span><text:span text:style-name="T395"> <text:s text:c="5"/>Done();</text:span><text:span text:style-name="T395"><text:line-break/></text:span><text:span text:style-name="T395"> <text:s text:c="3"/>}</text:span><text:span text:style-name="T395"><text:line-break/></text:span><text:span text:style-name="T395"> <text:s text:c="3"/>currentMission++;</text:span><text:span text:style-name="T395"><text:line-break/></text:span><text:span text:style-name="T395"> <text:s/>}</text:span><text:span text:style-name="T395"><text:line-break/></text:span><text:span text:style-name="T394"> <text:s/>else</text:span><text:span text:style-name="T395"> {</text:span><text:span text:style-name="T395"><text:line-break/></text:span><text:span text:style-name="T395"> <text:s text:c="3"/>Done();</text:span><text:span text:style-name="T395"><text:line-break/></text:span><text:span text:style-name="T395"> <text:s/>}</text:span><text:span text:style-name="T395"><text:line-break/></text:span><text:span text:style-name="T395">}</text:span></text:p></draw:text-box></draw:frame>Text <text:sequence text:ref-name="refText13" text:name="Text" text:formula="ooow:Text+1" style:num-format="1">14</text:sequence>: Goal2Achieved <text:span text:style-name="T288">method</text:span></text:p></draw:text-box></draw:frame><draw:frame draw:style-name="fr5" draw:name="Frame13" text:anchor-type="paragraph" svg:x="3.4972in" svg:y="-0.0402in" svg:width="3.1374in" draw:z-index="24"><draw:text-box fo:min-height="2.8835in"><text:p text:style-name="Text"><draw:frame text:anchor-type="paragraph" draw:z-index="25" draw:name="Shape9" draw:style-name="gr8" draw:text-style-name="P323" svg:width="3.0831in" svg:height="2.6689in" svg:x="0.0272in" svg:y="0in"><draw:text-box><text:p text:style-name="P319"><text:span text:style-name="T390">private</text:span><text:span text:style-name="T391"> </text:span><text:span text:style-name="T390">void</text:span><text:span text:style-name="T391"> Goal3Achieved() {</text:span></text:p><text:p text:style-name="P319"><text:span text:style-name="T390"><text:s text:c="2"/></text:span><text:span text:style-name="T390">if</text:span><text:span text:style-name="T391"> (currentMission == </text:span><text:span text:style-name="T392">3</text:span><text:span text:style-name="T391">) {</text:span></text:p><text:p text:style-name="P319"><text:span text:style-name="T391"><text:s text:c="4"/></text:span><text:span text:style-name="T391">target3.SetActive(</text:span><text:span text:style-name="T390">false</text:span><text:span text:style-name="T391">);</text:span></text:p><text:p text:style-name="P319"><text:span text:style-name="T390"><text:s text:c="4"/></text:span><text:span text:style-name="T390">if</text:span><text:span text:style-name="T391"> (giveGradualRewardForEachSphere) </text:span><text:span text:style-name="T393">{</text:span></text:p><text:p text:style-name="P319"><text:span text:style-name="T391"><text:s text:c="6"/></text:span><text:span text:style-name="T391">AddReward(</text:span><text:span text:style-name="T392">1f</text:span><text:span text:style-name="T391"> / numberOfTargets);</text:span></text:p><text:p text:style-name="P319"><text:span text:style-name="T391"><text:s text:c="4"/></text:span><text:span text:style-name="T391">}</text:span></text:p><text:p text:style-name="P319"><text:span text:style-name="T390"><text:s text:c="4"/></text:span><text:span text:style-name="T390">if</text:span><text:span text:style-name="T391"> (currentMission == numberOfTargets)</text:span><text:span text:style-name="T393">{</text:span></text:p><text:p text:style-name="P319"><text:span text:style-name="T390"><text:s text:c="6"/></text:span><text:span text:style-name="T390">if</text:span><text:span text:style-name="T391"> (!giveGradualRewardForEachSphere)</text:span><text:span text:style-name="T393">{</text:span></text:p><text:p text:style-name="P319"><text:span text:style-name="T391"><text:s text:c="8"/></text:span><text:span text:style-name="T391">AddReward(</text:span><text:span text:style-name="T392">1</text:span><text:span text:style-name="T391">);</text:span></text:p><text:p text:style-name="P319"><text:span text:style-name="T391"><text:s text:c="6"/></text:span><text:span text:style-name="T391">}</text:span></text:p><text:p text:style-name="P319"><text:span text:style-name="T391"><text:s text:c="6"/></text:span><text:span text:style-name="T391">Done();</text:span></text:p><text:p text:style-name="P319"><text:span text:style-name="T391"><text:s text:c="4"/></text:span><text:span text:style-name="T391">}</text:span></text:p><text:p text:style-name="P319"><text:span text:style-name="T391"><text:s text:c="4"/></text:span><text:span text:style-name="T391">currentMission++;</text:span></text:p><text:p text:style-name="P319"><text:span text:style-name="T391"><text:s text:c="2"/></text:span><text:span text:style-name="T391">}</text:span></text:p><text:p text:style-name="P319"><text:span text:style-name="T390"><text:s text:c="2"/></text:span><text:span text:style-name="T390">else</text:span><text:span text:style-name="T391"> {</text:span></text:p><text:p text:style-name="P319"><text:span text:style-name="T391"><text:s text:c="4"/></text:span><text:span text:style-name="T391">Done();</text:span></text:p><text:p text:style-name="P319"><text:span text:style-name="T391"><text:s text:c="2"/></text:span><text:span text:style-name="T391">}</text:span></text:p><text:p text:style-name="P319"><text:span text:style-name="T391">}</text:span></text:p></draw:text-box></draw:frame>Text <text:sequence text:ref-name="refText14" text:name="Text" text:formula="ooow:Text+1" style:num-format="1">15</text:sequence>: Goal3Achieved method</text:p></draw:text-box></draw:frame><text:soft-page-break/><text:tab/><text:span text:style-name="T289">Each of the 3 methods also take care of incrementing the currentMission variable each time the correct sphere is pushed off, thus better encapsulating the functionality.</text:span></text:p>
      <text:p text:style-name="P140"><draw:frame draw:style-name="fr5" draw:name="Frame14" text:anchor-type="paragraph" svg:x="0.0437in" svg:y="-0.0409in" svg:width="6.8591in" draw:z-index="26"><draw:text-box fo:min-height="2.5437in"><text:p text:style-name="Text"><draw:frame text:anchor-type="paragraph" draw:z-index="27" draw:name="Shape10" draw:style-name="gr9" draw:text-style-name="P324" svg:width="6.8587in" svg:height="2.4921in" svg:x="0in" svg:y="0in"><draw:text-box><text:p text:style-name="P319"><text:span text:style-name="T390">public</text:span><text:span text:style-name="T391"> </text:span><text:span text:style-name="T390">override</text:span><text:span text:style-name="T391"> </text:span><text:span text:style-name="T390">void</text:span><text:span text:style-name="T391"> AgentAction(</text:span><text:span text:style-name="T390">float</text:span><text:span text:style-name="T391">[] vectorAction, </text:span><text:span text:style-name="T390">string</text:span><text:span text:style-name="T391"> textAction) {</text:span></text:p><text:p text:style-name="P319"><text:span text:style-name="T390"><text:s text:c="2"/></text:span><text:span text:style-name="T390">Vector3</text:span><text:span text:style-name="T391"> controlSignal = </text:span><text:span text:style-name="T390">new</text:span><text:span text:style-name="T391"> </text:span><text:span text:style-name="T390">Vector3</text:span><text:span text:style-name="T391">(vectorAction[</text:span><text:span text:style-name="T392">0</text:span><text:span text:style-name="T391">], </text:span><text:span text:style-name="T392">0</text:span><text:span text:style-name="T391">, vectorAction[</text:span><text:span text:style-name="T392">1</text:span><text:span text:style-name="T391">]);</text:span></text:p><text:p text:style-name="P319"><text:span text:style-name="T391"><text:s text:c="2"/></text:span><text:span text:style-name="T391">rBody.AddForce(controlSignal * speed);</text:span></text:p><text:p text:style-name="P319"><text:span text:style-name="T391"/></text:p><text:p text:style-name="P319"><text:span text:style-name="T390"><text:s text:c="2"/></text:span><text:span text:style-name="T390">if</text:span><text:span text:style-name="T391"> (target1.activeSelf &amp;&amp; numberOfTargets&gt;=</text:span><text:span text:style-name="T392">1</text:span><text:span text:style-name="T391"> &amp;&amp; target1.transform.position.y+</text:span><text:span text:style-name="T392">1</text:span><text:span text:style-name="T391">&lt;arenaPosition.y){</text:span></text:p><text:p text:style-name="P319"><text:span text:style-name="T391"><text:s text:c="4"/></text:span><text:span text:style-name="T391">Goal1Achieved();</text:span><text:span text:style-name="T390">return</text:span><text:span text:style-name="T391">;</text:span></text:p><text:p text:style-name="P319"><text:span text:style-name="T391"><text:s text:c="2"/></text:span><text:span text:style-name="T391">}</text:span></text:p><text:p text:style-name="P319"><text:span text:style-name="T390"><text:s text:c="2"/></text:span><text:span text:style-name="T390">if</text:span><text:span text:style-name="T391"> (target2.activeSelf &amp;&amp; numberOfTargets&gt;=</text:span><text:span text:style-name="T392">2 </text:span><text:span text:style-name="T391">&amp;&amp; target2.transform.position.y+</text:span><text:span text:style-name="T392">1</text:span><text:span text:style-name="T391">&lt;arenaPosition.y){</text:span></text:p><text:p text:style-name="P319"><text:span text:style-name="T391"><text:s text:c="4"/></text:span><text:span text:style-name="T391">Goal2Achieved();</text:span><text:span text:style-name="T390">return</text:span><text:span text:style-name="T391">;</text:span></text:p><text:p text:style-name="P319"><text:span text:style-name="T391"><text:s text:c="2"/></text:span><text:span text:style-name="T391">}</text:span></text:p><text:p text:style-name="P319"><text:span text:style-name="T390"><text:s text:c="2"/></text:span><text:span text:style-name="T390">if</text:span><text:span text:style-name="T391"> (target3.activeSelf &amp;&amp; numberOfTargets&gt;=</text:span><text:span text:style-name="T392">3</text:span><text:span text:style-name="T391"> &amp;&amp; target3.transform.position.y+</text:span><text:span text:style-name="T392">1</text:span><text:span text:style-name="T391">&lt;arenaPosition.y){</text:span></text:p><text:p text:style-name="P319"><text:span text:style-name="T391"><text:s text:c="4"/></text:span><text:span text:style-name="T391">Goal3Achieved();</text:span><text:span text:style-name="T390">return</text:span><text:span text:style-name="T391">;</text:span></text:p><text:p text:style-name="P319"><text:span text:style-name="T391"><text:s text:c="2"/></text:span><text:span text:style-name="T391">}</text:span></text:p><text:p text:style-name="P319"><text:span text:style-name="T390"><text:s text:c="2"/></text:span><text:span text:style-name="T390">if</text:span><text:span text:style-name="T391"> (transform.position.y &lt; arenaPosition.y + </text:span><text:span text:style-name="T392">0.45f</text:span><text:span text:style-name="T391">){</text:span></text:p><text:p text:style-name="P319"><text:span text:style-name="T391"><text:s text:c="4"/></text:span><text:span text:style-name="T391">Done();</text:span></text:p><text:p text:style-name="P319"><text:span text:style-name="T391"><text:s text:c="2"/></text:span><text:span text:style-name="T391">}</text:span></text:p><text:p text:style-name="P319"><text:span text:style-name="T391">}</text:span></text:p></draw:text-box></draw:frame>Text <text:sequence text:ref-name="refText15" text:name="Text" text:formula="ooow:Text+1" style:num-format="1">16</text:sequence>: RollerAgent AgentAction method</text:p></draw:text-box></draw:frame><text:tab/><text:span text:style-name="T296">The AgentAction method, shown in </text:span><text:span text:style-name="T296"><text:sequence-ref text:reference-format="category-and-value" text:ref-name="refText15">Text 16</text:sequence-ref></text:span><text:span text:style-name="T296">, is called every time TensorFlow sends the vectorAction output generated from the trained neural network to the agent running in the environment. Because in our examples all of the machine agents have been moving along the X and Z axis, only two outputs are sent.</text:span></text:p>
      <text:p text:style-name="P140"><text:tab/><text:span text:style-name="T297">The first output is interpreted as the force applied on the X axis, and the second output is for the Z axis. After finding the vector describing the direction of the agent, a force is applied on the RigidBody component of the agent, making it move.</text:span></text:p>
      <text:p text:style-name="P140"><text:tab/><text:span text:style-name="T298">Taking into consideration the fact that the AgentAction method is called periodically, it is a nice <text:s/>place to place some code logic that normally would be put in an Update method.</text:span></text:p>
      <text:p text:style-name="P140"><text:tab/><text:span text:style-name="T299">In this respective method, it is checked if the target spheres have fallen of the arena, but not just be any amount. The center of the target spheres, which is normally 0.5 units above the arena, has to fall 1 unit below the arena before it is considered gone.</text:span></text:p>
      <text:p text:style-name="P140"><draw:frame draw:style-name="fr2" draw:name="Frame20" text:anchor-type="paragraph" svg:x="3.2181in" svg:y="0.0398in" svg:width="3.6791in" draw:z-index="38"><draw:text-box fo:min-height="1.0874in"><text:p text:style-name="Text"><draw:frame text:anchor-type="paragraph" draw:z-index="39" draw:name="Shape16" draw:style-name="gr15" draw:text-style-name="P320" svg:width="3.5953in" svg:height="1.087in" svg:x="0.0417in" svg:y="0in"><draw:text-box><text:p text:style-name="P319"><text:span text:style-name="T390">void</text:span><text:span text:style-name="T391"> OnCollisionEnter(</text:span><text:span text:style-name="T390">Collision</text:span><text:span text:style-name="T391"> collision)</text:span><text:span text:style-name="T393">{</text:span></text:p><text:p text:style-name="P319"><text:span text:style-name="T390"><text:s text:c="2"/></text:span><text:span text:style-name="T390">if</text:span><text:span text:style-name="T391"> (!rewardOnTouch) </text:span><text:span text:style-name="T393">{ </text:span><text:span text:style-name="T390">return</text:span><text:span text:style-name="T391">;</text:span><text:span text:style-name="T393">}</text:span></text:p><text:p text:style-name="P319"><text:span text:style-name="T390"><text:s text:c="2"/></text:span><text:span text:style-name="T390">GameObject</text:span><text:span text:style-name="T391"> otherGameObject = collision.gameObject;</text:span></text:p><text:p text:style-name="P319"><text:span text:style-name="T390"><text:s text:c="2"/></text:span><text:span text:style-name="T390">if</text:span><text:span text:style-name="T391">(otherGameObject == target1) </text:span><text:span text:style-name="T393">{ Goal1Achieved();}</text:span></text:p><text:p text:style-name="P319"><text:span text:style-name="T390"><text:s text:c="2"/></text:span><text:span text:style-name="T390">if</text:span><text:span text:style-name="T391">(otherGameObject == target2) </text:span><text:span text:style-name="T393">{ Goal2Achieved();}</text:span></text:p><text:p text:style-name="P319"><text:span text:style-name="T390"><text:s text:c="2"/></text:span><text:span text:style-name="T390">if</text:span><text:span text:style-name="T391">(otherGameObject == target3) </text:span><text:span text:style-name="T393">{ Goal3Achieved();}</text:span></text:p><text:p text:style-name="P319"><text:span text:style-name="T391">}</text:span></text:p></draw:text-box></draw:frame>Text <text:sequence text:ref-name="refText16" text:name="Text" text:formula="ooow:Text+1" style:num-format="1">17</text:sequence>: Reward on touch alternative behavior</text:p></draw:text-box></draw:frame><text:soft-page-break/><text:tab/><text:span text:style-name="T299">This will ensure that the target spheres are clearly out of bounds. While the agent sphere is given a more restrictive condition, if it drop even 0.05 units below its usual height, it is considered gone. </text:span></text:p>
      <text:p text:style-name="P140"><text:tab/><text:span text:style-name="T299">Punishing the agent faster might help it understand that it’s most recent action has led to it falling, thus learning faster to not fall off the stage.</text:span></text:p>
      <text:p text:style-name="P130"><text:tab/><text:span text:style-name="T300">An alternative behavior is when enabling the rewardOnTouch flag. It cause the goal achieved methods to trigger instantly on touch instead of pushing them off the stage.</text:span></text:p>
      <text:p text:style-name="P132"><text:tab/><text:span text:style-name="T301">The OnCollisionEnter method is called by the game engine whenever the RigidBody or Collider component starts touching another game object that also has RigidBody or Collider component.</text:span></text:p>
      <text:p text:style-name="P134"><text:tab/>Once called, the game object that has collided with can be obtained and then checked. For each of the target spheres, a check is done, and if true, will call their respective goal methods. The goal methods will handle the rest of the logic.</text:p>
      <text:p text:style-name="P134"><text:tab/>This alternative was added for users who wanted to train machine agents who only had to collide once with the target spheres.</text:p>
      <text:h text:style-name="P206" text:outline-level="3"><text:bookmark-start text:name="__RefHeading___Toc10934_2122279865"/>Obtaining observations<text:bookmark-end text:name="__RefHeading___Toc10934_2122279865"/></text:h>
      <text:p text:style-name="P90"><draw:frame draw:style-name="fr2" draw:name="Frame21" text:anchor-type="paragraph" svg:x="3.9717in" svg:y="-0.039in" svg:width="3.0126in" draw:z-index="40"><draw:text-box fo:min-height="0.4882in"><text:p text:style-name="Text"><draw:frame text:anchor-type="paragraph" draw:z-index="41" draw:name="Shape17" draw:style-name="gr16" draw:text-style-name="P328" svg:width="3.0122in" svg:height="0.4878in" svg:x="0in" svg:y="0in"><draw:text-box><text:p><text:span text:style-name="T398">if</text:span><text:span text:style-name="T399">(agentParameters.agentCameras.Count &gt; 0)</text:span><text:span text:style-name="T400">{</text:span></text:p><text:p><text:span text:style-name="T399"><text:s text:c="2"/></text:span><text:span text:style-name="T398">return</text:span><text:span text:style-name="T399">;</text:span></text:p><text:p><text:span text:style-name="T399">}</text:span></text:p></draw:text-box></draw:frame>Text <text:sequence text:ref-name="refText17" text:name="Text" text:formula="ooow:Text+1" style:num-format="1">18</text:sequence>: Do not add observations if camera is present</text:p></draw:text-box></draw:frame><text:tab/><text:span text:style-name="T302">In order to send observations to TensorFlow which will then use them as inputs in the neural network, the developer must implement a method called CollectObservations.</text:span></text:p>
      <text:p text:style-name="P90"><draw:frame draw:style-name="fr2" draw:name="Frame22" text:anchor-type="paragraph" svg:x="3.9181in" svg:y="-0.0563in" svg:width="3.0602in" draw:z-index="42"><draw:text-box fo:min-height="1.3228in"><text:p text:style-name="Text"><draw:frame text:anchor-type="paragraph" draw:z-index="43" draw:name="Shape18" draw:style-name="gr17" draw:text-style-name="P329" svg:width="3.0598in" svg:height="1.3224in" svg:x="0in" svg:y="0in"><draw:text-box><text:p text:style-name="P319"><text:span text:style-name="T391">AddVectorObs(transform.position.x);</text:span></text:p><text:p text:style-name="P319"><text:span text:style-name="T391">AddVectorObs(transform.position.z);</text:span></text:p><text:p text:style-name="P319"><text:span text:style-name="T390">float</text:span><text:span text:style-name="T391"> distanceFromCenter = Vector3.Distance(</text:span></text:p><text:p text:style-name="P319"><text:span text:style-name="T391"><text:s text:c="2"/></text:span><text:span text:style-name="T391">transform.position,</text:span></text:p><text:p text:style-name="P319"><text:span text:style-name="T390"><text:s text:c="2"/></text:span><text:span text:style-name="T390">new</text:span><text:span text:style-name="T391"> </text:span><text:span text:style-name="T390">Vector3</text:span><text:span text:style-name="T391">(</text:span><text:span text:style-name="T392">0</text:span><text:span text:style-name="T391">, arenaPosition.y + </text:span><text:span text:style-name="T392">0.5f</text:span><text:span text:style-name="T391">, </text:span><text:span text:style-name="T392">0</text:span><text:span text:style-name="T391">)</text:span></text:p><text:p text:style-name="P319"><text:span text:style-name="T391">);</text:span></text:p><text:p text:style-name="P319"><text:span text:style-name="T391">AddVectorObs(distanceFromCenter);</text:span></text:p><text:p text:style-name="P319"><text:span text:style-name="T391">AddVectorObs(rBody.velocity.x);</text:span></text:p><text:p text:style-name="P319"><text:span text:style-name="T391">AddVectorObs(rBody.velocity.z);</text:span></text:p></draw:text-box></draw:frame>Text <text:sequence text:ref-name="refText18" text:name="Text" text:formula="ooow:Text+1" style:num-format="1">19</text:sequence>: Observations of the agent itself</text:p></draw:text-box></draw:frame><text:tab/><text:span text:style-name="T302">In the CollectObservations method, the developer must call the AddVectorObs in order to send data to the input layer of the neural network.</text:span></text:p>
      <text:p text:style-name="P129"><draw:frame draw:style-name="fr2" draw:name="Frame23" text:anchor-type="paragraph" svg:x="4.1138in" svg:y="0.7811in" svg:width="2.8516in" draw:z-index="44"><draw:text-box fo:min-height="1.6555in"><text:p text:style-name="Text"><draw:frame text:anchor-type="paragraph" draw:z-index="45" draw:name="Shape19" draw:style-name="gr18" draw:text-style-name="P320" svg:width="2.7496in" svg:height="1.4661in" svg:x="0.072in" svg:y="0in"><draw:text-box><text:p text:style-name="P319"><text:span text:style-name="T390">if</text:span><text:span text:style-name="T391"> (eachMissionIsItsOwnBoolean)</text:span><text:span text:style-name="T393">{</text:span></text:p><text:p text:style-name="P319"><text:span text:style-name="T390"><text:s text:c="2"/></text:span><text:span text:style-name="T390">for</text:span><text:span text:style-name="T391">(</text:span><text:span text:style-name="T390">int</text:span><text:span text:style-name="T391"> i = </text:span><text:span text:style-name="T392">1</text:span><text:span text:style-name="T391">; i &lt;= </text:span><text:span text:style-name="T392">3</text:span><text:span text:style-name="T391">; i++)</text:span><text:span text:style-name="T393">{</text:span></text:p><text:p text:style-name="P319"><text:span text:style-name="T391"><text:s text:c="4"/></text:span><text:span text:style-name="T391">AddVectorObs(currentMission == i);</text:span></text:p><text:p text:style-name="P319"><text:span text:style-name="T391"><text:s text:c="2"/></text:span><text:span text:style-name="T391">}</text:span></text:p><text:p text:style-name="P319"><text:span text:style-name="T391">}</text:span></text:p><text:p text:style-name="P319"><text:span text:style-name="T390">else</text:span><text:span text:style-name="T391"> {</text:span></text:p><text:p text:style-name="P319"><text:span text:style-name="T391"><text:s text:c="2"/></text:span><text:span text:style-name="T391">AddVectorObs(currentMission);</text:span></text:p><text:p text:style-name="P319"><text:span text:style-name="T391">}</text:span></text:p></draw:text-box></draw:frame>Text <text:sequence text:ref-name="refText19" text:name="Text" text:formula="ooow:Text+1" style:num-format="1">20</text:sequence>: Mission observations</text:p></draw:text-box></draw:frame><text:tab/><text:span text:style-name="T303">In one training environment, a camera is the only input that is used. In order to keep it fair, no other observations are sent, the neural network must figure everything out only from the camera. (code shown in </text:span><text:span text:style-name="T303"><text:sequence-ref text:reference-format="category-and-value" text:ref-name="refText17">Text 18</text:sequence-ref></text:span><text:span text:style-name="T303">).</text:span></text:p>
      <text:p text:style-name="P129"><text:tab/><text:span text:style-name="T304">In the code shown at </text:span><text:span text:style-name="T304"><text:sequence-ref text:reference-format="category-and-value" text:ref-name="refText18">Text 19</text:sequence-ref></text:span><text:span text:style-name="T304">, there can be seen how the observations of the machine agent itself are sent. The coordinate and velocity on the Y axis is ignored as the agents or the target spheres are not meant to jump.</text:span></text:p>
      <text:p text:style-name="P129"><text:tab/><text:span text:style-name="T305">A distance value from the center of the arena helps the agent find out how far it is from center, and in how much danger is from falling out.</text:span></text:p>
      <text:p text:style-name="P129"><text:soft-page-break/><text:tab/><text:span text:style-name="T306">The next observations that have to be taken into consideration is how the agent is signaled what its current mission is. In </text:span><text:span text:style-name="T306"><text:sequence-ref text:reference-format="category-and-value" text:ref-name="refText19">Text 20</text:sequence-ref></text:span><text:span text:style-name="T306"><text:s/>can be seen that there are two ways to do that. The first one is to send three boolean values, each one of them being either true or false, which is converted to 1 or 0 by the AddVectorObs method. The boolean values will be true if the current mission is equal to index of the boolean value, leaving the rest false.</text:span></text:p>
      <text:p text:style-name="P129"><text:tab/><text:span text:style-name="T306">The second way to do this is to simply send an integer value of 1, 2 or 3 to plainly say the current mission.</text:span></text:p>
      <text:p text:style-name="P129"><text:tab/><text:span text:style-name="T306">These two options can be toggled with the help of the eachMissionIsItsOwnBoolean flag. </text:span></text:p>
      <text:p text:style-name="P129"><draw:frame draw:style-name="fr2" draw:name="Frame24" text:anchor-type="paragraph" svg:x="3.0366in" svg:y="-0.0016in" svg:width="3.8043in" draw:z-index="46"><draw:text-box fo:min-height="2.1591in"><text:p text:style-name="Text"><draw:frame text:anchor-type="paragraph" draw:z-index="47" draw:name="Shape20" draw:style-name="gr19" draw:text-style-name="P331" svg:width="3.8039in" svg:height="2.1587in" svg:x="0in" svg:y="0in"><draw:text-box><text:p text:style-name="P330"><text:span text:style-name="T390">Vector3</text:span><text:span text:style-name="T391"> relativePosition = target1.transform.position -</text:span></text:p><text:p text:style-name="P330"><text:span text:style-name="T391"><text:s text:c="2"/></text:span><text:span text:style-name="T391">transform.position;</text:span></text:p><text:p text:style-name="P330"><text:span text:style-name="T391">AddVectorObs(relativePosition.x);</text:span></text:p><text:p text:style-name="P330"><text:span text:style-name="T391">AddVectorObs(relativePosition.z);</text:span></text:p><text:p text:style-name="P330"><text:span text:style-name="T390">float</text:span><text:span text:style-name="T391"> distanceToTarget = Vector3.Distance(</text:span></text:p><text:p text:style-name="P330"><text:span text:style-name="T391"><text:s text:c="2"/></text:span><text:span text:style-name="T391">transform.position, target1.transform.position);</text:span></text:p><text:p text:style-name="P330"><text:span text:style-name="T391">AddVectorObs(distanceToTarget);</text:span></text:p><text:p text:style-name="P330"><text:span text:style-name="T390">float</text:span><text:span text:style-name="T391"> targetDistanceFromCenter = Vector3.Distance(</text:span></text:p><text:p text:style-name="P330"><text:span text:style-name="T391"><text:s text:c="2"/></text:span><text:span text:style-name="T391">target1.transform.position,</text:span></text:p><text:p text:style-name="P330"><text:span text:style-name="T390"><text:s text:c="2"/></text:span><text:span text:style-name="T390">new</text:span><text:span text:style-name="T391"> </text:span><text:span text:style-name="T390">Vector3</text:span><text:span text:style-name="T391">(</text:span><text:span text:style-name="T392">0</text:span><text:span text:style-name="T391">, arenaPosition.y + </text:span><text:span text:style-name="T392">0.5f</text:span><text:span text:style-name="T391">, </text:span><text:span text:style-name="T392">0</text:span><text:span text:style-name="T391">)</text:span></text:p><text:p text:style-name="P330"><text:span text:style-name="T391">);</text:span></text:p><text:p text:style-name="P330"><text:span text:style-name="T391">AddVectorObs(targetDistanceFromCenter);</text:span></text:p><text:p text:style-name="P330"><text:span text:style-name="T391">AddVectorObs(target1RigidBody.velocity.x);</text:span></text:p><text:p text:style-name="P330"><text:span text:style-name="T391">AddVectorObs(target1RigidBody.velocity.z)</text:span></text:p></draw:text-box></draw:frame>Text <text:sequence text:ref-name="refText20" text:name="Text" text:formula="ooow:Text+1" style:num-format="1">21</text:sequence>: First target sphere observations</text:p></draw:text-box></draw:frame><text:tab/><text:span text:style-name="T307">The observations regarding the first target can be seen in </text:span><text:span text:style-name="T307"><text:sequence-ref text:reference-format="category-and-value" text:ref-name="refText20">Text 21</text:sequence-ref></text:span><text:span text:style-name="T307">. The values that are sent are the targets position, velocity, distance from the agent and the distance from the center.</text:span></text:p>
      <text:p text:style-name="P129"><text:tab/><text:span text:style-name="T307">Such a wealth of information should be enough for a neural network to understand how to interact with the respective target object.</text:span></text:p>
      <text:p text:style-name="P129"/>
      <text:p text:style-name="P135"><draw:frame draw:style-name="fr2" draw:name="Frame26" text:anchor-type="paragraph" svg:x="3.828in" svg:y="0.1472in" svg:width="3.0484in" draw:z-index="50"><draw:text-box fo:min-height="2.6543in"><text:p text:style-name="Text"><draw:frame text:anchor-type="paragraph" draw:z-index="51" draw:name="Shape22" draw:style-name="gr21" draw:text-style-name="P333" svg:width="3.048in" svg:height="2.6539in" svg:x="0in" svg:y="0in"><draw:text-box><text:p text:style-name="P330"><text:span text:style-name="T401">if</text:span><text:span text:style-name="T402"> (numberOfTargets &lt; </text:span><text:span text:style-name="T403">3</text:span><text:span text:style-name="T402">) </text:span><text:span text:style-name="T401">return</text:span><text:span text:style-name="T402">;</text:span></text:p><text:p text:style-name="P330"><text:span text:style-name="T402">relativePosition = target3.transform.position -</text:span></text:p><text:p text:style-name="P330"><text:span text:style-name="T402"><text:s text:c="2"/></text:span><text:span text:style-name="T402">transform.position;</text:span></text:p><text:p text:style-name="P330"><text:span text:style-name="T402">AddVectorObs(relativePosition.x);</text:span></text:p><text:p text:style-name="P330"><text:span text:style-name="T402">AddVectorObs(relativePosition.z);</text:span></text:p><text:p text:style-name="P330"><text:span text:style-name="T404"/></text:p><text:p text:style-name="P330"><text:span text:style-name="T402">distanceToTarget = <text:s text:c="2"/></text:span></text:p><text:p text:style-name="P330"><text:span text:style-name="T402"><text:s text:c="2"/></text:span><text:span text:style-name="T402">Vector3.Distance(transform.position, <text:s text:c="2"/></text:span></text:p><text:p text:style-name="P330"><text:span text:style-name="T402"><text:s text:c="4"/></text:span><text:span text:style-name="T402">target3.transform.position);</text:span></text:p><text:p text:style-name="P330"><text:span text:style-name="T402">AddVectorObs(distanceToTarget);</text:span></text:p><text:p text:style-name="P330"><text:span text:style-name="T404"/></text:p><text:p text:style-name="P330"><text:span text:style-name="T402">targetDistanceFromCenter = Vector3.Distance(</text:span></text:p><text:p text:style-name="P330"><text:span text:style-name="T402">target3.transform.position,</text:span></text:p><text:p text:style-name="P330"><text:span text:style-name="T401">new</text:span><text:span text:style-name="T402"> </text:span><text:span text:style-name="T401">Vector3</text:span><text:span text:style-name="T402">(</text:span><text:span text:style-name="T403">0</text:span><text:span text:style-name="T402">, arenaPosition.y + </text:span><text:span text:style-name="T403">0.5f</text:span><text:span text:style-name="T402">, </text:span><text:span text:style-name="T403">0</text:span><text:span text:style-name="T402">)</text:span></text:p><text:p text:style-name="P330"><text:span text:style-name="T402">);</text:span></text:p><text:p text:style-name="P330"><text:span text:style-name="T402">AddVectorObs(targetDistanceFromCenter);</text:span></text:p><text:p text:style-name="P330"><text:span text:style-name="T404"/></text:p><text:p text:style-name="P330"><text:span text:style-name="T402">AddVectorObs(target3RigidBody.velocity.x);</text:span></text:p><text:p text:style-name="P330"><text:span text:style-name="T402">AddVectorObs(target3RigidBody.velocity.z);</text:span></text:p></draw:text-box></draw:frame>Text <text:sequence text:ref-name="refText21" text:name="Text" text:formula="ooow:Text+1" style:num-format="1">23</text:sequence>: Third target sphere observations</text:p></draw:text-box></draw:frame><draw:frame draw:style-name="fr2" draw:name="Frame25" text:anchor-type="paragraph" svg:x="0.0547in" svg:y="0.1472in" svg:width="3.0898in" draw:z-index="48"><draw:text-box fo:min-height="2.6925in"><text:p text:style-name="Text"><draw:frame text:anchor-type="paragraph" draw:z-index="49" draw:name="Shape21" draw:style-name="gr20" draw:text-style-name="P332" svg:width="3.0894in" svg:height="2.6921in" svg:x="0.0244in" svg:y="0in"><draw:text-box><text:p text:style-name="P319"><text:span text:style-name="T401">if</text:span><text:span text:style-name="T402"> (numberOfTargets &lt; </text:span><text:span text:style-name="T403">2</text:span><text:span text:style-name="T402">) </text:span><text:span text:style-name="T401">return</text:span><text:span text:style-name="T402">;</text:span></text:p><text:p text:style-name="P319"><text:span text:style-name="T402">relativePosition = target2.transform.position - <text:s text:c="2"/></text:span></text:p><text:p text:style-name="P319"><text:span text:style-name="T402"><text:s text:c="2"/></text:span><text:span text:style-name="T402">transform.position;</text:span></text:p><text:p text:style-name="P319"><text:span text:style-name="T402">AddVectorObs(relativePosition.x);</text:span></text:p><text:p text:style-name="P319"><text:span text:style-name="T402">AddVectorObs(relativePosition.z);</text:span></text:p><text:p text:style-name="P319"><text:span text:style-name="T404"/></text:p><text:p text:style-name="P319"><text:span text:style-name="T402">distanceToTarget = </text:span></text:p><text:p text:style-name="P319"><text:span text:style-name="T402"><text:s text:c="2"/></text:span><text:span text:style-name="T402">Vector3.Distance(transform.position, <text:s text:c="2"/></text:span></text:p><text:p text:style-name="P319"><text:span text:style-name="T402"><text:s text:c="4"/></text:span><text:span text:style-name="T402">target2.transform.position);</text:span></text:p><text:p text:style-name="P319"><text:span text:style-name="T402">AddVectorObs(distanceToTarget);</text:span></text:p><text:p text:style-name="P319"><text:span text:style-name="T404"/></text:p><text:p text:style-name="P319"><text:span text:style-name="T402">targetDistanceFromCenter = Vector3.Distance(</text:span></text:p><text:p text:style-name="P319"><text:span text:style-name="T402"><text:s text:c="2"/></text:span><text:span text:style-name="T402">target2.transform.position,</text:span></text:p><text:p text:style-name="P319"><text:span text:style-name="T401"><text:s text:c="2"/></text:span><text:span text:style-name="T401">new</text:span><text:span text:style-name="T402"> </text:span><text:span text:style-name="T401">Vector3</text:span><text:span text:style-name="T402">(</text:span><text:span text:style-name="T403">0</text:span><text:span text:style-name="T402">, arenaPosition.y + </text:span><text:span text:style-name="T403">0.5f</text:span><text:span text:style-name="T402">, </text:span><text:span text:style-name="T403">0</text:span><text:span text:style-name="T402">)</text:span></text:p><text:p text:style-name="P319"><text:span text:style-name="T402">);</text:span></text:p><text:p text:style-name="P319"><text:span text:style-name="T402">AddVectorObs(targetDistanceFromCenter);</text:span></text:p><text:p text:style-name="P319"><text:span text:style-name="T404"/></text:p><text:p text:style-name="P319"><text:span text:style-name="T402">AddVectorObs(target2RigidBody.velocity.x);</text:span></text:p><text:p text:style-name="P319"><text:span text:style-name="T402">AddVectorObs(target2RigidBody.velocity.z);</text:span></text:p></draw:text-box></draw:frame>Text <text:sequence text:ref-name="refText22" text:name="Text" text:formula="ooow:Text+1" style:num-format="1">22</text:sequence>: Second target sphere observations</text:p></draw:text-box></draw:frame><text:tab/>Similar code is defined also for the second and third target spheres, with the exception that they <text:span text:style-name="T308">have </text:span>an if condition at the beginning of their code section, that <text:span text:style-name="T309">will </text:span>stop sending observations about them if the current numberOfTargets value is small <text:span text:style-name="T310">enough</text:span>.</text:p>
      <text:h text:style-name="P191" text:outline-level="2"/>
      <text:h text:style-name="P193" text:outline-level="2"><text:bookmark-start text:name="__RefHeading___Toc7482_2262458615"/>RollerArena.cs<text:bookmark-end text:name="__RefHeading___Toc7482_2262458615"/></text:h>
      <text:p text:style-name="P92"><draw:frame draw:style-name="fr2" draw:name="Frame27" text:anchor-type="paragraph" svg:x="4.3902in" svg:y="0.0398in" svg:width="2.5602in" draw:z-index="52"><draw:text-box fo:min-height="1.6555in"><text:p text:style-name="Text"><draw:frame text:anchor-type="paragraph" draw:z-index="53" draw:name="Shape23" draw:style-name="gr22" draw:text-style-name="P335" svg:width="2.5598in" svg:height="1.6551in" svg:x="0in" svg:y="0in"><draw:text-box><text:p text:style-name="P334"><text:span text:style-name="T394">public</text:span><text:span text:style-name="T395"> </text:span><text:span text:style-name="T394">GameObject</text:span><text:span text:style-name="T395"> rollerAgentPrefab;</text:span></text:p><text:p text:style-name="P334"><text:span text:style-name="T394">public</text:span><text:span text:style-name="T395"> </text:span><text:span text:style-name="T394">GameObject</text:span><text:span text:style-name="T395"> target1Prefab;</text:span></text:p><text:p text:style-name="P334"><text:span text:style-name="T394">public</text:span><text:span text:style-name="T395"> </text:span><text:span text:style-name="T394">GameObject</text:span><text:span text:style-name="T395"> target2Prefab;</text:span></text:p><text:p text:style-name="P334"><text:span text:style-name="T394">public</text:span><text:span text:style-name="T395"> </text:span><text:span text:style-name="T394">GameObject</text:span><text:span text:style-name="T395"> target3Prefab;</text:span></text:p><text:p text:style-name="P334"><text:span text:style-name="T396"/></text:p><text:p text:style-name="P334"><text:span text:style-name="T394">private</text:span><text:span text:style-name="T395"> </text:span><text:span text:style-name="T394">GameObject</text:span><text:span text:style-name="T395"> rollerAgentObject;</text:span></text:p><text:p text:style-name="P334"><text:span text:style-name="T394">private</text:span><text:span text:style-name="T395"> </text:span><text:span text:style-name="T394">GameObject</text:span><text:span text:style-name="T395"> target1Object;</text:span></text:p><text:p text:style-name="P334"><text:span text:style-name="T394">private</text:span><text:span text:style-name="T395"> </text:span><text:span text:style-name="T394">GameObject</text:span><text:span text:style-name="T395"> target2Object;</text:span></text:p><text:p text:style-name="P334"><text:span text:style-name="T394">private</text:span><text:span text:style-name="T395"> </text:span><text:span text:style-name="T394">GameObject</text:span><text:span text:style-name="T395"> target3Object;</text:span></text:p><text:p text:style-name="P334"><text:span text:style-name="T396"/></text:p><text:p text:style-name="P334"><text:span text:style-name="T394">private</text:span><text:span text:style-name="T395"> </text:span><text:span text:style-name="T394">RollerAgent</text:span><text:span text:style-name="T395"> rollerAgent;</text:span></text:p></draw:text-box></draw:frame>Text <text:sequence text:ref-name="refText23" text:name="Text" text:formula="ooow:Text+1" style:num-format="1">24</text:sequence>: Objects used by RollerArena</text:p></draw:text-box></draw:frame><text:tab/><text:span text:style-name="T311">The RollerArena class is responsible for creating instances of the RollerAgent and target sphere game objects based on the prefab game objects that are set in the Unity Editor. </text:span></text:p>
      <text:p text:style-name="P129"><text:tab/><text:span text:style-name="T312">In </text:span><text:span text:style-name="T312"><text:sequence-ref text:reference-format="category-and-value" text:ref-name="refText23">Text 24</text:sequence-ref></text:span><text:span text:style-name="T312">, there can be seen the objects that are being maintained by this class. A prefab for each of the needed game objects, and the game objects themselves after they are created.</text:span></text:p>
      <text:p text:style-name="P129"><draw:frame draw:style-name="fr2" draw:name="Frame28" text:anchor-type="paragraph" svg:x="2.6346in" svg:y="0.5071in" svg:width="4.2925in" draw:z-index="54"><draw:text-box fo:min-height="2.05in"><text:p text:style-name="Text"><draw:frame text:anchor-type="paragraph" draw:z-index="55" draw:name="Shape24" draw:style-name="gr23" draw:text-style-name="P331" svg:width="4.2921in" svg:height="2.0496in" svg:x="0in" svg:y="0in"><draw:text-box><text:p text:style-name="P330"><text:span text:style-name="T390">private</text:span><text:span text:style-name="T391"> </text:span><text:span text:style-name="T390">void</text:span><text:span text:style-name="T391"> Start() </text:span><text:span text:style-name="T393">{</text:span></text:p><text:p text:style-name="P330"><text:span text:style-name="T391"><text:s text:c="2"/></text:span><text:span text:style-name="T391">rollerAgentObject = Instantiate(rollerAgentPrefab,</text:span></text:p><text:p text:style-name="P330"><text:span text:style-name="T390"><text:s text:c="4"/></text:span><text:span text:style-name="T390">new</text:span><text:span text:style-name="T391"> </text:span><text:span text:style-name="T390">Vector3</text:span><text:span text:style-name="T391">(</text:span><text:span text:style-name="T392">0</text:span><text:span text:style-name="T391">, transform.position.y + </text:span><text:span text:style-name="T392">0.5f</text:span><text:span text:style-name="T391">, </text:span><text:span text:style-name="T392">0</text:span><text:span text:style-name="T391">),</text:span></text:p><text:p text:style-name="P330"><text:span text:style-name="T391"><text:s text:c="4"/></text:span><text:span text:style-name="T391">Quaternion.identity);</text:span></text:p><text:p text:style-name="P330"><text:span text:style-name="T405"/></text:p><text:p text:style-name="P330"><text:span text:style-name="T391"><text:s text:c="2"/></text:span><text:span text:style-name="T391">rollerAgent = rollerAgentObject.GetComponent&lt;</text:span><text:span text:style-name="T390">RollerAgent</text:span><text:span text:style-name="T391">&gt;();</text:span></text:p><text:p text:style-name="P330"><text:span text:style-name="T391"><text:s text:c="2"/></text:span><text:span text:style-name="T391">rollerAgent.arenaPosition = transform.position;</text:span></text:p><text:p text:style-name="P330"><text:span text:style-name="T391"><text:s text:c="2"/></text:span><text:span text:style-name="T391">target1Object = Instantiate(target1Prefab);</text:span></text:p><text:p text:style-name="P330"><text:span text:style-name="T391"><text:s text:c="2"/></text:span><text:span text:style-name="T391">target2Object = Instantiate(target2Prefab);</text:span></text:p><text:p text:style-name="P330"><text:span text:style-name="T391"><text:s text:c="2"/></text:span><text:span text:style-name="T391">target3Object = Instantiate(target3Prefab);</text:span></text:p><text:p text:style-name="P330"><text:span text:style-name="T391"><text:s text:c="2"/></text:span><text:span text:style-name="T391">rollerAgent.target1 = target1Object;</text:span></text:p><text:p text:style-name="P330"><text:span text:style-name="T391"><text:s text:c="2"/></text:span><text:span text:style-name="T391">rollerAgent.target2 = target2Object;</text:span></text:p><text:p text:style-name="P330"><text:span text:style-name="T391"><text:s text:c="2"/></text:span><text:span text:style-name="T391">rollerAgent.target3 = target3Object;</text:span></text:p><text:p text:style-name="P330"><text:span text:style-name="T391">}</text:span></text:p></draw:text-box></draw:frame>Text <text:sequence text:ref-name="refText24" text:name="Text" text:formula="ooow:Text+1" style:num-format="1">25</text:sequence>: RollerArena Start method</text:p></draw:text-box></draw:frame><text:tab/><text:span text:style-name="T312">The Start method of the RollerArena class (seen in </text:span><text:span text:style-name="T312"><text:sequence-ref text:reference-format="category-and-value" text:ref-name="refText24">Text 25</text:sequence-ref></text:span><text:span text:style-name="T312">), is responsible for instantiating every game object that is needed for the training environment. </text:span></text:p>
      <text:p text:style-name="P129"><text:tab/><text:span text:style-name="T314">The RollerAgent object was intentionally generated at a specific position of the arena so that it may be valid from the very beginning.</text:span></text:p>
      <text:p text:style-name="P129"><text:tab/><text:span text:style-name="T312">After creating every new instance, the target sphere objects are sent as references to the freshly generated RollerAgent game object, so that it may position them accordingly.</text:span></text:p>
      <text:p text:style-name="P129"><text:tab/><text:span text:style-name="T313">The Instantiate method is provided by the Unity game engine, and it’s functionality is to simply clone whatever Unity Object is sent to it as a parameter.</text:span></text:p>
      <text:p text:style-name="P129"><text:tab/><text:span text:style-name="T313">If that respective Unity Object is of type GameObject, developers may set other values such as transformation and rotation so that it may be immediately placed in the game world.</text:span></text:p>
      <text:p text:style-name="P129"><text:tab/><text:span text:style-name="T314">Dedicating the generation of the game objects to a particular class eases the difficulty of the rest of code in the long run because it enables the developer to better compartmentalize the structure of the project.</text:span></text:p>
      <text:h text:style-name="P192" text:outline-level="2"/>
      <text:h text:style-name="P194" text:outline-level="2"><text:bookmark-start text:name="__RefHeading___Toc7484_2262458615"/>RollerArenaAcademy.cs<text:bookmark-end text:name="__RefHeading___Toc7484_2262458615"/></text:h>
      <text:p text:style-name="P93"><draw:frame draw:style-name="fr2" draw:name="Frame29" text:anchor-type="paragraph" svg:x="4.0634in" svg:y="-0.011in" svg:width="2.7689in" draw:z-index="56"><draw:text-box fo:min-height="1.3in"><text:p text:style-name="Text"><draw:frame text:anchor-type="paragraph" draw:z-index="57" draw:name="Shape25" draw:style-name="gr24" draw:text-style-name="P332" svg:width="2.7685in" svg:height="1.2996in" svg:x="0in" svg:y="0in"><draw:text-box><text:p text:style-name="P319"><text:span text:style-name="T401">public</text:span><text:span text:style-name="T402"> </text:span><text:span text:style-name="T401">GameObject</text:span><text:span text:style-name="T402"> m_RollerArenaPrefab;</text:span></text:p><text:p text:style-name="P319"><text:span text:style-name="T401">public</text:span><text:span text:style-name="T402"> </text:span><text:span text:style-name="T401">int</text:span><text:span text:style-name="T402"> m_NumberOfArenas;</text:span></text:p><text:p text:style-name="P319"><text:span text:style-name="T401">public</text:span><text:span text:style-name="T402"> </text:span><text:span text:style-name="T401">override</text:span><text:span text:style-name="T402"> </text:span><text:span text:style-name="T401">void</text:span><text:span text:style-name="T402"> InitializeAcademy() </text:span><text:span text:style-name="T406">{</text:span></text:p><text:p text:style-name="P319"><text:span text:style-name="T401"><text:s text:c="2"/></text:span><text:span text:style-name="T401">for</text:span><text:span text:style-name="T402">(</text:span><text:span text:style-name="T401">int</text:span><text:span text:style-name="T402"> i = </text:span><text:span text:style-name="T403">0</text:span><text:span text:style-name="T402">; i &lt; m_NumberOfArenas; i++) </text:span><text:span text:style-name="T406">{</text:span></text:p><text:p text:style-name="P319"><text:span text:style-name="T402"><text:s text:c="4"/></text:span><text:span text:style-name="T402">Instantiate(</text:span></text:p><text:p text:style-name="P319"><text:span text:style-name="T402"><text:s text:c="6"/></text:span><text:span text:style-name="T402">m_RollerArenaPrefab, </text:span></text:p><text:p text:style-name="P319"><text:span text:style-name="T402"><text:s text:c="6"/></text:span><text:span text:style-name="T401">new</text:span><text:span text:style-name="T402"> </text:span><text:span text:style-name="T401">Vector3</text:span><text:span text:style-name="T402">(</text:span><text:span text:style-name="T403">0</text:span><text:span text:style-name="T402">, -</text:span><text:span text:style-name="T403">4</text:span><text:span text:style-name="T402"> * i, </text:span><text:span text:style-name="T403">0</text:span><text:span text:style-name="T402">), </text:span></text:p><text:p text:style-name="P319"><text:span text:style-name="T402"><text:s text:c="6"/></text:span><text:span text:style-name="T402">Quaternion.identity);</text:span></text:p><text:p text:style-name="P319"><text:span text:style-name="T402"><text:s text:c="2"/></text:span><text:span text:style-name="T402">}</text:span></text:p><text:p text:style-name="P319"><text:span text:style-name="T402">}</text:span></text:p></draw:text-box></draw:frame>Text <text:sequence text:ref-name="refText25" text:name="Text" text:formula="ooow:Text+1" style:num-format="1">26</text:sequence>: RollerArenaAcademy code contents</text:p></draw:text-box></draw:frame><text:tab/><text:span text:style-name="T315">The RollerArenaAcademy class extends the Academy class provided by the ML-Agents, and it’s role is to dynamically generate several arenas so that multiple agent may train at the same time.</text:span></text:p>
      <text:p text:style-name="P93"><text:tab/><text:span text:style-name="T316">The content of this class is shown in </text:span><text:span text:style-name="T316"><text:sequence-ref text:reference-format="category-and-value" text:ref-name="refText25">Text 26</text:sequence-ref></text:span><text:span text:style-name="T316">, where we can see how the arena can receive via editor the prefab objects for the arena that it has to instantiate and how many. </text:span></text:p>
      <text:p text:style-name="P93"><text:tab/><text:span text:style-name="T317">Sometimes Academy classes override the AcademyReset and AcademyStep methods in order to add more interesting interactions with the possible training environment. But in this project these are not need as the RollerAgent class is already doing most of the important logic already per step and at every reset.</text:span></text:p>
      <text:p text:style-name="P93"><text:tab/><text:span text:style-name="T318">The developer must be careful to set a prefab that will eventually generate some agents that the academy will have to train. And the m_NumberOfArenas must also be chosen according to the PC system that it’s going to run on. </text:span></text:p>
      <text:p text:style-name="P93"><text:tab/><text:span text:style-name="T319">Usually more arenas can be generated if the system is particularly strong and/or the training scenarios are simple and non-intensive for the CPU. </text:span></text:p>
      <text:h text:style-name="P161" text:outline-level="1"><text:bookmark-start text:name="__RefHeading___Toc2713_3571800575"/>Bibliography<text:bookmark-end text:name="__RefHeading___Toc2713_3571800575"/></text:h>
      <text:bibliography text:style-name="Sect1"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142">ML Agents GitHub page: , , , https://github.com/Unity-Technologies/ml-agents</text:p>
          <text:p text:style-name="P142">TensorFlow GitHub page: , , , https://github.com/tensorflow/tensorflow</text:p>
          <text:p text:style-name="P142">PPO: John Schulman, Filip Wolski, Prafulla Dhariwal, Alec Radford, Oleg Klimov, Proximal Policy Optimization Algorithms, 2017,https://arxiv.org/abs/1707.06347</text:p>
          <text:p text:style-name="P142">TRPO: John Schulman, Sergey Levine, Philipp Moritz, Michael I. Jordan, Pieter Abbeel, Trust Region Policy Optimization, 2017,https://arxiv.org/abs/1502.05477</text:p>
          <text:p text:style-name="P142">ACER: Ziyu Wang, Victor Bapst, Nicolas Heess, Volodymyr Mnih, Remi Munos, Koray Kavukcuoglu, Nando de Freitas, Sample Efficient Actor-Critic with Experience Replay, 2017,https://arxiv.org/abs/1611.01224</text:p>
          <text:p text:style-name="P142">Training with Curriculum Learning: , , , https://github.com/Unity-Technologies/ml-agents/blob/master/docs/Training-Curriculum-Learning.md</text:p>
          <text:p text:style-name="P142">Udacity Deep Reinforcement Learning : Nisheed Rama, , , https://medium.com/@nisheed/udacity-deep-reinforcement-learning-project-1-navigation-d16b43793af5</text:p>
          <text:p text:style-name="P142">Making a New Learning Environment: , , , https://github.com/Unity-Technologies/ml-agents/blob/master/docs/Learning-Environment-Create-New.md</text:p>
          <text:p text:style-name="P142">Training ML-Agents: , , , https://github.com/Unity-Technologies/ml-agents/blob/master/docs/Training-ML-Agents.md</text:p>
          <text:p text:style-name="P142">Solving sparse-reward tasks with Curiosity: , , , https://blogs.unity3d.com/2018/06/26/solving-sparse-reward-tasks-with-curiosity/</text:p>
          <text:p text:style-name="P142">Training with Proximal Policy Optimization: , , , https://github.com/Unity-Technologies/ml-agents/blob/master/docs/Training-PPO.md</text:p>
          <text:p text:style-name="P142">Learning Environment Design Brains: , , , https://github.com/Unity-Technologies/ml-agents/blob/master/docs/Learning-Environment-Design-Brains.md</text:p>
        </text:index-body>
      </text:bibliography>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3" svg:font-family="Consolas"/>
    <style:font-face style:name="Consolas2" svg:font-family="Consolas, 'Courier New'"/>
    <style:font-face style:name="Consolas" svg:font-family="Consolas, 'Courier New', monospace"/>
    <style:font-face style:name="Liberation Serif1" svg:font-family="'Liberation Serif'" style:font-family-generic="roman"/>
    <style:font-face style:name="Arial3" svg:font-family="Arial" style:font-family-generic="swiss"/>
    <style:font-face style:name="Consolas4" svg:font-family="Consolas" style:font-family-generic="modern" style:font-pitch="fixed"/>
    <style:font-face style:name="Liberation Mono" svg:font-family="'Liberation Mono'" style:font-family-generic="modern" style:font-pitch="fixed"/>
    <style:font-face style:name="NSimSun2" svg:font-family="NSimSun" style:font-family-generic="modern" style:font-pitch="fixed"/>
    <style:font-face style:name="Arial1" svg:font-family="Arial" style:font-pitch="variable"/>
    <style:font-face style:name="Consolas6" svg:font-family="Consolas" style:font-pitch="variable"/>
    <style:font-face style:name="Consolas7" svg:font-family="Consolas, 'Courier New'" style:font-pitch="variable"/>
    <style:font-face style:name="Liberation Serif3" svg:font-family="'Liberation Serif'" style:font-pitch="variable"/>
    <style:font-face style:name="NSimSun1" svg:font-family="NSimSun" style:font-pitch="variable"/>
    <style:font-face style:name="Consolas5" svg:font-family="Consolas" style:font-family-generic="modern" style:font-pitch="variable"/>
    <style:font-face style:name="Liberation Serif2" svg:font-family="'Liberation Serif'" style:font-family-generic="modern" style:font-pitch="variable"/>
    <style:font-face style:name="Arial2" svg:font-family="Arial" style:font-family-generic="roman" style:font-pitch="variable"/>
    <style:font-face style:name="Consolas1"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xt" style:family="paragraph" style:parent-style-name="Caption" style:class="extra"/>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2"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2"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5</text:page-number></text:p>
      </style:footer>
      <style:footer-left>
        <text:p text:style-name="MP1"><text:page-number text:select-page="current">40</text:page-number></text:p>
      </style:footer-left>
    </style:master-page>
    <style:master-page style:name="First_20_Page" style:display-name="First Page" style:page-layout-name="Mpm2" style:next-style-name="Standard"/>
    <style:master-page style:name="Footnote"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2"/>
    <style:master-page style:name="HTML" style:page-layout-name="Mpm7"/>
    <style:master-page style:name="Endnote" style:page-layout-name="Mpm3"/>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5T20:27:05.209000000</meta:creation-date>
    <dc:date>2019-06-09T18:25:07.144000000</dc:date>
    <meta:editing-duration>P2DT15H26M39S</meta:editing-duration>
    <meta:editing-cycles>1026</meta:editing-cycles>
    <meta:generator>LibreOffice/6.1.5.2$Windows_X86_64 LibreOffice_project/90f8dcf33c87b3705e78202e3df5142b201bd805</meta:generator>
    <meta:document-statistic meta:table-count="0" meta:image-count="6" meta:object-count="1" meta:page-count="55" meta:paragraph-count="817" meta:word-count="18357" meta:character-count="105666" meta:non-whitespace-character-count="87762"/>
  </office:meta>
</office:document-meta>
</file>

<file path=Object 1/content.xml><?xml version="1.0" encoding="utf-8"?>
<math xmlns="http://www.w3.org/1998/Math/MathML" display="block">
  <semantics>
    <mrow>
      <msup>
        <mi>L</mi>
        <mi mathvariant="italic">CLIP</mi>
      </msup>
      <mrow>
        <mrow>
          <mo fence="true" stretchy="false">(</mo>
          <mrow>
            <mi>θ</mi>
          </mrow>
          <mo fence="true" stretchy="false">)</mo>
        </mrow>
        <mo stretchy="false">=</mo>
        <mover accent="true">
          <msup>
            <mi>E</mi>
            <mi>t</mi>
          </msup>
          <mo stretchy="false">^</mo>
        </mover>
      </mrow>
      <mrow>
        <mo fence="true" stretchy="false">[</mo>
        <mrow>
          <mrow>
            <mi mathvariant="italic">min</mi>
            <mrow>
              <mo fence="true" stretchy="false">(</mo>
              <mrow>
                <mrow>
                  <msub>
                    <mi>r</mi>
                    <mi>t</mi>
                  </msub>
                  <mrow>
                    <mo fence="true" stretchy="false">(</mo>
                    <mrow>
                      <mi>θ</mi>
                    </mrow>
                    <mo fence="true" stretchy="false">)</mo>
                  </mrow>
                  <mover accent="true">
                    <msup>
                      <mi>A</mi>
                      <mi>t</mi>
                    </msup>
                    <mo stretchy="false">^</mo>
                  </mover>
                  <mi>,</mi>
                  <mi mathvariant="italic">clip</mi>
                  <mrow>
                    <mo fence="true" stretchy="false">(</mo>
                    <mrow>
                      <mrow>
                        <msub>
                          <mi>r</mi>
                          <mi>t</mi>
                        </msub>
                        <mrow>
                          <mo fence="true" stretchy="false">(</mo>
                          <mrow>
                            <mi>θ</mi>
                          </mrow>
                          <mo fence="true" stretchy="false">)</mo>
                        </mrow>
                        <mn>,1</mn>
                        <mi>−</mi>
                        <mi>ε</mi>
                        <mrow>
                          <mn>,1</mn>
                          <mo stretchy="false">+</mo>
                          <mi>ε</mi>
                        </mrow>
                      </mrow>
                    </mrow>
                    <mo fence="true" stretchy="false">)</mo>
                  </mrow>
                  <mover accent="true">
                    <msup>
                      <mi>A</mi>
                      <mi>t</mi>
                    </msup>
                    <mo stretchy="false">^</mo>
                  </mover>
                </mrow>
              </mrow>
              <mo fence="true" stretchy="false">)</mo>
            </mrow>
          </mrow>
        </mrow>
        <mo fence="true" stretchy="false">]</mo>
      </mrow>
    </mrow>
    <annotation encoding="StarMath 5.0">L^CLIP(θ)=hat E^t[min(r_{t}(θ)hat A^t ,clip(r_{t}(θ),1−ε,1+ε)hat A^t)]</annotation>
  </semantics>
</math>
</file>